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2.99mm"/>
    </style:style>
    <style:style style:name="co2" style:family="table-column">
      <style:table-column-properties fo:break-before="auto" style:column-width="16.33mm"/>
    </style:style>
    <style:style style:name="co3" style:family="table-column">
      <style:table-column-properties fo:break-before="auto" style:column-width="16.62mm"/>
    </style:style>
    <style:style style:name="co4" style:family="table-column">
      <style:table-column-properties fo:break-before="auto" style:column-width="12.01mm"/>
    </style:style>
    <style:style style:name="co5" style:family="table-column">
      <style:table-column-properties fo:break-before="auto" style:column-width="12.31mm"/>
    </style:style>
    <style:style style:name="co6" style:family="table-column">
      <style:table-column-properties fo:break-before="auto" style:column-width="30.0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1.24mm"/>
    </style:style>
    <style:style style:name="co9" style:family="table-column">
      <style:table-column-properties fo:break-before="auto" style:column-width="36.97mm"/>
    </style:style>
    <style:style style:name="co10" style:family="table-column">
      <style:table-column-properties fo:break-before="auto" style:column-width="12.03mm"/>
    </style:style>
    <style:style style:name="co11" style:family="table-column">
      <style:table-column-properties fo:break-before="auto" style:column-width="24.0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order-bottom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style:rotation-align="none" fo:border-top="0.74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rotation-align="none" style:vertical-align="middle"/>
      <style:paragraph-properties fo:text-align="end" fo:margin-left="0mm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rotation-align="none" style:vertical-align="middle"/>
      <style:paragraph-properties fo:text-align="center" fo:margin-left="0mm" style:writing-mode="lr-tb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lr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lr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lr-tb"/>
    </style:style>
    <style:style style:name="ce16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center" fo:margin-left="0mm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text-align-source="fix" style:repeat-content="false" fo:wrap-option="no-wrap" style:rotation-align="none" style:vertical-align="middle"/>
      <style:paragraph-properties fo:text-align="center" style:writing-mode="lr-tb"/>
    </style:style>
    <style:style style:name="ce21" style:family="table-cell" style:parent-style-name="Default">
      <style:table-cell-properties style:text-align-source="fix" style:repeat-content="false" fo:wrap-option="no-wrap" style:rotation-align="none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 style:rotation-align="non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style:rotation-align="none"/>
      <style:paragraph-properties fo:text-align="end" fo:margin-left="0m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</office:automatic-styles>
  <office:body>
    <office:spreadsheet>
      <table:table table:name="Hárok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default-cell-style-name="ce15"/>
        <table:table-column table:style-name="co7" table:default-cell-style-name="ce19"/>
        <table:table-column table:style-name="co8" table:default-cell-style-name="ce15"/>
        <table:table-column table:style-name="co5" table:default-cell-style-name="ce5"/>
        <table:table-column table:style-name="co9" table:default-cell-style-name="ce5"/>
        <table:table-column table:style-name="co10" table:default-cell-style-name="ce6"/>
        <table:table-column table:style-name="co7" table:number-columns-repeated="2" table:default-cell-style-name="ce6"/>
        <table:table-column table:style-name="co11" table:default-cell-style-name="ce6"/>
        <table:table-column table:style-name="co7" table:number-columns-repeated="1007" table:default-cell-style-name="ce6"/>
        <table:table-row table:style-name="ro1">
          <table:table-cell table:style-name="ce1" table:number-columns-repeated="2"/>
          <table:table-cell table:style-name="ce8" table:number-columns-repeated="4"/>
          <table:table-cell table:style-name="ce12"/>
          <table:table-cell table:style-name="ce16"/>
          <table:table-cell table:style-name="ce20"/>
          <table:table-cell table:style-name="ce8"/>
          <table:table-cell table:style-name="ce21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26"/>
          <table:table-cell table:number-columns-repeated="1008"/>
        </table:table-row>
        <table:table-row table:style-name="ro1">
          <table:table-cell table:style-name="ce1" table:number-columns-repeated="2"/>
          <table:table-cell table:style-name="ce8" table:number-columns-repeated="4"/>
          <table:table-cell table:style-name="ce12"/>
          <table:table-cell table:style-name="ce16"/>
          <table:table-cell table:style-name="ce20"/>
          <table:table-cell table:style-name="ce8"/>
          <table:table-cell table:style-name="ce21"/>
          <table:table-cell table:style-name="ce1" table:number-columns-repeated="2"/>
          <table:table-cell table:style-name="ce26"/>
          <table:table-cell table:number-columns-repeated="1008"/>
        </table:table-row>
        <table:table-row table:style-name="ro1">
          <table:table-cell table:style-name="ce1" table:number-columns-repeated="2"/>
          <table:table-cell table:style-name="ce9" office:value-type="string" calcext:value-type="string">
            <text:p>With T-covering</text:p>
          </table:table-cell>
          <table:table-cell table:style-name="ce9" table:number-columns-repeated="2"/>
          <table:table-cell table:style-name="ce8" table:formula="of:=SUMIF([.C10:.C1007];&quot;YES&quot;;[.B10:.B1007])" office:value-type="float" office:value="30764" calcext:value-type="float">
            <text:p>30764</text:p>
          </table:table-cell>
          <table:table-cell table:style-name="ce12"/>
          <table:table-cell table:style-name="ce16"/>
          <table:table-cell table:style-name="ce20"/>
          <table:table-cell table:style-name="ce8"/>
          <table:table-cell table:style-name="ce21"/>
          <table:table-cell table:style-name="ce1" table:number-columns-repeated="2"/>
          <table:table-cell table:style-name="ce27" office:value-type="string" calcext:value-type="string">
            <text:p>With 2-factor</text:p>
          </table:table-cell>
          <table:table-cell table:formula="of:=SUMIF([.O10:.O1007];&quot;YES&quot;;[.B10:.B1007])" office:value-type="float" office:value="30764" calcext:value-type="float">
            <text:p>30764</text:p>
          </table:table-cell>
          <table:table-cell table:number-columns-repeated="1007"/>
        </table:table-row>
        <table:table-row table:style-name="ro1">
          <table:table-cell table:style-name="ce1" table:number-columns-repeated="2"/>
          <table:table-cell table:style-name="ce9" office:value-type="string" calcext:value-type="string">
            <text:p>Without T-covering</text:p>
          </table:table-cell>
          <table:table-cell table:style-name="ce9" table:number-columns-repeated="2"/>
          <table:table-cell table:style-name="ce8" table:formula="of:=SUMIF([.C10:.C1007];&quot;NO&quot;;[.B10:.B1007])" office:value-type="float" office:value="4335" calcext:value-type="float">
            <text:p>4335</text:p>
          </table:table-cell>
          <table:table-cell table:style-name="ce12"/>
          <table:table-cell table:style-name="ce16"/>
          <table:table-cell table:style-name="ce20"/>
          <table:table-cell table:style-name="ce8"/>
          <table:table-cell table:style-name="ce21"/>
          <table:table-cell table:style-name="ce1" table:number-columns-repeated="2"/>
          <table:table-cell table:style-name="ce27" office:value-type="string" calcext:value-type="string">
            <text:p>Without CDC 2-factor</text:p>
          </table:table-cell>
          <table:table-cell table:formula="of:=SUMIF([.O10:.O1008];&quot;NO&quot;;[.B10:.B1008])" office:value-type="float" office:value="4254" calcext:value-type="float">
            <text:p>4254</text:p>
          </table:table-cell>
          <table:table-cell table:number-columns-repeated="1007"/>
        </table:table-row>
        <table:table-row table:style-name="ro1">
          <table:table-cell table:style-name="ce1" table:number-columns-repeated="2"/>
          <table:table-cell table:style-name="ce8"/>
          <table:table-cell table:style-name="Default"/>
          <table:table-cell table:style-name="ce8" table:number-columns-repeated="2"/>
          <table:table-cell table:style-name="ce12"/>
          <table:table-cell table:style-name="ce16"/>
          <table:table-cell table:style-name="ce20"/>
          <table:table-cell table:style-name="ce8"/>
          <table:table-cell table:style-name="ce21"/>
          <table:table-cell table:style-name="ce1" table:number-columns-repeated="2"/>
          <table:table-cell table:style-name="ce26"/>
          <table:table-cell table:number-columns-repeated="1008"/>
        </table:table-row>
        <table:table-row table:style-name="ro1">
          <table:table-cell table:style-name="Default"/>
          <table:table-cell table:style-name="ce1"/>
          <table:table-cell table:style-name="ce8" table:number-columns-repeated="4"/>
          <table:table-cell table:style-name="ce12"/>
          <table:table-cell table:style-name="ce16"/>
          <table:table-cell table:style-name="ce20"/>
          <table:table-cell table:style-name="ce8"/>
          <table:table-cell table:style-name="ce21"/>
          <table:table-cell table:style-name="ce1" table:number-columns-repeated="2"/>
          <table:table-cell table:style-name="ce26"/>
          <table:table-cell table:number-columns-repeated="1008"/>
        </table:table-row>
        <table:table-row table:style-name="ro1">
          <table:table-cell table:style-name="ce1" table:number-columns-repeated="2"/>
          <table:table-cell table:style-name="Default"/>
          <table:table-cell table:style-name="ce8" table:number-columns-repeated="3"/>
          <table:table-cell table:style-name="ce12"/>
          <table:table-cell table:style-name="ce16"/>
          <table:table-cell table:style-name="ce20"/>
          <table:table-cell table:style-name="ce8"/>
          <table:table-cell table:style-name="ce21"/>
          <table:table-cell table:style-name="ce1" table:number-columns-repeated="2"/>
          <table:table-cell table:style-name="ce26"/>
          <table:table-cell table:number-columns-repeated="1008"/>
        </table:table-row>
        <table:table-row table:style-name="ro1">
          <table:table-cell table:style-name="ce1"/>
          <table:table-cell table:style-name="Default"/>
          <table:table-cell table:style-name="ce3" office:value-type="string" calcext:value-type="string" table:number-columns-spanned="3" table:number-rows-spanned="1">
            <text:p>Configuration</text:p>
          </table:table-cell>
          <table:covered-table-cell table:number-columns-repeated="2" table:style-name="ce3"/>
          <table:table-cell table:style-name="ce3" office:value-type="string" calcext:value-type="string" table:number-columns-spanned="2" table:number-rows-spanned="1">
            <text:p>Removable vertices</text:p>
          </table:table-cell>
          <table:covered-table-cell table:style-name="ce13"/>
          <table:table-cell table:style-name="ce3" office:value-type="string" calcext:value-type="string" table:number-columns-spanned="2" table:number-rows-spanned="1">
            <text:p>Removable pairs of vertices</text:p>
          </table:table-cell>
          <table:covered-table-cell table:style-name="ce13"/>
          <table:table-cell table:style-name="ce3" office:value-type="string" calcext:value-type="string" table:number-columns-spanned="2" table:number-rows-spanned="1">
            <text:p>Removable pairs of edges</text:p>
          </table:table-cell>
          <table:covered-table-cell table:style-name="ce22"/>
          <table:table-cell table:style-name="ce24" office:value-type="string" calcext:value-type="string" table:number-columns-spanned="2" table:number-rows-spanned="1">
            <text:p>I extension</text:p>
          </table:table-cell>
          <table:covered-table-cell table:style-name="ce25"/>
          <table:table-cell table:style-name="ce28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Graph</text:p>
          </table:table-cell>
          <table:table-cell table:style-name="ce7" office:value-type="string" calcext:value-type="string">
            <text:p>Count</text:p>
          </table:table-cell>
          <table:table-cell table:style-name="ce3" office:value-type="string" calcext:value-type="string">
            <text:p>C(10,6)</text:p>
          </table:table-cell>
          <table:table-cell table:style-name="ce3" office:value-type="string" calcext:value-type="string">
            <text:p>T-Ext</text:p>
          </table:table-cell>
          <table:table-cell table:style-name="ce3" office:value-type="string" calcext:value-type="string">
            <text:p>T-am</text:p>
          </table:table-cell>
          <table:table-cell table:style-name="ce3" office:value-type="string" calcext:value-type="string">
            <text:p>count</text:p>
          </table:table-cell>
          <table:table-cell table:style-name="ce13" office:value-type="string" calcext:value-type="string">
            <text:p>vertices</text:p>
          </table:table-cell>
          <table:table-cell table:style-name="ce17" office:value-type="string" calcext:value-type="string">
            <text:p>count</text:p>
          </table:table-cell>
          <table:table-cell table:style-name="ce13" office:value-type="string" calcext:value-type="string">
            <text:p>pairs of vertices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pairs of edges</text:p>
          </table:table-cell>
          <table:table-cell table:style-name="ce24" office:value-type="string" calcext:value-type="string">
            <text:p>count</text:p>
          </table:table-cell>
          <table:table-cell table:style-name="ce25" office:value-type="string" calcext:value-type="string">
            <text:p>edges</text:p>
          </table:table-cell>
          <table:table-cell table:style-name="ce29" office:value-type="string" calcext:value-type="string">
            <text:p>Strong</text:p>
          </table:table-cell>
          <table:table-cell table:style-name="ce29" office:value-type="string" calcext:value-type="string">
            <text:p>2-factor CD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GB9C-04Y.7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style-name="ce14"/>
          <table:table-cell table:style-name="ce18"/>
          <table:table-cell/>
          <table:table-cell table:style-name="ce19"/>
          <table:table-cell table:style-name="ce22"/>
          <table:table-cell table:style-name="ce1" office:value-type="string" calcext:value-type="string">
            <text:p><text:s/></text:p>
          </table:table-cell>
          <table:table-cell table:style-name="Default"/>
          <table:table-cell table:number-columns-repeated="2" table:style-name="ce28" office:value-type="string" calcext:value-type="string">
            <text:p>YES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SS7-1.34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style-name="ce10" office:value-type="float" office:value="3" calcext:value-type="float">
            <text:p>3</text:p>
          </table:table-cell>
          <table:table-cell table:style-name="ce12" office:value-type="string" calcext:value-type="string">
            <text:p>1, 13, 25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9" office:value-type="float" office:value="9" calcext:value-type="float">
            <text:p>9</text:p>
          </table:table-cell>
          <table:table-cell table:style-name="ce22" office:value-type="string" calcext:value-type="string">
            <text:p>[(1, 14), (1,11)], [(1, 24), (1,11)], [(1, 24), (1,14)], [(10, 25), (15,25)], [(10, 25), (24,25)], [(13, 24), (12,13)], [(15, 25), (24,25)], [(6, 13), (12,13)], [(6, 13), (13,24)]</text:p>
          </table:table-cell>
          <table:table-cell table:style-name="ce1" office:value-type="float" office:value="0" calcext:value-type="float">
            <text:p>0</text:p>
          </table:table-cell>
          <table:table-cell table:style-name="Default"/>
          <table:table-cell table:style-name="ce28" office:value-type="string" calcext:value-type="string">
            <text:p><text:s/></text:p>
          </table:table-cell>
          <table:table-cell table:style-name="ce28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S7-2.3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style-name="ce14"/>
          <table:table-cell table:style-name="ce18"/>
          <table:table-cell/>
          <table:table-cell table:style-name="ce19"/>
          <table:table-cell table:style-name="ce22"/>
          <table:table-cell table:style-name="ce1" office:value-type="float" office:value="0" calcext:value-type="float">
            <text:p>0</text:p>
          </table:table-cell>
          <table:table-cell table:style-name="Default"/>
          <table:table-cell table:style-name="ce28" office:value-type="string" calcext:value-type="string">
            <text:p><text:s/></text:p>
          </table:table-cell>
          <table:table-cell table:style-name="ce28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S7-3.3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style-name="ce14"/>
          <table:table-cell table:style-name="ce18"/>
          <table:table-cell/>
          <table:table-cell table:style-name="ce19"/>
          <table:table-cell table:style-name="ce22"/>
          <table:table-cell table:style-name="ce1" office:value-type="float" office:value="0" calcext:value-type="float">
            <text:p>0</text:p>
          </table:table-cell>
          <table:table-cell table:style-name="Default"/>
          <table:table-cell table:style-name="ce28" office:value-type="string" calcext:value-type="string">
            <text:p><text:s/></text:p>
          </table:table-cell>
          <table:table-cell table:style-name="ce28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S7-4.3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style-name="ce14"/>
          <table:table-cell table:style-name="ce18"/>
          <table:table-cell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table:style-name="ce28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S7-5.3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style-name="ce14"/>
          <table:table-cell table:style-name="ce18"/>
          <table:table-cell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table:style-name="ce28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S7-6.3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style-name="ce14"/>
          <table:table-cell table:style-name="ce18"/>
          <table:table-cell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table:style-name="ce28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S7-7.3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style-name="ce14"/>
          <table:table-cell table:style-name="ce18"/>
          <table:table-cell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table:style-name="ce28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4FLOW6.3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table:style-name="ce28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4PS0101.4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table:style-name="ce28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5FLOWE3A.4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[[[10, 35], [15, 41]]]</text:p>
          </table:table-cell>
          <table:table-cell table:style-name="ce28" office:value-type="string" calcext:value-type="string">
            <text:p><text:s/></text:p>
          </table:table-cell>
          <table:table-cell table:style-name="ce28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5FLOWE3B.4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[[[10, 41], [15, 35]]]</text:p>
          </table:table-cell>
          <table:table-cell table:style-name="ce28" office:value-type="string" calcext:value-type="string">
            <text:p><text:s/></text:p>
          </table:table-cell>
          <table:table-cell table:style-name="ce28" office:value-type="string" calcext:value-type="string">
            <text:p>YES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5FLOWE3.34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25, 28, 3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office:value-type="float" office:value="9" calcext:value-type="float">
            <text:p>9</text:p>
          </table:table-cell>
          <table:table-cell office:value-type="string" calcext:value-type="string">
            <text:p>[(0, 25), (25,26)], [(0, 28), (28,29)], [(0, 28), (28,30)], [(0, 31), (31,32)], [(0, 31), (31,33)], [(25, 27), (0,25)], [(25, 27), (25,26)], [(28, 30), (28,29)], [(31, 32), (31,33)]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5FLOW1.4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table:style-name="ce28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5PS.4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table:style-name="ce28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BJVIE.44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YES</text:p>
          </table:table-cell>
          <table:table-cell table:style-name="ce11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table:style-name="ce28" office:value-type="string" calcext:value-type="string">
            <text:p>YES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R328_1C2.28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style-name="ce10" office:value-type="float" office:value="22" calcext:value-type="float">
            <text:p>22</text:p>
          </table:table-cell>
          <table:table-cell office:value-type="string" calcext:value-type="string">
            <text:p>1, 3, 4, 5, 6, 7, 8, 9, 10, 12, 16, 17, 18, 19, 20, 21, 22, 23, 24, 25, 26, 2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(3,4), (3,5), (3,6), (3,7), (3,8), (3,9), (3,10), (3,18), (3,19), (3,20), (3,21), (3,22), (3,23), (3,24), (3,25), (3,26), (3,27), (4,5), (4,6), (4,7), (4,8), (4,9), (4,10), (4,18), (4,19), (4,20), (4,21), (4,22), (4,23), (4,24), (4,25), (4,26), (4,27), (5,6), (5,7), (5,8), (5,9), (5,10), (5,18), (5,19), (5,20), (5,21), (5,22), (5,23), (5,24), (5,25), (5,26), (5,27), (6,7), (6,8), (6,9), (6,10), (6,18), (6,19), (6,20), (6,21), (6,22), (6,23), (6,24), (6,25), (6,26), (6,27), (7,8), (7,9), (7,10), (7,18), (7,19), (7,20), (7,21), (7,22), (7,23), (7,24), (7,25), (7,26), (7,27), (8,9), (8,10), (8,18), (8,19), (8,20), (8,21), (8,22), (8,23), (8,24), (8,25), (8,26), (8,27), (9,10), (9,18), (9,19), (9,20), (9,21), (9,22), (9,23), (9,24), (9,25), (9,26), (9,27), (10,18), (10,19), (10,20), (10,21), (10,22), (10,23), (10,24), (10,25), (10,26), (10,27), (18,19), (18,20), (18,21), (18,22), (18,23), (18,24), (18,25), (18,26), (18,27), (19,20), (19,21), (19,22), (19,23), (19,24), (19,25), (19,26), (19,27), (20,21), (20,22), (20,23), (20,24), (20,25), (20,26), (20,27), (21,22), (21,23), (21,24), (21,25), (21,26), (21,27), (22,23), (22,24), (22,25), (22,26), (22,27), (23,24), (23,25), (23,26), (23,27), (24,25), (24,26), (24,27), (25,26), (25,27), (26,27)</text:p>
          </table:table-cell>
          <table:table-cell table:style-name="ce19" office:value-type="float" office:value="450" calcext:value-type="float">
            <text:p>450</text:p>
          </table:table-cell>
          <table:table-cell office:value-type="string" calcext:value-type="string">
            <text:p>[(0, 1), (1,15)], [(0, 1), (1,2)], [(0, 12), (11,12)], [(0, 12), (12,13)], [(1, 15), (1,2)], [(10, 11), (1,2)], [(10, 11), (10,27)], [(10, 11), (18,20)], [(10, 11), (18,21)], [(10, 11), (19,22)], [(10, 11), (2,16)], [(10, 11), (2,3)], [(10, 11), (20,22)], [(10, 11), (22,23)], [(10, 11), (23,25)], [(10, 11), (23,26)], [(10, 11), (24,26)], [(10, 11), (24,27)], [(10, 11), (25,27)], [(10, 11), (3,18)], [(10, 11), (3,4)], [(10, 11), (4,5)], [(10, 11), (5,20)], [(10, 11), (5,6)], [(10, 11), (6,21)], [(10, 11), (6,7)], [(10, 11), (7,24)], [(10, 11), (7,8)], [(10, 11), (8,25)], [(10, 11), (8,9)], [(10, 11), (9,10)], [(10, 11), (9,26)], [(10, 27), (1,2)], [(10, 27), (18,20)], [(10, 27), (19,22)], [(10, 27), (2,16)], [(10, 27), (2,3)], [(10, 27), (23,25)], [(10, 27), (23,26)], [(10, 27), (24,27)], [(10, 27), (25,27)], [(10, 27), (3,18)], [(10, 27), (3,4)], [(10, 27), (5,20)], [(10, 27), (6,21)], [(10, 27), (6,7)], [(10, 27), (9,10)], [(11, 12), (3,18)], [(11, 12), (5,20)], [(11, 17), (18,20)], [(11, 17), (19,22)], [(11, 17), (3,18)], [(11, 17), (3,4)], [(11, 17), (5,20)], [(11, 17), (6,21)], [(11, 17), (6,7)], [(12, 13), (11,12)], [(13, 16), (2,16)], [(14, 16), (13,16)], [(14, 16), (2,16)], [(14, 17), (11,17)], [(14, 17), (15,17)], [(15, 17), (11,17)], [(18, 20), (11,12)], [(18, 20), (19,22)], [(18, 20), (25,27)], [(18, 20), (3,18)], [(18, 20), (3,4)], [(18, 20), (5,20)], [(18, 20), (6,7)], [(18, 21), (10,27)], [(18, 21), (11,12)], [(18, 21), (11,17)], [(18, 21), (18,20)], [(18, 21), (19,22)], [(18, 21), (2,3)], [(18, 21), (22,23)], [(18, 21), (23,25)], [(18, 21), (23,26)], [(18, 21), (24,26)], [(18, 21), (24,27)], [(18, 21), (25,27)], [(18, 21), (3,18)], [(18, 21), (3,4)], [(18, 21), (5,20)], [(18, 21), (5,6)], [(18, 21), (6,21)], [(18, 21), (6,7)], [(18, 21), (8,25)], [(18, 21), (8,9)], [(18, 21), (9,10)], [(19, 21), (10,11)], [(19, 21), (10,27)], [(19, 21), (11,12)], [(19, 21), (11,17)], [(19, 21), (18,20)], [(19, 21), (18,21)], [(19, 21), (19,22)], [(19, 21), (2,3)], [(19, 21), (20,22)], [(19, 21), (22,23)], [(19, 21), (23,25)], [(19, 21), (23,26)], [(19, 21), (24,26)], [(19, 21), (24,27)], [(19, 21), (25,27)], [(19, 21), (3,18)], [(19, 21), (3,4)], [(19, 21), (4,5)], [(19, 21), (5,20)], [(19, 21), (5,6)], [(19, 21), (6,21)], [(19, 21), (6,7)], [(19, 21), (7,24)], [(19, 21), (7,8)], [(19, 21), (8,25)], [(19, 21), (8,9)], [(19, 21), (9,10)], [(19, 21), (9,26)], [(19, 22), (11,12)], [(19, 22), (3,18)], [(19, 22), (5,20)], [(2, 3), (11,12)], [(2, 3), (11,17)], [(2, 3), (18,20)], [(2, 3), (19,22)], [(2, 3), (24,27)], [(2, 3), (25,27)], [(2, 3), (3,18)], [(2, 3), (3,4)], [(2, 3), (5,20)], [(2, 3), (6,21)], [(2, 3), (6,7)], [(20, 22), (10,27)], [(20, 22), (11,12)], [(20, 22), (11,17)], [(20, 22), (18,20)], [(20, 22), (18,21)], [(20, 22), (19,22)], [(20, 22), (2,3)], [(20, 22), (22,23)], [(20, 22), (23,25)], [(20, 22), (23,26)], [(20, 22), (24,26)], [(20, 22), (24,27)], [(20, 22), (25,27)], [(20, 22), (3,18)], [(20, 22), (3,4)], [(20, 22), (4,5)], [(20, 22), (5,20)], [(20, 22), (5,6)], [(20, 22), (6,21)], [(20, 22), (6,7)], [(20, 22), (7,24)], [(20, 22), (7,8)], [(20, 22), (8,25)], [(20, 22), (8,9)], [(20, 22), (9,10)], [(20, 22), (9,26)], [(22, 23), (1,2)], [(22, 23), (10,27)], [(22, 23), (11,12)], [(22, 23), (11,17)], [(22, 23), (18,20)], [(22, 23), (19,22)], [(22, 23), (2,16)], [(22, 23), (2,3)], [(22, 23), (23,25)], [(22, 23), (23,26)], [(22, 23), (24,26)], [(22, 23), (24,27)], [(22, 23), (25,27)], [(22, 23), (3,18)], [(22, 23), (3,4)], [(22, 23), (5,20)], [(22, 23), (5,6)], [(22, 23), (6,21)], [(22, 23), (6,7)], [(22, 23), (8,25)], [(22, 23), (8,9)], [(22, 23), (9,10)], [(23, 25), (1,2)], [(23, 25), (18,20)], [(23, 25), (19,22)], [(23, 25), (2,16)], [(23, 25), (2,3)], [(23, 25), (24,27)], [(23, 25), (25,27)], [(23, 25), (3,18)], [(23, 25), (3,4)], [(23, 25), (5,20)], [(23, 25), (6,21)], [(23, 25), (6,7)], [(23, 26), (1,2)], [(23, 26), (18,20)], [(23, 26), (19,22)], [(23, 26), (2,16)], [(23, 26), (2,3)], [(23, 26), (23,25)], [(23, 26), (24,27)], [(23, 26), (25,27)], [(23, 26), (3,18)], [(23, 26), (3,4)], [(23, 26), (5,20)], [(23, 26), (6,21)], [(23, 26), (6,7)], [(23, 26), (9,10)], [(24, 26), (1,2)], [(24, 26), (10,27)], [(24, 26), (18,20)], [(24, 26), (19,22)], [(24, 26), (2,16)], [(24, 26), (2,3)], [(24, 26), (23,25)], [(24, 26), (23,26)], [(24, 26), (24,27)], [(24, 26), (25,27)], [(24, 26), (3,18)], [(24, 26), (3,4)], [(24, 26), (5,20)], [(24, 26), (6,21)], [(24, 26), (6,7)], [(24, 26), (9,10)], [(24, 27), (1,2)], [(24, 27), (18,20)], [(24, 27), (19,22)], [(24, 27), (2,16)], [(24, 27), (25,27)], [(24, 27), (3,18)], [(24, 27), (3,4)], [(24, 27), (5,20)], [(24, 27), (6,7)], [(25, 27), (1,2)], [(25, 27), (19,22)], [(25, 27), (2,16)], [(25, 27), (3,18)], [(25, 27), (5,20)], [(3, 18), (5,20)], [(3, 4), (11,12)], [(3, 4), (19,22)], [(3, 4), (25,27)], [(3, 4), (3,18)], [(3, 4), (5,20)], [(3, 4), (6,7)], [(4, 19), (10,11)], [(4, 19), (10,27)], [(4, 19), (11,12)], [(4, 19), (11,17)], [(4, 19), (18,20)], [(4, 19), (18,21)], [(4, 19), (19,21)], [(4, 19), (19,22)], [(4, 19), (2,3)], [(4, 19), (20,22)], [(4, 19), (22,23)], [(4, 19), (23,25)], [(4, 19), (23,26)], [(4, 19), (24,26)], [(4, 19), (24,27)], [(4, 19), (25,27)], [(4, 19), (3,18)], [(4, 19), (3,4)], [(4, 19), (4,5)], [(4, 19), (5,20)], [(4, 19), (5,6)], [(4, 19), (6,21)], [(4, 19), (6,7)], [(4, 19), (7,24)], [(4, 19), (7,8)], [(4, 19), (8,25)], [(4, 19), (8,9)], [(4, 19), (9,10)], [(4, 19), (9,26)], [(4, 5), (10,27)], [(4, 5), (11,12)], [(4, 5), (11,17)], [(4, 5), (18,20)], [(4, 5), (18,21)], [(4, 5), (19,22)], [(4, 5), (2,3)], [(4, 5), (22,23)], [(4, 5), (23,25)], [(4, 5), (23,26)], [(4, 5), (24,26)], [(4, 5), (24,27)], [(4, 5), (25,27)], [(4, 5), (3,18)], [(4, 5), (3,4)], [(4, 5), (5,20)], [(4, 5), (5,6)], [(4, 5), (6,21)], [(4, 5), (6,7)], [(4, 5), (8,25)], [(4, 5), (8,9)], [(4, 5), (9,10)], [(5, 6), (10,27)], [(5, 6), (11,12)], [(5, 6), (11,17)], [(5, 6), (18,20)], [(5, 6), (19,22)], [(5, 6), (2,3)], [(5, 6), (23,25)], [(5, 6), (23,26)], [(5, 6), (24,26)], [(5, 6), (24,27)], [(5, 6), (25,27)], [(5, 6), (3,18)], [(5, 6), (3,4)], [(5, 6), (5,20)], [(5, 6), (6,21)], [(5, 6), (6,7)], [(5, 6), (8,25)], [(5, 6), (8,9)], [(5, 6), (9,10)], [(6, 21), (11,12)], [(6, 21), (18,20)], [(6, 21), (19,22)], [(6, 21), (24,27)], [(6, 21), (25,27)], [(6, 21), (3,18)], [(6, 21), (3,4)], [(6, 21), (5,20)], [(6, 21), (6,7)], [(6, 7), (1,2)], [(6, 7), (11,12)], [(6, 7), (19,22)], [(6, 7), (2,16)], [(6, 7), (25,27)], [(6, 7), (3,18)], [(6, 7), (5,20)], [(7, 24), (1,2)], [(7, 24), (10,27)], [(7, 24), (18,20)], [(7, 24), (18,21)], [(7, 24), (19,22)], [(7, 24), (2,16)], [(7, 24), (2,3)], [(7, 24), (22,23)], [(7, 24), (23,25)], [(7, 24), (23,26)], [(7, 24), (24,26)], [(7, 24), (24,27)], [(7, 24), (25,27)], [(7, 24), (3,18)], [(7, 24), (3,4)], [(7, 24), (4,5)], [(7, 24), (5,20)], [(7, 24), (5,6)], [(7, 24), (6,21)], [(7, 24), (6,7)], [(7, 24), (7,8)], [(7, 24), (8,25)], [(7, 24), (8,9)], [(7, 24), (9,10)], [(7, 24), (9,26)], [(7, 8), (1,2)], [(7, 8), (10,27)], [(7, 8), (18,20)], [(7, 8), (18,21)], [(7, 8), (19,22)], [(7, 8), (2,16)], [(7, 8), (2,3)], [(7, 8), (22,23)], [(7, 8), (23,25)], [(7, 8), (23,26)], [(7, 8), (24,26)], [(7, 8), (24,27)], [(7, 8), (25,27)], [(7, 8), (3,18)], [(7, 8), (3,4)], [(7, 8), (4,5)], [(7, 8), (5,20)], [(7, 8), (5,6)], [(7, 8), (6,21)], [(7, 8), (6,7)], [(7, 8), (8,25)], [(7, 8), (8,9)], [(7, 8), (9,10)], [(7, 8), (9,26)], [(8, 25), (1,2)], [(8, 25), (10,27)], [(8, 25), (18,20)], [(8, 25), (19,22)], [(8, 25), (2,16)], [(8, 25), (2,3)], [(8, 25), (23,25)], [(8, 25), (23,26)], [(8, 25), (24,26)], [(8, 25), (24,27)], [(8, 25), (25,27)], [(8, 25), (3,18)], [(8, 25), (3,4)], [(8, 25), (5,20)], [(8, 25), (6,21)], [(8, 25), (6,7)], [(8, 25), (9,10)], [(8, 9), (1,2)], [(8, 9), (10,27)], [(8, 9), (18,20)], [(8, 9), (19,22)], [(8, 9), (2,16)], [(8, 9), (2,3)], [(8, 9), (23,25)], [(8, 9), (23,26)], [(8, 9), (24,26)], [(8, 9), (24,27)], [(8, 9), (25,27)], [(8, 9), (3,18)], [(8, 9), (3,4)], [(8, 9), (5,20)], [(8, 9), (6,21)], [(8, 9), (6,7)], [(8, 9), (8,25)], [(8, 9), (9,10)], [(9, 10), (1,2)], [(9, 10), (18,20)], [(9, 10), (19,22)], [(9, 10), (2,16)], [(9, 10), (2,3)], [(9, 10), (23,25)], [(9, 10), (24,27)], [(9, 10), (25,27)], [(9, 10), (3,18)], [(9, 10), (3,4)], [(9, 10), (5,20)], [(9, 10), (6,21)], [(9, 10), (6,7)], [(9, 26), (1,2)], [(9, 26), (10,27)], [(9, 26), (18,20)], [(9, 26), (18,21)], [(9, 26), (19,22)], [(9, 26), (2,16)], [(9, 26), (2,3)], [(9, 26), (22,23)], [(9, 26), (23,25)], [(9, 26), (23,26)], [(9, 26), (24,26)], [(9, 26), (24,27)], [(9, 26), (25,27)], [(9, 26), (3,18)], [(9, 26), (3,4)], [(9, 26), (4,5)], [(9, 26), (5,20)], [(9, 26), (5,6)], [(9, 26), (6,21)], [(9, 26), (6,7)], [(9, 26), (8,25)], [(9, 26), (8,9)], [(9, 26), (9,10)]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R328_2C3.28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style-name="ce10" office:value-type="float" office:value="27" calcext:value-type="float">
            <text:p>27</text:p>
          </table:table-cell>
          <table:table-cell office:value-type="string" calcext:value-type="string">
            <text:p>1, 2, 3, 4, 5, 6, 7, 8, 9, 10, 11, 12, 13, 14, 15, 16, 17, 18, 19, 20, 21, 22, 23, 24, 25, 26, 2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(1,2), (1,3), (1,4), (1,5), (1,17), (1,18), (1,19), (1,20), (2,3), (2,4), (2,5), (2,17), (2,18), (2,19), (2,20), (3,4), (3,5), (3,17), (3,18), (3,19), (3,20), (4,5), (4,17), (4,18), (4,19), (4,20), (5,17), (5,18), (5,19), (5,20), (6,7), (6,8), (6,9), (6,10), (6,21), (6,22), (6,23), (6,24), (7,8), (7,9), (7,10), (7,21), (7,22), (7,23), (7,24), (8,9), (8,10), (8,21), (8,22), (8,23), (8,24), (9,10), (9,21), (9,22), (9,23), (9,24), (10,21), (10,22), (10,23), (10,24), (11,12), (11,13), (11,14), (11,15), (11,16), (11,25), (11,26), (11,27), (12,13), (12,14), (12,15), (12,16), (12,25), (12,26), (12,27), (13,14), (13,15), (13,16), (13,25), (13,26), (13,27), (14,15), (14,16), (14,25), (14,26), (14,27), (15,16), (15,25), (15,26), (15,27), (16,25), (16,26), (16,27), (17,18), (17,19), (17,20), (18,19), (18,20), (19,20), (21,22), (21,23), (21,24), (22,23), (22,24), (23,24), (25,26), (25,27), (26,27)</text:p>
          </table:table-cell>
          <table:table-cell table:style-name="ce19" office:value-type="float" office:value="354" calcext:value-type="float">
            <text:p>354</text:p>
          </table:table-cell>
          <table:table-cell office:value-type="string" calcext:value-type="string">
            <text:p>[(0, 1), (1,3)], [(0, 1), (1,4)], [(0, 1), (16,17)], [(0, 1), (17,18)], [(0, 1), (18,19)], [(0, 1), (2,17)], [(0, 1), (2,4)], [(0, 1), (2,5)], [(0, 1), (20,21)], [(0, 1), (24,25)], [(0, 1), (3,18)], [(0, 1), (3,5)], [(0, 1), (5,20)], [(0, 11), (11,13)], [(0, 11), (11,14)], [(0, 11), (12,14)], [(0, 11), (12,15)], [(0, 11), (12,25)], [(0, 11), (13,15)], [(0, 11), (13,26)], [(0, 11), (14,27)], [(0, 11), (15,16)], [(0, 11), (16,17)], [(0, 11), (16,27)], [(0, 11), (20,21)], [(0, 11), (24,25)], [(0, 11), (25,26)], [(0, 6), (24,25)], [(0, 6), (6,8)], [(1, 3), (1,4)], [(1, 3), (17,18)], [(1, 3), (18,19)], [(1, 3), (2,17)], [(1, 3), (2,4)], [(1, 3), (2,5)], [(1, 3), (20,21)], [(1, 3), (24,25)], [(1, 3), (3,18)], [(1, 3), (3,5)], [(1, 3), (5,20)], [(1, 4), (17,18)], [(1, 4), (2,17)], [(1, 4), (2,4)], [(1, 4), (24,25)], [(1, 4), (3,18)], [(1, 4), (3,5)], [(1, 4), (5,20)], [(10, 24), (0,6)], [(10, 24), (20,21)], [(10, 24), (21,22)], [(10, 24), (23,24)], [(10, 24), (24,25)], [(10, 24), (6,8)], [(10, 24), (6,9)], [(10, 24), (7,21)], [(10, 24), (7,9)], [(10, 24), (8,22)], [(10, 24), (9,23)], [(11, 13), (13,26)], [(11, 13), (15,16)], [(11, 13), (24,25)], [(11, 13), (25,26)], [(11, 14), (11,13)], [(11, 14), (12,15)], [(11, 14), (13,15)], [(11, 14), (13,26)], [(11, 14), (15,16)], [(11, 14), (20,21)], [(11, 14), (24,25)], [(11, 14), (25,26)], [(12, 14), (11,13)], [(12, 14), (11,14)], [(12, 14), (12,15)], [(12, 14), (13,15)], [(12, 14), (13,26)], [(12, 14), (14,27)], [(12, 14), (15,16)], [(12, 14), (20,21)], [(12, 14), (24,25)], [(12, 14), (25,26)], [(12, 15), (11,13)], [(12, 15), (13,26)], [(12, 15), (15,16)], [(12, 15), (24,25)], [(12, 15), (25,26)], [(12, 25), (11,13)], [(12, 25), (11,14)], [(12, 25), (12,14)], [(12, 25), (12,15)], [(12, 25), (13,15)], [(12, 25), (13,26)], [(12, 25), (14,27)], [(12, 25), (15,16)], [(12, 25), (20,21)], [(12, 25), (24,25)], [(12, 25), (25,26)], [(13, 15), (11,13)], [(13, 15), (12,15)], [(13, 15), (13,26)], [(13, 15), (15,16)], [(13, 15), (20,21)], [(13, 15), (24,25)], [(13, 15), (25,26)], [(14, 27), (11,13)], [(14, 27), (11,14)], [(14, 27), (12,15)], [(14, 27), (13,15)], [(14, 27), (13,26)], [(14, 27), (15,16)], [(14, 27), (20,21)], [(14, 27), (24,25)], [(14, 27), (25,26)], [(15, 16), (13,26)], [(16, 17), (0,6)], [(16, 17), (1,3)], [(16, 17), (1,4)], [(16, 17), (10,24)], [(16, 17), (11,13)], [(16, 17), (11,14)], [(16, 17), (12,14)], [(16, 17), (12,15)], [(16, 17), (12,25)], [(16, 17), (13,15)], [(16, 17), (13,26)], [(16, 17), (14,27)], [(16, 17), (15,16)], [(16, 17), (16,27)], [(16, 17), (17,18)], [(16, 17), (18,19)], [(16, 17), (2,17)], [(16, 17), (2,4)], [(16, 17), (2,5)], [(16, 17), (20,21)], [(16, 17), (21,22)], [(16, 17), (22,23)], [(16, 17), (23,24)], [(16, 17), (24,25)], [(16, 17), (25,26)], [(16, 17), (3,18)], [(16, 17), (3,5)], [(16, 17), (5,20)], [(16, 17), (6,8)], [(16, 17), (6,9)], [(16, 17), (7,10)], [(16, 17), (7,21)], [(16, 17), (7,9)], [(16, 17), (8,22)], [(16, 17), (9,23)], [(16, 27), (11,13)], [(16, 27), (11,14)], [(16, 27), (12,14)], [(16, 27), (12,15)], [(16, 27), (12,25)], [(16, 27), (13,15)], [(16, 27), (13,26)], [(16, 27), (14,27)], [(16, 27), (15,16)], [(16, 27), (20,21)], [(16, 27), (24,25)], [(16, 27), (25,26)], [(17, 18), (2,4)], [(17, 18), (24,25)], [(17, 18), (3,18)], [(17, 18), (5,20)], [(18, 19), (1,4)], [(18, 19), (17,18)], [(18, 19), (2,17)], [(18, 19), (2,4)], [(18, 19), (20,21)], [(18, 19), (24,25)], [(18, 19), (3,18)], [(18, 19), (3,5)], [(18, 19), (5,20)], [(19, 20), (0,1)], [(19, 20), (1,3)], [(19, 20), (1,4)], [(19, 20), (16,17)], [(19, 20), (17,18)], [(19, 20), (18,19)], [(19, 20), (2,17)], [(19, 20), (2,4)], [(19, 20), (2,5)], [(19, 20), (20,21)], [(19, 20), (24,25)], [(19, 20), (3,18)], [(19, 20), (3,5)], [(19, 20), (4,19)], [(19, 20), (5,20)], [(2, 17), (17,18)], [(2, 17), (2,4)], [(2, 17), (24,25)], [(2, 17), (3,18)], [(2, 17), (3,5)], [(2, 17), (5,20)], [(2, 4), (5,20)], [(2, 5), (1,4)], [(2, 5), (17,18)], [(2, 5), (18,19)], [(2, 5), (2,17)], [(2, 5), (2,4)], [(2, 5), (20,21)], [(2, 5), (24,25)], [(2, 5), (3,18)], [(2, 5), (3,5)], [(2, 5), (5,20)], [(20, 21), (0,6)], [(20, 21), (1,4)], [(20, 21), (11,13)], [(20, 21), (12,15)], [(20, 21), (13,26)], [(20, 21), (15,16)], [(20, 21), (17,18)], [(20, 21), (2,17)], [(20, 21), (2,4)], [(20, 21), (21,22)], [(20, 21), (24,25)], [(20, 21), (25,26)], [(20, 21), (3,18)], [(20, 21), (3,5)], [(20, 21), (5,20)], [(20, 21), (6,8)], [(20, 21), (8,22)], [(20, 21), (9,23)], [(21, 22), (0,6)], [(21, 22), (24,25)], [(21, 22), (6,8)], [(21, 22), (9,23)], [(22, 23), (0,6)], [(22, 23), (10,24)], [(22, 23), (20,21)], [(22, 23), (21,22)], [(22, 23), (23,24)], [(22, 23), (24,25)], [(22, 23), (6,8)], [(22, 23), (6,9)], [(22, 23), (7,10)], [(22, 23), (7,21)], [(22, 23), (7,9)], [(22, 23), (8,22)], [(22, 23), (9,23)], [(23, 24), (0,6)], [(23, 24), (20,21)], [(23, 24), (21,22)], [(23, 24), (24,25)], [(23, 24), (6,8)], [(23, 24), (6,9)], [(23, 24), (7,21)], [(23, 24), (7,9)], [(23, 24), (8,22)], [(23, 24), (9,23)], [(24, 25), (13,26)], [(24, 25), (15,16)], [(24, 25), (2,4)], [(24, 25), (3,18)], [(24, 25), (5,20)], [(25, 26), (13,26)], [(25, 26), (15,16)], [(25, 26), (24,25)], [(26, 27), (0,11)], [(26, 27), (11,13)], [(26, 27), (11,14)], [(26, 27), (12,14)], [(26, 27), (12,15)], [(26, 27), (12,25)], [(26, 27), (13,15)], [(26, 27), (13,26)], [(26, 27), (14,27)], [(26, 27), (15,16)], [(26, 27), (16,17)], [(26, 27), (16,27)], [(26, 27), (20,21)], [(26, 27), (24,25)], [(26, 27), (25,26)], [(3, 18), (2,4)], [(3, 18), (5,20)], [(3, 5), (17,18)], [(3, 5), (2,4)], [(3, 5), (24,25)], [(3, 5), (3,18)], [(3, 5), (5,20)], [(4, 19), (0,1)], [(4, 19), (1,3)], [(4, 19), (1,4)], [(4, 19), (16,17)], [(4, 19), (17,18)], [(4, 19), (18,19)], [(4, 19), (2,17)], [(4, 19), (2,4)], [(4, 19), (2,5)], [(4, 19), (20,21)], [(4, 19), (24,25)], [(4, 19), (3,18)], [(4, 19), (3,5)], [(4, 19), (5,20)], [(6, 8), (24,25)], [(6, 9), (0,6)], [(6, 9), (20,21)], [(6, 9), (21,22)], [(6, 9), (24,25)], [(6, 9), (6,8)], [(6, 9), (7,21)], [(6, 9), (7,9)], [(6, 9), (8,22)], [(6, 9), (9,23)], [(7, 10), (0,6)], [(7, 10), (10,24)], [(7, 10), (20,21)], [(7, 10), (21,22)], [(7, 10), (23,24)], [(7, 10), (24,25)], [(7, 10), (6,8)], [(7, 10), (6,9)], [(7, 10), (7,21)], [(7, 10), (7,9)], [(7, 10), (8,22)], [(7, 10), (9,23)], [(7, 21), (0,6)], [(7, 21), (20,21)], [(7, 21), (21,22)], [(7, 21), (24,25)], [(7, 21), (6,8)], [(7, 21), (7,9)], [(7, 21), (8,22)], [(7, 21), (9,23)], [(7, 9), (0,6)], [(7, 9), (20,21)], [(7, 9), (21,22)], [(7, 9), (24,25)], [(7, 9), (6,8)], [(7, 9), (8,22)], [(7, 9), (9,23)], [(8, 10), (0,6)], [(8, 10), (10,24)], [(8, 10), (16,17)], [(8, 10), (20,21)], [(8, 10), (21,22)], [(8, 10), (22,23)], [(8, 10), (23,24)], [(8, 10), (24,25)], [(8, 10), (6,8)], [(8, 10), (6,9)], [(8, 10), (7,10)], [(8, 10), (7,21)], [(8, 10), (7,9)], [(8, 10), (8,22)], [(8, 10), (9,23)], [(8, 22), (0,6)], [(8, 22), (21,22)], [(8, 22), (24,25)], [(8, 22), (6,8)], [(8, 22), (9,23)], [(9, 23), (0,6)], [(9, 23), (24,25)], [(9, 23), (6,8)]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N44_1C4.4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table:style-name="ce28" office:value-type="string" calcext:value-type="string">
            <text:p>YES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SS2.46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2, 5, 15, 17, 19, 21, 31, 33, 35, 37, 40, 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style-name="ce19" office:value-type="float" office:value="36" calcext:value-type="float">
            <text:p>36</text:p>
          </table:table-cell>
          <table:table-cell office:value-type="string" calcext:value-type="string">
            <text:p><text:s/>[(0, 2), (1,2)], [(0, 2), (2,3)], [(0, 5), (4,5)], [(0, 5), (5,6)], [(1, 15), (15,16)], [(1, 15), (15,22)], [(15, 22), (15,16)], [(16, 17), (17,18)], [(16, 17), (4,17)], [(17, 18), (4,17)], [(19, 20), (18,19)], [(19, 20), (3,19)], [(2, 3), (1,2)], [(20, 21), (21,22)], [(20, 21), (6,21)], [(3, 19), (18,19)], [(31, 32), (31,38)], [(31, 32), (31,39)], [(31, 39), (31,38)], [(33, 34), (32,33)], [(33, 42), (32,33)], [(33, 42), (33,34)], [(34, 35), (35,36)], [(35, 41), (34,35)], [(35, 41), (35,36)], [(36, 37), (37,44)], [(37, 38), (36,37)], [(37, 38), (37,44)], [(39, 40), (40,41)], [(39, 40), (40,45)], [(4, 5), (5,6)], [(40, 41), (40,45)], [(42, 43), (43,44)], [(42, 43), (43,45)], [(43, 45), (43,44)], [(6, 21), (21,22)]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S4A.3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S4A.4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S4A.4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S4A.4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[[[7, 30], [41, 42]]]</text:p>
          </table:table-cell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SS4A.46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10, 13, 14, 15, 26, 29, 30, 31, 34, 37, 40, 4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office:value-type="float" office:value="36" calcext:value-type="float">
            <text:p>36</text:p>
          </table:table-cell>
          <table:table-cell office:value-type="string" calcext:value-type="string">
            <text:p>[(10, 11), (10,36)], [(10, 11), (9,10)], [(11, 15), (8,15)], [(12, 14), (14,35)], [(12, 14), (8,14)], [(13, 33), (12,13)], [(15, 32), (11,15)], [(15, 32), (8,15)], [(24, 31), (31,38)], [(25, 29), (28,29)], [(25, 29), (29,39)], [(26, 27), (25,26)], [(26, 27), (26,42)], [(26, 42), (25,26)], [(27, 31), (24,31)], [(27, 31), (31,38)], [(28, 30), (24,30)], [(29, 39), (28,29)], [(30, 41), (24,30)], [(30, 41), (28,30)], [(32, 34), (34,45)], [(33, 34), (32,34)], [(33, 34), (34,45)], [(35, 37), (36,37)], [(35, 37), (37,45)], [(36, 37), (37,45)], [(39, 40), (38,40)], [(39, 40), (40,44)], [(40, 44), (38,40)], [(41, 43), (43,44)], [(42, 43), (41,43)], [(42, 43), (43,44)], [(8, 14), (14,35)], [(9, 10), (10,36)], [(9, 13), (12,13)], [(9, 13), (13,33)]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S4B.3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S4B.4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S5A.4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S5A.4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S5A.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S5A.5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[[[13, 19], [20, 21]], [[17, 21], [19, 20]], [[19, 27], [20, 42]], [[20, 42], [21, 29]], [[20, 42], [35, 41]], [[20, 42], [39, 43]], [[41, 42], [43, 51]], [[41, 49], [42, 43]]]</text:p>
          </table:table-cell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SS5A.58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9, 13, 16, 17, 18, 20, 30, 31, 32, 42, 46, 49, 50, 51, 53, 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30,31), (30,55), (31,32), (31,55), (32,55)</text:p>
          </table:table-cell>
          <table:table-cell table:style-name="ce19" office:value-type="float" office:value="36" calcext:value-type="float">
            <text:p>36</text:p>
          </table:table-cell>
          <table:table-cell office:value-type="string" calcext:value-type="string">
            <text:p>[(10, 11), (10,36)], [(10, 11), (9,10)], [(11, 15), (8,15)], [(12, 14), (14,35)], [(12, 14), (8,14)], [(13, 33), (12,13)], [(15, 32), (11,15)], [(15, 32), (8,15)], [(24, 31), (31,38)], [(25, 29), (28,29)], [(25, 29), (29,39)], [(26, 27), (25,26)], [(26, 27), (26,42)], [(26, 42), (25,26)], [(27, 31), (24,31)], [(27, 31), (31,38)], [(28, 30), (24,30)], [(29, 39), (28,29)], [(30, 41), (24,30)], [(30, 41), (28,30)], [(32, 34), (34,45)], [(33, 34), (32,34)], [(33, 34), (34,45)], [(35, 37), (36,37)], [(35, 37), (37,45)], [(36, 37), (37,45)], [(39, 40), (38,40)], [(39, 40), (40,44)], [(40, 44), (38,40)], [(41, 43), (43,44)], [(42, 43), (41,43)], [(42, 43), (43,44)], [(8, 14), (14,35)], [(9, 10), (10,36)], [(9, 13), (12,13)], [(9, 13), (13,33)]</text:p>
          </table:table-cell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[[[8, 16], [31, 55]], [[10, 18], [31, 55]], [[24, 30], [31, 32]], [[24, 30], [31, 55]], [[24, 30], [55, 56]], [[24, 30], [55, 57]], [[28, 32], [30, 31]], [[28, 32], [31, 55]], [[28, 32], [55, 56]], [[28, 32], [55, 57]], [[30, 31], [32, 40]], [[30, 31], [55, 56]], [[30, 31], [55, 57]], [[30, 38], [31, 32]], [[30, 38], [31, 55]], [[30, 38], [55, 56]], [[30, 38], [55, 57]], [[31, 32], [55, 56]], [[31, 32], [55, 57]], [[31, 55], [32, 40]], [[31, 55], [46, 52]], [[31, 55], [50, 54]], [[32, 40], [55, 56]], [[32, 40], [55, 57]]]</text:p>
          </table:table-cell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S5B.4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S5B.4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S5C.4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5FLOW1.5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5FLOW2.5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5FLOW3.5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5FLOW4.5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5FLOW5.5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5FLOW6.5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5FLOW7.5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5PS.4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6PS.5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RES3-0A.4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RES3-0A.4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RES3-0B.4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RES3-0C.4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RES3-0D.4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RES3-0E.4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RES3-0F.4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RES3-0F.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RES3-0F.5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RES3-0F.5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RES3-0F.5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RES3-0G.4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RES3-0H.4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RES30IA.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RES30IB.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RES3-0I.4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RES3-0I.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RES3-0I.5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RES3-1F.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RES3-1F.5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RES3-1I.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RES3-2F.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RES3-2F.5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RES3-2F.5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S5A-I1.5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[[[19, 27], [31, 57]], [[21, 29], [31, 57]], [[31, 57], [35, 41]], [[31, 57], [39, 43]]]</text:p>
          </table:table-cell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2TF1N-A.5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2TF1N-A.6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2TF1N-B.5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2TF1N-C.5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2TF1N-D.5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2TF1N-D.6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2TF1N-E.5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2TF1-01.5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2TF1-01.5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2TF1-01.5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2TF1-01.5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2TF1-02.5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2TF1-03A.5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2TF1-03.5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2TF1-03.5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3TF1-03.7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ENUL5-A.6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ENUL5-B.6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ENUL5-C.6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ENUL5-D.6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3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RES3_3C.52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4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ODD4.44</text:p>
          </table:table-cell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4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ODD4.46</text:p>
          </table:table-cell>
          <table:table-cell table:style-name="ce3" office:value-type="float" office:value="159" calcext:value-type="float">
            <text:p>159</text:p>
          </table:table-cell>
          <table:table-cell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4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ODD4.48</text:p>
          </table:table-cell>
          <table:table-cell table:style-name="ce3" office:value-type="float" office:value="2175" calcext:value-type="float">
            <text:p>2175</text:p>
          </table:table-cell>
          <table:table-cell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4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ODD4-ALL.44</text:p>
          </table:table-cell>
          <table:table-cell table:style-name="ce3" office:value-type="float" office:value="31" calcext:value-type="float">
            <text:p>31</text:p>
          </table:table-cell>
          <table:table-cell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4"/>
          <table:table-cell table:style-name="ce19"/>
          <table:table-cell/>
          <table:table-cell table:style-name="ce1"/>
          <table:table-cell/>
          <table:table-cell table:style-name="ce28"/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ODD4-PART.46</text:p>
          </table:table-cell>
          <table:table-cell table:style-name="ce3" office:value-type="float" office:value="435" calcext:value-type="float">
            <text:p>435</text:p>
          </table:table-cell>
          <table:table-cell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4"/>
          <table:table-cell table:style-name="ce19"/>
          <table:table-cell/>
          <table:table-cell table:style-name="ce1"/>
          <table:table-cell/>
          <table:table-cell table:style-name="ce28"/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ODD4-PART.50</text:p>
          </table:table-cell>
          <table:table-cell table:style-name="ce3" office:value-type="float" office:value="27856" calcext:value-type="float">
            <text:p>27856</text:p>
          </table:table-cell>
          <table:table-cell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4"/>
          <table:table-cell table:style-name="ce19"/>
          <table:table-cell/>
          <table:table-cell table:style-name="ce1"/>
          <table:table-cell/>
          <table:table-cell table:style-name="ce28"/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petersen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S5B.58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4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5FLOWE3+Halin1.58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5, 28, 31, 43, 45, 47, 51, 52, 5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office:value-type="float" office:value="28" calcext:value-type="float">
            <text:p>28</text:p>
          </table:table-cell>
          <table:table-cell office:value-type="string" calcext:value-type="string">
            <text:p>[(0, 31), (31,34)], [(0, 31), (31,57)], [(0, 32), (33,34)], [(25, 27), (25,26)], [(25, 53), (25,26)], [(25, 53), (25,27)], [(28, 30), (28,29)], [(28, 56), (28,29)], [(28, 56), (28,30)], [(31, 34), (31,57)], [(42, 43), (43,44)], [(42, 43), (43,57)], [(43, 57), (43,44)], [(44, 45), (45,46)], [(44, 45), (45,50)], [(45, 46), (45,50)], [(46, 52), (52,53)], [(47, 48), (42,47)], [(47, 48), (47,49)], [(47, 49), (42,47)], [(49, 52), (46,52)], [(49, 52), (52,53)], [(50, 51), (48,51)], [(50, 51), (51,56)], [(51, 56), (48,51)], [(55, 56), (53,55)], [(55, 57), (53,55)], [(55, 57), (55,56)]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[[[0, 32], [33, 34]]]</text:p>
          </table:table-cell>
          <table:table-cell table:style-name="ce28" office:value-type="string" calcext:value-type="string">
            <text:p>YES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5FLOWE3+Halin2.58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5, 28, 31, 35, 37, 40, 41, 43, 53, 55, 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53,55), (53,56), (55,56)</text:p>
          </table:table-cell>
          <table:table-cell table:style-name="ce19" office:value-type="float" office:value="50" calcext:value-type="float">
            <text:p>50</text:p>
          </table:table-cell>
          <table:table-cell office:value-type="string" calcext:value-type="string">
            <text:p>[(0, 25), (25,26)], [(0, 28), (28,29)], [(0, 28), (28,30)], [(0, 56), (33,53)], [(0, 56), (34,35)], [(0, 56), (51,56)], [(0, 56), (52,53)], [(0, 56), (53,55)], [(25, 27), (0,25)], [(25, 27), (25,26)], [(28, 30), (28,29)], [(31, 32), (31,34)], [(31, 32), (31,57)], [(31, 34), (31,57)], [(32, 40), (0,56)], [(32, 40), (33,53)], [(32, 40), (38,40)], [(33, 53), (34,35)], [(33, 53), (53,55)], [(34, 35), (35,36)], [(35, 54), (34,35)], [(35, 54), (35,36)], [(36, 37), (37,44)], [(37, 39), (36,37)], [(37, 39), (37,44)], [(38, 41), (41,42)], [(38, 41), (41,54)], [(39, 40), (32,40)], [(39, 40), (38,40)], [(41, 42), (41,54)], [(42, 43), (43,44)], [(42, 43), (43,57)], [(43, 57), (43,44)], [(44, 45), (42,47)], [(51, 56), (33,53)], [(51, 56), (52,53)], [(51, 56), (53,55)], [(52, 53), (33,53)], [(52, 53), (53,55)], [(55, 56), (0,56)], [(55, 56), (33,53)], [(55, 56), (51,56)], [(55, 56), (52,53)], [(55, 56), (53,55)], [(55, 57), (0,56)], [(55, 57), (33,53)], [(55, 57), (51,56)], [(55, 57), (52,53)], [(55, 57), (53,55)], [(55, 57), (55,56)]</text:p>
          </table:table-cell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[[[0, 56], [32, 40]], [[0, 56], [33, 53]], [[0, 56], [34, 35]], [[0, 56], [52, 53]], [[0, 56], [53, 55]], [[0, 56], [55, 57]], [[32, 40], [33, 53]], [[33, 53], [34, 35]], [[33, 53], [51, 56]], [[33, 53], [55, 56]], [[33, 53], [55, 57]], [[42, 47], [44, 45]], [[51, 56], [52, 53]], [[51, 56], [53, 55]], [[51, 56], [55, 57]], [[52, 53], [55, 56]], [[52, 53], [55, 57]]]</text:p>
          </table:table-cell>
          <table:table-cell table:style-name="ce28" office:value-type="string" calcext:value-type="string">
            <text:p>YES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5FLOWE3+Halin3.58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, 25, 28, 31, 43, 5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office:value-type="float" office:value="18" calcext:value-type="float">
            <text:p>18</text:p>
          </table:table-cell>
          <table:table-cell office:value-type="string" calcext:value-type="string">
            <text:p>[(0, 25), (25,26)], [(0, 28), (28,29)], [(0, 28), (28,30)], [(0, 31), (31,32)], [(0, 31), (31,33)], [(19, 32), (19,34)], [(19, 32), (19,57)], [(19, 34), (19,57)], [(25, 27), (0,25)], [(25, 27), (25,26)], [(28, 30), (28,29)], [(31, 32), (31,33)], [(42, 43), (43,44)], [(42, 43), (43,57)], [(43, 57), (43,44)], [(55, 56), (53,55)], [(55, 57), (53,55)], [(55, 57), (55,56)]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YES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5FLOWE3+Halin4.58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, 25, 28, 31, 43, 5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office:value-type="float" office:value="18" calcext:value-type="float">
            <text:p>18</text:p>
          </table:table-cell>
          <table:table-cell office:value-type="string" calcext:value-type="string">
            <text:p>[(0, 25), (25,26)], [(0, 28), (28,29)], [(0, 28), (28,30)], [(0, 31), (31,32)], [(0, 31), (31,33)], [(19, 34), (17,19)], [(19, 34), (19,57)], [(19, 57), (17,19)], [(25, 27), (0,25)], [(25, 27), (25,26)], [(28, 30), (28,29)], [(31, 32), (31,33)], [(42, 43), (43,44)], [(42, 43), (43,57)], [(43, 57), (43,44)], [(55, 56), (53,55)], [(55, 57), (53,55)], [(55, 57), (55,56)]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YES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5FLOWE3+Halin5.58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, 25, 28, 31, 43, 5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office:value-type="float" office:value="18" calcext:value-type="float">
            <text:p>18</text:p>
          </table:table-cell>
          <table:table-cell office:value-type="string" calcext:value-type="string">
            <text:p>[(0, 25), (25,26)], [(0, 28), (28,29)], [(0, 28), (28,30)], [(0, 31), (31,32)], [(0, 31), (31,33)], [(17, 20), (20,34)], [(17, 20), (20,57)], [(20, 34), (20,57)], [(25, 27), (0,25)], [(25, 27), (25,26)], [(28, 30), (28,29)], [(31, 32), (31,33)], [(42, 43), (43,44)], [(42, 43), (43,57)], [(43, 57), (43,44)], [(55, 56), (53,55)], [(55, 57), (53,55)], [(55, 57), (55,56)]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YES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S4A1.48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4"/>
          <table:table-cell table:style-name="ce19"/>
          <table:table-cell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[[[13, 47], [32, 46]], [[15, 46], [33, 47]]]</text:p>
          </table:table-cell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S4A2.48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4"/>
          <table:table-cell table:style-name="ce19"/>
          <table:table-cell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[[[2, 46], [32, 47]], [[6, 47], [33, 46]]]</text:p>
          </table:table-cell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DIS4A.58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4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BT3WA.98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, 1, 2, 3, 4, 5, 6, 7, 8, 9, 10, 20, 22, 25, 27, 29, 31, 32, 33, 34, 35, 36, 37, 38, 39, 40, 41, 51, 53, 56, 58, 60, 62, 63, 64, 65, 66, 67, 68, 69, 70, 71, 72, 82, 84, 87, 89, 91, 93, 9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(0,1), (0,2), (0,3), (0,4), (0,5), (0,6), (0,7), (0,8), (0,9), (0,10), (1,2), (1,3), (1,4), (1,5), (1,6), (1,7), (1,8), (1,9), (1,10), (2,3), (2,4), (2,5), (2,6), (2,7), (2,8), (2,9), (2,10), (3,4), (3,5), (3,6), (3,7), (3,8), (3,9), (3,10), (4,5), (4,6), (4,7), (4,8), (4,9), (4,10), (5,6), (5,7), (5,8), (5,9), (5,10), (6,7), (6,8), (6,9), (6,10), (7,8), (7,9), (7,10), (8,9), (8,10), (9,10), (31,32), (31,33), (31,34), (31,35), (31,36), (31,37), (31,38), (31,39), (31,40), (31,41), (32,33), (32,34), (32,35), (32,36), (32,37), (32,38), (32,39), (32,40), (32,41), (33,34), (33,35), (33,36), (33,37), (33,38), (33,39), (33,40), (33,41), (34,35), (34,36), (34,37), (34,38), (34,39), (34,40), (34,41), (35,36), (35,37), (35,38), (35,39), (35,40), (35,41), (36,37), (36,38), (36,39), (36,40), (36,41), (37,38), (37,39), (37,40), (37,41), (38,39), (38,40), (38,41), (39,40), (39,41), (40,41), (62,63), (62,64), (62,65), (62,66), (62,67), (62,68), (62,69), (62,70), (62,71), (62,72), (63,64), (63,65), (63,66), (63,67), (63,68), (63,69), (63,70), (63,71), (63,72), (64,65), (64,66), (64,67), (64,68), (64,69), (64,70), (64,71), (64,72), (65,66), (65,67), (65,68), (65,69), (65,70), (65,71), (65,72), (66,67), (66,68), (66,69), (66,70), (66,71), (66,72), (67,68), (67,69), (67,70), (67,71), (67,72), (68,69), (68,70), (68,71), (68,72), (69,70), (69,71), (69,72), (70,71), (70,72), (71,72)</text:p>
          </table:table-cell>
          <table:table-cell table:style-name="ce19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DISU0A.54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, 21, 34, 37, 39, 41, 43, 45, 47, 49, 52, 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style-name="ce19" office:value-type="float" office:value="36" calcext:value-type="float">
            <text:p>36</text:p>
          </table:table-cell>
          <table:table-cell office:value-type="string" calcext:value-type="string">
            <text:p>[(0, 53), (44,53)], [(10, 11), (10,31)], [(10, 11), (9,10)], [(20, 21), (21,22)], [(21, 31), (20,21)], [(21, 31), (21,22)], [(31, 52), (33,52)], [(31, 52), (48,52)], [(32, 39), (36,39)], [(32, 39), (39,40)], [(32, 53), (0,53)], [(32, 53), (44,53)], [(33, 34), (34,35)], [(33, 34), (34,38)], [(33, 52), (48,52)], [(34, 38), (34,35)], [(35, 41), (41,42)], [(36, 37), (37,46)], [(37, 38), (36,37)], [(37, 38), (37,46)], [(39, 40), (36,39)], [(40, 41), (35,41)], [(40, 41), (41,42)], [(42, 43), (43,44)], [(42, 43), (43,51)], [(43, 51), (43,44)], [(44, 45), (45,46)], [(44, 45), (45,50)], [(45, 46), (45,50)], [(47, 48), (46,47)], [(47, 48), (47,51)], [(47, 51), (46,47)], [(48, 49), (42,49)], [(48, 49), (49,50)], [(49, 50), (42,49)], [(9, 10), (10,31)]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DISU0B.54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, 21, 34, 37, 39, 41, 43, 45, 47, 49, 52, 5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office:value-type="float" office:value="36" calcext:value-type="float">
            <text:p>36</text:p>
          </table:table-cell>
          <table:table-cell office:value-type="string" calcext:value-type="string">
            <text:p>[(0, 53), (44,53)], [(10, 11), (10,31)], [(10, 11), (9,10)], [(20, 21), (21,22)], [(21, 31), (20,21)], [(21, 31), (21,22)], [(31, 52), (33,52)], [(31, 52), (48,52)], [(32, 39), (36,39)], [(32, 39), (39,40)], [(32, 53), (0,53)], [(32, 53), (44,53)], [(33, 34), (34,35)], [(33, 34), (34,38)], [(33, 52), (48,52)], [(34, 38), (34,35)], [(35, 41), (41,42)], [(36, 37), (37,46)], [(37, 38), (36,37)], [(37, 38), (37,46)], [(39, 40), (36,39)], [(40, 41), (35,41)], [(40, 41), (41,42)], [(42, 43), (43,44)], [(42, 43), (43,51)], [(43, 51), (43,44)], [(44, 45), (45,46)], [(44, 45), (45,50)], [(45, 46), (45,50)], [(47, 48), (46,47)], [(47, 48), (47,51)], [(47, 51), (46,47)], [(48, 49), (42,49)], [(48, 49), (49,50)], [(49, 50), (42,49)], [(9, 10), (10,31)]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DISU0C.54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, 21, 34, 37, 39, 41, 43, 45, 47, 49, 52, 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style-name="ce19" office:value-type="float" office:value="36" calcext:value-type="float">
            <text:p>36</text:p>
          </table:table-cell>
          <table:table-cell office:value-type="string" calcext:value-type="string">
            <text:p>[(0, 53), (48,53)], [(10, 11), (10,31)], [(10, 11), (9,10)], [(20, 21), (21,22)], [(21, 31), (20,21)], [(21, 31), (21,22)], [(31, 52), (33,52)], [(31, 52), (44,52)], [(32, 39), (36,39)], [(32, 39), (39,40)], [(32, 53), (0,53)], [(32, 53), (48,53)], [(33, 34), (34,35)], [(33, 34), (34,38)], [(33, 52), (44,52)], [(34, 38), (34,35)], [(35, 41), (41,42)], [(36, 37), (37,46)], [(37, 38), (36,37)], [(37, 38), (37,46)], [(39, 40), (36,39)], [(40, 41), (35,41)], [(40, 41), (41,42)], [(42, 43), (43,44)], [(42, 43), (43,51)], [(43, 51), (43,44)], [(44, 45), (45,46)], [(44, 45), (45,50)], [(45, 46), (45,50)], [(47, 48), (46,47)], [(47, 48), (47,51)], [(47, 51), (46,47)], [(48, 49), (42,49)], [(48, 49), (49,50)], [(49, 50), (42,49)], [(9, 10), (10,31)]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DISU0D.54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, 21, 34, 37, 39, 41, 43, 45, 47, 49, 52, 5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office:value-type="float" office:value="36" calcext:value-type="float">
            <text:p>36</text:p>
          </table:table-cell>
          <table:table-cell office:value-type="string" calcext:value-type="string">
            <text:p>[(0, 53), (44,53)], [(10, 11), (10,31)], [(10, 11), (9,10)], [(20, 21), (21,22)], [(21, 31), (20,21)], [(21, 31), (21,22)], [(31, 52), (33,52)], [(31, 52), (48,52)], [(32, 39), (36,39)], [(32, 39), (39,40)], [(32, 53), (0,53)], [(32, 53), (44,53)], [(33, 34), (34,35)], [(33, 34), (34,38)], [(33, 52), (48,52)], [(34, 38), (34,35)], [(35, 41), (41,42)], [(36, 37), (37,46)], [(37, 38), (36,37)], [(37, 38), (37,46)], [(39, 40), (36,39)], [(40, 41), (35,41)], [(40, 41), (41,42)], [(42, 43), (43,44)], [(42, 43), (43,51)], [(43, 51), (43,44)], [(44, 45), (45,46)], [(44, 45), (45,50)], [(45, 46), (45,50)], [(47, 48), (46,47)], [(47, 48), (47,51)], [(47, 51), (46,47)], [(48, 49), (42,49)], [(48, 49), (49,50)], [(49, 50), (42,49)], [(9, 10), (10,31)]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DISU1A.56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, 21, 34, 37, 39, 41, 43, 45, 47, 49, 52, 53, 5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office:value-type="float" office:value="39" calcext:value-type="float">
            <text:p>39</text:p>
          </table:table-cell>
          <table:table-cell office:value-type="string" calcext:value-type="string">
            <text:p>[(0, 55), (48,55)], [(0, 55), (54,55)], [(10, 11), (10,31)], [(10, 11), (9,10)], [(20, 21), (21,22)], [(21, 31), (20,21)], [(21, 31), (21,22)], [(31, 52), (33,52)], [(32, 39), (36,39)], [(32, 39), (39,40)], [(32, 53), (44,53)], [(32, 53), (53,54)], [(33, 34), (34,35)], [(33, 34), (34,38)], [(34, 38), (34,35)], [(35, 41), (41,42)], [(36, 37), (37,46)], [(37, 38), (36,37)], [(37, 38), (37,46)], [(39, 40), (36,39)], [(40, 41), (35,41)], [(40, 41), (41,42)], [(42, 43), (43,44)], [(42, 43), (43,51)], [(43, 51), (43,44)], [(44, 45), (45,46)], [(44, 45), (45,50)], [(45, 46), (45,50)], [(47, 48), (46,47)], [(47, 48), (47,51)], [(47, 51), (46,47)], [(48, 49), (42,49)], [(48, 49), (49,50)], [(49, 50), (42,49)], [(52, 54), (31,52)], [(52, 54), (33,52)], [(53, 54), (44,53)], [(54, 55), (48,55)], [(9, 10), (10,31)]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DISU2A.58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, 21, 34, 37, 39, 41, 43, 45, 47, 49, 52, 53, 55, 56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office:value-type="float" office:value="42" calcext:value-type="float">
            <text:p>42</text:p>
          </table:table-cell>
          <table:table-cell office:value-type="string" calcext:value-type="string">
            <text:p>[(0, 55), (48,55)], [(0, 55), (54,55)], [(10, 11), (10,31)], [(10, 11), (9,10)], [(20, 21), (21,22)], [(21, 31), (20,21)], [(21, 31), (21,22)], [(31, 52), (33,52)], [(32, 39), (36,39)], [(32, 39), (39,40)], [(33, 56), (32,56)], [(33, 56), (56,57)], [(34, 38), (34,35)], [(34, 57), (34,35)], [(34, 57), (34,38)], [(35, 41), (41,42)], [(36, 37), (37,46)], [(37, 38), (36,37)], [(37, 38), (37,46)], [(39, 40), (36,39)], [(40, 41), (35,41)], [(40, 41), (41,42)], [(42, 43), (43,44)], [(42, 43), (43,51)], [(43, 51), (43,44)], [(44, 45), (45,46)], [(44, 45), (45,50)], [(45, 46), (45,50)], [(47, 48), (46,47)], [(47, 48), (47,51)], [(47, 51), (46,47)], [(48, 49), (42,49)], [(48, 49), (49,50)], [(49, 50), (42,49)], [(52, 54), (31,52)], [(52, 54), (33,52)], [(53, 54), (44,53)], [(53, 54), (53,57)], [(53, 57), (44,53)], [(54, 55), (48,55)], [(56, 57), (32,56)], [(9, 10), (10,31)]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DIS0A.4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4"/>
          <table:table-cell table:style-name="ce19"/>
          <table:table-cell/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[[[0, 39], [37, 38]], [[28, 36], [34, 35]], [[35, 39], [36, 37]]]</text:p>
          </table:table-cell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DIS0A.42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4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DIS0A.44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4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DIS1A.66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, 4, 5, 6, 7, 8, 17, 20, 22, 25, 27, 28, 32, 43, 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6,7), (6,8), (7,8)</text:p>
          </table:table-cell>
          <table:table-cell table:style-name="ce19" office:value-type="float" office:value="62" calcext:value-type="float">
            <text:p>62</text:p>
          </table:table-cell>
          <table:table-cell office:value-type="string" calcext:value-type="string">
            <text:p><text:s/>[(0, 1), (0,2)], [(0, 1), (0,3)], [(0, 3), (0,2)], [(1, 8), (25,29)], [(1, 8), (6,7)], [(1, 8), (6,8)], [(1, 8), (7,16)], [(11, 19), (14,18)], [(17, 18), (17,19)], [(17, 31), (17,18)], [(17, 31), (17,19)], [(19, 20), (20,21)], [(19, 20), (20,24)], [(2, 7), (1,8)], [(2, 7), (22,30)], [(2, 7), (25,29)], [(2, 7), (6,31)], [(2, 7), (6,7)], [(2, 7), (6,8)], [(2, 7), (7,16)], [(2, 7), (8,9)], [(20, 24), (20,21)], [(22, 23), (21,22)], [(22, 30), (1,8)], [(22, 30), (21,22)], [(22, 30), (22,23)], [(23, 27), (18,27)], [(25, 26), (24,25)], [(25, 29), (24,25)], [(25, 29), (25,26)], [(26, 27), (18,27)], [(26, 27), (23,27)], [(28, 29), (28,31)], [(28, 30), (28,29)], [(28, 30), (28,31)], [(3, 4), (4,29)], [(3, 4), (4,33)], [(32, 34), (32,33)], [(32, 57), (32,33)], [(32, 57), (32,34)], [(4, 33), (4,29)], [(43, 45), (43,44)], [(43, 57), (43,44)], [(43, 57), (43,45)], [(5, 30), (3,5)], [(5, 30), (5,34)], [(5, 34), (3,5)], [(54, 56), (54,55)], [(54, 56), (54,57)], [(54, 57), (54,55)], [(6, 31), (1,8)], [(6, 31), (6,7)], [(6, 31), (6,8)], [(6, 31), (7,16)], [(6, 7), (6,8)], [(7, 16), (6,7)], [(7, 16), (6,8)], [(8, 9), (1,8)], [(8, 9), (6,31)], [(8, 9), (6,7)], [(8, 9), (6,8)], [(8, 9), (7,16)]</text:p>
          </table:table-cell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[[[1, 8], [2, 7]], [[1, 8], [6, 7]], [[1, 8], [6, 31]], [[1, 8], [7, 16]], [[1, 8], [22, 30]], [[1, 8], [25, 29]], [[2, 7], [6, 8]], [[2, 7], [6, 31]], [[2, 7], [8, 9]], [[2, 7], [22, 30]], [[2, 7], [25, 29]], [[6, 7], [8, 9]], [[6, 8], [7, 16]], [[6, 31], [7, 16]], [[6, 31], [8, 9]], [[7, 16], [8, 9]], [[11, 19], [14, 18]]]</text:p>
          </table:table-cell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DIS1A.68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, 3, 5, 7, 8, 9, 18, 21, 23, 26, 28, 29, 33, 34, 45, 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7,8), (7,9), (8,9)</text:p>
          </table:table-cell>
          <table:table-cell table:style-name="ce19" office:value-type="float" office:value="65" calcext:value-type="float">
            <text:p>65</text:p>
          </table:table-cell>
          <table:table-cell office:value-type="string" calcext:value-type="string">
            <text:p>[(0, 1), (1,2)], [(0, 1), (1,6)], [(0, 9), (23,31)], [(0, 9), (6,8)], [(0, 9), (7,32)], [(0, 9), (7,9)], [(0, 9), (8,17)], [(0, 9), (9,10)], [(1, 6), (1,2)], [(15, 19), (12,20)], [(18, 19), (18,20)], [(18, 32), (18,19)], [(18, 32), (18,20)], [(2, 3), (3,4)], [(20, 21), (21,22)], [(20, 21), (21,25)], [(21, 22), (21,25)], [(22, 23), (23,24)], [(22, 23), (23,31)], [(23, 24), (23,31)], [(24, 28), (19,28)], [(26, 27), (25,26)], [(26, 27), (26,30)], [(26, 30), (0,9)], [(26, 30), (25,26)], [(26, 30), (6,8)], [(27, 28), (19,28)], [(27, 28), (24,28)], [(29, 30), (29,32)], [(29, 31), (29,30)], [(29, 31), (29,32)], [(3, 35), (2,3)], [(3, 35), (3,4)], [(31, 33), (4,33)], [(33, 36), (31,33)], [(33, 36), (4,33)], [(34, 36), (34,35)], [(34, 59), (34,35)], [(34, 59), (34,36)], [(4, 5), (5,30)], [(4, 5), (5,6)], [(45, 46), (45,47)], [(45, 59), (45,46)], [(45, 59), (45,47)], [(5, 6), (5,30)], [(56, 58), (56,57)], [(56, 58), (56,59)], [(56, 59), (56,57)], [(6, 8), (23,31)], [(7, 32), (6,8)], [(7, 32), (7,9)], [(7, 32), (8,17)], [(7, 32), (9,10)], [(7, 8), (0,9)], [(7, 8), (6,8)], [(7, 8), (7,32)], [(7, 8), (7,9)], [(7, 8), (8,17)], [(7, 8), (9,10)], [(7, 9), (6,8)], [(8, 17), (6,8)], [(8, 17), (7,9)], [(9, 10), (6,8)], [(9, 10), (7,9)], [(9, 10), (8,17)]</text:p>
          </table:table-cell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[[[0, 9], [6, 8]], [[0, 9], [7, 8]], [[0, 9], [7, 32]], [[0, 9], [8, 17]], [[0, 9], [23, 31]], [[0, 9], [26, 30]], [[6, 8], [7, 9]], [[6, 8], [7, 32]], [[6, 8], [9, 10]], [[6, 8], [23, 31]], [[6, 8], [26, 30]], [[7, 8], [9, 10]], [[7, 9], [8, 17]], [[7, 32], [8, 17]], [[7, 32], [9, 10]], [[8, 17], [9, 10]], [[12, 20], [15, 19]]]</text:p>
          </table:table-cell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DIS1B.66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, 4, 5, 6, 7, 8, 17, 20, 22, 25, 27, 28, 32, 43, 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6,7), (6,8), (7,8)</text:p>
          </table:table-cell>
          <table:table-cell table:style-name="ce19" office:value-type="float" office:value="62" calcext:value-type="float">
            <text:p>62</text:p>
          </table:table-cell>
          <table:table-cell office:value-type="string" calcext:value-type="string">
            <text:p>[(0, 1), (0,2)], [(0, 1), (0,3)], [(0, 3), (0,2)], [(1, 7), (2,8)], [(1, 7), (22,30)], [(1, 7), (25,29)], [(1, 7), (6,31)], [(1, 7), (6,7)], [(1, 7), (6,8)], [(1, 7), (7,16)], [(1, 7), (8,9)], [(11, 19), (14,18)], [(17, 18), (17,19)], [(17, 31), (17,18)], [(17, 31), (17,19)], [(19, 20), (20,21)], [(19, 20), (20,24)], [(2, 8), (25,29)], [(2, 8), (6,31)], [(2, 8), (6,7)], [(2, 8), (6,8)], [(2, 8), (7,16)], [(2, 8), (8,9)], [(20, 24), (20,21)], [(22, 23), (21,22)], [(22, 30), (2,8)], [(22, 30), (21,22)], [(22, 30), (22,23)], [(23, 27), (18,27)], [(25, 26), (24,25)], [(25, 29), (24,25)], [(25, 29), (25,26)], [(26, 27), (18,27)], [(26, 27), (23,27)], [(28, 29), (28,31)], [(28, 30), (28,29)], [(28, 30), (28,31)], [(3, 4), (4,29)], [(3, 4), (4,33)], [(32, 34), (32,33)], [(32, 57), (32,33)], [(32, 57), (32,34)], [(4, 33), (4,29)], [(43, 45), (43,44)], [(43, 57), (43,44)], [(43, 57), (43,45)], [(5, 30), (3,5)], [(5, 30), (5,34)], [(5, 34), (3,5)], [(54, 56), (54,55)], [(54, 56), (54,57)], [(54, 57), (54,55)], [(6, 31), (6,7)], [(6, 31), (6,8)], [(6, 31), (7,16)], [(6, 7), (6,8)], [(7, 16), (6,7)], [(7, 16), (6,8)], [(8, 9), (6,31)], [(8, 9), (6,7)], [(8, 9), (6,8)], [(8, 9), (7,16)]</text:p>
          </table:table-cell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[[[1, 7], [2, 8]], [[1, 7], [6, 8]], [[1, 7], [6, 31]], [[1, 7], [8, 9]], [[1, 7], [22, 30]], [[1, 7], [25, 29]], [[2, 8], [6, 7]], [[2, 8], [6, 31]], [[2, 8], [7, 16]], [[2, 8], [22, 30]], [[2, 8], [25, 29]], [[6, 7], [8, 9]], [[6, 8], [7, 16]], [[6, 31], [7, 16]], [[6, 31], [8, 9]], [[7, 16], [8, 9]], [[11, 19], [14, 18]]]</text:p>
          </table:table-cell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DIS1B.68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, 3, 5, 7, 8, 9, 18, 21, 23, 26, 28, 29, 33, 34, 45, 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7,8), (7,9), (8,9)</text:p>
          </table:table-cell>
          <table:table-cell table:style-name="ce19" office:value-type="float" office:value="65" calcext:value-type="float">
            <text:p>65</text:p>
          </table:table-cell>
          <table:table-cell office:value-type="string" calcext:value-type="string">
            <text:p>[(0, 1), (1,2)], [(0, 1), (1,6)], [(0, 9), (23,31)], [(0, 9), (6,8)], [(0, 9), (7,32)], [(0, 9), (7,9)], [(0, 9), (8,17)], [(0, 9), (9,10)], [(1, 6), (1,2)], [(15, 19), (12,20)], [(18, 19), (18,20)], [(18, 32), (18,19)], [(18, 32), (18,20)], [(20, 21), (21,22)], [(20, 21), (21,25)], [(21, 22), (21,25)], [(22, 23), (23,24)], [(22, 23), (23,31)], [(23, 24), (23,31)], [(24, 28), (19,28)], [(26, 27), (25,26)], [(26, 27), (26,30)], [(26, 30), (0,9)], [(26, 30), (25,26)], [(26, 30), (6,8)], [(27, 28), (19,28)], [(27, 28), (24,28)], [(29, 30), (29,32)], [(29, 31), (29,30)], [(29, 31), (29,32)], [(3, 35), (3,4)], [(3, 35), (3,6)], [(3, 6), (3,4)], [(31, 33), (4,33)], [(33, 36), (31,33)], [(33, 36), (4,33)], [(34, 36), (34,35)], [(34, 59), (34,35)], [(34, 59), (34,36)], [(4, 5), (2,5)], [(4, 5), (5,30)], [(45, 46), (45,47)], [(45, 59), (45,46)], [(45, 59), (45,47)], [(5, 30), (2,5)], [(56, 58), (56,57)], [(56, 58), (56,59)], [(56, 59), (56,57)], [(6, 8), (23,31)], [(7, 32), (6,8)], [(7, 32), (7,9)], [(7, 32), (8,17)], [(7, 32), (9,10)], [(7, 8), (0,9)], [(7, 8), (6,8)], [(7, 8), (7,32)], [(7, 8), (7,9)], [(7, 8), (8,17)], [(7, 8), (9,10)], [(7, 9), (6,8)], [(8, 17), (6,8)], [(8, 17), (7,9)], [(9, 10), (6,8)], [(9, 10), (7,9)], [(9, 10), (8,17)]</text:p>
          </table:table-cell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[[[0, 9], [6, 8]], [[0, 9], [7, 8]], [[0, 9], [7, 32]], [[0, 9], [8, 17]], [[0, 9], [23, 31]], [[0, 9], [26, 30]], [[6, 8], [7, 9]], [[6, 8], [7, 32]], [[6, 8], [9, 10]], [[6, 8], [23, 31]], [[6, 8], [26, 30]], [[7, 8], [9, 10]], [[7, 9], [8, 17]], [[7, 32], [8, 17]], [[7, 32], [9, 10]], [[8, 17], [9, 10]], [[12, 20], [15, 19]]]</text:p>
          </table:table-cell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DIS1C.68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, 3, 5, 7, 8, 9, 18, 21, 23, 26, 28, 29, 33, 34, 45, 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(7,8), (7,9), (8,9)</text:p>
          </table:table-cell>
          <table:table-cell table:style-name="ce19" office:value-type="float" office:value="65" calcext:value-type="float">
            <text:p>65</text:p>
          </table:table-cell>
          <table:table-cell office:value-type="string" calcext:value-type="string">
            <text:p>[(0, 1), (1,2)], [(0, 1), (1,6)], [(0, 9), (23,31)], [(0, 9), (6,8)], [(0, 9), (7,32)], [(0, 9), (7,9)], [(0, 9), (8,17)], [(0, 9), (9,10)], [(1, 6), (1,2)], [(15, 19), (12,20)], [(18, 19), (18,20)], [(18, 32), (18,19)], [(18, 32), (18,20)], [(2, 3), (3,4)], [(20, 21), (21,22)], [(20, 21), (21,25)], [(21, 22), (21,25)], [(22, 23), (23,24)], [(22, 23), (23,31)], [(23, 24), (23,31)], [(24, 28), (19,28)], [(26, 27), (25,26)], [(26, 27), (26,30)], [(26, 30), (0,9)], [(26, 30), (25,26)], [(26, 30), (6,8)], [(27, 28), (19,28)], [(27, 28), (24,28)], [(29, 30), (29,32)], [(29, 31), (29,30)], [(29, 31), (29,32)], [(3, 35), (2,3)], [(3, 35), (3,4)], [(33, 36), (30,33)], [(33, 36), (4,33)], [(34, 36), (34,35)], [(34, 59), (34,35)], [(34, 59), (34,36)], [(4, 33), (30,33)], [(4, 5), (5,31)], [(4, 5), (5,6)], [(45, 46), (45,47)], [(45, 59), (45,46)], [(45, 59), (45,47)], [(5, 6), (5,31)], [(56, 58), (56,57)], [(56, 58), (56,59)], [(56, 59), (56,57)], [(6, 8), (23,31)], [(7, 32), (6,8)], [(7, 32), (7,9)], [(7, 32), (8,17)], [(7, 32), (9,10)], [(7, 8), (0,9)], [(7, 8), (6,8)], [(7, 8), (7,32)], [(7, 8), (7,9)], [(7, 8), (8,17)], [(7, 8), (9,10)], [(7, 9), (6,8)], [(8, 17), (6,8)], [(8, 17), (7,9)], [(9, 10), (6,8)], [(9, 10), (7,9)], [(9, 10), (8,17)]</text:p>
          </table:table-cell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[[[0, 9], [6, 8]], [[0, 9], [7, 8]], [[0, 9], [7, 32]], [[0, 9], [8, 17]], [[0, 9], [23, 31]], [[0, 9], [26, 30]], [[6, 8], [7, 9]], [[6, 8], [7, 32]], [[6, 8], [9, 10]], [[6, 8], [23, 31]], [[6, 8], [26, 30]], [[7, 8], [9, 10]], [[7, 9], [8, 17]], [[7, 32], [8, 17]], [[7, 32], [9, 10]], [[8, 17], [9, 10]], [[12, 20], [15, 19]]]</text:p>
          </table:table-cell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DIS1D.68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4"/>
          <table:table-cell table:style-name="ce19"/>
          <table:table-cell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[[[0, 9], [1, 6]], [[0, 62], [1, 2]], [[3, 33], [4, 36]], [[4, 5], [31, 33]]]</text:p>
          </table:table-cell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DIS2A.78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, 1, 3, 5, 6, 7, 8, 9, 18, 29, 33, 35, 38, 40, 41, 42, 43, 44, 55, 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0,1), (0,5), (0,6), (0,41), (1,5), (1,6), (1,41), (5,6), (5,41), (6,41), (7,8), (7,9), (8,9), (42,43)</text:p>
          </table:table-cell>
          <table:table-cell table:style-name="ce19" office:value-type="float" office:value="156" calcext:value-type="float">
            <text:p>156</text:p>
          </table:table-cell>
          <table:table-cell office:value-type="string" calcext:value-type="string">
            <text:p>[(0, 1), (0,72)], [(0, 1), (0,9)], [(0, 1), (1,2)], [(0, 1), (1,6)], [(0, 1), (4,5)], [(0, 1), (41,42)], [(0, 1), (5,41)], [(0, 1), (5,6)], [(0, 1), (6,8)], [(0, 72), (1,2)], [(0, 72), (41,42)], [(0, 72), (6,8)], [(0, 9), (0,72)], [(0, 9), (1,2)], [(0, 9), (1,6)], [(0, 9), (2,3)], [(0, 9), (3,4)], [(0, 9), (3,45)], [(0, 9), (35,42)], [(0, 9), (4,43)], [(0, 9), (41,42)], [(0, 9), (43,46)], [(0, 9), (44,46)], [(0, 9), (44,69)], [(0, 9), (46,47)], [(0, 9), (5,6)], [(0, 9), (6,8)], [(0, 9), (7,32)], [(0, 9), (7,9)], [(0, 9), (8,17)], [(0, 9), (9,10)], [(1, 6), (0,72)], [(1, 6), (1,2)], [(1, 6), (41,42)], [(1, 6), (6,8)], [(15, 19), (12,20)], [(18, 19), (18,20)], [(18, 32), (18,19)], [(18, 32), (18,20)], [(2, 3), (3,4)], [(2, 3), (3,45)], [(2, 3), (41,42)], [(2, 3), (6,8)], [(2, 75), (0,9)], [(2, 75), (41,42)], [(2, 75), (6,8)], [(29, 30), (29,32)], [(29, 31), (29,30)], [(29, 31), (29,32)], [(3, 4), (41,42)], [(3, 4), (6,8)], [(3, 45), (3,4)], [(3, 45), (41,42)], [(3, 45), (6,8)], [(31, 33), (33,37)], [(33, 34), (31,33)], [(33, 34), (33,37)], [(34, 35), (35,36)], [(35, 42), (34,35)], [(35, 42), (35,36)], [(35, 42), (4,43)], [(35, 42), (41,42)], [(35, 42), (6,8)], [(36, 40), (30,40)], [(37, 38), (38,39)], [(38, 41), (0,1)], [(38, 41), (0,72)], [(38, 41), (0,9)], [(38, 41), (1,2)], [(38, 41), (1,6)], [(38, 41), (37,38)], [(38, 41), (38,39)], [(38, 41), (4,5)], [(38, 41), (41,42)], [(38, 41), (5,41)], [(38, 41), (5,6)], [(38, 41), (6,8)], [(39, 40), (30,40)], [(39, 40), (36,40)], [(4, 43), (41,42)], [(4, 43), (6,8)], [(4, 5), (0,72)], [(4, 5), (0,9)], [(4, 5), (1,2)], [(4, 5), (1,6)], [(4, 5), (41,42)], [(4, 5), (5,6)], [(4, 5), (6,8)], [(41, 42), (1,2)], [(41, 42), (6,8)], [(42, 43), (0,9)], [(42, 43), (35,42)], [(42, 43), (4,43)], [(42, 43), (41,42)], [(42, 43), (43,46)], [(42, 43), (6,8)], [(43, 46), (35,42)], [(43, 46), (4,43)], [(43, 46), (41,42)], [(43, 46), (6,8)], [(44, 45), (0,9)], [(44, 45), (41,42)], [(44, 45), (44,46)], [(44, 45), (44,69)], [(44, 45), (6,8)], [(44, 46), (41,42)], [(44, 46), (6,8)], [(44, 69), (41,42)], [(44, 69), (44,46)], [(44, 69), (6,8)], [(45, 54), (0,9)], [(45, 54), (41,42)], [(45, 54), (6,8)], [(46, 47), (41,42)], [(46, 47), (6,8)], [(5, 41), (0,72)], [(5, 41), (0,9)], [(5, 41), (1,2)], [(5, 41), (1,6)], [(5, 41), (4,5)], [(5, 41), (41,42)], [(5, 41), (5,6)], [(5, 41), (6,8)], [(5, 6), (0,72)], [(5, 6), (1,2)], [(5, 6), (1,6)], [(5, 6), (41,42)], [(5, 6), (6,8)], [(55, 56), (55,69)], [(55, 57), (55,56)], [(55, 57), (55,69)], [(6, 8), (1,2)], [(66, 67), (66,68)], [(66, 67), (66,69)], [(66, 69), (66,68)], [(7, 32), (41,42)], [(7, 32), (6,8)], [(7, 32), (7,9)], [(7, 32), (8,17)], [(7, 32), (9,10)], [(7, 8), (0,9)], [(7, 8), (41,42)], [(7, 8), (6,8)], [(7, 8), (7,32)], [(7, 8), (7,9)], [(7, 8), (8,17)], [(7, 8), (9,10)], [(7, 9), (41,42)], [(7, 9), (6,8)], [(8, 17), (41,42)], [(8, 17), (6,8)], [(8, 17), (7,9)], [(9, 10), (41,42)], [(9, 10), (6,8)], [(9, 10), (7,9)], [(9, 10), (8,17)]</text:p>
          </table:table-cell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[[[0, 1], [4, 5]], [[0, 1], [5, 6]], [[0, 1], [5, 41]], [[0, 1], [6, 8]], [[0, 1], [38, 41]], [[0, 1], [41, 42]], [[0, 9], [1, 2]], [[0, 9], [1, 6]], [[0, 9], [2, 3]], [[0, 9], [2, 75]], [[0, 9], [3, 4]], [[0, 9], [3, 45]], [[0, 9], [4, 5]], [[0, 9], [4, 43]], [[0, 9], [5, 6]], [[0, 9], [5, 41]], [[0, 9], [6, 8]], [[0, 9], [7, 8]], [[0, 9], [7, 32]], [[0, 9], [8, 17]], [[0, 9], [35, 42]], [[0, 9], [38, 41]], [[0, 9], [41, 42]], [[0, 9], [42, 43]], [[0, 9], [43, 46]], [[0, 9], [44, 45]], [[0, 9], [44, 46]], [[0, 9], [44, 69]], [[0, 9], [45, 54]], [[0, 9], [46, 47]], [[0, 72], [1, 2]], [[0, 72], [1, 6]], [[0, 72], [4, 5]], [[0, 72], [5, 6]], [[0, 72], [5, 41]], [[0, 72], [6, 8]], [[0, 72], [38, 41]], [[0, 72], [41, 42]], [[1, 2], [4, 5]], [[1, 2], [5, 6]], [[1, 2], [5, 41]], [[1, 2], [6, 8]], [[1, 2], [38, 41]], [[1, 2], [41, 42]], [[1, 6], [4, 5]], [[1, 6], [5, 41]], [[1, 6], [38, 41]], [[1, 6], [41, 42]], [[2, 3], [6, 8]], [[2, 3], [41, 42]], [[2, 75], [6, 8]], [[2, 75], [41, 42]], [[3, 4], [6, 8]], [[3, 4], [41, 42]], [[3, 45], [6, 8]], [[3, 45], [41, 42]], [[4, 5], [6, 8]], [[4, 5], [38, 41]], [[4, 5], [41, 42]], [[4, 43], [6, 8]], [[4, 43], [35, 42]], [[4, 43], [41, 42]], [[5, 6], [38, 41]], [[5, 6], [41, 42]], [[5, 41], [6, 8]], [[6, 8], [7, 9]], [[6, 8], [7, 32]], [[6, 8], [9, 10]], [[6, 8], [35, 42]], [[6, 8], [38, 41]], [[6, 8], [41, 42]], [[6, 8], [42, 43]], [[6, 8], [43, 46]], [[6, 8], [44, 45]], [[6, 8], [44, 46]], [[6, 8], [44, 69]], [[6, 8], [45, 54]], [[6, 8], [46, 47]], [[7, 8], [9, 10]], [[7, 8], [41, 42]], [[7, 9], [8, 17]], [[7, 9], [41, 42]], [[7, 32], [8, 17]], [[7, 32], [9, 10]], [[7, 32], [41, 42]], [[8, 17], [9, 10]], [[8, 17], [41, 42]], [[9, 10], [41, 42]], [[12, 20], [15, 19]], [[29, 32], [41, 42]], [[35, 42], [43, 46]], [[41, 42], [43, 46]], [[41, 42], [44, 45]], [[41, 42], [44, 46]], [[41, 42], [44, 69]], [[41, 42], [45, 54]], [[41, 42], [46, 47]]]</text:p>
          </table:table-cell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DIS2B.78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, 1, 3, 5, 6, 7, 8, 9, 18, 29, 33, 35, 38, 40, 41, 42, 43, 44, 55, 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0,1), (0,3), (0,6), (1,3), (1,6), (3,6), (5,41), (7,8), (7,9), (8,9), (42,43)</text:p>
          </table:table-cell>
          <table:table-cell table:style-name="ce19" office:value-type="float" office:value="152" calcext:value-type="float">
            <text:p>152</text:p>
          </table:table-cell>
          <table:table-cell office:value-type="string" calcext:value-type="string">
            <text:p>[(0, 1), (0,72)], [(0, 1), (0,9)], [(0, 1), (1,2)], [(0, 1), (1,6)], [(0, 1), (3,4)], [(0, 1), (3,45)], [(0, 1), (3,6)], [(0, 1), (41,42)], [(0, 1), (6,8)], [(0, 72), (1,2)], [(0, 72), (3,4)], [(0, 72), (41,42)], [(0, 72), (6,8)], [(0, 9), (0,72)], [(0, 9), (1,2)], [(0, 9), (1,6)], [(0, 9), (2,5)], [(0, 9), (3,4)], [(0, 9), (3,45)], [(0, 9), (35,42)], [(0, 9), (4,43)], [(0, 9), (41,42)], [(0, 9), (43,46)], [(0, 9), (44,46)], [(0, 9), (44,69)], [(0, 9), (46,47)], [(0, 9), (6,8)], [(0, 9), (7,32)], [(0, 9), (7,9)], [(0, 9), (8,17)], [(0, 9), (9,10)], [(1, 6), (0,72)], [(1, 6), (1,2)], [(1, 6), (3,4)], [(1, 6), (3,45)], [(1, 6), (41,42)], [(1, 6), (6,8)], [(15, 19), (12,20)], [(18, 19), (18,20)], [(18, 32), (18,19)], [(18, 32), (18,20)], [(2, 5), (41,42)], [(2, 5), (6,8)], [(2, 75), (0,9)], [(2, 75), (41,42)], [(2, 75), (6,8)], [(29, 30), (29,32)], [(29, 31), (29,30)], [(29, 31), (29,32)], [(3, 4), (1,2)], [(3, 4), (41,42)], [(3, 4), (6,8)], [(3, 45), (0,72)], [(3, 45), (1,2)], [(3, 45), (3,4)], [(3, 45), (41,42)], [(3, 45), (6,8)], [(3, 6), (0,72)], [(3, 6), (0,9)], [(3, 6), (1,2)], [(3, 6), (1,6)], [(3, 6), (3,4)], [(3, 6), (3,45)], [(3, 6), (41,42)], [(3, 6), (6,8)], [(31, 33), (33,37)], [(33, 34), (31,33)], [(33, 34), (33,37)], [(34, 35), (35,36)], [(35, 42), (34,35)], [(35, 42), (35,36)], [(35, 42), (4,43)], [(35, 42), (41,42)], [(35, 42), (6,8)], [(36, 40), (30,40)], [(37, 38), (38,39)], [(38, 41), (0,9)], [(38, 41), (2,5)], [(38, 41), (37,38)], [(38, 41), (38,39)], [(38, 41), (4,5)], [(38, 41), (41,42)], [(38, 41), (5,41)], [(38, 41), (6,8)], [(39, 40), (30,40)], [(39, 40), (36,40)], [(4, 43), (41,42)], [(4, 43), (6,8)], [(4, 5), (0,9)], [(4, 5), (2,5)], [(4, 5), (41,42)], [(4, 5), (6,8)], [(41, 42), (1,2)], [(41, 42), (6,8)], [(42, 43), (0,9)], [(42, 43), (35,42)], [(42, 43), (4,43)], [(42, 43), (41,42)], [(42, 43), (43,46)], [(42, 43), (6,8)], [(43, 46), (35,42)], [(43, 46), (4,43)], [(43, 46), (41,42)], [(43, 46), (6,8)], [(44, 45), (0,9)], [(44, 45), (41,42)], [(44, 45), (44,46)], [(44, 45), (44,69)], [(44, 45), (6,8)], [(44, 46), (41,42)], [(44, 46), (6,8)], [(44, 69), (41,42)], [(44, 69), (44,46)], [(44, 69), (6,8)], [(45, 54), (0,9)], [(45, 54), (41,42)], [(45, 54), (6,8)], [(46, 47), (41,42)], [(46, 47), (6,8)], [(5, 41), (0,9)], [(5, 41), (2,5)], [(5, 41), (4,5)], [(5, 41), (41,42)], [(5, 41), (6,8)], [(55, 56), (55,69)], [(55, 57), (55,56)], [(55, 57), (55,69)], [(6, 8), (1,2)], [(66, 67), (66,68)], [(66, 67), (66,69)], [(66, 69), (66,68)], [(7, 32), (41,42)], [(7, 32), (6,8)], [(7, 32), (7,9)], [(7, 32), (8,17)], [(7, 32), (9,10)], [(7, 8), (0,9)], [(7, 8), (41,42)], [(7, 8), (6,8)], [(7, 8), (7,32)], [(7, 8), (7,9)], [(7, 8), (8,17)], [(7, 8), (9,10)], [(7, 9), (41,42)], [(7, 9), (6,8)], [(8, 17), (41,42)], [(8, 17), (6,8)], [(8, 17), (7,9)], [(9, 10), (41,42)], [(9, 10), (6,8)], [(9, 10), (7,9)], [(9, 10), (8,17)]</text:p>
          </table:table-cell>
          <table:table-cell table:style-name="ce1" office:value-type="float" office:value="93" calcext:value-type="float">
            <text:p>93</text:p>
          </table:table-cell>
          <table:table-cell office:value-type="string" calcext:value-type="string">
            <text:p>[[[0, 1], [3, 4]], [[0, 1], [3, 6]], [[0, 1], [3, 45]], [[0, 1], [6, 8]], [[0, 1], [41, 42]], [[0, 9], [1, 2]], [[0, 9], [1, 6]], [[0, 9], [2, 5]], [[0, 9], [2, 75]], [[0, 9], [3, 4]], [[0, 9], [3, 6]], [[0, 9], [3, 45]], [[0, 9], [4, 5]], [[0, 9], [4, 43]], [[0, 9], [5, 41]], [[0, 9], [6, 8]], [[0, 9], [7, 8]], [[0, 9], [7, 32]], [[0, 9], [8, 17]], [[0, 9], [35, 42]], [[0, 9], [38, 41]], [[0, 9], [41, 42]], [[0, 9], [42, 43]], [[0, 9], [43, 46]], [[0, 9], [44, 45]], [[0, 9], [44, 46]], [[0, 9], [44, 69]], [[0, 9], [45, 54]], [[0, 9], [46, 47]], [[0, 72], [1, 2]], [[0, 72], [1, 6]], [[0, 72], [3, 4]], [[0, 72], [3, 6]], [[0, 72], [3, 45]], [[0, 72], [6, 8]], [[0, 72], [41, 42]], [[1, 2], [3, 4]], [[1, 2], [3, 6]], [[1, 2], [3, 45]], [[1, 2], [6, 8]], [[1, 2], [41, 42]], [[1, 6], [3, 4]], [[1, 6], [3, 45]], [[1, 6], [41, 42]], [[2, 5], [6, 8]], [[2, 5], [38, 41]], [[2, 5], [41, 42]], [[2, 75], [6, 8]], [[2, 75], [41, 42]], [[3, 4], [6, 8]], [[3, 4], [41, 42]], [[3, 6], [41, 42]], [[3, 45], [6, 8]], [[3, 45], [41, 42]], [[4, 5], [6, 8]], [[4, 5], [38, 41]], [[4, 5], [41, 42]], [[4, 43], [6, 8]], [[4, 43], [35, 42]], [[4, 43], [41, 42]], [[5, 41], [6, 8]], [[6, 8], [7, 9]], [[6, 8], [7, 32]], [[6, 8], [9, 10]], [[6, 8], [35, 42]], [[6, 8], [38, 41]], [[6, 8], [41, 42]], [[6, 8], [42, 43]], [[6, 8], [43, 46]], [[6, 8], [44, 45]], [[6, 8], [44, 46]], [[6, 8], [44, 69]], [[6, 8], [45, 54]], [[6, 8], [46, 47]], [[7, 8], [9, 10]], [[7, 8], [41, 42]], [[7, 9], [8, 17]], [[7, 9], [41, 42]], [[7, 32], [8, 17]], [[7, 32], [9, 10]], [[7, 32], [41, 42]], [[8, 17], [9, 10]], [[8, 17], [41, 42]], [[9, 10], [41, 42]], [[12, 20], [15, 19]], [[29, 32], [41, 42]], [[35, 42], [43, 46]], [[41, 42], [43, 46]], [[41, 42], [44, 45]], [[41, 42], [44, 46]], [[41, 42], [44, 69]], [[41, 42], [45, 54]], [[41, 42], [46, 47]]]</text:p>
          </table:table-cell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DIS3A.8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, 3, 5, 7, 8, 9, 10, 11, 12, 13, 14, 15, 16, 17, 18, 19, 20, 29, 32, 34, 37, 39, 40, 44, 45, 46, 57, 6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7,8), (7,9), (7,10), (7,11), (7,12), (7,13), (7,14), (7,15), (7,16), (7,17), (7,18), (7,19), (7,20), (7,44), (8,9), (8,10), (8,11), (8,12), (8,13), (8,14), (8,15), (8,16), (8,17), (8,18), (8,19), (8,20), (8,44), (9,10), (9,11), (9,12), (9,13), (9,14), (9,15), (9,16), (9,17), (9,18), (9,19), (9,20), (9,44), (10,11), (10,12), (10,13), (10,14), (10,15), (10,16), (10,17), (10,18), (10,19), (10,20), (10,44), (11,12), (11,13), (11,14), (11,15), (11,16), (11,17), (11,18), (11,19), (11,20), (11,44), (12,13), (12,14), (12,15), (12,16), (12,17), (12,18), (12,19), (12,20), (12,44), (13,14), (13,15), (13,16), (13,17), (13,18), (13,19), (13,20), (13,44), (14,15), (14,16), (14,17), (14,18), (14,19), (14,20), (14,44), (15,16), (15,17), (15,18), (15,19), (15,20), (15,44), (16,17), (16,18), (16,19), (16,20), (16,44), (17,18), (17,19), (17,20), (17,44), (18,19), (18,20), (18,44), (19,20), (19,44), (20,44)</text:p>
          </table:table-cell>
          <table:table-cell table:style-name="ce19" office:value-type="float" office:value="342" calcext:value-type="float">
            <text:p>342</text:p>
          </table:table-cell>
          <table:table-cell office:value-type="string" calcext:value-type="string">
            <text:p>[(0, 1), (1,2)], [(0, 1), (1,6)], [(0, 9), (10,14)], [(0, 9), (11,12)], [(0, 9), (11,16)], [(0, 9), (12,13)], [(0, 9), (12,20)], [(0, 9), (13,14)], [(0, 9), (13,17)], [(0, 9), (14,15)], [(0, 9), (15,16)], [(0, 9), (15,19)], [(0, 9), (18,19)], [(0, 9), (18,20)], [(0, 9), (19,28)], [(0, 9), (20,21)], [(0, 9), (43,44)], [(0, 9), (6,8)], [(0, 9), (7,9)], [(0, 9), (8,17)], [(0, 9), (9,10)], [(1, 6), (1,2)], [(10, 11), (0,9)], [(10, 11), (10,14)], [(10, 11), (11,12)], [(10, 11), (11,16)], [(10, 11), (12,13)], [(10, 11), (12,20)], [(10, 11), (13,14)], [(10, 11), (13,17)], [(10, 11), (14,15)], [(10, 11), (15,16)], [(10, 11), (15,19)], [(10, 11), (16,17)], [(10, 11), (18,19)], [(10, 11), (18,20)], [(10, 11), (19,28)], [(10, 11), (20,21)], [(10, 11), (43,44)], [(10, 11), (6,8)], [(10, 11), (7,8)], [(10, 11), (7,9)], [(10, 11), (8,17)], [(10, 11), (9,10)], [(10, 14), (11,12)], [(10, 14), (11,16)], [(10, 14), (12,13)], [(10, 14), (12,20)], [(10, 14), (13,14)], [(10, 14), (14,15)], [(10, 14), (15,16)], [(10, 14), (18,19)], [(10, 14), (18,20)], [(10, 14), (19,28)], [(10, 14), (20,21)], [(10, 14), (43,44)], [(10, 14), (6,8)], [(10, 14), (7,9)], [(10, 14), (8,17)], [(10, 14), (9,10)], [(11, 12), (15,16)], [(11, 12), (19,28)], [(11, 12), (43,44)], [(11, 12), (6,8)], [(11, 16), (11,12)], [(11, 16), (12,20)], [(11, 16), (13,14)], [(11, 16), (15,16)], [(11, 16), (19,28)], [(11, 16), (43,44)], [(11, 16), (6,8)], [(12, 13), (11,12)], [(12, 13), (11,16)], [(12, 13), (12,20)], [(12, 13), (13,14)], [(12, 13), (15,16)], [(12, 13), (19,28)], [(12, 13), (43,44)], [(12, 13), (6,8)], [(12, 20), (11,12)], [(12, 20), (15,16)], [(12, 20), (19,28)], [(12, 20), (43,44)], [(12, 20), (6,8)], [(13, 14), (11,12)], [(13, 14), (12,20)], [(13, 14), (15,16)], [(13, 14), (19,28)], [(13, 14), (43,44)], [(13, 14), (6,8)], [(13, 17), (10,14)], [(13, 17), (11,12)], [(13, 17), (11,16)], [(13, 17), (12,13)], [(13, 17), (12,20)], [(13, 17), (13,14)], [(13, 17), (14,15)], [(13, 17), (15,16)], [(13, 17), (15,19)], [(13, 17), (18,19)], [(13, 17), (18,20)], [(13, 17), (19,28)], [(13, 17), (20,21)], [(13, 17), (43,44)], [(13, 17), (6,8)], [(13, 17), (7,9)], [(13, 17), (8,17)], [(13, 17), (9,10)], [(14, 15), (11,12)], [(14, 15), (11,16)], [(14, 15), (12,13)], [(14, 15), (12,20)], [(14, 15), (13,14)], [(14, 15), (15,16)], [(14, 15), (18,20)], [(14, 15), (19,28)], [(14, 15), (20,21)], [(14, 15), (43,44)], [(14, 15), (6,8)], [(15, 16), (19,28)], [(15, 16), (43,44)], [(15, 19), (10,14)], [(15, 19), (11,12)], [(15, 19), (11,16)], [(15, 19), (12,13)], [(15, 19), (12,20)], [(15, 19), (13,14)], [(15, 19), (14,15)], [(15, 19), (15,16)], [(15, 19), (18,19)], [(15, 19), (18,20)], [(15, 19), (19,28)], [(15, 19), (20,21)], [(15, 19), (43,44)], [(15, 19), (6,8)], [(15, 19), (7,9)], [(15, 19), (8,17)], [(15, 19), (9,10)], [(16, 17), (0,9)], [(16, 17), (10,14)], [(16, 17), (11,12)], [(16, 17), (11,16)], [(16, 17), (12,13)], [(16, 17), (12,20)], [(16, 17), (13,14)], [(16, 17), (13,17)], [(16, 17), (14,15)], [(16, 17), (15,16)], [(16, 17), (15,19)], [(16, 17), (18,19)], [(16, 17), (18,20)], [(16, 17), (19,28)], [(16, 17), (20,21)], [(16, 17), (43,44)], [(16, 17), (6,8)], [(16, 17), (7,8)], [(16, 17), (7,9)], [(16, 17), (8,17)], [(16, 17), (9,10)], [(18, 19), (11,12)], [(18, 19), (11,16)], [(18, 19), (12,13)], [(18, 19), (12,20)], [(18, 19), (13,14)], [(18, 19), (14,15)], [(18, 19), (15,16)], [(18, 19), (18,20)], [(18, 19), (19,28)], [(18, 19), (20,21)], [(18, 19), (43,44)], [(18, 19), (6,8)], [(18, 19), (7,9)], [(18, 20), (11,12)], [(18, 20), (11,16)], [(18, 20), (12,13)], [(18, 20), (12,20)], [(18, 20), (13,14)], [(18, 20), (15,16)], [(18, 20), (19,28)], [(18, 20), (43,44)], [(18, 20), (6,8)], [(18, 44), (0,9)], [(18, 44), (10,11)], [(18, 44), (10,14)], [(18, 44), (11,12)], [(18, 44), (11,16)], [(18, 44), (12,13)], [(18, 44), (12,20)], [(18, 44), (13,14)], [(18, 44), (13,17)], [(18, 44), (14,15)], [(18, 44), (15,16)], [(18, 44), (15,19)], [(18, 44), (16,17)], [(18, 44), (18,19)], [(18, 44), (18,20)], [(18, 44), (19,28)], [(18, 44), (20,21)], [(18, 44), (43,44)], [(18, 44), (6,8)], [(18, 44), (7,8)], [(18, 44), (7,9)], [(18, 44), (8,17)], [(18, 44), (9,10)], [(2, 3), (3,4)], [(2, 3), (3,47)], [(20, 21), (11,12)], [(20, 21), (11,16)], [(20, 21), (12,13)], [(20, 21), (12,20)], [(20, 21), (13,14)], [(20, 21), (15,16)], [(20, 21), (18,20)], [(20, 21), (19,28)], [(20, 21), (43,44)], [(20, 21), (6,8)], [(26, 30), (23,31)], [(29, 30), (29,43)], [(29, 31), (29,30)], [(29, 31), (29,43)], [(3, 47), (3,4)], [(30, 39), (35,39)], [(31, 32), (32,33)], [(31, 32), (32,36)], [(32, 36), (32,33)], [(33, 34), (34,35)], [(33, 34), (34,42)], [(34, 35), (34,42)], [(34, 42), (43,44)], [(37, 38), (36,37)], [(37, 41), (36,37)], [(37, 41), (37,38)], [(37, 41), (43,44)], [(38, 39), (30,39)], [(38, 39), (35,39)], [(4, 45), (45,48)], [(4, 5), (5,6)], [(40, 41), (40,42)], [(40, 41), (40,43)], [(40, 42), (40,43)], [(42, 45), (4,45)], [(42, 45), (45,48)], [(43, 44), (19,28)], [(46, 47), (46,48)], [(46, 47), (46,71)], [(46, 71), (46,48)], [(5, 41), (4,5)], [(5, 41), (5,6)], [(57, 59), (57,58)], [(57, 71), (57,58)], [(57, 71), (57,59)], [(6, 8), (15,16)], [(6, 8), (19,28)], [(6, 8), (43,44)], [(68, 70), (68,69)], [(68, 70), (68,71)], [(68, 71), (68,69)], [(7, 44), (0,9)], [(7, 44), (10,11)], [(7, 44), (10,14)], [(7, 44), (11,12)], [(7, 44), (11,16)], [(7, 44), (12,13)], [(7, 44), (12,20)], [(7, 44), (13,14)], [(7, 44), (13,17)], [(7, 44), (14,15)], [(7, 44), (15,16)], [(7, 44), (15,19)], [(7, 44), (16,17)], [(7, 44), (18,19)], [(7, 44), (18,20)], [(7, 44), (18,44)], [(7, 44), (19,28)], [(7, 44), (20,21)], [(7, 44), (43,44)], [(7, 44), (6,8)], [(7, 44), (7,8)], [(7, 44), (7,9)], [(7, 44), (8,17)], [(7, 44), (9,10)], [(7, 8), (0,9)], [(7, 8), (10,14)], [(7, 8), (11,12)], [(7, 8), (11,16)], [(7, 8), (12,13)], [(7, 8), (12,20)], [(7, 8), (13,14)], [(7, 8), (13,17)], [(7, 8), (14,15)], [(7, 8), (15,16)], [(7, 8), (15,19)], [(7, 8), (18,19)], [(7, 8), (18,20)], [(7, 8), (19,28)], [(7, 8), (20,21)], [(7, 8), (43,44)], [(7, 8), (6,8)], [(7, 8), (7,9)], [(7, 8), (8,17)], [(7, 8), (9,10)], [(7, 9), (11,12)], [(7, 9), (11,16)], [(7, 9), (12,13)], [(7, 9), (12,20)], [(7, 9), (13,14)], [(7, 9), (14,15)], [(7, 9), (15,16)], [(7, 9), (18,20)], [(7, 9), (19,28)], [(7, 9), (20,21)], [(7, 9), (43,44)], [(7, 9), (6,8)], [(8, 17), (11,12)], [(8, 17), (11,16)], [(8, 17), (12,13)], [(8, 17), (12,20)], [(8, 17), (13,14)], [(8, 17), (14,15)], [(8, 17), (15,16)], [(8, 17), (18,19)], [(8, 17), (18,20)], [(8, 17), (19,28)], [(8, 17), (20,21)], [(8, 17), (43,44)], [(8, 17), (6,8)], [(8, 17), (7,9)], [(9, 10), (11,12)], [(9, 10), (11,16)], [(9, 10), (12,13)], [(9, 10), (12,20)], [(9, 10), (13,14)], [(9, 10), (14,15)], [(9, 10), (15,16)], [(9, 10), (18,19)], [(9, 10), (18,20)], [(9, 10), (19,28)], [(9, 10), (20,21)], [(9, 10), (43,44)], [(9, 10), (6,8)], [(9, 10), (7,9)], [(9, 10), (8,17)]</text:p>
          </table:table-cell>
          <table:table-cell table:style-name="ce1" office:value-type="float" office:value="258" calcext:value-type="float">
            <text:p>258</text:p>
          </table:table-cell>
          <table:table-cell office:value-type="string" calcext:value-type="string">
            <text:p>[[[0, 9], [6, 8]], [[0, 9], [7, 8]], [[0, 9], [7, 44]], [[0, 9], [8, 17]], [[0, 9], [10, 11]], [[0, 9], [10, 14]], [[0, 9], [11, 12]], [[0, 9], [11, 16]], [[0, 9], [12, 13]], [[0, 9], [12, 20]], [[0, 9], [13, 14]], [[0, 9], [13, 17]], [[0, 9], [14, 15]], [[0, 9], [15, 16]], [[0, 9], [15, 19]], [[0, 9], [16, 17]], [[0, 9], [18, 19]], [[0, 9], [18, 20]], [[0, 9], [18, 44]], [[0, 9], [19, 28]], [[0, 9], [20, 21]], [[0, 9], [43, 44]], [[6, 8], [7, 9]], [[6, 8], [7, 44]], [[6, 8], [9, 10]], [[6, 8], [10, 11]], [[6, 8], [10, 14]], [[6, 8], [11, 12]], [[6, 8], [11, 16]], [[6, 8], [12, 13]], [[6, 8], [12, 20]], [[6, 8], [13, 14]], [[6, 8], [13, 17]], [[6, 8], [14, 15]], [[6, 8], [15, 16]], [[6, 8], [15, 19]], [[6, 8], [16, 17]], [[6, 8], [18, 19]], [[6, 8], [18, 20]], [[6, 8], [18, 44]], [[6, 8], [19, 28]], [[6, 8], [20, 21]], [[6, 8], [43, 44]], [[7, 8], [9, 10]], [[7, 8], [10, 11]], [[7, 8], [10, 14]], [[7, 8], [11, 12]], [[7, 8], [11, 16]], [[7, 8], [12, 13]], [[7, 8], [12, 20]], [[7, 8], [13, 14]], [[7, 8], [13, 17]], [[7, 8], [14, 15]], [[7, 8], [15, 16]], [[7, 8], [15, 19]], [[7, 8], [16, 17]], [[7, 8], [18, 19]], [[7, 8], [18, 20]], [[7, 8], [18, 44]], [[7, 8], [19, 28]], [[7, 8], [20, 21]], [[7, 8], [43, 44]], [[7, 9], [8, 17]], [[7, 9], [10, 11]], [[7, 9], [10, 14]], [[7, 9], [11, 12]], [[7, 9], [11, 16]], [[7, 9], [12, 13]], [[7, 9], [12, 20]], [[7, 9], [13, 14]], [[7, 9], [13, 17]], [[7, 9], [14, 15]], [[7, 9], [15, 16]], [[7, 9], [15, 19]], [[7, 9], [16, 17]], [[7, 9], [18, 19]], [[7, 9], [18, 20]], [[7, 9], [18, 44]], [[7, 9], [19, 28]], [[7, 9], [20, 21]], [[7, 9], [43, 44]], [[7, 44], [8, 17]], [[7, 44], [9, 10]], [[7, 44], [10, 11]], [[7, 44], [10, 14]], [[7, 44], [11, 12]], [[7, 44], [11, 16]], [[7, 44], [12, 13]], [[7, 44], [12, 20]], [[7, 44], [13, 14]], [[7, 44], [13, 17]], [[7, 44], [14, 15]], [[7, 44], [15, 16]], [[7, 44], [15, 19]], [[7, 44], [16, 17]], [[7, 44], [18, 19]], [[7, 44], [18, 20]], [[7, 44], [19, 28]], [[7, 44], [20, 21]], [[8, 17], [9, 10]], [[8, 17], [10, 11]], [[8, 17], [10, 14]], [[8, 17], [11, 12]], [[8, 17], [11, 16]], [[8, 17], [12, 13]], [[8, 17], [12, 20]], [[8, 17], [13, 14]], [[8, 17], [14, 15]], [[8, 17], [15, 16]], [[8, 17], [15, 19]], [[8, 17], [18, 19]], [[8, 17], [18, 20]], [[8, 17], [18, 44]], [[8, 17], [19, 28]], [[8, 17], [20, 21]], [[8, 17], [43, 44]], [[9, 10], [11, 12]], [[9, 10], [11, 16]], [[9, 10], [12, 13]], [[9, 10], [12, 20]], [[9, 10], [13, 14]], [[9, 10], [13, 17]], [[9, 10], [14, 15]], [[9, 10], [15, 16]], [[9, 10], [15, 19]], [[9, 10], [16, 17]], [[9, 10], [18, 19]], [[9, 10], [18, 20]], [[9, 10], [18, 44]], [[9, 10], [19, 28]], [[9, 10], [20, 21]], [[9, 10], [43, 44]], [[10, 11], [12, 13]], [[10, 11], [12, 20]], [[10, 11], [13, 14]], [[10, 11], [13, 17]], [[10, 11], [14, 15]], [[10, 11], [15, 16]], [[10, 11], [15, 19]], [[10, 11], [16, 17]], [[10, 11], [18, 19]], [[10, 11], [18, 20]], [[10, 11], [18, 44]], [[10, 11], [19, 28]], [[10, 11], [20, 21]], [[10, 11], [43, 44]], [[10, 14], [11, 12]], [[10, 14], [11, 16]], [[10, 14], [12, 13]], [[10, 14], [12, 20]], [[10, 14], [13, 17]], [[10, 14], [15, 16]], [[10, 14], [15, 19]], [[10, 14], [16, 17]], [[10, 14], [18, 19]], [[10, 14], [18, 20]], [[10, 14], [18, 44]], [[10, 14], [19, 28]], [[10, 14], [20, 21]], [[10, 14], [43, 44]], [[11, 12], [13, 14]], [[11, 12], [13, 17]], [[11, 12], [14, 15]], [[11, 12], [15, 16]], [[11, 12], [15, 19]], [[11, 12], [16, 17]], [[11, 12], [18, 19]], [[11, 12], [18, 20]], [[11, 12], [18, 44]], [[11, 12], [19, 28]], [[11, 12], [20, 21]], [[11, 12], [43, 44]], [[11, 16], [12, 13]], [[11, 16], [12, 20]], [[11, 16], [13, 14]], [[11, 16], [13, 17]], [[11, 16], [14, 15]], [[11, 16], [15, 19]], [[11, 16], [18, 19]], [[11, 16], [18, 20]], [[11, 16], [18, 44]], [[11, 16], [19, 28]], [[11, 16], [20, 21]], [[11, 16], [43, 44]], [[12, 13], [14, 15]], [[12, 13], [15, 16]], [[12, 13], [15, 19]], [[12, 13], [16, 17]], [[12, 13], [18, 19]], [[12, 13], [18, 20]], [[12, 13], [18, 44]], [[12, 13], [19, 28]], [[12, 13], [20, 21]], [[12, 13], [43, 44]], [[12, 20], [13, 14]], [[12, 20], [13, 17]], [[12, 20], [14, 15]], [[12, 20], [15, 16]], [[12, 20], [15, 19]], [[12, 20], [16, 17]], [[12, 20], [18, 19]], [[12, 20], [18, 44]], [[12, 20], [19, 28]], [[12, 20], [43, 44]], [[13, 14], [15, 16]], [[13, 14], [15, 19]], [[13, 14], [16, 17]], [[13, 14], [18, 19]], [[13, 14], [18, 20]], [[13, 14], [18, 44]], [[13, 14], [19, 28]], [[13, 14], [20, 21]], [[13, 14], [43, 44]], [[13, 17], [14, 15]], [[13, 17], [15, 16]], [[13, 17], [15, 19]], [[13, 17], [18, 19]], [[13, 17], [18, 20]], [[13, 17], [18, 44]], [[13, 17], [19, 28]], [[13, 17], [20, 21]], [[13, 17], [43, 44]], [[14, 15], [16, 17]], [[14, 15], [18, 19]], [[14, 15], [18, 20]], [[14, 15], [18, 44]], [[14, 15], [19, 28]], [[14, 15], [20, 21]], [[14, 15], [43, 44]], [[15, 16], [18, 19]], [[15, 16], [18, 20]], [[15, 16], [18, 44]], [[15, 16], [19, 28]], [[15, 16], [20, 21]], [[15, 16], [43, 44]], [[15, 19], [16, 17]], [[15, 19], [18, 20]], [[15, 19], [18, 44]], [[15, 19], [20, 21]], [[15, 19], [43, 44]], [[16, 17], [18, 19]], [[16, 17], [18, 20]], [[16, 17], [18, 44]], [[16, 17], [19, 28]], [[16, 17], [20, 21]], [[16, 17], [43, 44]], [[18, 19], [20, 21]], [[18, 19], [43, 44]], [[18, 20], [19, 28]], [[18, 20], [43, 44]], [[18, 44], [19, 28]], [[18, 44], [20, 21]], [[19, 28], [20, 21]], [[19, 28], [43, 44]], [[20, 21], [43, 44]], [[23, 31], [26, 30]], [[34, 42], [43, 44]], [[37, 41], [43, 44]]]</text:p>
          </table:table-cell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DIS4A.54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, 12, 23, 34, 37, 39, 41, 42, 45, 47, 49, 5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office:value-type="float" office:value="36" calcext:value-type="float">
            <text:p>36</text:p>
          </table:table-cell>
          <table:table-cell office:value-type="string" calcext:value-type="string">
            <text:p>[(0, 1), (1,2)], [(0, 1), (1,33)], [(1, 33), (1,2)], [(12, 13), (11,12)], [(12, 33), (11,12)], [(12, 33), (12,13)], [(22, 23), (23,24)], [(23, 33), (22,23)], [(23, 33), (23,24)], [(34, 35), (34,50)], [(34, 38), (34,35)], [(34, 38), (34,50)], [(35, 41), (0,41)], [(36, 37), (37,45)], [(36, 39), (39,53)], [(37, 38), (36,37)], [(37, 38), (37,45)], [(39, 40), (36,39)], [(39, 40), (39,53)], [(40, 41), (0,41)], [(40, 41), (35,41)], [(42, 43), (42,46)], [(42, 43), (42,52)], [(42, 52), (42,46)], [(43, 49), (2,49)], [(43, 49), (48,49)], [(44, 45), (37,45)], [(44, 45), (45,46)], [(44, 47), (47,53)], [(45, 46), (37,45)], [(47, 48), (44,47)], [(47, 48), (47,53)], [(48, 49), (2,49)], [(50, 51), (51,52)], [(51, 53), (50,51)], [(51, 53), (51,52)]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DIS4A.56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4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DIS4A.58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4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DIS4B.58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4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DIS5A.56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, 12, 23, 34, 37, 39, 41, 43, 45, 47, 49, 54, 5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office:value-type="float" office:value="39" calcext:value-type="float">
            <text:p>39</text:p>
          </table:table-cell>
          <table:table-cell office:value-type="string" calcext:value-type="string">
            <text:p><text:s/>[(0, 1), (1,2)], [(0, 1), (1,33)], [(0, 55), (48,55)], [(0, 55), (52,55)], [(1, 33), (1,2)], [(12, 13), (11,12)], [(12, 33), (11,12)], [(12, 33), (12,13)], [(22, 23), (23,24)], [(23, 33), (22,23)], [(23, 33), (23,24)], [(34, 38), (34,35)], [(34, 38), (34,52)], [(34, 52), (34,35)], [(35, 41), (41,42)], [(36, 37), (37,46)], [(36, 39), (39,53)], [(37, 38), (36,37)], [(37, 38), (37,46)], [(39, 40), (36,39)], [(39, 40), (39,53)], [(40, 41), (35,41)], [(40, 41), (41,42)], [(42, 43), (43,44)], [(42, 43), (43,51)], [(43, 51), (43,44)], [(44, 45), (45,46)], [(44, 45), (45,50)], [(44, 54), (2,54)], [(45, 46), (45,50)], [(47, 48), (46,47)], [(47, 48), (47,51)], [(47, 51), (46,47)], [(48, 49), (42,49)], [(48, 49), (49,50)], [(49, 50), (42,49)], [(52, 55), (48,55)], [(53, 54), (2,54)], [(53, 54), (44,54)]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DIS5A.58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, 12, 23, 34, 37, 39, 41, 43, 45, 47, 49, 54, 55, 57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office:value-type="float" office:value="42" calcext:value-type="float">
            <text:p>42</text:p>
          </table:table-cell>
          <table:table-cell office:value-type="string" calcext:value-type="string">
            <text:p>[(0, 1), (1,2)], [(0, 1), (1,33)], [(0, 55), (52,55)], [(0, 55), (55,56)], [(1, 33), (1,2)], [(12, 13), (11,12)], [(12, 33), (11,12)], [(12, 33), (12,13)], [(22, 23), (23,24)], [(23, 33), (22,23)], [(23, 33), (23,24)], [(34, 38), (34,35)], [(34, 38), (34,52)], [(34, 52), (34,35)], [(35, 41), (41,42)], [(36, 37), (37,46)], [(36, 39), (39,53)], [(37, 38), (36,37)], [(37, 38), (37,46)], [(39, 40), (36,39)], [(39, 40), (39,53)], [(40, 41), (35,41)], [(40, 41), (41,42)], [(42, 43), (43,44)], [(42, 43), (43,51)], [(43, 51), (43,44)], [(44, 45), (45,46)], [(44, 45), (45,50)], [(45, 46), (45,50)], [(47, 48), (46,47)], [(47, 48), (47,51)], [(47, 51), (46,47)], [(48, 49), (42,49)], [(48, 49), (49,50)], [(48, 57), (2,57)], [(48, 57), (56,57)], [(49, 50), (42,49)], [(52, 55), (55,56)], [(53, 54), (44,54)], [(54, 56), (44,54)], [(54, 56), (53,54)], [(56, 57), (2,57)]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DIS5B.56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, 12, 23, 34, 37, 39, 41, 43, 45, 47, 49, 54, 5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office:value-type="float" office:value="39" calcext:value-type="float">
            <text:p>39</text:p>
          </table:table-cell>
          <table:table-cell office:value-type="string" calcext:value-type="string">
            <text:p>[(0, 1), (1,2)], [(0, 1), (1,33)], [(0, 55), (48,55)], [(0, 55), (53,55)], [(1, 33), (1,2)], [(12, 13), (11,12)], [(12, 33), (11,12)], [(12, 33), (12,13)], [(22, 23), (23,24)], [(23, 33), (22,23)], [(23, 33), (23,24)], [(34, 38), (34,35)], [(34, 38), (34,52)], [(34, 52), (34,35)], [(35, 41), (41,42)], [(36, 37), (37,46)], [(36, 39), (39,53)], [(37, 38), (36,37)], [(37, 38), (37,46)], [(39, 40), (36,39)], [(39, 40), (39,53)], [(40, 41), (35,41)], [(40, 41), (41,42)], [(42, 43), (43,44)], [(42, 43), (43,51)], [(43, 51), (43,44)], [(44, 45), (45,46)], [(44, 45), (45,50)], [(44, 54), (2,54)], [(45, 46), (45,50)], [(47, 48), (46,47)], [(47, 48), (47,51)], [(47, 51), (46,47)], [(48, 49), (42,49)], [(48, 49), (49,50)], [(48, 55), (53,55)], [(49, 50), (42,49)], [(52, 54), (2,54)], [(52, 54), (44,54)]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DIS5B.58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, 12, 23, 34, 37, 39, 41, 43, 45, 47, 49, 54, 55, 57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office:value-type="float" office:value="42" calcext:value-type="float">
            <text:p>42</text:p>
          </table:table-cell>
          <table:table-cell table:style-name="ce23" office:value-type="string" calcext:value-type="string">
            <text:p>[(0, 1), (1,2)], [(0, 1), (1,33)], [(0, 55), (53,55)], [(0, 55), (55,56)], [(1, 33), (1,2)], [(12, 13), (11,12)], [(12, 33), (11,12)], [(12, 33), (12,13)], [(22, 23), (23,24)], [(23, 33), (22,23)], [(23, 33), (23,24)], [(34, 38), (34,35)], [(34, 38), (34,52)], [(34, 52), (34,35)], [(35, 41), (41,42)], [(36, 37), (37,46)], [(36, 39), (39,53)], [(37, 38), (36,37)], [(37, 38), (37,46)], [(39, 40), (36,39)], [(39, 40), (39,53)], [(40, 41), (35,41)], [(40, 41), (41,42)], [(42, 43), (43,44)], [(42, 43), (43,51)], [(43, 51), (43,44)], [(44, 45), (45,46)], [(44, 45), (45,50)], [(45, 46), (45,50)], [(47, 48), (46,47)], [(47, 48), (47,51)], [(47, 51), (46,47)], [(48, 49), (42,49)], [(48, 49), (49,50)], [(48, 57), (2,57)], [(48, 57), (56,57)], [(49, 50), (42,49)], [(52, 54), (44,54)], [(54, 56), (44,54)], [(54, 56), (52,54)], [(55, 56), (53,55)], [(56, 57), (2,57)]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DIS6A.56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4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DIS6B.56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4"/>
          <table:table-cell table:style-name="ce19"/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HED0A.44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, 2, 4, 7, 9, 20, 31, 34, 37, 39, 41, 42, 4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office:value-type="float" office:value="39" calcext:value-type="float">
            <text:p>39</text:p>
          </table:table-cell>
          <table:table-cell office:value-type="string" calcext:value-type="string">
            <text:p>[(0, 1), (0,42)], [(0, 1), (0,6)], [(0, 42), (0,6)], [(0, 42), (41,42)], [(0, 42), (42,43)], [(1, 2), (2,10)], [(19, 20), (20,21)], [(19, 20), (20,33)], [(2, 3), (1,2)], [(2, 3), (2,10)], [(20, 21), (20,33)], [(31, 32), (30,31)], [(31, 32), (31,33)], [(31, 33), (30,31)], [(32, 34), (34,35)], [(34, 38), (32,34)], [(34, 38), (34,35)], [(35, 41), (41,42)], [(36, 37), (37,43)], [(36, 39), (30,39)], [(37, 38), (36,37)], [(37, 38), (37,43)], [(39, 40), (30,39)], [(39, 40), (36,39)], [(4, 43), (3,4)], [(4, 43), (37,43)], [(4, 5), (3,4)], [(4, 5), (4,43)], [(40, 41), (35,41)], [(40, 41), (41,42)], [(42, 43), (37,43)], [(42, 43), (4,43)], [(42, 43), (41,42)], [(5, 7), (6,7)], [(7, 8), (5,7)], [(7, 8), (6,7)], [(8, 9), (9,10)], [(9, 33), (8,9)], [(9, 33), (9,10)]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[[[9, 33], [42, 43]], [[31, 33], [42, 43]]]</text:p>
          </table:table-cell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HED1A.52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, 2, 4, 7, 9, 20, 31, 34, 37, 39, 41, 43, 45, 47, 49, 50, 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43,47), (43,51), (45,49), (45,50), (47,51), (49,50)</text:p>
          </table:table-cell>
          <table:table-cell table:style-name="ce19" office:value-type="float" office:value="79" calcext:value-type="float">
            <text:p>79</text:p>
          </table:table-cell>
          <table:table-cell office:value-type="string" calcext:value-type="string">
            <text:p>[(0, 1), (0,44)], [(0, 1), (0,6)], [(0, 44), (0,6)], [(1, 2), (2,10)], [(19, 20), (20,21)], [(19, 20), (20,33)], [(2, 3), (1,2)], [(2, 3), (2,10)], [(20, 21), (20,33)], [(3, 4), (4,48)], [(31, 32), (30,31)], [(31, 32), (31,33)], [(31, 33), (30,31)], [(32, 34), (34,35)], [(34, 38), (32,34)], [(34, 38), (34,35)], [(35, 41), (41,42)], [(36, 37), (37,46)], [(36, 39), (30,39)], [(37, 38), (36,37)], [(37, 38), (37,46)], [(39, 40), (30,39)], [(39, 40), (36,39)], [(4, 5), (3,4)], [(4, 5), (4,48)], [(40, 41), (35,41)], [(40, 41), (41,42)], [(42, 43), (43,44)], [(42, 43), (43,51)], [(42, 43), (46,47)], [(42, 43), (47,51)], [(42, 43), (50,51)], [(42, 49), (45,50)], [(43, 51), (43,44)], [(43, 51), (46,47)], [(43, 51), (47,51)], [(44, 45), (42,49)], [(44, 45), (45,46)], [(44, 45), (45,50)], [(44, 45), (48,49)], [(44, 45), (49,50)], [(44, 45), (50,51)], [(45, 46), (42,49)], [(45, 46), (45,50)], [(45, 46), (48,49)], [(45, 46), (49,50)], [(45, 46), (50,51)], [(46, 47), (43,44)], [(47, 48), (42,43)], [(47, 48), (43,44)], [(47, 48), (43,51)], [(47, 48), (46,47)], [(47, 48), (47,51)], [(47, 48), (50,51)], [(47, 51), (43,44)], [(47, 51), (46,47)], [(48, 49), (42,49)], [(48, 49), (45,50)], [(48, 49), (49,50)], [(49, 50), (42,49)], [(49, 50), (45,50)], [(5, 7), (6,7)], [(50, 51), (0,44)], [(50, 51), (37,46)], [(50, 51), (4,48)], [(50, 51), (41,42)], [(50, 51), (42,49)], [(50, 51), (43,44)], [(50, 51), (43,51)], [(50, 51), (45,50)], [(50, 51), (46,47)], [(50, 51), (47,51)], [(50, 51), (48,49)], [(50, 51), (49,50)], [(7, 8), (5,7)], [(7, 8), (6,7)], [(8, 9), (9,10)], [(9, 33), (8,9)], [(9, 33), (9,10)]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[[[0, 44], [50, 51]], [[4, 48], [50, 51]], [[9, 33], [50, 51]], [[31, 33], [50, 51]], [[37, 46], [50, 51]], [[41, 42], [50, 51]], [[42, 43], [46, 47]], [[42, 43], [47, 48]], [[42, 43], [47, 51]], [[42, 43], [50, 51]], [[42, 49], [44, 45]], [[42, 49], [45, 46]], [[42, 49], [45, 50]], [[42, 49], [50, 51]], [[43, 44], [46, 47]], [[43, 44], [47, 48]], [[43, 44], [47, 51]], [[43, 44], [50, 51]], [[43, 51], [46, 47]], [[43, 51], [47, 48]], [[44, 45], [48, 49]], [[44, 45], [49, 50]], [[44, 45], [50, 51]], [[45, 46], [48, 49]], [[45, 46], [49, 50]], [[45, 46], [50, 51]], [[45, 50], [48, 49]], [[46, 47], [50, 51]], [[47, 48], [50, 51]], [[48, 49], [50, 51]]]</text:p>
          </table:table-cell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HED1B.52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, 2, 4, 7, 9, 20, 31, 34, 37, 39, 41, 43, 45, 47, 49, 50, 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(43,47), (43,51), (45,49), (45,50), (47,51), (49,50)</text:p>
          </table:table-cell>
          <table:table-cell table:style-name="ce19" office:value-type="float" office:value="79" calcext:value-type="float">
            <text:p>79</text:p>
          </table:table-cell>
          <table:table-cell office:value-type="string" calcext:value-type="string">
            <text:p>[(0, 1), (0,48)], [(0, 1), (0,6)], [(0, 48), (0,6)], [(0, 48), (50,51)], [(1, 2), (2,10)], [(19, 20), (20,21)], [(19, 20), (20,33)], [(2, 3), (1,2)], [(2, 3), (2,10)], [(20, 21), (20,33)], [(31, 32), (30,31)], [(31, 32), (31,33)], [(31, 33), (30,31)], [(32, 34), (34,35)], [(34, 38), (32,34)], [(34, 38), (34,35)], [(35, 41), (41,42)], [(36, 37), (37,46)], [(36, 39), (30,39)], [(37, 38), (36,37)], [(37, 38), (37,46)], [(39, 40), (30,39)], [(39, 40), (36,39)], [(4, 44), (3,4)], [(4, 44), (4,5)], [(4, 44), (50,51)], [(4, 5), (3,4)], [(40, 41), (35,41)], [(40, 41), (41,42)], [(42, 43), (43,44)], [(42, 43), (43,51)], [(42, 43), (46,47)], [(42, 43), (47,51)], [(42, 43), (50,51)], [(42, 49), (45,50)], [(43, 51), (43,44)], [(43, 51), (46,47)], [(43, 51), (47,51)], [(44, 45), (42,49)], [(44, 45), (45,46)], [(44, 45), (45,50)], [(44, 45), (48,49)], [(44, 45), (49,50)], [(44, 45), (50,51)], [(45, 46), (42,49)], [(45, 46), (45,50)], [(45, 46), (48,49)], [(45, 46), (49,50)], [(45, 46), (50,51)], [(46, 47), (43,44)], [(47, 48), (42,43)], [(47, 48), (43,44)], [(47, 48), (43,51)], [(47, 48), (46,47)], [(47, 48), (47,51)], [(47, 48), (50,51)], [(47, 51), (43,44)], [(47, 51), (46,47)], [(48, 49), (42,49)], [(48, 49), (45,50)], [(48, 49), (49,50)], [(49, 50), (42,49)], [(49, 50), (45,50)], [(5, 7), (6,7)], [(50, 51), (37,46)], [(50, 51), (41,42)], [(50, 51), (42,49)], [(50, 51), (43,44)], [(50, 51), (43,51)], [(50, 51), (45,50)], [(50, 51), (46,47)], [(50, 51), (47,51)], [(50, 51), (48,49)], [(50, 51), (49,50)], [(7, 8), (5,7)], [(7, 8), (6,7)], [(8, 9), (9,10)], [(9, 33), (8,9)], [(9, 33), (9,10)]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[[[0, 48], [50, 51]], [[4, 44], [50, 51]], [[9, 33], [50, 51]], [[31, 33], [50, 51]], [[37, 46], [50, 51]], [[41, 42], [50, 51]], [[42, 43], [46, 47]], [[42, 43], [47, 48]], [[42, 43], [47, 51]], [[42, 43], [50, 51]], [[42, 49], [44, 45]], [[42, 49], [45, 46]], [[42, 49], [45, 50]], [[42, 49], [50, 51]], [[43, 44], [46, 47]], [[43, 44], [47, 48]], [[43, 44], [47, 51]], [[43, 44], [50, 51]], [[43, 51], [46, 47]], [[43, 51], [47, 48]], [[44, 45], [48, 49]], [[44, 45], [49, 50]], [[44, 45], [50, 51]], [[45, 46], [48, 49]], [[45, 46], [49, 50]], [[45, 46], [50, 51]], [[45, 50], [48, 49]], [[46, 47], [50, 51]], [[47, 48], [50, 51]], [[48, 49], [50, 51]]]</text:p>
          </table:table-cell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HED2A.54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, 2, 4, 7, 9, 20, 31, 34, 37, 39, 41, 43, 45, 46, 47, 48, 49, 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45,46), (45,47), (45,48), (45,49), (46,47), (46,48), (46,49), (47,48), (47,49), (48,49)</text:p>
          </table:table-cell>
          <table:table-cell table:style-name="ce19" office:value-type="float" office:value="84" calcext:value-type="float">
            <text:p>84</text:p>
          </table:table-cell>
          <table:table-cell office:value-type="string" calcext:value-type="string">
            <text:p>[(0, 1), (0,53)], [(0, 1), (0,6)], [(0, 53), (0,6)], [(1, 2), (2,10)], [(19, 20), (20,21)], [(19, 20), (20,33)], [(2, 3), (1,2)], [(2, 3), (2,10)], [(20, 21), (20,33)], [(31, 32), (30,31)], [(31, 32), (31,33)], [(31, 33), (30,31)], [(32, 34), (34,35)], [(34, 38), (32,34)], [(34, 38), (34,35)], [(35, 41), (41,42)], [(36, 37), (37,44)], [(36, 39), (30,39)], [(37, 38), (36,37)], [(37, 38), (37,44)], [(39, 40), (30,39)], [(39, 40), (36,39)], [(4, 5), (3,4)], [(4, 52), (3,4)], [(4, 52), (4,5)], [(40, 41), (35,41)], [(40, 41), (41,42)], [(42, 43), (43,44)], [(42, 43), (43,50)], [(43, 50), (43,44)], [(44, 45), (42,46)], [(44, 45), (45,46)], [(44, 45), (45,49)], [(44, 45), (46,47)], [(44, 45), (47,53)], [(44, 45), (48,49)], [(44, 45), (48,52)], [(44, 45), (49,50)], [(45, 46), (42,46)], [(45, 46), (46,47)], [(45, 46), (47,53)], [(45, 46), (48,49)], [(45, 46), (48,52)], [(45, 46), (49,50)], [(45, 49), (42,46)], [(45, 49), (45,46)], [(45, 49), (46,47)], [(45, 49), (47,53)], [(45, 49), (48,49)], [(45, 49), (48,52)], [(45, 49), (49,50)], [(46, 47), (42,46)], [(46, 47), (47,53)], [(46, 47), (48,52)], [(46, 47), (49,50)], [(47, 48), (42,46)], [(47, 48), (44,45)], [(47, 48), (45,46)], [(47, 48), (45,49)], [(47, 48), (46,47)], [(47, 48), (47,53)], [(47, 48), (48,49)], [(47, 48), (48,52)], [(47, 48), (49,50)], [(47, 53), (42,46)], [(48, 49), (42,46)], [(48, 49), (46,47)], [(48, 49), (47,53)], [(48, 49), (48,52)], [(48, 49), (49,50)], [(48, 52), (42,46)], [(48, 52), (47,53)], [(49, 50), (42,46)], [(49, 50), (47,53)], [(49, 50), (48,52)], [(5, 7), (6,7)], [(50, 51), (51,52)], [(51, 53), (50,51)], [(51, 53), (51,52)], [(7, 8), (5,7)], [(7, 8), (6,7)], [(8, 9), (9,10)], [(9, 33), (8,9)], [(9, 33), (9,10)]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[[[42, 46], [44, 45]], [[42, 46], [45, 49]], [[42, 46], [47, 48]], [[42, 46], [47, 53]], [[42, 46], [48, 49]], [[42, 46], [48, 52]], [[42, 46], [49, 50]], [[44, 45], [46, 47]], [[44, 45], [47, 48]], [[44, 45], [47, 53]], [[44, 45], [48, 49]], [[44, 45], [48, 52]], [[44, 45], [49, 50]], [[45, 46], [47, 48]], [[45, 46], [47, 53]], [[45, 46], [48, 49]], [[45, 46], [48, 52]], [[45, 46], [49, 50]], [[45, 49], [46, 47]], [[45, 49], [47, 48]], [[45, 49], [47, 53]], [[45, 49], [48, 52]], [[46, 47], [48, 49]], [[46, 47], [48, 52]], [[46, 47], [49, 50]], [[47, 48], [49, 50]], [[47, 53], [48, 49]], [[47, 53], [48, 52]], [[47, 53], [49, 50]], [[48, 52], [49, 50]]]</text:p>
          </table:table-cell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HED3A.54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, 2, 4, 7, 9, 20, 31, 34, 37, 39, 41, 42, 43, 44, 45, 46, 47, 48, 49, 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42,43), (42,44), (42,45), (42,46), (42,47), (42,48), (42,49), (43,44), (43,45), (43,46), (43,47), (43,48), (43,49), (44,45), (44,46), (44,47), (44,48), (44,49), (45,46), (45,47), (45,48), (45,49), (46,47), (46,48), (46,49), (47,48), (47,49), (48,49)</text:p>
          </table:table-cell>
          <table:table-cell table:style-name="ce19" office:value-type="float" office:value="127" calcext:value-type="float">
            <text:p>127</text:p>
          </table:table-cell>
          <table:table-cell office:value-type="string" calcext:value-type="string">
            <text:p>[(0, 1), (0,52)], [(0, 1), (0,6)], [(0, 52), (0,6)], [(1, 2), (2,10)], [(19, 20), (20,21)], [(19, 20), (20,33)], [(2, 3), (1,2)], [(2, 3), (2,10)], [(20, 21), (20,33)], [(31, 32), (30,31)], [(31, 32), (31,33)], [(31, 33), (30,31)], [(32, 34), (34,35)], [(34, 38), (32,34)], [(34, 38), (34,35)], [(35, 41), (41,42)], [(36, 37), (37,53)], [(36, 39), (30,39)], [(37, 38), (36,37)], [(37, 38), (37,53)], [(39, 40), (30,39)], [(39, 40), (36,39)], [(4, 5), (3,4)], [(4, 5), (4,50)], [(4, 50), (3,4)], [(40, 41), (35,41)], [(40, 41), (41,42)], [(41, 42), (2,10)], [(41, 42), (43,44)], [(41, 42), (44,52)], [(42, 43), (41,42)], [(42, 43), (43,44)], [(42, 43), (43,48)], [(42, 43), (44,46)], [(42, 43), (44,52)], [(42, 43), (45,46)], [(42, 43), (46,47)], [(42, 43), (47,53)], [(42, 43), (48,49)], [(42, 43), (49,50)], [(42, 45), (41,42)], [(42, 45), (42,43)], [(42, 45), (43,44)], [(42, 45), (43,48)], [(42, 45), (44,46)], [(42, 45), (44,52)], [(42, 45), (45,46)], [(42, 45), (45,49)], [(42, 45), (46,47)], [(42, 45), (47,53)], [(42, 45), (48,49)], [(42, 45), (49,50)], [(43, 44), (44,52)], [(43, 48), (41,42)], [(43, 48), (43,44)], [(43, 48), (44,46)], [(43, 48), (44,52)], [(43, 48), (46,47)], [(43, 48), (47,53)], [(43, 48), (49,50)], [(44, 46), (41,42)], [(44, 46), (43,44)], [(44, 46), (44,52)], [(44, 46), (47,53)], [(45, 46), (41,42)], [(45, 46), (43,44)], [(45, 46), (43,48)], [(45, 46), (44,46)], [(45, 46), (44,52)], [(45, 46), (46,47)], [(45, 46), (47,53)], [(45, 46), (48,49)], [(45, 46), (49,50)], [(45, 49), (41,42)], [(45, 49), (42,43)], [(45, 49), (43,44)], [(45, 49), (43,48)], [(45, 49), (44,46)], [(45, 49), (44,52)], [(45, 49), (45,46)], [(45, 49), (46,47)], [(45, 49), (47,53)], [(45, 49), (48,49)], [(45, 49), (49,50)], [(46, 47), (41,42)], [(46, 47), (43,44)], [(46, 47), (44,46)], [(46, 47), (44,52)], [(46, 47), (47,53)], [(46, 47), (49,50)], [(47, 48), (41,42)], [(47, 48), (42,43)], [(47, 48), (42,45)], [(47, 48), (43,44)], [(47, 48), (43,48)], [(47, 48), (44,46)], [(47, 48), (44,52)], [(47, 48), (45,46)], [(47, 48), (45,49)], [(47, 48), (46,47)], [(47, 48), (47,53)], [(47, 48), (48,49)], [(47, 48), (49,50)], [(47, 53), (41,42)], [(47, 53), (43,44)], [(47, 53), (44,52)], [(48, 49), (41,42)], [(48, 49), (43,44)], [(48, 49), (43,48)], [(48, 49), (44,46)], [(48, 49), (44,52)], [(48, 49), (46,47)], [(48, 49), (47,53)], [(48, 49), (49,50)], [(49, 50), (41,42)], [(49, 50), (43,44)], [(49, 50), (44,46)], [(49, 50), (44,52)], [(49, 50), (47,53)], [(5, 7), (6,7)], [(50, 51), (51,52)], [(51, 53), (50,51)], [(51, 53), (51,52)], [(7, 8), (41,42)], [(7, 8), (5,7)], [(7, 8), (6,7)], [(8, 9), (9,10)], [(9, 33), (8,9)], [(9, 33), (9,10)]</text:p>
          </table:table-cell>
          <table:table-cell table:style-name="ce1" office:value-type="float" office:value="69" calcext:value-type="float">
            <text:p>69</text:p>
          </table:table-cell>
          <table:table-cell office:value-type="string" calcext:value-type="string">
            <text:p>[[[2, 10], [41, 42]], [[7, 8], [41, 42]], [[41, 42], [43, 44]], [[41, 42], [43, 48]], [[41, 42], [44, 46]], [[41, 42], [44, 52]], [[41, 42], [45, 46]], [[41, 42], [45, 49]], [[41, 42], [46, 47]], [[41, 42], [47, 48]], [[41, 42], [47, 53]], [[41, 42], [48, 49]], [[41, 42], [49, 50]], [[42, 43], [44, 46]], [[42, 43], [44, 52]], [[42, 43], [45, 46]], [[42, 43], [45, 49]], [[42, 43], [46, 47]], [[42, 43], [47, 48]], [[42, 43], [47, 53]], [[42, 43], [48, 49]], [[42, 43], [49, 50]], [[42, 45], [43, 44]], [[42, 45], [43, 48]], [[42, 45], [44, 46]], [[42, 45], [44, 52]], [[42, 45], [46, 47]], [[42, 45], [47, 48]], [[42, 45], [47, 53]], [[42, 45], [48, 49]], [[42, 45], [49, 50]], [[43, 44], [45, 46]], [[43, 44], [45, 49]], [[43, 44], [46, 47]], [[43, 44], [47, 48]], [[43, 44], [47, 53]], [[43, 44], [48, 49]], [[43, 44], [49, 50]], [[43, 48], [44, 46]], [[43, 48], [44, 52]], [[43, 48], [45, 46]], [[43, 48], [45, 49]], [[43, 48], [46, 47]], [[43, 48], [47, 53]], [[43, 48], [49, 50]], [[44, 46], [45, 49]], [[44, 46], [47, 48]], [[44, 46], [47, 53]], [[44, 46], [48, 49]], [[44, 46], [49, 50]], [[44, 52], [45, 46]], [[44, 52], [45, 49]], [[44, 52], [46, 47]], [[44, 52], [47, 48]], [[44, 52], [47, 53]], [[44, 52], [48, 49]], [[44, 52], [49, 50]], [[45, 46], [47, 48]], [[45, 46], [47, 53]], [[45, 46], [48, 49]], [[45, 46], [49, 50]], [[45, 49], [46, 47]], [[45, 49], [47, 48]], [[45, 49], [47, 53]], [[46, 47], [48, 49]], [[46, 47], [49, 50]], [[47, 48], [49, 50]], [[47, 53], [48, 49]], [[47, 53], [49, 50]]]</text:p>
          </table:table-cell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HED4A.56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, 2, 4, 7, 9, 20, 31, 34, 37, 39, 41, 43, 45, 46, 47, 48, 49, 51, 53, 5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45,46), (45,47), (45,48), (45,49), (45,53), (45,54), (46,47), (46,48), (46,49), (46,53), (46,54), (47,48), (47,49), (47,53), (47,54), (48,49), (48,53), (48,54), (49,53), (49,54), (53,54)</text:p>
          </table:table-cell>
          <table:table-cell table:style-name="ce19" office:value-type="float" office:value="117" calcext:value-type="float">
            <text:p>117</text:p>
          </table:table-cell>
          <table:table-cell office:value-type="string" calcext:value-type="string">
            <text:p>[(0, 1), (0,6)], [(0, 55), (0,1)], [(0, 55), (0,6)], [(1, 2), (2,10)], [(19, 20), (20,21)], [(19, 20), (20,33)], [(2, 3), (1,2)], [(2, 3), (2,10)], [(20, 21), (20,33)], [(31, 32), (30,31)], [(31, 32), (31,33)], [(31, 33), (30,31)], [(32, 34), (34,35)], [(34, 38), (32,34)], [(34, 38), (34,35)], [(35, 41), (41,42)], [(36, 37), (37,44)], [(36, 39), (30,39)], [(37, 38), (36,37)], [(37, 38), (37,44)], [(39, 40), (30,39)], [(39, 40), (36,39)], [(4, 5), (3,4)], [(4, 52), (3,4)], [(4, 52), (4,5)], [(40, 41), (35,41)], [(40, 41), (41,42)], [(42, 43), (43,44)], [(42, 43), (43,50)], [(42, 46), (47,54)], [(43, 50), (43,44)], [(44, 45), (42,46)], [(44, 45), (45,46)], [(44, 45), (45,49)], [(44, 45), (46,47)], [(44, 45), (47,54)], [(44, 45), (48,49)], [(44, 45), (48,50)], [(44, 45), (49,53)], [(44, 45), (52,53)], [(44, 45), (53,54)], [(44, 45), (54,55)], [(45, 46), (42,46)], [(45, 46), (46,47)], [(45, 46), (47,54)], [(45, 46), (48,49)], [(45, 46), (48,50)], [(45, 46), (52,53)], [(45, 46), (53,54)], [(45, 46), (54,55)], [(45, 49), (42,46)], [(45, 49), (45,46)], [(45, 49), (46,47)], [(45, 49), (47,54)], [(45, 49), (48,49)], [(45, 49), (48,50)], [(45, 49), (49,53)], [(45, 49), (52,53)], [(45, 49), (53,54)], [(45, 49), (54,55)], [(46, 47), (42,46)], [(46, 47), (47,54)], [(46, 47), (48,50)], [(46, 47), (52,53)], [(46, 47), (54,55)], [(47, 48), (42,46)], [(47, 48), (44,45)], [(47, 48), (45,46)], [(47, 48), (45,49)], [(47, 48), (46,47)], [(47, 48), (47,54)], [(47, 48), (48,49)], [(47, 48), (48,50)], [(47, 48), (49,53)], [(47, 48), (52,53)], [(47, 48), (53,54)], [(47, 48), (54,55)], [(48, 49), (42,46)], [(48, 49), (46,47)], [(48, 49), (47,54)], [(48, 49), (48,50)], [(48, 49), (52,53)], [(48, 49), (54,55)], [(48, 50), (42,46)], [(48, 50), (47,54)], [(48, 50), (52,53)], [(49, 53), (42,46)], [(49, 53), (45,46)], [(49, 53), (46,47)], [(49, 53), (47,54)], [(49, 53), (48,49)], [(49, 53), (48,50)], [(49, 53), (52,53)], [(49, 53), (53,54)], [(49, 53), (54,55)], [(5, 7), (6,7)], [(50, 51), (51,52)], [(50, 51), (51,55)], [(51, 55), (51,52)], [(52, 53), (42,46)], [(52, 53), (47,54)], [(53, 54), (42,46)], [(53, 54), (46,47)], [(53, 54), (47,54)], [(53, 54), (48,49)], [(53, 54), (48,50)], [(53, 54), (52,53)], [(53, 54), (54,55)], [(54, 55), (42,46)], [(54, 55), (47,54)], [(54, 55), (48,50)], [(54, 55), (52,53)], [(7, 8), (5,7)], [(7, 8), (6,7)], [(8, 9), (9,10)], [(9, 33), (8,9)], [(9, 33), (9,10)]</text:p>
          </table:table-cell>
          <table:table-cell table:style-name="ce1" office:value-type="float" office:value="57" calcext:value-type="float">
            <text:p>57</text:p>
          </table:table-cell>
          <table:table-cell office:value-type="string" calcext:value-type="string">
            <text:p>[[[42, 46], [44, 45]], [[42, 46], [45, 49]], [[42, 46], [47, 48]], [[42, 46], [47, 54]], [[42, 46], [48, 49]], [[42, 46], [48, 50]], [[42, 46], [49, 53]], [[42, 46], [52, 53]], [[42, 46], [53, 54]], [[42, 46], [54, 55]], [[44, 45], [46, 47]], [[44, 45], [47, 48]], [[44, 45], [47, 54]], [[44, 45], [48, 49]], [[44, 45], [48, 50]], [[44, 45], [49, 53]], [[44, 45], [52, 53]], [[44, 45], [53, 54]], [[44, 45], [54, 55]], [[45, 46], [47, 48]], [[45, 46], [47, 54]], [[45, 46], [48, 49]], [[45, 46], [48, 50]], [[45, 46], [49, 53]], [[45, 46], [52, 53]], [[45, 46], [53, 54]], [[45, 46], [54, 55]], [[45, 49], [46, 47]], [[45, 49], [47, 48]], [[45, 49], [47, 54]], [[45, 49], [48, 50]], [[45, 49], [52, 53]], [[45, 49], [53, 54]], [[45, 49], [54, 55]], [[46, 47], [48, 49]], [[46, 47], [48, 50]], [[46, 47], [49, 53]], [[46, 47], [52, 53]], [[46, 47], [53, 54]], [[46, 47], [54, 55]], [[47, 48], [49, 53]], [[47, 48], [52, 53]], [[47, 48], [53, 54]], [[47, 48], [54, 55]], [[47, 54], [48, 49]], [[47, 54], [48, 50]], [[47, 54], [49, 53]], [[47, 54], [52, 53]], [[48, 49], [52, 53]], [[48, 49], [53, 54]], [[48, 49], [54, 55]], [[48, 50], [49, 53]], [[48, 50], [52, 53]], [[48, 50], [53, 54]], [[48, 50], [54, 55]], [[49, 53], [54, 55]], [[52, 53], [54, 55]]]</text:p>
          </table:table-cell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4" office:value-type="string" calcext:value-type="string">
            <text:p>HED5A.56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, 2, 4, 7, 9, 20, 31, 34, 37, 39, 41, 43, 45, 46, 47, 48, 49, 50, 51, 5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45,46), (45,47), (45,48), (45,49), (45,50), (45,51), (46,47), (46,48), (46,49), (46,50), (46,51), (47,48), (47,49), (47,50), (47,51), (48,49), (48,50), (48,51), (49,50), (49,51), (50,51)</text:p>
          </table:table-cell>
          <table:table-cell table:style-name="ce19" office:value-type="float" office:value="117" calcext:value-type="float">
            <text:p>117</text:p>
          </table:table-cell>
          <table:table-cell office:value-type="string" calcext:value-type="string">
            <text:p>[(0, 1), (0,6)], [(0, 55), (0,1)], [(0, 55), (0,6)], [(1, 2), (2,10)], [(19, 20), (20,21)], [(19, 20), (20,33)], [(2, 3), (1,2)], [(2, 3), (2,10)], [(20, 21), (20,33)], [(31, 32), (30,31)], [(31, 32), (31,33)], [(31, 33), (30,31)], [(32, 34), (34,35)], [(34, 38), (32,34)], [(34, 38), (34,35)], [(35, 41), (41,42)], [(36, 37), (37,44)], [(36, 39), (30,39)], [(37, 38), (36,37)], [(37, 38), (37,44)], [(39, 40), (30,39)], [(39, 40), (36,39)], [(4, 5), (3,4)], [(4, 54), (3,4)], [(4, 54), (4,5)], [(40, 41), (35,41)], [(40, 41), (41,42)], [(42, 43), (43,44)], [(42, 43), (43,52)], [(42, 48), (45,50)], [(42, 48), (51,52)], [(43, 52), (43,44)], [(44, 45), (42,48)], [(44, 45), (45,46)], [(44, 45), (45,50)], [(44, 45), (46,47)], [(44, 45), (46,54)], [(44, 45), (47,51)], [(44, 45), (48,49)], [(44, 45), (49,50)], [(44, 45), (50,51)], [(44, 45), (51,52)], [(45, 46), (42,48)], [(45, 46), (45,50)], [(45, 46), (46,47)], [(45, 46), (46,54)], [(45, 46), (47,51)], [(45, 46), (48,49)], [(45, 46), (49,50)], [(45, 46), (50,51)], [(45, 46), (51,52)], [(46, 47), (42,48)], [(46, 47), (45,50)], [(46, 47), (46,54)], [(46, 47), (49,50)], [(46, 47), (51,52)], [(46, 54), (42,48)], [(46, 54), (45,50)], [(46, 54), (51,52)], [(47, 48), (42,48)], [(47, 48), (44,45)], [(47, 48), (45,46)], [(47, 48), (45,50)], [(47, 48), (46,47)], [(47, 48), (46,54)], [(47, 48), (47,51)], [(47, 48), (48,49)], [(47, 48), (49,50)], [(47, 48), (49,55)], [(47, 48), (50,51)], [(47, 48), (51,52)], [(47, 51), (42,48)], [(47, 51), (45,50)], [(47, 51), (46,47)], [(47, 51), (46,54)], [(47, 51), (49,50)], [(47, 51), (51,52)], [(48, 49), (42,48)], [(48, 49), (45,50)], [(48, 49), (46,47)], [(48, 49), (46,54)], [(48, 49), (47,51)], [(48, 49), (49,50)], [(48, 49), (51,52)], [(49, 50), (42,48)], [(49, 50), (45,50)], [(49, 50), (46,54)], [(49, 50), (51,52)], [(49, 55), (42,48)], [(49, 55), (44,45)], [(49, 55), (45,46)], [(49, 55), (45,50)], [(49, 55), (46,47)], [(49, 55), (46,54)], [(49, 55), (47,51)], [(49, 55), (48,49)], [(49, 55), (49,50)], [(49, 55), (50,51)], [(49, 55), (51,52)], [(5, 7), (6,7)], [(50, 51), (42,48)], [(50, 51), (45,50)], [(50, 51), (46,47)], [(50, 51), (46,54)], [(50, 51), (47,51)], [(50, 51), (48,49)], [(50, 51), (49,50)], [(50, 51), (51,52)], [(51, 52), (45,50)], [(52, 53), (53,55)], [(53, 54), (52,53)], [(53, 54), (53,55)], [(7, 8), (5,7)], [(7, 8), (6,7)], [(8, 9), (9,10)], [(9, 33), (8,9)], [(9, 33), (9,10)]</text:p>
          </table:table-cell>
          <table:table-cell table:style-name="ce1" office:value-type="float" office:value="57" calcext:value-type="float">
            <text:p>57</text:p>
          </table:table-cell>
          <table:table-cell office:value-type="string" calcext:value-type="string">
            <text:p>[[[42, 48], [44, 45]], [[42, 48], [45, 46]], [[42, 48], [45, 50]], [[42, 48], [46, 47]], [[42, 48], [46, 54]], [[42, 48], [47, 51]], [[42, 48], [49, 50]], [[42, 48], [49, 55]], [[42, 48], [50, 51]], [[42, 48], [51, 52]], [[44, 45], [46, 47]], [[44, 45], [46, 54]], [[44, 45], [47, 48]], [[44, 45], [47, 51]], [[44, 45], [48, 49]], [[44, 45], [49, 50]], [[44, 45], [49, 55]], [[44, 45], [50, 51]], [[44, 45], [51, 52]], [[45, 46], [47, 48]], [[45, 46], [47, 51]], [[45, 46], [48, 49]], [[45, 46], [49, 50]], [[45, 46], [49, 55]], [[45, 46], [50, 51]], [[45, 46], [51, 52]], [[45, 50], [46, 47]], [[45, 50], [46, 54]], [[45, 50], [47, 48]], [[45, 50], [47, 51]], [[45, 50], [48, 49]], [[45, 50], [49, 55]], [[45, 50], [51, 52]], [[46, 47], [48, 49]], [[46, 47], [49, 50]], [[46, 47], [49, 55]], [[46, 47], [50, 51]], [[46, 47], [51, 52]], [[46, 54], [47, 48]], [[46, 54], [47, 51]], [[46, 54], [48, 49]], [[46, 54], [49, 50]], [[46, 54], [49, 55]], [[46, 54], [50, 51]], [[46, 54], [51, 52]], [[47, 48], [49, 50]], [[47, 48], [49, 55]], [[47, 48], [50, 51]], [[47, 48], [51, 52]], [[47, 51], [48, 49]], [[47, 51], [49, 50]], [[47, 51], [49, 55]], [[48, 49], [50, 51]], [[48, 49], [51, 52]], [[49, 50], [51, 52]], [[49, 55], [50, 51]], [[49, 55], [51, 52]]]</text:p>
          </table:table-cell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4" office:value-type="string" calcext:value-type="string">
            <text:p>H34HW.42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, 28, 31, 33, 35, 37, 3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office:value-type="float" office:value="21" calcext:value-type="float">
            <text:p>21</text:p>
          </table:table-cell>
          <table:table-cell office:value-type="string" calcext:value-type="string">
            <text:p>[(25, 26), (24,25)], [(25, 30), (24,25)], [(25, 30), (25,26)], [(27, 28), (28,29)], [(28, 30), (27,28)], [(28, 30), (28,29)], [(30, 31), (31,36)], [(31, 41), (30,31)], [(31, 41), (31,36)], [(33, 34), (32,33)], [(33, 34), (33,41)], [(33, 41), (32,33)], [(34, 35), (35,36)], [(35, 38), (34,35)], [(35, 38), (35,36)], [(36, 37), (32,37)], [(37, 40), (32,37)], [(37, 40), (36,37)], [(38, 39), (39,41)], [(39, 40), (38,39)], [(39, 40), (39,41)]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4" office:value-type="string" calcext:value-type="string">
            <text:p>K4S0A.8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, 3, 6, 8, 10, 12, 14, 17, 19, 21, 23, 35, 37, 40, 42, 44, 46, 48, 51, 53, 55, 57, 68, 69, 70, 71, 72, 73, 74, 75, 76, 77, 78, 7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1,69), (1,72), (35,69), (35,72), (68,69), (68,70), (68,72), (68,77), (68,78), (68,79), (69,70), (69,71), (69,72), (69,73), (69,74), (69,75), (69,76), (69,77), (69,78), (69,79), (70,72), (70,77), (70,78), (70,79), (71,72), (71,73), (71,74), (71,75), (71,76), (72,73), (72,74), (72,75), (72,76), (72,77), (72,78), (72,79), (73,74), (73,75), (73,76), (74,75), (74,76), (75,76), (77,78), (77,79), (78,79)</text:p>
          </table:table-cell>
          <table:table-cell table:style-name="ce19" office:value-type="float" office:value="295" calcext:value-type="float">
            <text:p>295</text:p>
          </table:table-cell>
          <table:table-cell office:value-type="string" calcext:value-type="string">
            <text:p>[(0, 1), (1,2)], [(0, 1), (1,33)], [(0, 1), (68,69)], [(0, 1), (69,70)], [(0, 1), (69,72)], [(0, 1), (71,72)], [(0, 1), (72,73)], [(0, 1), (75,78)], [(0, 77), (2,79)], [(0, 77), (62,70)], [(0, 77), (66,68)], [(0, 77), (68,69)], [(0, 77), (69,72)], [(0, 77), (71,72)], [(0, 77), (72,73)], [(0, 77), (78,79)], [(0, 8), (68,69)], [(0, 8), (69,72)], [(0, 8), (71,72)], [(0, 8), (72,73)], [(1, 2), (68,69)], [(1, 2), (72,73)], [(1, 33), (1,2)], [(1, 33), (68,69)], [(1, 33), (69,72)], [(1, 33), (71,72)], [(1, 33), (72,73)], [(10, 11), (4,10)], [(10, 11), (9,10)], [(12, 13), (11,12)], [(12, 33), (11,12)], [(12, 33), (12,13)], [(13, 14), (14,18)], [(14, 15), (13,14)], [(14, 15), (14,18)], [(16, 17), (17,18)], [(16, 17), (17,24)], [(16, 19), (11,19)], [(17, 24), (17,18)], [(19, 20), (11,19)], [(19, 20), (16,19)], [(2, 3), (3,4)], [(2, 3), (68,69)], [(2, 3), (69,72)], [(2, 3), (71,72)], [(2, 3), (72,73)], [(2, 79), (62,70)], [(2, 79), (68,69)], [(2, 79), (71,72)], [(2, 79), (72,73)], [(20, 21), (15,21)], [(20, 21), (21,22)], [(21, 22), (15,21)], [(22, 23), (23,24)], [(22, 30), (24,25)], [(23, 33), (22,23)], [(23, 33), (23,24)], [(28, 73), (68,69)], [(28, 73), (71,72)], [(28, 73), (71,74)], [(28, 73), (72,73)], [(28, 73), (74,75)], [(3, 7), (2,3)], [(3, 7), (3,4)], [(32, 71), (28,73)], [(32, 71), (68,69)], [(32, 71), (71,72)], [(32, 71), (71,74)], [(32, 71), (72,73)], [(32, 71), (74,75)], [(34, 35), (35,36)], [(34, 35), (35,67)], [(34, 35), (68,69)], [(34, 35), (71,72)], [(34, 35), (72,73)], [(34, 42), (39,42)], [(34, 42), (68,69)], [(34, 74), (28,73)], [(34, 74), (32,71)], [(34, 74), (68,69)], [(34, 74), (69,72)], [(34, 74), (71,72)], [(34, 74), (71,74)], [(34, 74), (72,73)], [(34, 74), (74,75)], [(35, 36), (35,67)], [(36, 37), (68,69)], [(36, 37), (69,72)], [(36, 37), (71,72)], [(36, 37), (72,73)], [(36, 76), (28,73)], [(36, 76), (32,71)], [(36, 76), (34,74)], [(36, 76), (68,69)], [(36, 76), (69,72)], [(36, 76), (71,72)], [(36, 76), (71,74)], [(36, 76), (72,73)], [(36, 76), (74,75)], [(37, 38), (36,37)], [(37, 41), (36,37)], [(37, 41), (37,38)], [(39, 40), (40,41)], [(39, 40), (40,47)], [(40, 47), (40,41)], [(42, 43), (34,42)], [(42, 43), (39,42)], [(43, 44), (38,44)], [(44, 45), (38,44)], [(44, 45), (43,44)], [(45, 46), (46,47)], [(45, 46), (46,67)], [(45, 53), (50,53)], [(46, 47), (46,67)], [(47, 48), (48,49)], [(47, 48), (48,52)], [(48, 49), (48,52)], [(49, 55), (54,55)], [(49, 55), (55,56)], [(5, 6), (6,7)], [(5, 8), (0,8)], [(50, 51), (51,52)], [(51, 58), (50,51)], [(51, 58), (51,52)], [(53, 54), (45,53)], [(53, 54), (50,53)], [(54, 55), (55,56)], [(56, 57), (57,67)], [(57, 58), (56,57)], [(57, 58), (57,67)], [(58, 59), (56,64)], [(6, 13), (5,6)], [(6, 13), (6,7)], [(62, 70), (68,69)], [(62, 70), (71,72)], [(62, 70), (72,73)], [(66, 68), (2,79)], [(66, 68), (62,70)], [(66, 68), (68,69)], [(66, 68), (69,72)], [(66, 68), (71,72)], [(66, 68), (72,73)], [(68, 69), (35,36)], [(68, 69), (35,67)], [(68, 77), (0,77)], [(68, 77), (2,79)], [(68, 77), (62,70)], [(68, 77), (66,68)], [(68, 77), (68,69)], [(68, 77), (69,72)], [(68, 77), (71,72)], [(68, 77), (72,73)], [(68, 77), (78,79)], [(69, 70), (0,77)], [(69, 70), (0,8)], [(69, 70), (1,2)], [(69, 70), (1,33)], [(69, 70), (2,3)], [(69, 70), (2,79)], [(69, 70), (28,73)], [(69, 70), (32,71)], [(69, 70), (34,35)], [(69, 70), (34,42)], [(69, 70), (34,74)], [(69, 70), (35,36)], [(69, 70), (35,67)], [(69, 70), (36,37)], [(69, 70), (36,76)], [(69, 70), (62,70)], [(69, 70), (66,68)], [(69, 70), (68,69)], [(69, 70), (68,77)], [(69, 70), (69,72)], [(69, 70), (71,72)], [(69, 70), (71,74)], [(69, 70), (72,73)], [(69, 70), (74,75)], [(69, 70), (78,79)], [(69, 72), (1,2)], [(69, 72), (2,79)], [(69, 72), (28,73)], [(69, 72), (32,71)], [(69, 72), (34,35)], [(69, 72), (34,42)], [(69, 72), (35,36)], [(69, 72), (35,67)], [(69, 72), (62,70)], [(69, 72), (68,69)], [(69, 72), (71,72)], [(69, 72), (71,74)], [(69, 72), (72,73)], [(69, 72), (74,75)], [(70, 79), (0,77)], [(70, 79), (2,79)], [(70, 79), (62,70)], [(70, 79), (66,68)], [(70, 79), (68,69)], [(70, 79), (68,77)], [(70, 79), (69,70)], [(70, 79), (69,72)], [(70, 79), (71,72)], [(70, 79), (72,73)], [(70, 79), (75,78)], [(70, 79), (78,79)], [(71, 72), (1,2)], [(71, 72), (34,42)], [(71, 72), (35,36)], [(71, 72), (35,67)], [(71, 72), (68,69)], [(71, 72), (71,74)], [(71, 72), (72,73)], [(71, 72), (74,75)], [(71, 74), (68,69)], [(71, 74), (74,75)], [(72, 73), (34,42)], [(72, 73), (35,36)], [(72, 73), (35,67)], [(72, 73), (68,69)], [(72, 73), (71,74)], [(72, 73), (74,75)], [(73, 76), (28,73)], [(73, 76), (32,71)], [(73, 76), (34,74)], [(73, 76), (36,76)], [(73, 76), (68,69)], [(73, 76), (69,70)], [(73, 76), (69,72)], [(73, 76), (71,72)], [(73, 76), (71,74)], [(73, 76), (72,73)], [(73, 76), (74,75)], [(73, 76), (75,76)], [(73, 76), (75,78)], [(74, 75), (68,69)], [(75, 76), (28,73)], [(75, 76), (32,71)], [(75, 76), (34,74)], [(75, 76), (36,76)], [(75, 76), (68,69)], [(75, 76), (69,70)], [(75, 76), (69,72)], [(75, 76), (71,72)], [(75, 76), (71,74)], [(75, 76), (72,73)], [(75, 76), (74,75)], [(75, 76), (75,78)], [(75, 78), (0,77)], [(75, 78), (0,8)], [(75, 78), (1,2)], [(75, 78), (1,33)], [(75, 78), (2,3)], [(75, 78), (2,79)], [(75, 78), (28,73)], [(75, 78), (32,71)], [(75, 78), (34,35)], [(75, 78), (34,42)], [(75, 78), (34,74)], [(75, 78), (35,36)], [(75, 78), (35,67)], [(75, 78), (36,37)], [(75, 78), (36,76)], [(75, 78), (62,70)], [(75, 78), (66,68)], [(75, 78), (68,69)], [(75, 78), (68,77)], [(75, 78), (69,70)], [(75, 78), (69,72)], [(75, 78), (71,72)], [(75, 78), (71,74)], [(75, 78), (72,73)], [(75, 78), (74,75)], [(75, 78), (78,79)], [(77, 78), (0,77)], [(77, 78), (2,79)], [(77, 78), (62,70)], [(77, 78), (66,68)], [(77, 78), (68,69)], [(77, 78), (68,77)], [(77, 78), (69,70)], [(77, 78), (69,72)], [(77, 78), (70,79)], [(77, 78), (71,72)], [(77, 78), (72,73)], [(77, 78), (75,78)], [(77, 78), (78,79)], [(78, 79), (2,79)], [(78, 79), (62,70)], [(78, 79), (66,68)], [(78, 79), (68,69)], [(78, 79), (69,72)], [(78, 79), (71,72)], [(78, 79), (72,73)], [(8, 9), (0,8)], [(8, 9), (5,8)], [(9, 10), (4,10)]</text:p>
          </table:table-cell>
          <table:table-cell table:style-name="ce1" office:value-type="float" office:value="193" calcext:value-type="float">
            <text:p>193</text:p>
          </table:table-cell>
          <table:table-cell office:value-type="string" calcext:value-type="string">
            <text:p>[[[0, 1], [68, 69]], [[0, 1], [69, 70]], [[0, 1], [69, 72]], [[0, 1], [71, 72]], [[0, 1], [72, 73]], [[0, 1], [75, 78]], [[0, 8], [68, 69]], [[0, 8], [69, 70]], [[0, 8], [69, 72]], [[0, 8], [71, 72]], [[0, 8], [72, 73]], [[0, 8], [75, 78]], [[0, 77], [2, 79]], [[0, 77], [62, 70]], [[0, 77], [66, 68]], [[0, 77], [68, 69]], [[0, 77], [69, 70]], [[0, 77], [69, 72]], [[0, 77], [70, 79]], [[0, 77], [71, 72]], [[0, 77], [72, 73]], [[0, 77], [75, 78]], [[0, 77], [78, 79]], [[1, 2], [68, 69]], [[1, 2], [69, 70]], [[1, 2], [69, 72]], [[1, 2], [71, 72]], [[1, 2], [72, 73]], [[1, 2], [75, 78]], [[1, 33], [68, 69]], [[1, 33], [69, 70]], [[1, 33], [69, 72]], [[1, 33], [71, 72]], [[1, 33], [72, 73]], [[1, 33], [75, 78]], [[2, 3], [68, 69]], [[2, 3], [69, 70]], [[2, 3], [69, 72]], [[2, 3], [71, 72]], [[2, 3], [72, 73]], [[2, 3], [75, 78]], [[2, 79], [62, 70]], [[2, 79], [66, 68]], [[2, 79], [68, 69]], [[2, 79], [68, 77]], [[2, 79], [69, 70]], [[2, 79], [69, 72]], [[2, 79], [71, 72]], [[2, 79], [72, 73]], [[2, 79], [75, 78]], [[2, 79], [77, 78]], [[22, 30], [24, 25]], [[28, 73], [32, 71]], [[28, 73], [34, 74]], [[28, 73], [36, 76]], [[28, 73], [68, 69]], [[28, 73], [69, 70]], [[28, 73], [69, 72]], [[28, 73], [71, 72]], [[28, 73], [71, 74]], [[28, 73], [74, 75]], [[28, 73], [75, 76]], [[28, 73], [75, 78]], [[32, 71], [34, 74]], [[32, 71], [36, 76]], [[32, 71], [68, 69]], [[32, 71], [69, 70]], [[32, 71], [69, 72]], [[32, 71], [72, 73]], [[32, 71], [73, 76]], [[32, 71], [74, 75]], [[32, 71], [75, 76]], [[32, 71], [75, 78]], [[34, 35], [68, 69]], [[34, 35], [69, 70]], [[34, 35], [69, 72]], [[34, 35], [71, 72]], [[34, 35], [72, 73]], [[34, 35], [75, 78]], [[34, 42], [68, 69]], [[34, 42], [69, 70]], [[34, 42], [69, 72]], [[34, 42], [71, 72]], [[34, 42], [72, 73]], [[34, 42], [75, 78]], [[34, 74], [36, 76]], [[34, 74], [68, 69]], [[34, 74], [69, 70]], [[34, 74], [69, 72]], [[34, 74], [71, 72]], [[34, 74], [72, 73]], [[34, 74], [73, 76]], [[34, 74], [75, 76]], [[34, 74], [75, 78]], [[35, 36], [68, 69]], [[35, 36], [69, 70]], [[35, 36], [69, 72]], [[35, 36], [71, 72]], [[35, 36], [72, 73]], [[35, 36], [75, 78]], [[35, 67], [68, 69]], [[35, 67], [69, 70]], [[35, 67], [69, 72]], [[35, 67], [71, 72]], [[35, 67], [72, 73]], [[35, 67], [75, 78]], [[36, 37], [68, 69]], [[36, 37], [69, 70]], [[36, 37], [69, 72]], [[36, 37], [71, 72]], [[36, 37], [72, 73]], [[36, 37], [75, 78]], [[36, 76], [68, 69]], [[36, 76], [69, 70]], [[36, 76], [69, 72]], [[36, 76], [71, 72]], [[36, 76], [71, 74]], [[36, 76], [72, 73]], [[36, 76], [74, 75]], [[36, 76], [75, 78]], [[56, 64], [58, 59]], [[62, 70], [66, 68]], [[62, 70], [68, 69]], [[62, 70], [68, 77]], [[62, 70], [69, 72]], [[62, 70], [71, 72]], [[62, 70], [72, 73]], [[62, 70], [75, 78]], [[62, 70], [77, 78]], [[62, 70], [78, 79]], [[66, 68], [69, 70]], [[66, 68], [69, 72]], [[66, 68], [70, 79]], [[66, 68], [71, 72]], [[66, 68], [72, 73]], [[66, 68], [75, 78]], [[66, 68], [77, 78]], [[66, 68], [78, 79]], [[68, 69], [70, 79]], [[68, 69], [71, 72]], [[68, 69], [71, 74]], [[68, 69], [72, 73]], [[68, 69], [73, 76]], [[68, 69], [74, 75]], [[68, 69], [75, 76]], [[68, 69], [75, 78]], [[68, 69], [77, 78]], [[68, 69], [78, 79]], [[68, 77], [69, 70]], [[68, 77], [69, 72]], [[68, 77], [70, 79]], [[68, 77], [71, 72]], [[68, 77], [72, 73]], [[68, 77], [75, 78]], [[68, 77], [78, 79]], [[69, 70], [71, 72]], [[69, 70], [71, 74]], [[69, 70], [72, 73]], [[69, 70], [73, 76]], [[69, 70], [74, 75]], [[69, 70], [75, 76]], [[69, 70], [75, 78]], [[69, 70], [77, 78]], [[69, 70], [78, 79]], [[69, 72], [70, 79]], [[69, 72], [71, 74]], [[69, 72], [73, 76]], [[69, 72], [74, 75]], [[69, 72], [75, 76]], [[69, 72], [75, 78]], [[69, 72], [77, 78]], [[69, 72], [78, 79]], [[70, 79], [71, 72]], [[70, 79], [72, 73]], [[70, 79], [75, 78]], [[70, 79], [77, 78]], [[71, 72], [73, 76]], [[71, 72], [74, 75]], [[71, 72], [75, 76]], [[71, 72], [75, 78]], [[71, 72], [77, 78]], [[71, 72], [78, 79]], [[71, 74], [72, 73]], [[71, 74], [73, 76]], [[71, 74], [75, 76]], [[71, 74], [75, 78]], [[72, 73], [74, 75]], [[72, 73], [75, 76]], [[72, 73], [75, 78]], [[72, 73], [77, 78]], [[72, 73], [78, 79]], [[73, 76], [74, 75]], [[73, 76], [75, 78]]]</text:p>
          </table:table-cell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4" office:value-type="string" calcext:value-type="string">
            <text:p>K4S0A.82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, 12, 23, 35, 37, 40, 42, 44, 46, 57, 68, 69, 70, 71, 72, 73, 74, 76, 77, 78, 79, 80, 8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1,69), (1,72), (35,69), (35,72), (68,69), (68,70), (68,72), (68,77), (68,78), (68,79), (68,80), (68,81), (69,70), (69,71), (69,72), (69,73), (69,74), (69,76), (69,77), (69,78), (69,79), (69,80), (69,81), (70,72), (70,77), (70,78), (70,79), (70,80), (70,81), (71,72), (71,74), (72,73), (72,74), (72,76), (72,77), (72,78), (72,79), (72,80), (72,81), (73,76), (77,78), (77,79), (77,80), (77,81), (78,79), (78,80), (78,81), (79,80), (79,81), (80,81)</text:p>
          </table:table-cell>
          <table:table-cell table:style-name="ce19" office:value-type="float" office:value="269" calcext:value-type="float">
            <text:p>269</text:p>
          </table:table-cell>
          <table:table-cell office:value-type="string" calcext:value-type="string">
            <text:p>[(0, 1), (1,2)], [(0, 1), (1,33)], [(0, 1), (68,69)], [(0, 1), (69,70)], [(0, 1), (69,72)], [(0, 1), (71,72)], [(0, 1), (72,73)], [(0, 8), (68,69)], [(0, 8), (69,72)], [(0, 8), (71,72)], [(0, 8), (72,73)], [(0, 81), (2,80)], [(0, 81), (62,70)], [(0, 81), (66,68)], [(0, 81), (68,69)], [(0, 81), (69,72)], [(0, 81), (71,72)], [(0, 81), (72,73)], [(0, 81), (78,79)], [(0, 81), (79,80)], [(1, 2), (68,69)], [(1, 2), (72,73)], [(1, 33), (1,2)], [(1, 33), (68,69)], [(1, 33), (69,72)], [(1, 33), (71,72)], [(1, 33), (72,73)], [(12, 13), (11,12)], [(12, 33), (11,12)], [(12, 33), (12,13)], [(2, 3), (68,69)], [(2, 3), (69,72)], [(2, 3), (71,72)], [(2, 3), (72,73)], [(2, 80), (62,70)], [(2, 80), (66,68)], [(2, 80), (68,69)], [(2, 80), (69,72)], [(2, 80), (71,72)], [(2, 80), (72,73)], [(2, 80), (78,79)], [(2, 80), (79,80)], [(22, 23), (23,24)], [(23, 33), (22,23)], [(23, 33), (23,24)], [(28, 73), (68,69)], [(28, 73), (71,72)], [(28, 73), (72,73)], [(32, 71), (68,69)], [(32, 71), (71,72)], [(32, 71), (71,74)], [(32, 71), (72,73)], [(32, 71), (74,75)], [(34, 35), (35,36)], [(34, 35), (35,67)], [(34, 35), (68,69)], [(34, 35), (71,72)], [(34, 35), (72,73)], [(34, 42), (39,42)], [(34, 42), (68,69)], [(34, 74), (32,71)], [(34, 74), (68,69)], [(34, 74), (69,72)], [(34, 74), (71,72)], [(34, 74), (71,74)], [(34, 74), (72,73)], [(34, 74), (74,75)], [(35, 36), (35,67)], [(36, 37), (68,69)], [(36, 37), (69,72)], [(36, 37), (71,72)], [(36, 37), (72,73)], [(36, 76), (28,73)], [(36, 76), (68,69)], [(36, 76), (69,72)], [(36, 76), (71,72)], [(36, 76), (72,73)], [(37, 38), (36,37)], [(37, 41), (36,37)], [(37, 41), (37,38)], [(39, 40), (40,41)], [(39, 40), (40,47)], [(40, 47), (40,41)], [(42, 43), (34,42)], [(42, 43), (39,42)], [(43, 44), (38,44)], [(44, 45), (38,44)], [(44, 45), (43,44)], [(45, 46), (46,47)], [(45, 46), (46,67)], [(46, 47), (46,67)], [(56, 57), (57,67)], [(57, 58), (56,57)], [(57, 58), (57,67)], [(58, 59), (56,64)], [(62, 70), (68,69)], [(62, 70), (71,72)], [(62, 70), (72,73)], [(66, 68), (62,70)], [(66, 68), (68,69)], [(66, 68), (69,72)], [(66, 68), (71,72)], [(66, 68), (72,73)], [(66, 68), (79,80)], [(68, 69), (35,36)], [(68, 69), (35,67)], [(68, 77), (0,81)], [(68, 77), (2,80)], [(68, 77), (62,70)], [(68, 77), (66,68)], [(68, 77), (68,69)], [(68, 77), (69,72)], [(68, 77), (71,72)], [(68, 77), (72,73)], [(68, 77), (77,81)], [(68, 77), (78,79)], [(68, 77), (79,80)], [(68, 77), (80,81)], [(69, 70), (0,8)], [(69, 70), (0,81)], [(69, 70), (1,2)], [(69, 70), (1,33)], [(69, 70), (2,3)], [(69, 70), (2,80)], [(69, 70), (28,73)], [(69, 70), (32,71)], [(69, 70), (34,35)], [(69, 70), (34,42)], [(69, 70), (34,74)], [(69, 70), (35,36)], [(69, 70), (35,67)], [(69, 70), (36,37)], [(69, 70), (36,76)], [(69, 70), (62,70)], [(69, 70), (66,68)], [(69, 70), (68,69)], [(69, 70), (68,77)], [(69, 70), (69,72)], [(69, 70), (71,72)], [(69, 70), (71,74)], [(69, 70), (72,73)], [(69, 70), (74,75)], [(69, 70), (77,81)], [(69, 70), (78,79)], [(69, 70), (79,80)], [(69, 70), (80,81)], [(69, 72), (1,2)], [(69, 72), (28,73)], [(69, 72), (32,71)], [(69, 72), (34,35)], [(69, 72), (34,42)], [(69, 72), (35,36)], [(69, 72), (35,67)], [(69, 72), (62,70)], [(69, 72), (68,69)], [(69, 72), (71,72)], [(69, 72), (71,74)], [(69, 72), (72,73)], [(69, 72), (74,75)], [(69, 72), (79,80)], [(70, 79), (0,81)], [(70, 79), (2,80)], [(70, 79), (62,70)], [(70, 79), (66,68)], [(70, 79), (68,69)], [(70, 79), (68,77)], [(70, 79), (69,70)], [(70, 79), (69,72)], [(70, 79), (71,72)], [(70, 79), (72,73)], [(70, 79), (75,78)], [(70, 79), (77,81)], [(70, 79), (78,79)], [(70, 79), (79,80)], [(70, 79), (80,81)], [(71, 72), (1,2)], [(71, 72), (34,42)], [(71, 72), (35,36)], [(71, 72), (35,67)], [(71, 72), (68,69)], [(71, 72), (71,74)], [(71, 72), (72,73)], [(71, 72), (74,75)], [(71, 74), (68,69)], [(71, 74), (74,75)], [(72, 73), (34,42)], [(72, 73), (35,36)], [(72, 73), (35,67)], [(72, 73), (68,69)], [(72, 73), (71,74)], [(72, 73), (74,75)], [(73, 76), (28,73)], [(73, 76), (36,76)], [(73, 76), (68,69)], [(73, 76), (69,70)], [(73, 76), (69,72)], [(73, 76), (71,72)], [(73, 76), (72,73)], [(73, 76), (75,76)], [(74, 75), (68,69)], [(75, 76), (28,73)], [(75, 76), (36,76)], [(75, 76), (68,69)], [(75, 76), (69,70)], [(75, 76), (69,72)], [(75, 76), (71,72)], [(75, 76), (72,73)], [(75, 78), (0,81)], [(75, 78), (2,80)], [(75, 78), (62,70)], [(75, 78), (66,68)], [(75, 78), (68,69)], [(75, 78), (68,77)], [(75, 78), (69,70)], [(75, 78), (69,72)], [(75, 78), (71,72)], [(75, 78), (72,73)], [(75, 78), (77,81)], [(75, 78), (78,79)], [(75, 78), (79,80)], [(75, 78), (80,81)], [(77, 78), (0,81)], [(77, 78), (2,80)], [(77, 78), (62,70)], [(77, 78), (66,68)], [(77, 78), (68,69)], [(77, 78), (68,77)], [(77, 78), (69,70)], [(77, 78), (69,72)], [(77, 78), (70,79)], [(77, 78), (71,72)], [(77, 78), (72,73)], [(77, 78), (75,78)], [(77, 78), (77,81)], [(77, 78), (78,79)], [(77, 78), (79,80)], [(77, 78), (80,81)], [(77, 81), (0,81)], [(77, 81), (2,80)], [(77, 81), (62,70)], [(77, 81), (66,68)], [(77, 81), (68,69)], [(77, 81), (69,72)], [(77, 81), (71,72)], [(77, 81), (72,73)], [(77, 81), (78,79)], [(77, 81), (79,80)], [(78, 79), (62,70)], [(78, 79), (66,68)], [(78, 79), (68,69)], [(78, 79), (69,72)], [(78, 79), (71,72)], [(78, 79), (72,73)], [(78, 79), (79,80)], [(79, 80), (62,70)], [(79, 80), (68,69)], [(79, 80), (71,72)], [(79, 80), (72,73)], [(80, 81), (0,81)], [(80, 81), (2,80)], [(80, 81), (62,70)], [(80, 81), (66,68)], [(80, 81), (68,69)], [(80, 81), (69,72)], [(80, 81), (71,72)], [(80, 81), (72,73)], [(80, 81), (77,81)], [(80, 81), (78,79)], [(80, 81), (79,80)]</text:p>
          </table:table-cell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[[[0, 1], [68, 69]], [[0, 1], [69, 70]], [[0, 1], [69, 72]], [[0, 1], [71, 72]], [[0, 1], [72, 73]], [[0, 8], [68, 69]], [[0, 8], [69, 70]], [[0, 8], [69, 72]], [[0, 8], [71, 72]], [[0, 8], [72, 73]], [[0, 81], [2, 80]], [[0, 81], [62, 70]], [[0, 81], [66, 68]], [[0, 81], [68, 69]], [[0, 81], [68, 77]], [[0, 81], [69, 70]], [[0, 81], [69, 72]], [[0, 81], [70, 79]], [[0, 81], [71, 72]], [[0, 81], [72, 73]], [[0, 81], [75, 78]], [[0, 81], [77, 78]], [[0, 81], [78, 79]], [[0, 81], [79, 80]], [[1, 2], [68, 69]], [[1, 2], [69, 70]], [[1, 2], [69, 72]], [[1, 2], [71, 72]], [[1, 2], [72, 73]], [[1, 33], [68, 69]], [[1, 33], [69, 70]], [[1, 33], [69, 72]], [[1, 33], [71, 72]], [[1, 33], [72, 73]], [[2, 3], [68, 69]], [[2, 3], [69, 70]], [[2, 3], [69, 72]], [[2, 3], [71, 72]], [[2, 3], [72, 73]], [[2, 80], [62, 70]], [[2, 80], [66, 68]], [[2, 80], [68, 69]], [[2, 80], [68, 77]], [[2, 80], [69, 70]], [[2, 80], [69, 72]], [[2, 80], [70, 79]], [[2, 80], [71, 72]], [[2, 80], [72, 73]], [[2, 80], [75, 78]], [[2, 80], [77, 78]], [[2, 80], [77, 81]], [[2, 80], [78, 79]], [[28, 73], [36, 76]], [[28, 73], [68, 69]], [[28, 73], [69, 70]], [[28, 73], [69, 72]], [[28, 73], [71, 72]], [[28, 73], [75, 76]], [[32, 71], [34, 74]], [[32, 71], [68, 69]], [[32, 71], [69, 70]], [[32, 71], [69, 72]], [[32, 71], [72, 73]], [[32, 71], [74, 75]], [[34, 35], [68, 69]], [[34, 35], [69, 70]], [[34, 35], [69, 72]], [[34, 35], [71, 72]], [[34, 35], [72, 73]], [[34, 42], [68, 69]], [[34, 42], [69, 70]], [[34, 42], [69, 72]], [[34, 42], [71, 72]], [[34, 42], [72, 73]], [[34, 74], [68, 69]], [[34, 74], [69, 70]], [[34, 74], [69, 72]], [[34, 74], [71, 72]], [[34, 74], [72, 73]], [[35, 36], [68, 69]], [[35, 36], [69, 70]], [[35, 36], [69, 72]], [[35, 36], [71, 72]], [[35, 36], [72, 73]], [[35, 67], [68, 69]], [[35, 67], [69, 70]], [[35, 67], [69, 72]], [[35, 67], [71, 72]], [[35, 67], [72, 73]], [[36, 37], [68, 69]], [[36, 37], [69, 70]], [[36, 37], [69, 72]], [[36, 37], [71, 72]], [[36, 37], [72, 73]], [[36, 76], [68, 69]], [[36, 76], [69, 70]], [[36, 76], [69, 72]], [[36, 76], [71, 72]], [[36, 76], [72, 73]], [[56, 64], [58, 59]], [[62, 70], [66, 68]], [[62, 70], [68, 69]], [[62, 70], [68, 77]], [[62, 70], [69, 72]], [[62, 70], [71, 72]], [[62, 70], [72, 73]], [[62, 70], [75, 78]], [[62, 70], [77, 78]], [[62, 70], [77, 81]], [[62, 70], [78, 79]], [[62, 70], [79, 80]], [[62, 70], [80, 81]], [[66, 68], [69, 70]], [[66, 68], [69, 72]], [[66, 68], [70, 79]], [[66, 68], [71, 72]], [[66, 68], [72, 73]], [[66, 68], [75, 78]], [[66, 68], [77, 78]], [[66, 68], [77, 81]], [[66, 68], [78, 79]], [[66, 68], [79, 80]], [[66, 68], [80, 81]], [[68, 69], [70, 79]], [[68, 69], [71, 72]], [[68, 69], [71, 74]], [[68, 69], [72, 73]], [[68, 69], [73, 76]], [[68, 69], [74, 75]], [[68, 69], [75, 76]], [[68, 69], [75, 78]], [[68, 69], [77, 78]], [[68, 69], [77, 81]], [[68, 69], [78, 79]], [[68, 69], [79, 80]], [[68, 69], [80, 81]], [[68, 77], [69, 70]], [[68, 77], [69, 72]], [[68, 77], [70, 79]], [[68, 77], [71, 72]], [[68, 77], [72, 73]], [[68, 77], [75, 78]], [[68, 77], [78, 79]], [[68, 77], [79, 80]], [[68, 77], [80, 81]], [[69, 70], [71, 72]], [[69, 70], [71, 74]], [[69, 70], [72, 73]], [[69, 70], [73, 76]], [[69, 70], [74, 75]], [[69, 70], [75, 76]], [[69, 70], [75, 78]], [[69, 70], [77, 78]], [[69, 70], [77, 81]], [[69, 70], [78, 79]], [[69, 70], [79, 80]], [[69, 70], [80, 81]], [[69, 72], [70, 79]], [[69, 72], [71, 74]], [[69, 72], [73, 76]], [[69, 72], [74, 75]], [[69, 72], [75, 76]], [[69, 72], [75, 78]], [[69, 72], [77, 78]], [[69, 72], [77, 81]], [[69, 72], [78, 79]], [[69, 72], [79, 80]], [[69, 72], [80, 81]], [[70, 79], [71, 72]], [[70, 79], [72, 73]], [[70, 79], [75, 78]], [[70, 79], [77, 78]], [[70, 79], [77, 81]], [[70, 79], [80, 81]], [[71, 72], [73, 76]], [[71, 72], [74, 75]], [[71, 72], [75, 76]], [[71, 72], [75, 78]], [[71, 72], [77, 78]], [[71, 72], [77, 81]], [[71, 72], [78, 79]], [[71, 72], [79, 80]], [[71, 72], [80, 81]], [[71, 74], [72, 73]], [[72, 73], [74, 75]], [[72, 73], [75, 76]], [[72, 73], [75, 78]], [[72, 73], [77, 78]], [[72, 73], [77, 81]], [[72, 73], [78, 79]], [[72, 73], [79, 80]], [[72, 73], [80, 81]], [[75, 78], [77, 81]], [[75, 78], [79, 80]], [[75, 78], [80, 81]], [[77, 78], [79, 80]], [[77, 78], [80, 81]], [[77, 81], [78, 79]], [[77, 81], [79, 80]], [[78, 79], [80, 81]]]</text:p>
          </table:table-cell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4" office:value-type="string" calcext:value-type="string">
            <text:p>K4S0A.86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, 12, 23, 35, 46, 57, 69, 71, 73, 74, 76, 77, 78, 79, 80, 81, 82, 83, 84, 8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71,74), (71,83), (71,84), (73,76), (73,82), (73,85), (74,83), (74,84), (76,82), (76,85), (77,78), (77,79), (77,80), (77,81), (78,79), (78,80), (78,81), (79,80), (79,81), (80,81), (82,85), (83,84)</text:p>
          </table:table-cell>
          <table:table-cell table:style-name="ce19" office:value-type="float" office:value="187" calcext:value-type="float">
            <text:p>187</text:p>
          </table:table-cell>
          <table:table-cell office:value-type="string" calcext:value-type="string">
            <text:p>[(0, 1), (1,2)], [(0, 1), (1,33)], [(0, 1), (82,83)], [(0, 1), (84,85)], [(0, 8), (84,85)], [(0, 81), (2,80)], [(0, 81), (78,79)], [(0, 81), (79,80)], [(0, 81), (84,85)], [(1, 33), (1,2)], [(1, 33), (82,83)], [(1, 33), (84,85)], [(12, 13), (11,12)], [(12, 33), (11,12)], [(12, 33), (12,13)], [(2, 3), (84,85)], [(2, 80), (78,79)], [(2, 80), (79,80)], [(2, 80), (84,85)], [(22, 23), (23,24)], [(23, 33), (22,23)], [(23, 33), (23,24)], [(28, 82), (36,76)], [(28, 82), (72,73)], [(28, 82), (73,85)], [(28, 82), (76,85)], [(28, 82), (84,85)], [(32, 83), (34,74)], [(32, 83), (71,72)], [(32, 83), (71,83)], [(32, 83), (74,75)], [(32, 83), (84,85)], [(34, 35), (35,36)], [(34, 35), (35,67)], [(34, 74), (71,72)], [(34, 74), (71,83)], [(34, 74), (74,75)], [(34, 74), (84,85)], [(35, 36), (35,67)], [(36, 37), (84,85)], [(36, 76), (72,73)], [(36, 76), (76,85)], [(36, 76), (84,85)], [(45, 46), (46,47)], [(45, 46), (46,67)], [(46, 47), (46,67)], [(56, 57), (57,67)], [(57, 58), (56,57)], [(57, 58), (57,67)], [(66, 68), (84,85)], [(68, 77), (0,81)], [(68, 77), (2,80)], [(68, 77), (77,81)], [(68, 77), (78,79)], [(68, 77), (79,80)], [(68, 77), (80,81)], [(68, 77), (82,83)], [(68, 77), (84,85)], [(69, 70), (68,69)], [(69, 70), (69,72)], [(69, 70), (82,83)], [(69, 70), (84,85)], [(69, 72), (68,69)], [(69, 72), (84,85)], [(70, 79), (0,81)], [(70, 79), (2,80)], [(70, 79), (68,77)], [(70, 79), (75,78)], [(70, 79), (77,81)], [(70, 79), (78,79)], [(70, 79), (79,80)], [(70, 79), (80,81)], [(70, 79), (82,83)], [(70, 79), (84,85)], [(71, 72), (74,75)], [(71, 83), (71,72)], [(71, 83), (74,75)], [(71, 84), (32,83)], [(71, 84), (34,74)], [(71, 84), (71,72)], [(71, 84), (71,83)], [(71, 84), (74,75)], [(71, 84), (82,83)], [(71, 84), (84,85)], [(72, 73), (76,85)], [(73, 82), (28,82)], [(73, 82), (36,76)], [(73, 82), (72,73)], [(73, 82), (73,85)], [(73, 82), (76,85)], [(73, 82), (82,83)], [(73, 82), (84,85)], [(73, 85), (36,76)], [(73, 85), (72,73)], [(73, 85), (76,85)], [(73, 85), (84,85)], [(74, 84), (32,83)], [(74, 84), (34,74)], [(74, 84), (71,72)], [(74, 84), (71,83)], [(74, 84), (71,84)], [(74, 84), (74,75)], [(74, 84), (82,83)], [(74, 84), (84,85)], [(75, 76), (28,82)], [(75, 76), (36,76)], [(75, 76), (72,73)], [(75, 76), (73,82)], [(75, 76), (73,85)], [(75, 76), (76,85)], [(75, 76), (82,83)], [(75, 76), (84,85)], [(75, 78), (0,81)], [(75, 78), (2,80)], [(75, 78), (68,77)], [(75, 78), (77,81)], [(75, 78), (78,79)], [(75, 78), (79,80)], [(75, 78), (80,81)], [(75, 78), (82,83)], [(75, 78), (84,85)], [(77, 78), (0,81)], [(77, 78), (2,80)], [(77, 78), (68,77)], [(77, 78), (70,79)], [(77, 78), (75,78)], [(77, 78), (77,81)], [(77, 78), (78,79)], [(77, 78), (79,80)], [(77, 78), (80,81)], [(77, 78), (82,83)], [(77, 78), (84,85)], [(77, 81), (0,81)], [(77, 81), (2,80)], [(77, 81), (78,79)], [(77, 81), (79,80)], [(77, 81), (82,83)], [(77, 81), (84,85)], [(78, 79), (79,80)], [(78, 79), (84,85)], [(79, 80), (84,85)], [(80, 81), (0,81)], [(80, 81), (2,80)], [(80, 81), (77,81)], [(80, 81), (78,79)], [(80, 81), (79,80)], [(80, 81), (82,83)], [(80, 81), (84,85)], [(82, 83), (0,8)], [(82, 83), (0,81)], [(82, 83), (1,2)], [(82, 83), (2,3)], [(82, 83), (2,80)], [(82, 83), (28,82)], [(82, 83), (32,83)], [(82, 83), (34,35)], [(82, 83), (34,42)], [(82, 83), (34,74)], [(82, 83), (35,36)], [(82, 83), (35,67)], [(82, 83), (36,37)], [(82, 83), (36,76)], [(82, 83), (62,70)], [(82, 83), (66,68)], [(82, 83), (68,69)], [(82, 83), (69,72)], [(82, 83), (71,72)], [(82, 83), (71,83)], [(82, 83), (72,73)], [(82, 83), (73,85)], [(82, 83), (74,75)], [(82, 83), (76,85)], [(82, 83), (78,79)], [(82, 83), (79,80)], [(82, 83), (84,85)], [(84, 85), (1,2)], [(84, 85), (34,35)], [(84, 85), (34,42)], [(84, 85), (35,36)], [(84, 85), (35,67)], [(84, 85), (62,70)], [(84, 85), (68,69)], [(84, 85), (71,72)], [(84, 85), (71,83)], [(84, 85), (72,73)], [(84, 85), (74,75)], [(84, 85), (76,85)]</text:p>
          </table:table-cell>
          <table:table-cell table:style-name="ce1" office:value-type="float" office:value="127" calcext:value-type="float">
            <text:p>127</text:p>
          </table:table-cell>
          <table:table-cell office:value-type="string" calcext:value-type="string">
            <text:p>[[[0, 1], [82, 83]], [[0, 1], [84, 85]], [[0, 8], [82, 83]], [[0, 8], [84, 85]], [[0, 81], [2, 80]], [[0, 81], [68, 77]], [[0, 81], [70, 79]], [[0, 81], [75, 78]], [[0, 81], [77, 78]], [[0, 81], [78, 79]], [[0, 81], [79, 80]], [[0, 81], [82, 83]], [[0, 81], [84, 85]], [[1, 2], [82, 83]], [[1, 2], [84, 85]], [[1, 33], [82, 83]], [[1, 33], [84, 85]], [[2, 3], [82, 83]], [[2, 3], [84, 85]], [[2, 80], [68, 77]], [[2, 80], [70, 79]], [[2, 80], [75, 78]], [[2, 80], [77, 78]], [[2, 80], [77, 81]], [[2, 80], [78, 79]], [[2, 80], [82, 83]], [[2, 80], [84, 85]], [[28, 82], [36, 76]], [[28, 82], [72, 73]], [[28, 82], [73, 85]], [[28, 82], [75, 76]], [[28, 82], [76, 85]], [[28, 82], [84, 85]], [[32, 83], [34, 74]], [[32, 83], [71, 72]], [[32, 83], [71, 84]], [[32, 83], [74, 75]], [[32, 83], [74, 84]], [[32, 83], [84, 85]], [[34, 35], [82, 83]], [[34, 35], [84, 85]], [[34, 42], [82, 83]], [[34, 42], [84, 85]], [[34, 74], [71, 72]], [[34, 74], [71, 83]], [[34, 74], [71, 84]], [[34, 74], [82, 83]], [[34, 74], [84, 85]], [[35, 36], [82, 83]], [[35, 36], [84, 85]], [[35, 67], [82, 83]], [[35, 67], [84, 85]], [[36, 37], [82, 83]], [[36, 37], [84, 85]], [[36, 76], [72, 73]], [[36, 76], [73, 82]], [[36, 76], [73, 85]], [[36, 76], [82, 83]], [[36, 76], [84, 85]], [[62, 70], [82, 83]], [[62, 70], [84, 85]], [[66, 68], [82, 83]], [[66, 68], [84, 85]], [[68, 69], [82, 83]], [[68, 69], [84, 85]], [[68, 77], [70, 79]], [[68, 77], [75, 78]], [[68, 77], [78, 79]], [[68, 77], [79, 80]], [[68, 77], [80, 81]], [[68, 77], [82, 83]], [[68, 77], [84, 85]], [[69, 70], [82, 83]], [[69, 70], [84, 85]], [[69, 72], [82, 83]], [[69, 72], [84, 85]], [[70, 79], [75, 78]], [[70, 79], [77, 78]], [[70, 79], [77, 81]], [[70, 79], [80, 81]], [[70, 79], [82, 83]], [[70, 79], [84, 85]], [[71, 72], [74, 75]], [[71, 72], [74, 84]], [[71, 72], [82, 83]], [[71, 72], [84, 85]], [[71, 83], [74, 75]], [[71, 83], [74, 84]], [[71, 83], [84, 85]], [[71, 84], [74, 75]], [[71, 84], [82, 83]], [[72, 73], [75, 76]], [[72, 73], [76, 85]], [[72, 73], [82, 83]], [[72, 73], [84, 85]], [[73, 82], [75, 76]], [[73, 82], [76, 85]], [[73, 82], [84, 85]], [[73, 85], [75, 76]], [[73, 85], [82, 83]], [[74, 75], [82, 83]], [[74, 75], [84, 85]], [[74, 84], [82, 83]], [[75, 76], [82, 83]], [[75, 76], [84, 85]], [[75, 78], [77, 81]], [[75, 78], [79, 80]], [[75, 78], [80, 81]], [[75, 78], [82, 83]], [[75, 78], [84, 85]], [[76, 85], [82, 83]], [[77, 78], [79, 80]], [[77, 78], [80, 81]], [[77, 78], [82, 83]], [[77, 78], [84, 85]], [[77, 81], [78, 79]], [[77, 81], [79, 80]], [[77, 81], [82, 83]], [[77, 81], [84, 85]], [[78, 79], [80, 81]], [[78, 79], [82, 83]], [[78, 79], [84, 85]], [[79, 80], [82, 83]], [[79, 80], [84, 85]], [[80, 81], [82, 83]], [[80, 81], [84, 85]], [[82, 83], [84, 85]]]</text:p>
          </table:table-cell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4" office:value-type="string" calcext:value-type="string">
            <text:p>K4S0B.8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, 3, 6, 8, 10, 12, 14, 17, 19, 21, 23, 35, 37, 40, 42, 44, 46, 48, 51, 53, 55, 57, 68, 69, 70, 71, 72, 73, 74, 75, 76, 77, 78, 7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1,69), (1,72), (35,69), (35,72), (68,69), (68,70), (68,72), (68,77), (68,78), (68,79), (69,70), (69,71), (69,72), (69,73), (69,74), (69,75), (69,76), (69,77), (69,78), (69,79), (70,72), (70,77), (70,78), (70,79), (71,72), (71,73), (71,74), (71,75), (71,76), (72,73), (72,74), (72,75), (72,76), (72,77), (72,78), (72,79), (73,74), (73,75), (73,76), (74,75), (74,76), (75,76), (77,78), (77,79), (78,79)</text:p>
          </table:table-cell>
          <table:table-cell table:style-name="ce19" office:value-type="float" office:value="295" calcext:value-type="float">
            <text:p>295</text:p>
          </table:table-cell>
          <table:table-cell office:value-type="string" calcext:value-type="string">
            <text:p>[(0, 1), (1,2)], [(0, 1), (1,33)], [(0, 1), (68,69)], [(0, 1), (69,70)], [(0, 1), (69,72)], [(0, 1), (71,72)], [(0, 1), (72,73)], [(0, 1), (75,78)], [(0, 77), (2,79)], [(0, 77), (62,70)], [(0, 77), (66,68)], [(0, 77), (68,69)], [(0, 77), (68,79)], [(0, 77), (69,72)], [(0, 77), (71,72)], [(0, 77), (72,73)], [(0, 77), (78,79)], [(0, 8), (68,69)], [(0, 8), (69,72)], [(0, 8), (71,72)], [(0, 8), (72,73)], [(1, 2), (68,69)], [(1, 2), (72,73)], [(1, 33), (1,2)], [(1, 33), (68,69)], [(1, 33), (69,72)], [(1, 33), (71,72)], [(1, 33), (72,73)], [(10, 11), (4,10)], [(10, 11), (9,10)], [(12, 13), (11,12)], [(12, 33), (11,12)], [(12, 33), (12,13)], [(13, 14), (14,18)], [(14, 15), (13,14)], [(14, 15), (14,18)], [(16, 17), (17,18)], [(16, 17), (17,24)], [(16, 19), (11,19)], [(17, 24), (17,18)], [(19, 20), (11,19)], [(19, 20), (16,19)], [(2, 3), (3,4)], [(2, 3), (68,69)], [(2, 3), (69,72)], [(2, 3), (71,72)], [(2, 3), (72,73)], [(2, 79), (62,70)], [(2, 79), (68,69)], [(2, 79), (68,79)], [(2, 79), (71,72)], [(2, 79), (72,73)], [(20, 21), (15,21)], [(20, 21), (21,22)], [(21, 22), (15,21)], [(22, 23), (23,24)], [(22, 30), (24,25)], [(23, 33), (22,23)], [(23, 33), (23,24)], [(28, 73), (68,69)], [(28, 73), (71,72)], [(28, 73), (71,74)], [(28, 73), (72,73)], [(28, 73), (74,75)], [(3, 7), (2,3)], [(3, 7), (3,4)], [(32, 71), (28,73)], [(32, 71), (68,69)], [(32, 71), (71,72)], [(32, 71), (71,74)], [(32, 71), (72,73)], [(32, 71), (74,75)], [(34, 35), (35,36)], [(34, 35), (35,67)], [(34, 35), (68,69)], [(34, 35), (71,72)], [(34, 35), (72,73)], [(34, 42), (39,42)], [(34, 42), (68,69)], [(34, 74), (28,73)], [(34, 74), (32,71)], [(34, 74), (68,69)], [(34, 74), (69,72)], [(34, 74), (71,72)], [(34, 74), (71,74)], [(34, 74), (72,73)], [(34, 74), (74,75)], [(35, 36), (35,67)], [(36, 37), (68,69)], [(36, 37), (69,72)], [(36, 37), (71,72)], [(36, 37), (72,73)], [(36, 76), (28,73)], [(36, 76), (32,71)], [(36, 76), (34,74)], [(36, 76), (68,69)], [(36, 76), (69,72)], [(36, 76), (71,72)], [(36, 76), (71,74)], [(36, 76), (72,73)], [(36, 76), (74,75)], [(37, 38), (36,37)], [(37, 41), (36,37)], [(37, 41), (37,38)], [(39, 40), (40,41)], [(39, 40), (40,47)], [(40, 47), (40,41)], [(42, 43), (34,42)], [(42, 43), (39,42)], [(43, 44), (38,44)], [(44, 45), (38,44)], [(44, 45), (43,44)], [(45, 46), (46,47)], [(45, 46), (46,67)], [(45, 53), (50,53)], [(46, 47), (46,67)], [(47, 48), (48,49)], [(47, 48), (48,52)], [(48, 49), (48,52)], [(49, 55), (54,55)], [(49, 55), (55,56)], [(5, 6), (6,7)], [(5, 8), (0,8)], [(50, 51), (51,52)], [(51, 58), (50,51)], [(51, 58), (51,52)], [(53, 54), (45,53)], [(53, 54), (50,53)], [(54, 55), (55,56)], [(56, 57), (57,67)], [(57, 58), (56,57)], [(57, 58), (57,67)], [(58, 59), (56,64)], [(6, 13), (5,6)], [(6, 13), (6,7)], [(62, 70), (68,69)], [(62, 70), (68,79)], [(62, 70), (71,72)], [(62, 70), (72,73)], [(66, 68), (2,79)], [(66, 68), (62,70)], [(66, 68), (68,69)], [(66, 68), (68,79)], [(66, 68), (69,72)], [(66, 68), (71,72)], [(66, 68), (72,73)], [(68, 69), (35,36)], [(68, 69), (35,67)], [(68, 79), (68,69)], [(69, 70), (0,77)], [(69, 70), (0,8)], [(69, 70), (1,2)], [(69, 70), (1,33)], [(69, 70), (2,3)], [(69, 70), (2,79)], [(69, 70), (28,73)], [(69, 70), (32,71)], [(69, 70), (34,35)], [(69, 70), (34,42)], [(69, 70), (34,74)], [(69, 70), (35,36)], [(69, 70), (35,67)], [(69, 70), (36,37)], [(69, 70), (36,76)], [(69, 70), (62,70)], [(69, 70), (66,68)], [(69, 70), (68,69)], [(69, 70), (68,79)], [(69, 70), (69,72)], [(69, 70), (70,77)], [(69, 70), (71,72)], [(69, 70), (71,74)], [(69, 70), (72,73)], [(69, 70), (74,75)], [(69, 70), (78,79)], [(69, 72), (1,2)], [(69, 72), (2,79)], [(69, 72), (28,73)], [(69, 72), (32,71)], [(69, 72), (34,35)], [(69, 72), (34,42)], [(69, 72), (35,36)], [(69, 72), (35,67)], [(69, 72), (62,70)], [(69, 72), (68,69)], [(69, 72), (68,79)], [(69, 72), (71,72)], [(69, 72), (71,74)], [(69, 72), (72,73)], [(69, 72), (74,75)], [(70, 77), (0,77)], [(70, 77), (2,79)], [(70, 77), (62,70)], [(70, 77), (66,68)], [(70, 77), (68,69)], [(70, 77), (68,79)], [(70, 77), (69,72)], [(70, 77), (71,72)], [(70, 77), (72,73)], [(70, 77), (78,79)], [(71, 72), (1,2)], [(71, 72), (34,42)], [(71, 72), (35,36)], [(71, 72), (35,67)], [(71, 72), (68,69)], [(71, 72), (68,79)], [(71, 72), (71,74)], [(71, 72), (72,73)], [(71, 72), (74,75)], [(71, 74), (68,69)], [(71, 74), (74,75)], [(72, 73), (34,42)], [(72, 73), (35,36)], [(72, 73), (35,67)], [(72, 73), (68,69)], [(72, 73), (68,79)], [(72, 73), (71,74)], [(72, 73), (74,75)], [(73, 76), (28,73)], [(73, 76), (32,71)], [(73, 76), (34,74)], [(73, 76), (36,76)], [(73, 76), (68,69)], [(73, 76), (69,70)], [(73, 76), (69,72)], [(73, 76), (71,72)], [(73, 76), (71,74)], [(73, 76), (72,73)], [(73, 76), (74,75)], [(73, 76), (75,76)], [(73, 76), (75,78)], [(74, 75), (68,69)], [(75, 76), (28,73)], [(75, 76), (32,71)], [(75, 76), (34,74)], [(75, 76), (36,76)], [(75, 76), (68,69)], [(75, 76), (69,70)], [(75, 76), (69,72)], [(75, 76), (71,72)], [(75, 76), (71,74)], [(75, 76), (72,73)], [(75, 76), (74,75)], [(75, 76), (75,78)], [(75, 78), (0,77)], [(75, 78), (0,8)], [(75, 78), (1,2)], [(75, 78), (1,33)], [(75, 78), (2,3)], [(75, 78), (2,79)], [(75, 78), (28,73)], [(75, 78), (32,71)], [(75, 78), (34,35)], [(75, 78), (34,42)], [(75, 78), (34,74)], [(75, 78), (35,36)], [(75, 78), (35,67)], [(75, 78), (36,37)], [(75, 78), (36,76)], [(75, 78), (62,70)], [(75, 78), (66,68)], [(75, 78), (68,69)], [(75, 78), (68,79)], [(75, 78), (69,70)], [(75, 78), (69,72)], [(75, 78), (70,77)], [(75, 78), (71,72)], [(75, 78), (71,74)], [(75, 78), (72,73)], [(75, 78), (74,75)], [(75, 78), (78,79)], [(77, 78), (0,77)], [(77, 78), (2,79)], [(77, 78), (62,70)], [(77, 78), (66,68)], [(77, 78), (68,69)], [(77, 78), (68,79)], [(77, 78), (69,70)], [(77, 78), (69,72)], [(77, 78), (70,77)], [(77, 78), (71,72)], [(77, 78), (72,73)], [(77, 78), (75,78)], [(77, 78), (78,79)], [(78, 79), (2,79)], [(78, 79), (62,70)], [(78, 79), (66,68)], [(78, 79), (68,69)], [(78, 79), (68,79)], [(78, 79), (69,72)], [(78, 79), (71,72)], [(78, 79), (72,73)], [(8, 9), (0,8)], [(8, 9), (5,8)], [(9, 10), (4,10)]</text:p>
          </table:table-cell>
          <table:table-cell table:style-name="ce1" office:value-type="float" office:value="193" calcext:value-type="float">
            <text:p>193</text:p>
          </table:table-cell>
          <table:table-cell office:value-type="string" calcext:value-type="string">
            <text:p>[[[0, 1], [68, 69]], [[0, 1], [69, 70]], [[0, 1], [69, 72]], [[0, 1], [71, 72]], [[0, 1], [72, 73]], [[0, 1], [75, 78]], [[0, 8], [68, 69]], [[0, 8], [69, 70]], [[0, 8], [69, 72]], [[0, 8], [71, 72]], [[0, 8], [72, 73]], [[0, 8], [75, 78]], [[0, 77], [2, 79]], [[0, 77], [62, 70]], [[0, 77], [66, 68]], [[0, 77], [68, 69]], [[0, 77], [68, 79]], [[0, 77], [69, 70]], [[0, 77], [69, 72]], [[0, 77], [71, 72]], [[0, 77], [72, 73]], [[0, 77], [75, 78]], [[0, 77], [78, 79]], [[1, 2], [68, 69]], [[1, 2], [69, 70]], [[1, 2], [69, 72]], [[1, 2], [71, 72]], [[1, 2], [72, 73]], [[1, 2], [75, 78]], [[1, 33], [68, 69]], [[1, 33], [69, 70]], [[1, 33], [69, 72]], [[1, 33], [71, 72]], [[1, 33], [72, 73]], [[1, 33], [75, 78]], [[2, 3], [68, 69]], [[2, 3], [69, 70]], [[2, 3], [69, 72]], [[2, 3], [71, 72]], [[2, 3], [72, 73]], [[2, 3], [75, 78]], [[2, 79], [62, 70]], [[2, 79], [66, 68]], [[2, 79], [68, 69]], [[2, 79], [69, 70]], [[2, 79], [69, 72]], [[2, 79], [70, 77]], [[2, 79], [71, 72]], [[2, 79], [72, 73]], [[2, 79], [75, 78]], [[2, 79], [77, 78]], [[22, 30], [24, 25]], [[28, 73], [32, 71]], [[28, 73], [34, 74]], [[28, 73], [36, 76]], [[28, 73], [68, 69]], [[28, 73], [69, 70]], [[28, 73], [69, 72]], [[28, 73], [71, 72]], [[28, 73], [71, 74]], [[28, 73], [74, 75]], [[28, 73], [75, 76]], [[28, 73], [75, 78]], [[32, 71], [34, 74]], [[32, 71], [36, 76]], [[32, 71], [68, 69]], [[32, 71], [69, 70]], [[32, 71], [69, 72]], [[32, 71], [72, 73]], [[32, 71], [73, 76]], [[32, 71], [74, 75]], [[32, 71], [75, 76]], [[32, 71], [75, 78]], [[34, 35], [68, 69]], [[34, 35], [69, 70]], [[34, 35], [69, 72]], [[34, 35], [71, 72]], [[34, 35], [72, 73]], [[34, 35], [75, 78]], [[34, 42], [68, 69]], [[34, 42], [69, 70]], [[34, 42], [69, 72]], [[34, 42], [71, 72]], [[34, 42], [72, 73]], [[34, 42], [75, 78]], [[34, 74], [36, 76]], [[34, 74], [68, 69]], [[34, 74], [69, 70]], [[34, 74], [69, 72]], [[34, 74], [71, 72]], [[34, 74], [72, 73]], [[34, 74], [73, 76]], [[34, 74], [75, 76]], [[34, 74], [75, 78]], [[35, 36], [68, 69]], [[35, 36], [69, 70]], [[35, 36], [69, 72]], [[35, 36], [71, 72]], [[35, 36], [72, 73]], [[35, 36], [75, 78]], [[35, 67], [68, 69]], [[35, 67], [69, 70]], [[35, 67], [69, 72]], [[35, 67], [71, 72]], [[35, 67], [72, 73]], [[35, 67], [75, 78]], [[36, 37], [68, 69]], [[36, 37], [69, 70]], [[36, 37], [69, 72]], [[36, 37], [71, 72]], [[36, 37], [72, 73]], [[36, 37], [75, 78]], [[36, 76], [68, 69]], [[36, 76], [69, 70]], [[36, 76], [69, 72]], [[36, 76], [71, 72]], [[36, 76], [71, 74]], [[36, 76], [72, 73]], [[36, 76], [74, 75]], [[36, 76], [75, 78]], [[56, 64], [58, 59]], [[62, 70], [66, 68]], [[62, 70], [68, 69]], [[62, 70], [68, 79]], [[62, 70], [69, 72]], [[62, 70], [71, 72]], [[62, 70], [72, 73]], [[62, 70], [75, 78]], [[62, 70], [77, 78]], [[62, 70], [78, 79]], [[66, 68], [69, 70]], [[66, 68], [69, 72]], [[66, 68], [70, 77]], [[66, 68], [71, 72]], [[66, 68], [72, 73]], [[66, 68], [75, 78]], [[66, 68], [77, 78]], [[66, 68], [78, 79]], [[68, 69], [70, 77]], [[68, 69], [71, 72]], [[68, 69], [71, 74]], [[68, 69], [72, 73]], [[68, 69], [73, 76]], [[68, 69], [74, 75]], [[68, 69], [75, 76]], [[68, 69], [75, 78]], [[68, 69], [77, 78]], [[68, 69], [78, 79]], [[68, 79], [69, 70]], [[68, 79], [69, 72]], [[68, 79], [70, 77]], [[68, 79], [71, 72]], [[68, 79], [72, 73]], [[68, 79], [75, 78]], [[68, 79], [77, 78]], [[69, 70], [71, 72]], [[69, 70], [71, 74]], [[69, 70], [72, 73]], [[69, 70], [73, 76]], [[69, 70], [74, 75]], [[69, 70], [75, 76]], [[69, 70], [75, 78]], [[69, 70], [77, 78]], [[69, 70], [78, 79]], [[69, 72], [70, 77]], [[69, 72], [71, 74]], [[69, 72], [73, 76]], [[69, 72], [74, 75]], [[69, 72], [75, 76]], [[69, 72], [75, 78]], [[69, 72], [77, 78]], [[69, 72], [78, 79]], [[70, 77], [71, 72]], [[70, 77], [72, 73]], [[70, 77], [75, 78]], [[70, 77], [78, 79]], [[71, 72], [73, 76]], [[71, 72], [74, 75]], [[71, 72], [75, 76]], [[71, 72], [75, 78]], [[71, 72], [77, 78]], [[71, 72], [78, 79]], [[71, 74], [72, 73]], [[71, 74], [73, 76]], [[71, 74], [75, 76]], [[71, 74], [75, 78]], [[72, 73], [74, 75]], [[72, 73], [75, 76]], [[72, 73], [75, 78]], [[72, 73], [77, 78]], [[72, 73], [78, 79]], [[73, 76], [74, 75]], [[73, 76], [75, 78]]]</text:p>
          </table:table-cell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4" office:value-type="string" calcext:value-type="string">
            <text:p>K4S0B.82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, 12, 23, 35, 37, 40, 42, 44, 46, 57, 68, 69, 70, 71, 72, 73, 74, 76, 77, 78, 79, 80, 8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1,69), (1,72), (35,69), (35,72), (68,69), (68,70), (68,72), (68,77), (68,78), (68,79), (68,80), (68,81), (69,70), (69,71), (69,72), (69,73), (69,74), (69,76), (69,77), (69,78), (69,79), (69,80), (69,81), (70,72), (70,77), (70,78), (70,79), (70,80), (70,81), (71,72), (71,74), (72,73), (72,74), (72,76), (72,77), (72,78), (72,79), (72,80), (72,81), (73,76), (77,78), (77,79), (77,80), (77,81), (78,79), (78,80), (78,81), (79,80), (79,81), (80,81)</text:p>
          </table:table-cell>
          <table:table-cell table:style-name="ce19" office:value-type="float" office:value="269" calcext:value-type="float">
            <text:p>269</text:p>
          </table:table-cell>
          <table:table-cell office:value-type="string" calcext:value-type="string">
            <text:p>[(0, 1), (1,2)], [(0, 1), (1,33)], [(0, 1), (68,69)], [(0, 1), (69,70)], [(0, 1), (69,72)], [(0, 1), (71,72)], [(0, 1), (72,73)], [(0, 8), (68,69)], [(0, 8), (69,72)], [(0, 8), (71,72)], [(0, 8), (72,73)], [(0, 81), (2,80)], [(0, 81), (62,70)], [(0, 81), (66,68)], [(0, 81), (68,69)], [(0, 81), (68,79)], [(0, 81), (69,72)], [(0, 81), (71,72)], [(0, 81), (72,73)], [(0, 81), (78,79)], [(0, 81), (79,80)], [(1, 2), (68,69)], [(1, 2), (72,73)], [(1, 33), (1,2)], [(1, 33), (68,69)], [(1, 33), (69,72)], [(1, 33), (71,72)], [(1, 33), (72,73)], [(12, 13), (11,12)], [(12, 33), (11,12)], [(12, 33), (12,13)], [(2, 3), (68,69)], [(2, 3), (69,72)], [(2, 3), (71,72)], [(2, 3), (72,73)], [(2, 80), (62,70)], [(2, 80), (66,68)], [(2, 80), (68,69)], [(2, 80), (68,79)], [(2, 80), (69,72)], [(2, 80), (71,72)], [(2, 80), (72,73)], [(2, 80), (78,79)], [(2, 80), (79,80)], [(22, 23), (23,24)], [(23, 33), (22,23)], [(23, 33), (23,24)], [(28, 73), (68,69)], [(28, 73), (71,72)], [(28, 73), (72,73)], [(32, 71), (68,69)], [(32, 71), (71,72)], [(32, 71), (71,74)], [(32, 71), (72,73)], [(32, 71), (74,75)], [(34, 35), (35,36)], [(34, 35), (35,67)], [(34, 35), (68,69)], [(34, 35), (71,72)], [(34, 35), (72,73)], [(34, 42), (39,42)], [(34, 42), (68,69)], [(34, 74), (32,71)], [(34, 74), (68,69)], [(34, 74), (69,72)], [(34, 74), (71,72)], [(34, 74), (71,74)], [(34, 74), (72,73)], [(34, 74), (74,75)], [(35, 36), (35,67)], [(36, 37), (68,69)], [(36, 37), (69,72)], [(36, 37), (71,72)], [(36, 37), (72,73)], [(36, 76), (28,73)], [(36, 76), (68,69)], [(36, 76), (69,72)], [(36, 76), (71,72)], [(36, 76), (72,73)], [(37, 38), (36,37)], [(37, 41), (36,37)], [(37, 41), (37,38)], [(39, 40), (40,41)], [(39, 40), (40,47)], [(40, 47), (40,41)], [(42, 43), (34,42)], [(42, 43), (39,42)], [(43, 44), (38,44)], [(44, 45), (38,44)], [(44, 45), (43,44)], [(45, 46), (46,47)], [(45, 46), (46,67)], [(46, 47), (46,67)], [(56, 57), (57,67)], [(57, 58), (56,57)], [(57, 58), (57,67)], [(58, 59), (56,64)], [(62, 70), (68,69)], [(62, 70), (68,79)], [(62, 70), (71,72)], [(62, 70), (72,73)], [(66, 68), (62,70)], [(66, 68), (68,69)], [(66, 68), (68,79)], [(66, 68), (69,72)], [(66, 68), (71,72)], [(66, 68), (72,73)], [(66, 68), (79,80)], [(68, 69), (35,36)], [(68, 69), (35,67)], [(68, 79), (68,69)], [(69, 70), (0,8)], [(69, 70), (0,81)], [(69, 70), (1,2)], [(69, 70), (1,33)], [(69, 70), (2,3)], [(69, 70), (2,80)], [(69, 70), (28,73)], [(69, 70), (32,71)], [(69, 70), (34,35)], [(69, 70), (34,42)], [(69, 70), (34,74)], [(69, 70), (35,36)], [(69, 70), (35,67)], [(69, 70), (36,37)], [(69, 70), (36,76)], [(69, 70), (62,70)], [(69, 70), (66,68)], [(69, 70), (68,69)], [(69, 70), (68,79)], [(69, 70), (69,72)], [(69, 70), (70,77)], [(69, 70), (71,72)], [(69, 70), (71,74)], [(69, 70), (72,73)], [(69, 70), (74,75)], [(69, 70), (77,81)], [(69, 70), (78,79)], [(69, 70), (79,80)], [(69, 70), (80,81)], [(69, 72), (1,2)], [(69, 72), (28,73)], [(69, 72), (32,71)], [(69, 72), (34,35)], [(69, 72), (34,42)], [(69, 72), (35,36)], [(69, 72), (35,67)], [(69, 72), (62,70)], [(69, 72), (68,69)], [(69, 72), (68,79)], [(69, 72), (71,72)], [(69, 72), (71,74)], [(69, 72), (72,73)], [(69, 72), (74,75)], [(69, 72), (79,80)], [(70, 77), (0,81)], [(70, 77), (2,80)], [(70, 77), (62,70)], [(70, 77), (66,68)], [(70, 77), (68,69)], [(70, 77), (68,79)], [(70, 77), (69,72)], [(70, 77), (71,72)], [(70, 77), (72,73)], [(70, 77), (77,81)], [(70, 77), (78,79)], [(70, 77), (79,80)], [(70, 77), (80,81)], [(71, 72), (1,2)], [(71, 72), (34,42)], [(71, 72), (35,36)], [(71, 72), (35,67)], [(71, 72), (68,69)], [(71, 72), (68,79)], [(71, 72), (71,74)], [(71, 72), (72,73)], [(71, 72), (74,75)], [(71, 74), (68,69)], [(71, 74), (74,75)], [(72, 73), (34,42)], [(72, 73), (35,36)], [(72, 73), (35,67)], [(72, 73), (68,69)], [(72, 73), (68,79)], [(72, 73), (71,74)], [(72, 73), (74,75)], [(73, 76), (28,73)], [(73, 76), (36,76)], [(73, 76), (68,69)], [(73, 76), (69,70)], [(73, 76), (69,72)], [(73, 76), (71,72)], [(73, 76), (72,73)], [(73, 76), (75,76)], [(74, 75), (68,69)], [(75, 76), (28,73)], [(75, 76), (36,76)], [(75, 76), (68,69)], [(75, 76), (69,70)], [(75, 76), (69,72)], [(75, 76), (71,72)], [(75, 76), (72,73)], [(75, 78), (0,81)], [(75, 78), (2,80)], [(75, 78), (62,70)], [(75, 78), (66,68)], [(75, 78), (68,69)], [(75, 78), (68,79)], [(75, 78), (69,70)], [(75, 78), (69,72)], [(75, 78), (70,77)], [(75, 78), (71,72)], [(75, 78), (72,73)], [(75, 78), (77,81)], [(75, 78), (78,79)], [(75, 78), (79,80)], [(75, 78), (80,81)], [(77, 78), (0,81)], [(77, 78), (2,80)], [(77, 78), (62,70)], [(77, 78), (66,68)], [(77, 78), (68,69)], [(77, 78), (68,79)], [(77, 78), (69,70)], [(77, 78), (69,72)], [(77, 78), (70,77)], [(77, 78), (71,72)], [(77, 78), (72,73)], [(77, 78), (75,78)], [(77, 78), (77,81)], [(77, 78), (78,79)], [(77, 78), (79,80)], [(77, 78), (80,81)], [(77, 81), (0,81)], [(77, 81), (2,80)], [(77, 81), (62,70)], [(77, 81), (66,68)], [(77, 81), (68,69)], [(77, 81), (68,79)], [(77, 81), (69,72)], [(77, 81), (71,72)], [(77, 81), (72,73)], [(77, 81), (78,79)], [(77, 81), (79,80)], [(78, 79), (62,70)], [(78, 79), (66,68)], [(78, 79), (68,69)], [(78, 79), (68,79)], [(78, 79), (69,72)], [(78, 79), (71,72)], [(78, 79), (72,73)], [(78, 79), (79,80)], [(79, 80), (62,70)], [(79, 80), (68,69)], [(79, 80), (68,79)], [(79, 80), (71,72)], [(79, 80), (72,73)], [(80, 81), (0,81)], [(80, 81), (2,80)], [(80, 81), (62,70)], [(80, 81), (66,68)], [(80, 81), (68,69)], [(80, 81), (68,79)], [(80, 81), (69,72)], [(80, 81), (71,72)], [(80, 81), (72,73)], [(80, 81), (77,81)], [(80, 81), (78,79)], [(80, 81), (79,80)]</text:p>
          </table:table-cell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[[[0, 1], [68, 69]], [[0, 1], [69, 70]], [[0, 1], [69, 72]], [[0, 1], [71, 72]], [[0, 1], [72, 73]], [[0, 8], [68, 69]], [[0, 8], [69, 70]], [[0, 8], [69, 72]], [[0, 8], [71, 72]], [[0, 8], [72, 73]], [[0, 81], [2, 80]], [[0, 81], [62, 70]], [[0, 81], [66, 68]], [[0, 81], [68, 69]], [[0, 81], [68, 79]], [[0, 81], [69, 70]], [[0, 81], [69, 72]], [[0, 81], [70, 77]], [[0, 81], [71, 72]], [[0, 81], [72, 73]], [[0, 81], [75, 78]], [[0, 81], [77, 78]], [[0, 81], [78, 79]], [[0, 81], [79, 80]], [[1, 2], [68, 69]], [[1, 2], [69, 70]], [[1, 2], [69, 72]], [[1, 2], [71, 72]], [[1, 2], [72, 73]], [[1, 33], [68, 69]], [[1, 33], [69, 70]], [[1, 33], [69, 72]], [[1, 33], [71, 72]], [[1, 33], [72, 73]], [[2, 3], [68, 69]], [[2, 3], [69, 70]], [[2, 3], [69, 72]], [[2, 3], [71, 72]], [[2, 3], [72, 73]], [[2, 80], [62, 70]], [[2, 80], [66, 68]], [[2, 80], [68, 69]], [[2, 80], [68, 79]], [[2, 80], [69, 70]], [[2, 80], [69, 72]], [[2, 80], [70, 77]], [[2, 80], [71, 72]], [[2, 80], [72, 73]], [[2, 80], [75, 78]], [[2, 80], [77, 78]], [[2, 80], [77, 81]], [[2, 80], [78, 79]], [[28, 73], [36, 76]], [[28, 73], [68, 69]], [[28, 73], [69, 70]], [[28, 73], [69, 72]], [[28, 73], [71, 72]], [[28, 73], [75, 76]], [[32, 71], [34, 74]], [[32, 71], [68, 69]], [[32, 71], [69, 70]], [[32, 71], [69, 72]], [[32, 71], [72, 73]], [[32, 71], [74, 75]], [[34, 35], [68, 69]], [[34, 35], [69, 70]], [[34, 35], [69, 72]], [[34, 35], [71, 72]], [[34, 35], [72, 73]], [[34, 42], [68, 69]], [[34, 42], [69, 70]], [[34, 42], [69, 72]], [[34, 42], [71, 72]], [[34, 42], [72, 73]], [[34, 74], [68, 69]], [[34, 74], [69, 70]], [[34, 74], [69, 72]], [[34, 74], [71, 72]], [[34, 74], [72, 73]], [[35, 36], [68, 69]], [[35, 36], [69, 70]], [[35, 36], [69, 72]], [[35, 36], [71, 72]], [[35, 36], [72, 73]], [[35, 67], [68, 69]], [[35, 67], [69, 70]], [[35, 67], [69, 72]], [[35, 67], [71, 72]], [[35, 67], [72, 73]], [[36, 37], [68, 69]], [[36, 37], [69, 70]], [[36, 37], [69, 72]], [[36, 37], [71, 72]], [[36, 37], [72, 73]], [[36, 76], [68, 69]], [[36, 76], [69, 70]], [[36, 76], [69, 72]], [[36, 76], [71, 72]], [[36, 76], [72, 73]], [[56, 64], [58, 59]], [[62, 70], [66, 68]], [[62, 70], [68, 69]], [[62, 70], [68, 79]], [[62, 70], [69, 72]], [[62, 70], [71, 72]], [[62, 70], [72, 73]], [[62, 70], [75, 78]], [[62, 70], [77, 78]], [[62, 70], [77, 81]], [[62, 70], [78, 79]], [[62, 70], [79, 80]], [[62, 70], [80, 81]], [[66, 68], [69, 70]], [[66, 68], [69, 72]], [[66, 68], [70, 77]], [[66, 68], [71, 72]], [[66, 68], [72, 73]], [[66, 68], [75, 78]], [[66, 68], [77, 78]], [[66, 68], [77, 81]], [[66, 68], [78, 79]], [[66, 68], [79, 80]], [[66, 68], [80, 81]], [[68, 69], [70, 77]], [[68, 69], [71, 72]], [[68, 69], [71, 74]], [[68, 69], [72, 73]], [[68, 69], [73, 76]], [[68, 69], [74, 75]], [[68, 69], [75, 76]], [[68, 69], [75, 78]], [[68, 69], [77, 78]], [[68, 69], [77, 81]], [[68, 69], [78, 79]], [[68, 69], [79, 80]], [[68, 69], [80, 81]], [[68, 79], [69, 70]], [[68, 79], [69, 72]], [[68, 79], [70, 77]], [[68, 79], [71, 72]], [[68, 79], [72, 73]], [[68, 79], [75, 78]], [[68, 79], [77, 78]], [[68, 79], [77, 81]], [[68, 79], [80, 81]], [[69, 70], [71, 72]], [[69, 70], [71, 74]], [[69, 70], [72, 73]], [[69, 70], [73, 76]], [[69, 70], [74, 75]], [[69, 70], [75, 76]], [[69, 70], [75, 78]], [[69, 70], [77, 78]], [[69, 70], [77, 81]], [[69, 70], [78, 79]], [[69, 70], [79, 80]], [[69, 70], [80, 81]], [[69, 72], [70, 77]], [[69, 72], [71, 74]], [[69, 72], [73, 76]], [[69, 72], [74, 75]], [[69, 72], [75, 76]], [[69, 72], [75, 78]], [[69, 72], [77, 78]], [[69, 72], [77, 81]], [[69, 72], [78, 79]], [[69, 72], [79, 80]], [[69, 72], [80, 81]], [[70, 77], [71, 72]], [[70, 77], [72, 73]], [[70, 77], [75, 78]], [[70, 77], [78, 79]], [[70, 77], [79, 80]], [[70, 77], [80, 81]], [[71, 72], [73, 76]], [[71, 72], [74, 75]], [[71, 72], [75, 76]], [[71, 72], [75, 78]], [[71, 72], [77, 78]], [[71, 72], [77, 81]], [[71, 72], [78, 79]], [[71, 72], [79, 80]], [[71, 72], [80, 81]], [[71, 74], [72, 73]], [[72, 73], [74, 75]], [[72, 73], [75, 76]], [[72, 73], [75, 78]], [[72, 73], [77, 78]], [[72, 73], [77, 81]], [[72, 73], [78, 79]], [[72, 73], [79, 80]], [[72, 73], [80, 81]], [[75, 78], [77, 81]], [[75, 78], [79, 80]], [[75, 78], [80, 81]], [[77, 78], [79, 80]], [[77, 78], [80, 81]], [[77, 81], [78, 79]], [[77, 81], [79, 80]], [[78, 79], [80, 81]]]</text:p>
          </table:table-cell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4" office:value-type="string" calcext:value-type="string">
            <text:p>K4S0P.8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, 1, 2, 3, 4, 5, 6, 7, 8, 9, 10, 11, 12, 13, 14, 15, 16, 17, 18, 19, 20, 21, 22, 23, 24, 25, 26, 27, 28, 29, 30, 31, 32, 34, 35, 36, 37, 38, 39, 40, 41, 42, 43, 44, 45, 46, 47, 48, 49, 50, 51, 52, 53, 54, 55, 56, 57, 58, 59, 60, 61, 62, 63, 64, 65, 66, 68, 69, 70, 71, 72, 73, 74, 75, 76, 77, 78, 79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(0,1), (0,2), (0,35), (0,68), (0,69), (0,72), (0,74), (0,76), (0,77), (0,78), (0,79), (1,2), (1,34), (1,35), (1,36), (1,68), (1,69), (1,70), (1,71), (1,72), (1,73), (1,74), (1,75), (1,76), (1,77), (1,78), (1,79), (2,35), (2,69), (2,70), (2,72), (2,74), (2,76), (2,77), (2,78), (2,79), (3,4), (3,5), (3,6), (3,7), (3,8), (3,9), (3,10), (3,11), (3,12), (3,13), (4,5), (4,6), (4,7), (4,8), (4,9), (4,10), (4,11), (4,12), (4,13), (5,6), (5,7), (5,8), (5,9), (5,10), (5,11), (5,12), (5,13), (6,7), (6,8), (6,9), (6,10), (6,11), (6,12), (6,13), (7,8), (7,9), (7,10), (7,11), (7,12), (7,13), (8,9), (8,10), (8,11), (8,12), (8,13), (9,10), (9,11), (9,12), (9,13), (10,11), (10,12), (10,13), (11,12), (11,13), (12,13), (14,15), (14,16), (14,17), (14,18), (14,19), (14,20), (14,21), (15,16), (15,17), (15,18), (15,19), (15,20), (15,21), (16,17), (16,18), (16,19), (16,20), (16,21), (17,18), (17,19), (17,20), (17,21), (18,19), (18,20), (18,21), (19,20), (19,21), (20,21), (22,23), (22,24), (22,25), (22,26), (22,27), (22,28), (22,29), (22,30), (22,31), (22,32), (23,24), (23,25), (23,26), (23,27), (23,28), (23,29), (23,30), (23,31), (23,32), (24,25), (24,26), (24,27), (24,28), (24,29), (24,30), (24,31), (24,32), (25,26), (25,27), (25,28), (25,29), (25,30), (25,31), (25,32), (26,27), (26,28), (26,29), (26,30), (26,31), (26,32), (27,28), (27,29), (27,30), (27,31), (27,32), (28,29), (28,30), (28,31), (28,32), (29,30), (29,31), (29,32), (30,31), (30,32), (31,32), (34,35), (34,36), (34,69), (34,71), (34,72), (34,74), (34,75), (34,76), (34,77), (34,79), (35,36), (35,68), (35,69), (35,70), (35,71), (35,72), (35,73), (35,74), (35,75), (35,76), (35,77), (35,78), (35,79), (36,69), (36,72), (36,73), (36,74), (36,75), (36,76), (36,77), (36,79), (37,38), (37,39), (37,40), (37,41), (37,42), (37,43), (37,44), (37,45), (37,46), (37,47), (38,39), (38,40), (38,41), (38,42), (38,43), (38,44), (38,45), (38,46), (38,47), (39,40), (39,41), (39,42), (39,43), (39,44), (39,45), (39,46), (39,47), (40,41), (40,42), (40,43), (40,44), (40,45), (40,46), (40,47), (41,42), (41,43), (41,44), (41,45), (41,46), (41,47), (42,43), (42,44), (42,45), (42,46), (42,47), (43,44), (43,45), (43,46), (43,47), (44,45), (44,46), (44,47), (45,46), (45,47), (46,47), (48,49), (48,50), (48,51), (48,52), (48,53), (48,54), (48,55), (49,50), (49,51), (49,52), (49,53), (49,54), (49,55), (50,51), (50,52), (50,53), (50,54), (50,55), (51,52), (51,53), (51,54), (51,55), (52,53), (52,54), (52,55), (53,54), (53,55), (54,55), (56,57), (56,58), (56,59), (56,60), (56,61), (56,62), (56,63), (56,64), (56,65), (56,66), (57,58), (57,59), (57,60), (57,61), (57,62), (57,63), (57,64), (57,65), (57,66), (58,59), (58,60), (58,61), (58,62), (58,63), (58,64), (58,65), (58,66), (59,60), (59,61), (59,62), (59,63), (59,64), (59,65), (59,66), (60,61), (60,62), (60,63), (60,64), (60,65), (60,66), (61,62), (61,63), (61,64), (61,65), (61,66), (62,63), (62,64), (62,65), (62,66), (63,64), (63,65), (63,66), (64,65), (64,66), (65,66), (68,69), (68,70), (68,72), (68,74), (68,75), (68,76), (68,77), (68,78), (68,79), (69,70), (69,71), (69,72), (69,73), (69,74), (69,75), (69,76), (69,77), (69,78), (69,79), (70,72), (70,74), (70,75), (70,76), (70,77), (70,78), (70,79), (71,72), (71,73), (71,74), (71,75), (71,76), (71,77), (71,78), (71,79), (72,73), (72,74), (72,75), (72,76), (72,77), (72,78), (72,79), (73,74), (73,75), (73,76), (73,77), (73,78), (73,79), (74,75), (74,76), (74,77), (74,78), (74,79), (75,76), (75,77), (75,79), (76,77), (76,78), (76,79), (77,78), (77,79), (78,79)</text:p>
          </table:table-cell>
          <table:table-cell table:style-name="ce19" office:value-type="float" office:value="1450" calcext:value-type="float">
            <text:p>1450</text:p>
          </table:table-cell>
          <table:table-cell office:value-type="string" calcext:value-type="string">
            <text:p>[(0, 1), (0,77)], [(0, 1), (0,8)], [(0, 1), (1,2)], [(0, 1), (1,33)], [(0, 1), (2,3)], [(0, 1), (2,79)], [(0, 1), (28,73)], [(0, 1), (32,71)], [(0, 1), (34,35)], [(0, 1), (34,42)], [(0, 1), (34,74)], [(0, 1), (35,36)], [(0, 1), (35,67)], [(0, 1), (36,37)], [(0, 1), (36,76)], [(0, 1), (62,70)], [(0, 1), (66,68)], [(0, 1), (68,69)], [(0, 1), (68,77)], [(0, 1), (69,70)], [(0, 1), (69,75)], [(0, 1), (70,79)], [(0, 1), (71,72)], [(0, 1), (71,74)], [(0, 1), (72,73)], [(0, 1), (72,78)], [(0, 1), (73,76)], [(0, 1), (74,75)], [(0, 1), (75,76)], [(0, 1), (77,78)], [(0, 1), (78,79)], [(0, 77), (0,8)], [(0, 77), (1,2)], [(0, 77), (2,3)], [(0, 77), (2,79)], [(0, 77), (28,73)], [(0, 77), (32,71)], [(0, 77), (34,35)], [(0, 77), (34,42)], [(0, 77), (34,74)], [(0, 77), (35,36)], [(0, 77), (35,67)], [(0, 77), (36,37)], [(0, 77), (36,76)], [(0, 77), (62,70)], [(0, 77), (66,68)], [(0, 77), (68,69)], [(0, 77), (71,72)], [(0, 77), (71,74)], [(0, 77), (72,73)], [(0, 77), (72,78)], [(0, 77), (74,75)], [(0, 77), (78,79)], [(0, 8), (1,2)], [(0, 8), (11,12)], [(0, 8), (12,13)], [(0, 8), (13,14)], [(0, 8), (2,79)], [(0, 8), (24,25)], [(0, 8), (25,26)], [(0, 8), (26,32)], [(0, 8), (27,30)], [(0, 8), (28,29)], [(0, 8), (28,73)], [(0, 8), (3,4)], [(0, 8), (32,71)], [(0, 8), (34,35)], [(0, 8), (34,42)], [(0, 8), (35,36)], [(0, 8), (35,67)], [(0, 8), (4,10)], [(0, 8), (6,7)], [(0, 8), (62,70)], [(0, 8), (68,69)], [(0, 8), (71,72)], [(0, 8), (71,74)], [(0, 8), (72,73)], [(0, 8), (72,78)], [(0, 8), (74,75)], [(1, 2), (34,42)], [(1, 2), (35,36)], [(1, 2), (35,67)], [(1, 2), (68,69)], [(1, 2), (71,74)], [(1, 2), (72,73)], [(1, 2), (72,78)], [(1, 2), (74,75)], [(1, 33), (0,77)], [(1, 33), (0,8)], [(1, 33), (1,2)], [(1, 33), (2,3)], [(1, 33), (2,79)], [(1, 33), (28,73)], [(1, 33), (32,71)], [(1, 33), (34,35)], [(1, 33), (34,42)], [(1, 33), (34,74)], [(1, 33), (35,36)], [(1, 33), (35,67)], [(1, 33), (36,37)], [(1, 33), (36,76)], [(1, 33), (62,70)], [(1, 33), (66,68)], [(1, 33), (68,69)], [(1, 33), (69,75)], [(1, 33), (71,72)], [(1, 33), (71,74)], [(1, 33), (72,73)], [(1, 33), (72,78)], [(1, 33), (74,75)], [(1, 33), (78,79)], [(10, 11), (0,8)], [(10, 11), (11,12)], [(10, 11), (11,19)], [(10, 11), (12,13)], [(10, 11), (12,33)], [(10, 11), (13,14)], [(10, 11), (2,3)], [(10, 11), (28,73)], [(10, 11), (3,4)], [(10, 11), (3,7)], [(10, 11), (32,71)], [(10, 11), (4,10)], [(10, 11), (4,5)], [(10, 11), (5,6)], [(10, 11), (5,8)], [(10, 11), (6,13)], [(10, 11), (6,7)], [(10, 11), (7,9)], [(10, 11), (8,9)], [(10, 11), (9,10)], [(11, 12), (4,10)], [(11, 19), (0,8)], [(11, 19), (11,12)], [(11, 19), (12,13)], [(11, 19), (13,14)], [(11, 19), (14,18)], [(11, 19), (15,16)], [(11, 19), (15,21)], [(11, 19), (17,18)], [(11, 19), (18,20)], [(11, 19), (21,22)], [(11, 19), (3,4)], [(11, 19), (4,10)], [(11, 19), (6,7)], [(12, 13), (11,12)], [(12, 13), (13,14)], [(12, 13), (3,4)], [(12, 13), (4,10)], [(12, 13), (6,7)], [(12, 33), (0,8)], [(12, 33), (11,12)], [(12, 33), (11,19)], [(12, 33), (12,13)], [(12, 33), (13,14)], [(12, 33), (2,3)], [(12, 33), (3,4)], [(12, 33), (3,7)], [(12, 33), (4,10)], [(12, 33), (4,5)], [(12, 33), (5,6)], [(12, 33), (5,8)], [(12, 33), (6,13)], [(12, 33), (6,7)], [(12, 33), (7,9)], [(12, 33), (8,9)], [(12, 33), (9,10)], [(13, 14), (11,12)], [(13, 14), (14,18)], [(13, 14), (15,16)], [(13, 14), (15,21)], [(13, 14), (17,18)], [(13, 14), (3,4)], [(13, 14), (4,10)], [(13, 14), (6,7)], [(14, 15), (11,19)], [(14, 15), (13,14)], [(14, 15), (14,18)], [(14, 15), (15,16)], [(14, 15), (15,21)], [(14, 15), (17,18)], [(14, 15), (18,20)], [(14, 15), (20,21)], [(14, 15), (21,22)], [(14, 18), (15,16)], [(15, 21), (14,18)], [(15, 21), (15,16)], [(15, 21), (17,18)], [(16, 17), (11,19)], [(16, 17), (13,14)], [(16, 17), (14,15)], [(16, 17), (14,18)], [(16, 17), (15,16)], [(16, 17), (15,21)], [(16, 17), (16,19)], [(16, 17), (17,18)], [(16, 17), (17,24)], [(16, 17), (18,20)], [(16, 17), (20,21)], [(16, 17), (21,22)], [(16, 19), (11,19)], [(16, 19), (13,14)], [(16, 19), (14,15)], [(16, 19), (14,18)], [(16, 19), (15,16)], [(16, 19), (15,21)], [(16, 19), (17,18)], [(16, 19), (17,24)], [(16, 19), (18,20)], [(16, 19), (20,21)], [(16, 19), (21,22)], [(17, 18), (14,18)], [(17, 18), (15,16)], [(17, 24), (11,19)], [(17, 24), (13,14)], [(17, 24), (14,15)], [(17, 24), (14,18)], [(17, 24), (15,16)], [(17, 24), (15,21)], [(17, 24), (17,18)], [(17, 24), (18,20)], [(17, 24), (20,21)], [(17, 24), (21,22)], [(17, 24), (24,25)], [(17, 24), (25,26)], [(17, 24), (25,29)], [(17, 24), (26,32)], [(17, 24), (27,30)], [(17, 24), (28,29)], [(17, 24), (28,73)], [(17, 24), (30,31)], [(17, 24), (32,71)], [(18, 20), (13,14)], [(18, 20), (14,18)], [(18, 20), (15,16)], [(18, 20), (15,21)], [(18, 20), (17,18)], [(19, 20), (11,19)], [(19, 20), (13,14)], [(19, 20), (14,15)], [(19, 20), (14,18)], [(19, 20), (15,16)], [(19, 20), (15,21)], [(19, 20), (16,17)], [(19, 20), (16,19)], [(19, 20), (17,18)], [(19, 20), (17,24)], [(19, 20), (18,20)], [(19, 20), (20,21)], [(19, 20), (21,22)], [(2, 3), (0,8)], [(2, 3), (1,2)], [(2, 3), (11,12)], [(2, 3), (11,19)], [(2, 3), (12,13)], [(2, 3), (13,14)], [(2, 3), (2,79)], [(2, 3), (24,25)], [(2, 3), (25,26)], [(2, 3), (25,29)], [(2, 3), (26,32)], [(2, 3), (27,30)], [(2, 3), (28,29)], [(2, 3), (28,73)], [(2, 3), (3,4)], [(2, 3), (32,71)], [(2, 3), (34,35)], [(2, 3), (34,42)], [(2, 3), (34,74)], [(2, 3), (35,36)], [(2, 3), (35,67)], [(2, 3), (36,76)], [(2, 3), (4,10)], [(2, 3), (6,7)], [(2, 3), (62,70)], [(2, 3), (66,68)], [(2, 3), (68,69)], [(2, 3), (7,9)], [(2, 3), (71,72)], [(2, 3), (71,74)], [(2, 3), (72,73)], [(2, 3), (72,78)], [(2, 3), (74,75)], [(2, 3), (78,79)], [(2, 79), (1,2)], [(2, 79), (28,73)], [(2, 79), (34,35)], [(2, 79), (34,42)], [(2, 79), (35,36)], [(2, 79), (35,67)], [(2, 79), (62,70)], [(2, 79), (68,69)], [(2, 79), (71,72)], [(2, 79), (71,74)], [(2, 79), (72,73)], [(2, 79), (72,78)], [(2, 79), (74,75)], [(20, 21), (11,19)], [(20, 21), (13,14)], [(20, 21), (14,18)], [(20, 21), (15,16)], [(20, 21), (15,21)], [(20, 21), (17,18)], [(20, 21), (18,20)], [(20, 21), (21,22)], [(21, 22), (13,14)], [(21, 22), (14,18)], [(21, 22), (15,16)], [(21, 22), (15,21)], [(21, 22), (17,18)], [(21, 22), (18,20)], [(21, 22), (24,25)], [(21, 22), (25,26)], [(21, 22), (26,32)], [(21, 22), (27,30)], [(21, 22), (28,29)], [(21, 22), (28,73)], [(21, 22), (32,71)], [(22, 23), (17,24)], [(22, 23), (21,22)], [(22, 23), (23,24)], [(22, 23), (24,25)], [(22, 23), (25,26)], [(22, 23), (25,29)], [(22, 23), (26,32)], [(22, 23), (27,28)], [(22, 23), (27,30)], [(22, 23), (28,29)], [(22, 23), (28,73)], [(22, 23), (30,31)], [(22, 23), (32,71)], [(22, 30), (0,8)], [(22, 30), (17,24)], [(22, 30), (2,3)], [(22, 30), (21,22)], [(22, 30), (22,23)], [(22, 30), (23,24)], [(22, 30), (23,33)], [(22, 30), (24,25)], [(22, 30), (25,26)], [(22, 30), (25,29)], [(22, 30), (26,32)], [(22, 30), (27,28)], [(22, 30), (27,30)], [(22, 30), (28,29)], [(22, 30), (28,73)], [(22, 30), (29,31)], [(22, 30), (30,31)], [(22, 30), (31,32)], [(22, 30), (32,71)], [(23, 24), (17,24)], [(23, 24), (21,22)], [(23, 24), (24,25)], [(23, 24), (25,26)], [(23, 24), (25,29)], [(23, 24), (26,32)], [(23, 24), (27,30)], [(23, 24), (28,29)], [(23, 24), (28,73)], [(23, 24), (30,31)], [(23, 24), (32,71)], [(23, 33), (17,24)], [(23, 33), (21,22)], [(23, 33), (22,23)], [(23, 33), (23,24)], [(23, 33), (24,25)], [(23, 33), (25,26)], [(23, 33), (25,29)], [(23, 33), (26,32)], [(23, 33), (27,28)], [(23, 33), (27,30)], [(23, 33), (28,29)], [(23, 33), (28,73)], [(23, 33), (30,31)], [(23, 33), (31,32)], [(23, 33), (32,71)], [(24, 25), (26,32)], [(24, 25), (28,29)], [(25, 26), (24,25)], [(25, 26), (26,32)], [(25, 26), (28,29)], [(25, 29), (0,8)], [(25, 29), (21,22)], [(25, 29), (24,25)], [(25, 29), (25,26)], [(25, 29), (26,32)], [(25, 29), (27,30)], [(25, 29), (28,29)], [(25, 29), (28,73)], [(25, 29), (32,71)], [(26, 27), (0,8)], [(26, 27), (17,24)], [(26, 27), (2,3)], [(26, 27), (21,22)], [(26, 27), (22,23)], [(26, 27), (22,30)], [(26, 27), (23,24)], [(26, 27), (23,33)], [(26, 27), (24,25)], [(26, 27), (25,26)], [(26, 27), (25,29)], [(26, 27), (26,32)], [(26, 27), (27,28)], [(26, 27), (27,30)], [(26, 27), (28,29)], [(26, 27), (28,73)], [(26, 27), (29,31)], [(26, 27), (30,31)], [(26, 27), (31,32)], [(26, 27), (32,71)], [(27, 28), (0,8)], [(27, 28), (17,24)], [(27, 28), (2,3)], [(27, 28), (21,22)], [(27, 28), (23,24)], [(27, 28), (24,25)], [(27, 28), (25,26)], [(27, 28), (25,29)], [(27, 28), (26,32)], [(27, 28), (27,30)], [(27, 28), (28,29)], [(27, 28), (28,73)], [(27, 28), (30,31)], [(27, 28), (32,71)], [(27, 30), (24,25)], [(27, 30), (25,26)], [(27, 30), (26,32)], [(27, 30), (28,29)], [(27, 30), (28,73)], [(28, 29), (26,32)], [(28, 73), (1,2)], [(28, 73), (24,25)], [(28, 73), (25,26)], [(28, 73), (26,32)], [(28, 73), (28,29)], [(28, 73), (34,42)], [(28, 73), (35,36)], [(28, 73), (35,67)], [(28, 73), (4,10)], [(28, 73), (62,70)], [(28, 73), (68,69)], [(28, 73), (71,72)], [(28, 73), (71,74)], [(28, 73), (72,73)], [(28, 73), (72,78)], [(28, 73), (74,75)], [(29, 31), (0,8)], [(29, 31), (17,24)], [(29, 31), (2,3)], [(29, 31), (21,22)], [(29, 31), (22,23)], [(29, 31), (23,24)], [(29, 31), (23,33)], [(29, 31), (24,25)], [(29, 31), (25,26)], [(29, 31), (25,29)], [(29, 31), (26,32)], [(29, 31), (27,28)], [(29, 31), (27,30)], [(29, 31), (28,29)], [(29, 31), (28,73)], [(29, 31), (30,31)], [(29, 31), (31,32)], [(29, 31), (32,71)], [(3, 4), (11,12)], [(3, 4), (28,73)], [(3, 4), (4,10)], [(3, 4), (6,7)], [(3, 7), (0,8)], [(3, 7), (11,12)], [(3, 7), (11,19)], [(3, 7), (12,13)], [(3, 7), (13,14)], [(3, 7), (2,3)], [(3, 7), (28,73)], [(3, 7), (3,4)], [(3, 7), (32,71)], [(3, 7), (4,10)], [(3, 7), (5,6)], [(3, 7), (5,8)], [(3, 7), (6,7)], [(3, 7), (7,9)], [(3, 7), (8,9)], [(3, 7), (9,10)], [(30, 31), (0,8)], [(30, 31), (2,3)], [(30, 31), (21,22)], [(30, 31), (24,25)], [(30, 31), (25,26)], [(30, 31), (25,29)], [(30, 31), (26,32)], [(30, 31), (27,30)], [(30, 31), (28,29)], [(30, 31), (28,73)], [(30, 31), (32,71)], [(31, 32), (0,8)], [(31, 32), (17,24)], [(31, 32), (2,3)], [(31, 32), (21,22)], [(31, 32), (22,23)], [(31, 32), (23,24)], [(31, 32), (24,25)], [(31, 32), (25,26)], [(31, 32), (25,29)], [(31, 32), (26,32)], [(31, 32), (27,28)], [(31, 32), (27,30)], [(31, 32), (28,29)], [(31, 32), (28,73)], [(31, 32), (30,31)], [(31, 32), (32,71)], [(32, 71), (1,2)], [(32, 71), (2,79)], [(32, 71), (24,25)], [(32, 71), (25,26)], [(32, 71), (26,32)], [(32, 71), (27,30)], [(32, 71), (28,29)], [(32, 71), (28,73)], [(32, 71), (3,4)], [(32, 71), (34,35)], [(32, 71), (34,42)], [(32, 71), (35,36)], [(32, 71), (35,67)], [(32, 71), (4,10)], [(32, 71), (6,7)], [(32, 71), (62,70)], [(32, 71), (68,69)], [(32, 71), (71,72)], [(32, 71), (71,74)], [(32, 71), (72,73)], [(32, 71), (72,78)], [(32, 71), (74,75)], [(34, 35), (1,2)], [(34, 35), (28,73)], [(34, 35), (34,42)], [(34, 35), (35,36)], [(34, 35), (35,67)], [(34, 35), (62,70)], [(34, 35), (68,69)], [(34, 35), (71,72)], [(34, 35), (71,74)], [(34, 35), (72,73)], [(34, 35), (72,78)], [(34, 35), (74,75)], [(34, 42), (35,36)], [(34, 42), (35,67)], [(34, 42), (38,44)], [(34, 42), (39,42)], [(34, 42), (43,44)], [(34, 42), (65,66)], [(34, 42), (68,69)], [(34, 42), (72,78)], [(34, 42), (74,75)], [(34, 74), (0,8)], [(34, 74), (1,2)], [(34, 74), (2,79)], [(34, 74), (28,73)], [(34, 74), (32,71)], [(34, 74), (34,35)], [(34, 74), (34,42)], [(34, 74), (35,36)], [(34, 74), (35,67)], [(34, 74), (62,70)], [(34, 74), (66,68)], [(34, 74), (68,69)], [(34, 74), (71,72)], [(34, 74), (71,74)], [(34, 74), (72,73)], [(34, 74), (72,78)], [(34, 74), (74,75)], [(34, 74), (78,79)], [(35, 36), (35,67)], [(35, 36), (72,78)], [(35, 67), (72,78)], [(36, 37), (0,8)], [(36, 37), (1,2)], [(36, 37), (2,3)], [(36, 37), (2,79)], [(36, 37), (28,73)], [(36, 37), (32,71)], [(36, 37), (34,35)], [(36, 37), (34,42)], [(36, 37), (34,74)], [(36, 37), (35,36)], [(36, 37), (35,67)], [(36, 37), (36,76)], [(36, 37), (38,44)], [(36, 37), (39,42)], [(36, 37), (41,43)], [(36, 37), (43,44)], [(36, 37), (45,53)], [(36, 37), (46,67)], [(36, 37), (56,64)], [(36, 37), (58,59)], [(36, 37), (60,61)], [(36, 37), (60,66)], [(36, 37), (61,62)], [(36, 37), (61,64)], [(36, 37), (62,70)], [(36, 37), (63,65)], [(36, 37), (65,66)], [(36, 37), (66,68)], [(36, 37), (68,69)], [(36, 37), (71,72)], [(36, 37), (71,74)], [(36, 37), (72,73)], [(36, 37), (72,78)], [(36, 37), (74,75)], [(36, 37), (78,79)], [(36, 76), (0,8)], [(36, 76), (1,2)], [(36, 76), (2,79)], [(36, 76), (28,73)], [(36, 76), (32,71)], [(36, 76), (34,35)], [(36, 76), (34,42)], [(36, 76), (34,74)], [(36, 76), (35,36)], [(36, 76), (35,67)], [(36, 76), (62,70)], [(36, 76), (66,68)], [(36, 76), (68,69)], [(36, 76), (71,72)], [(36, 76), (71,74)], [(36, 76), (72,73)], [(36, 76), (72,78)], [(36, 76), (74,75)], [(36, 76), (78,79)], [(37, 38), (34,42)], [(37, 38), (36,37)], [(37, 38), (38,39)], [(37, 38), (38,44)], [(37, 38), (39,42)], [(37, 38), (41,43)], [(37, 38), (43,44)], [(37, 38), (45,53)], [(37, 38), (46,47)], [(37, 38), (46,67)], [(37, 38), (62,70)], [(37, 38), (66,68)], [(37, 41), (34,42)], [(37, 41), (36,37)], [(37, 41), (37,38)], [(37, 41), (38,39)], [(37, 41), (38,44)], [(37, 41), (39,40)], [(37, 41), (39,42)], [(37, 41), (40,41)], [(37, 41), (40,47)], [(37, 41), (41,43)], [(37, 41), (42,43)], [(37, 41), (43,44)], [(37, 41), (44,45)], [(37, 41), (45,46)], [(37, 41), (45,53)], [(37, 41), (46,47)], [(37, 41), (46,67)], [(37, 41), (62,70)], [(37, 41), (66,68)], [(38, 39), (34,42)], [(38, 39), (36,37)], [(38, 39), (38,44)], [(38, 39), (39,42)], [(38, 39), (41,43)], [(38, 39), (43,44)], [(38, 39), (45,53)], [(38, 39), (46,47)], [(38, 39), (46,67)], [(38, 39), (62,70)], [(38, 39), (66,68)], [(39, 40), (34,42)], [(39, 40), (36,37)], [(39, 40), (37,38)], [(39, 40), (38,39)], [(39, 40), (38,44)], [(39, 40), (39,42)], [(39, 40), (40,41)], [(39, 40), (40,47)], [(39, 40), (41,43)], [(39, 40), (42,43)], [(39, 40), (43,44)], [(39, 40), (45,46)], [(39, 40), (45,53)], [(39, 40), (46,47)], [(39, 40), (46,67)], [(39, 40), (62,70)], [(39, 40), (66,68)], [(39, 42), (38,44)], [(4, 5), (0,8)], [(4, 5), (11,12)], [(4, 5), (11,19)], [(4, 5), (12,13)], [(4, 5), (13,14)], [(4, 5), (2,3)], [(4, 5), (28,73)], [(4, 5), (3,4)], [(4, 5), (3,7)], [(4, 5), (32,71)], [(4, 5), (4,10)], [(4, 5), (5,6)], [(4, 5), (5,8)], [(4, 5), (6,13)], [(4, 5), (6,7)], [(4, 5), (7,9)], [(4, 5), (8,9)], [(4, 5), (9,10)], [(40, 41), (34,42)], [(40, 41), (36,37)], [(40, 41), (37,38)], [(40, 41), (38,39)], [(40, 41), (38,44)], [(40, 41), (39,42)], [(40, 41), (41,43)], [(40, 41), (43,44)], [(40, 41), (45,53)], [(40, 41), (46,47)], [(40, 41), (46,67)], [(40, 41), (62,70)], [(40, 41), (66,68)], [(40, 47), (34,42)], [(40, 47), (36,37)], [(40, 47), (37,38)], [(40, 47), (38,39)], [(40, 47), (38,44)], [(40, 47), (39,42)], [(40, 47), (40,41)], [(40, 47), (41,43)], [(40, 47), (42,43)], [(40, 47), (43,44)], [(40, 47), (45,46)], [(40, 47), (45,53)], [(40, 47), (46,47)], [(40, 47), (46,67)], [(40, 47), (62,70)], [(40, 47), (66,68)], [(41, 43), (34,42)], [(41, 43), (38,44)], [(41, 43), (39,42)], [(41, 43), (43,44)], [(42, 43), (34,42)], [(42, 43), (36,37)], [(42, 43), (37,38)], [(42, 43), (38,39)], [(42, 43), (38,44)], [(42, 43), (39,42)], [(42, 43), (40,41)], [(42, 43), (41,43)], [(42, 43), (43,44)], [(42, 43), (45,46)], [(42, 43), (45,53)], [(42, 43), (46,47)], [(42, 43), (46,67)], [(42, 43), (62,70)], [(42, 43), (66,68)], [(43, 44), (38,44)], [(43, 44), (39,42)], [(44, 45), (34,42)], [(44, 45), (36,37)], [(44, 45), (37,38)], [(44, 45), (38,39)], [(44, 45), (38,44)], [(44, 45), (39,40)], [(44, 45), (39,42)], [(44, 45), (40,41)], [(44, 45), (40,47)], [(44, 45), (41,43)], [(44, 45), (42,43)], [(44, 45), (43,44)], [(44, 45), (45,46)], [(44, 45), (45,53)], [(44, 45), (46,47)], [(44, 45), (46,67)], [(44, 45), (62,70)], [(44, 45), (66,68)], [(45, 46), (34,42)], [(45, 46), (36,37)], [(45, 46), (37,38)], [(45, 46), (38,39)], [(45, 46), (38,44)], [(45, 46), (39,42)], [(45, 46), (40,41)], [(45, 46), (41,43)], [(45, 46), (43,44)], [(45, 46), (45,53)], [(45, 46), (46,47)], [(45, 46), (46,67)], [(45, 53), (34,42)], [(45, 53), (38,44)], [(45, 53), (39,42)], [(45, 53), (41,43)], [(45, 53), (43,44)], [(45, 53), (50,53)], [(46, 47), (34,42)], [(46, 47), (36,37)], [(46, 47), (38,44)], [(46, 47), (39,42)], [(46, 47), (41,43)], [(46, 47), (43,44)], [(46, 47), (45,53)], [(46, 47), (46,67)], [(46, 67), (34,42)], [(46, 67), (38,44)], [(46, 67), (39,42)], [(46, 67), (41,43)], [(46, 67), (43,44)], [(46, 67), (45,53)], [(47, 48), (34,42)], [(47, 48), (36,37)], [(47, 48), (37,38)], [(47, 48), (37,41)], [(47, 48), (38,39)], [(47, 48), (38,44)], [(47, 48), (39,40)], [(47, 48), (39,42)], [(47, 48), (40,41)], [(47, 48), (40,47)], [(47, 48), (41,43)], [(47, 48), (42,43)], [(47, 48), (43,44)], [(47, 48), (44,45)], [(47, 48), (45,46)], [(47, 48), (45,53)], [(47, 48), (46,47)], [(47, 48), (46,67)], [(47, 48), (48,49)], [(47, 48), (48,52)], [(47, 48), (49,50)], [(47, 48), (49,55)], [(47, 48), (50,51)], [(47, 48), (50,53)], [(47, 48), (51,52)], [(47, 48), (51,58)], [(47, 48), (52,54)], [(47, 48), (53,54)], [(47, 48), (54,55)], [(47, 48), (55,56)], [(48, 49), (45,53)], [(48, 49), (48,52)], [(48, 49), (49,50)], [(48, 49), (50,53)], [(48, 49), (51,52)], [(48, 49), (54,55)], [(48, 49), (55,56)], [(48, 52), (45,53)], [(48, 52), (50,53)], [(48, 52), (51,52)], [(48, 52), (54,55)], [(48, 52), (55,56)], [(49, 50), (45,53)], [(49, 50), (48,52)], [(49, 50), (50,53)], [(49, 50), (51,52)], [(49, 50), (54,55)], [(49, 50), (55,56)], [(49, 55), (45,53)], [(49, 55), (48,49)], [(49, 55), (48,52)], [(49, 55), (49,50)], [(49, 55), (50,51)], [(49, 55), (50,53)], [(49, 55), (51,52)], [(49, 55), (51,58)], [(49, 55), (52,54)], [(49, 55), (53,54)], [(49, 55), (54,55)], [(49, 55), (55,56)], [(5, 6), (0,8)], [(5, 6), (11,12)], [(5, 6), (11,19)], [(5, 6), (12,13)], [(5, 6), (13,14)], [(5, 6), (2,3)], [(5, 6), (28,73)], [(5, 6), (3,4)], [(5, 6), (32,71)], [(5, 6), (4,10)], [(5, 6), (5,8)], [(5, 6), (6,7)], [(5, 6), (7,9)], [(5, 6), (8,9)], [(5, 6), (9,10)], [(5, 8), (0,8)], [(5, 8), (11,12)], [(5, 8), (11,19)], [(5, 8), (12,13)], [(5, 8), (13,14)], [(5, 8), (2,3)], [(5, 8), (28,73)], [(5, 8), (3,4)], [(5, 8), (32,71)], [(5, 8), (4,10)], [(5, 8), (6,7)], [(5, 8), (7,9)], [(5, 8), (9,10)], [(50, 51), (45,53)], [(50, 51), (48,49)], [(50, 51), (48,52)], [(50, 51), (49,50)], [(50, 51), (50,53)], [(50, 51), (51,52)], [(50, 51), (53,54)], [(50, 51), (54,55)], [(50, 51), (55,56)], [(51, 52), (45,53)], [(51, 52), (50,53)], [(51, 58), (45,53)], [(51, 58), (48,49)], [(51, 58), (48,52)], [(51, 58), (49,50)], [(51, 58), (50,51)], [(51, 58), (50,53)], [(51, 58), (51,52)], [(51, 58), (52,54)], [(51, 58), (53,54)], [(51, 58), (54,55)], [(51, 58), (55,56)], [(51, 58), (56,57)], [(51, 58), (56,64)], [(51, 58), (57,58)], [(51, 58), (57,67)], [(51, 58), (58,59)], [(51, 58), (59,60)], [(51, 58), (59,63)], [(51, 58), (60,61)], [(51, 58), (60,66)], [(51, 58), (61,62)], [(51, 58), (61,64)], [(51, 58), (62,63)], [(51, 58), (62,70)], [(51, 58), (63,65)], [(51, 58), (64,65)], [(51, 58), (65,66)], [(51, 58), (66,68)], [(52, 54), (45,53)], [(52, 54), (48,49)], [(52, 54), (48,52)], [(52, 54), (49,50)], [(52, 54), (50,51)], [(52, 54), (50,53)], [(52, 54), (51,52)], [(52, 54), (53,54)], [(52, 54), (54,55)], [(52, 54), (55,56)], [(53, 54), (45,53)], [(53, 54), (48,49)], [(53, 54), (48,52)], [(53, 54), (49,50)], [(53, 54), (50,53)], [(53, 54), (51,52)], [(53, 54), (54,55)], [(53, 54), (55,56)], [(54, 55), (45,53)], [(54, 55), (50,53)], [(54, 55), (51,52)], [(54, 55), (55,56)], [(55, 56), (45,53)], [(55, 56), (50,53)], [(55, 56), (51,52)], [(55, 56), (56,57)], [(55, 56), (56,64)], [(55, 56), (57,67)], [(55, 56), (58,59)], [(55, 56), (60,61)], [(55, 56), (60,66)], [(55, 56), (61,62)], [(55, 56), (61,64)], [(55, 56), (62,70)], [(55, 56), (63,65)], [(55, 56), (65,66)], [(55, 56), (66,68)], [(56, 57), (56,64)], [(56, 57), (57,67)], [(56, 57), (58,59)], [(56, 57), (60,61)], [(56, 57), (60,66)], [(56, 57), (61,62)], [(56, 57), (61,64)], [(56, 57), (62,70)], [(56, 57), (63,65)], [(56, 57), (65,66)], [(56, 57), (66,68)], [(56, 64), (34,42)], [(56, 64), (60,61)], [(56, 64), (62,70)], [(56, 64), (63,65)], [(56, 64), (65,66)], [(57, 58), (55,56)], [(57, 58), (56,57)], [(57, 58), (56,64)], [(57, 58), (57,67)], [(57, 58), (58,59)], [(57, 58), (60,61)], [(57, 58), (60,66)], [(57, 58), (61,62)], [(57, 58), (61,64)], [(57, 58), (62,70)], [(57, 58), (63,65)], [(57, 58), (65,66)], [(57, 58), (66,68)], [(57, 67), (56,64)], [(57, 67), (58,59)], [(57, 67), (60,61)], [(57, 67), (60,66)], [(57, 67), (61,62)], [(57, 67), (61,64)], [(57, 67), (62,70)], [(57, 67), (63,65)], [(57, 67), (65,66)], [(58, 59), (34,42)], [(58, 59), (56,64)], [(58, 59), (60,61)], [(58, 59), (60,66)], [(58, 59), (62,70)], [(58, 59), (63,65)], [(58, 59), (65,66)], [(59, 60), (34,42)], [(59, 60), (36,37)], [(59, 60), (55,56)], [(59, 60), (56,57)], [(59, 60), (56,64)], [(59, 60), (57,58)], [(59, 60), (57,67)], [(59, 60), (58,59)], [(59, 60), (60,61)], [(59, 60), (60,66)], [(59, 60), (61,62)], [(59, 60), (61,64)], [(59, 60), (62,63)], [(59, 60), (62,70)], [(59, 60), (63,65)], [(59, 60), (64,65)], [(59, 60), (65,66)], [(59, 60), (66,68)], [(59, 63), (34,42)], [(59, 63), (36,37)], [(59, 63), (55,56)], [(59, 63), (56,57)], [(59, 63), (56,64)], [(59, 63), (57,58)], [(59, 63), (57,67)], [(59, 63), (58,59)], [(59, 63), (59,60)], [(59, 63), (60,61)], [(59, 63), (60,66)], [(59, 63), (61,62)], [(59, 63), (61,64)], [(59, 63), (62,63)], [(59, 63), (62,70)], [(59, 63), (63,65)], [(59, 63), (64,65)], [(59, 63), (65,66)], [(59, 63), (66,68)], [(6, 13), (0,8)], [(6, 13), (11,12)], [(6, 13), (11,19)], [(6, 13), (12,13)], [(6, 13), (13,14)], [(6, 13), (2,3)], [(6, 13), (28,73)], [(6, 13), (3,4)], [(6, 13), (3,7)], [(6, 13), (32,71)], [(6, 13), (4,10)], [(6, 13), (5,6)], [(6, 13), (5,8)], [(6, 13), (6,7)], [(6, 13), (7,9)], [(6, 13), (8,9)], [(6, 13), (9,10)], [(6, 7), (11,12)], [(6, 7), (28,73)], [(6, 7), (4,10)], [(60, 61), (34,42)], [(60, 61), (62,70)], [(60, 61), (63,65)], [(60, 61), (65,66)], [(60, 66), (34,42)], [(60, 66), (56,64)], [(60, 66), (60,61)], [(60, 66), (62,70)], [(60, 66), (63,65)], [(60, 66), (65,66)], [(61, 62), (34,42)], [(61, 62), (56,64)], [(61, 62), (58,59)], [(61, 62), (60,61)], [(61, 62), (60,66)], [(61, 62), (61,64)], [(61, 62), (62,70)], [(61, 62), (63,65)], [(61, 62), (65,66)], [(61, 64), (34,42)], [(61, 64), (56,64)], [(61, 64), (58,59)], [(61, 64), (60,61)], [(61, 64), (60,66)], [(61, 64), (62,70)], [(61, 64), (63,65)], [(61, 64), (65,66)], [(62, 63), (34,42)], [(62, 63), (36,37)], [(62, 63), (55,56)], [(62, 63), (56,57)], [(62, 63), (56,64)], [(62, 63), (57,58)], [(62, 63), (57,67)], [(62, 63), (58,59)], [(62, 63), (60,61)], [(62, 63), (60,66)], [(62, 63), (61,62)], [(62, 63), (61,64)], [(62, 63), (62,70)], [(62, 63), (63,65)], [(62, 63), (64,65)], [(62, 63), (65,66)], [(62, 63), (66,68)], [(62, 70), (1,2)], [(62, 70), (34,42)], [(62, 70), (35,36)], [(62, 70), (35,67)], [(62, 70), (38,44)], [(62, 70), (39,42)], [(62, 70), (41,43)], [(62, 70), (43,44)], [(62, 70), (63,65)], [(62, 70), (65,66)], [(62, 70), (68,69)], [(62, 70), (71,72)], [(62, 70), (71,74)], [(62, 70), (72,73)], [(62, 70), (72,78)], [(62, 70), (74,75)], [(63, 65), (34,42)], [(63, 65), (65,66)], [(64, 65), (34,42)], [(64, 65), (36,37)], [(64, 65), (55,56)], [(64, 65), (56,57)], [(64, 65), (56,64)], [(64, 65), (57,58)], [(64, 65), (57,67)], [(64, 65), (58,59)], [(64, 65), (60,61)], [(64, 65), (60,66)], [(64, 65), (61,62)], [(64, 65), (61,64)], [(64, 65), (62,70)], [(64, 65), (63,65)], [(64, 65), (65,66)], [(64, 65), (66,68)], [(66, 68), (0,8)], [(66, 68), (1,2)], [(66, 68), (2,79)], [(66, 68), (28,73)], [(66, 68), (32,71)], [(66, 68), (34,35)], [(66, 68), (34,42)], [(66, 68), (35,36)], [(66, 68), (35,67)], [(66, 68), (38,44)], [(66, 68), (39,42)], [(66, 68), (41,43)], [(66, 68), (43,44)], [(66, 68), (56,64)], [(66, 68), (57,67)], [(66, 68), (58,59)], [(66, 68), (60,61)], [(66, 68), (60,66)], [(66, 68), (61,62)], [(66, 68), (61,64)], [(66, 68), (62,70)], [(66, 68), (63,65)], [(66, 68), (65,66)], [(66, 68), (68,69)], [(66, 68), (71,72)], [(66, 68), (71,74)], [(66, 68), (72,73)], [(66, 68), (72,78)], [(66, 68), (74,75)], [(68, 69), (35,36)], [(68, 69), (35,67)], [(68, 69), (72,78)], [(68, 77), (0,77)], [(68, 77), (0,8)], [(68, 77), (1,2)], [(68, 77), (1,33)], [(68, 77), (2,3)], [(68, 77), (2,79)], [(68, 77), (28,73)], [(68, 77), (32,71)], [(68, 77), (34,35)], [(68, 77), (34,42)], [(68, 77), (34,74)], [(68, 77), (35,36)], [(68, 77), (35,67)], [(68, 77), (36,37)], [(68, 77), (36,76)], [(68, 77), (62,70)], [(68, 77), (66,68)], [(68, 77), (68,69)], [(68, 77), (69,75)], [(68, 77), (71,72)], [(68, 77), (71,74)], [(68, 77), (72,73)], [(68, 77), (72,78)], [(68, 77), (74,75)], [(68, 77), (78,79)], [(69, 70), (0,77)], [(69, 70), (0,8)], [(69, 70), (1,2)], [(69, 70), (1,33)], [(69, 70), (2,3)], [(69, 70), (2,79)], [(69, 70), (28,73)], [(69, 70), (32,71)], [(69, 70), (34,35)], [(69, 70), (34,42)], [(69, 70), (34,74)], [(69, 70), (35,36)], [(69, 70), (35,67)], [(69, 70), (36,37)], [(69, 70), (36,76)], [(69, 70), (62,70)], [(69, 70), (66,68)], [(69, 70), (68,69)], [(69, 70), (68,77)], [(69, 70), (69,75)], [(69, 70), (71,72)], [(69, 70), (71,74)], [(69, 70), (72,73)], [(69, 70), (72,78)], [(69, 70), (74,75)], [(69, 70), (78,79)], [(69, 75), (0,77)], [(69, 75), (0,8)], [(69, 75), (1,2)], [(69, 75), (2,3)], [(69, 75), (2,79)], [(69, 75), (28,73)], [(69, 75), (32,71)], [(69, 75), (34,35)], [(69, 75), (34,42)], [(69, 75), (34,74)], [(69, 75), (35,36)], [(69, 75), (35,67)], [(69, 75), (36,37)], [(69, 75), (36,76)], [(69, 75), (62,70)], [(69, 75), (66,68)], [(69, 75), (68,69)], [(69, 75), (71,72)], [(69, 75), (71,74)], [(69, 75), (72,73)], [(69, 75), (72,78)], [(69, 75), (74,75)], [(69, 75), (78,79)], [(7, 9), (0,8)], [(7, 9), (11,12)], [(7, 9), (11,19)], [(7, 9), (12,13)], [(7, 9), (13,14)], [(7, 9), (28,73)], [(7, 9), (3,4)], [(7, 9), (32,71)], [(7, 9), (4,10)], [(7, 9), (6,7)], [(70, 79), (0,77)], [(70, 79), (0,8)], [(70, 79), (1,2)], [(70, 79), (1,33)], [(70, 79), (2,3)], [(70, 79), (2,79)], [(70, 79), (28,73)], [(70, 79), (32,71)], [(70, 79), (34,35)], [(70, 79), (34,42)], [(70, 79), (34,74)], [(70, 79), (35,36)], [(70, 79), (35,67)], [(70, 79), (36,37)], [(70, 79), (36,76)], [(70, 79), (62,70)], [(70, 79), (66,68)], [(70, 79), (68,69)], [(70, 79), (68,77)], [(70, 79), (69,70)], [(70, 79), (69,75)], [(70, 79), (71,72)], [(70, 79), (71,74)], [(70, 79), (72,73)], [(70, 79), (72,78)], [(70, 79), (73,76)], [(70, 79), (74,75)], [(70, 79), (75,76)], [(70, 79), (78,79)], [(71, 72), (1,2)], [(71, 72), (34,42)], [(71, 72), (35,36)], [(71, 72), (35,67)], [(71, 72), (68,69)], [(71, 72), (71,74)], [(71, 72), (72,73)], [(71, 72), (72,78)], [(71, 72), (74,75)], [(71, 74), (34,42)], [(71, 74), (35,36)], [(71, 74), (35,67)], [(71, 74), (68,69)], [(71, 74), (72,78)], [(71, 74), (74,75)], [(72, 73), (34,42)], [(72, 73), (35,36)], [(72, 73), (35,67)], [(72, 73), (68,69)], [(72, 73), (71,74)], [(72, 73), (72,78)], [(72, 73), (74,75)], [(73, 76), (0,77)], [(73, 76), (0,8)], [(73, 76), (1,2)], [(73, 76), (1,33)], [(73, 76), (2,3)], [(73, 76), (2,79)], [(73, 76), (28,73)], [(73, 76), (32,71)], [(73, 76), (34,35)], [(73, 76), (34,42)], [(73, 76), (34,74)], [(73, 76), (35,36)], [(73, 76), (35,67)], [(73, 76), (36,37)], [(73, 76), (36,76)], [(73, 76), (62,70)], [(73, 76), (66,68)], [(73, 76), (68,69)], [(73, 76), (68,77)], [(73, 76), (69,70)], [(73, 76), (69,75)], [(73, 76), (71,72)], [(73, 76), (71,74)], [(73, 76), (72,73)], [(73, 76), (72,78)], [(73, 76), (74,75)], [(73, 76), (75,76)], [(73, 76), (78,79)], [(74, 75), (35,36)], [(74, 75), (35,67)], [(74, 75), (68,69)], [(74, 75), (72,78)], [(75, 76), (0,77)], [(75, 76), (0,8)], [(75, 76), (1,2)], [(75, 76), (1,33)], [(75, 76), (2,3)], [(75, 76), (2,79)], [(75, 76), (28,73)], [(75, 76), (32,71)], [(75, 76), (34,35)], [(75, 76), (34,42)], [(75, 76), (34,74)], [(75, 76), (35,36)], [(75, 76), (35,67)], [(75, 76), (36,37)], [(75, 76), (36,76)], [(75, 76), (62,70)], [(75, 76), (66,68)], [(75, 76), (68,69)], [(75, 76), (68,77)], [(75, 76), (69,70)], [(75, 76), (69,75)], [(75, 76), (71,72)], [(75, 76), (71,74)], [(75, 76), (72,73)], [(75, 76), (72,78)], [(75, 76), (74,75)], [(75, 76), (78,79)], [(77, 78), (0,77)], [(77, 78), (0,8)], [(77, 78), (1,2)], [(77, 78), (1,33)], [(77, 78), (2,3)], [(77, 78), (2,79)], [(77, 78), (28,73)], [(77, 78), (32,71)], [(77, 78), (34,35)], [(77, 78), (34,42)], [(77, 78), (34,74)], [(77, 78), (35,36)], [(77, 78), (35,67)], [(77, 78), (36,37)], [(77, 78), (36,76)], [(77, 78), (62,70)], [(77, 78), (66,68)], [(77, 78), (68,69)], [(77, 78), (68,77)], [(77, 78), (69,70)], [(77, 78), (69,75)], [(77, 78), (70,79)], [(77, 78), (71,72)], [(77, 78), (71,74)], [(77, 78), (72,73)], [(77, 78), (72,78)], [(77, 78), (73,76)], [(77, 78), (74,75)], [(77, 78), (75,76)], [(77, 78), (78,79)], [(78, 79), (0,8)], [(78, 79), (1,2)], [(78, 79), (2,79)], [(78, 79), (28,73)], [(78, 79), (32,71)], [(78, 79), (34,35)], [(78, 79), (34,42)], [(78, 79), (35,36)], [(78, 79), (35,67)], [(78, 79), (62,70)], [(78, 79), (66,68)], [(78, 79), (68,69)], [(78, 79), (71,72)], [(78, 79), (71,74)], [(78, 79), (72,73)], [(78, 79), (72,78)], [(78, 79), (74,75)], [(8, 9), (0,8)], [(8, 9), (11,12)], [(8, 9), (11,19)], [(8, 9), (12,13)], [(8, 9), (13,14)], [(8, 9), (2,3)], [(8, 9), (28,73)], [(8, 9), (3,4)], [(8, 9), (32,71)], [(8, 9), (4,10)], [(8, 9), (5,8)], [(8, 9), (6,7)], [(8, 9), (7,9)], [(8, 9), (9,10)], [(9, 10), (0,8)], [(9, 10), (11,12)], [(9, 10), (11,19)], [(9, 10), (12,13)], [(9, 10), (13,14)], [(9, 10), (2,3)], [(9, 10), (28,73)], [(9, 10), (3,4)], [(9, 10), (32,71)], [(9, 10), (4,10)], [(9, 10), (6,7)], [(9, 10), (7,9)]</text:p>
          </table:table-cell>
          <table:table-cell table:style-name="ce1" office:value-type="float" office:value="1216" calcext:value-type="float">
            <text:p>1216</text:p>
          </table:table-cell>
          <table:table-cell office:value-type="string" calcext:value-type="string">
            <text:p>[[[0, 1], [2, 3]], [[0, 1], [2, 79]], [[0, 1], [28, 73]], [[0, 1], [32, 71]], [[0, 1], [34, 35]], [[0, 1], [34, 42]], [[0, 1], [34, 74]], [[0, 1], [35, 36]], [[0, 1], [35, 67]], [[0, 1], [36, 37]], [[0, 1], [36, 76]], [[0, 1], [62, 70]], [[0, 1], [66, 68]], [[0, 1], [68, 69]], [[0, 1], [68, 77]], [[0, 1], [69, 70]], [[0, 1], [69, 75]], [[0, 1], [70, 79]], [[0, 1], [71, 72]], [[0, 1], [71, 74]], [[0, 1], [72, 73]], [[0, 1], [72, 78]], [[0, 1], [73, 76]], [[0, 1], [74, 75]], [[0, 1], [75, 76]], [[0, 1], [77, 78]], [[0, 1], [78, 79]], [[0, 8], [1, 2]], [[0, 8], [1, 33]], [[0, 8], [2, 3]], [[0, 8], [2, 79]], [[0, 8], [3, 4]], [[0, 8], [3, 7]], [[0, 8], [4, 5]], [[0, 8], [4, 10]], [[0, 8], [5, 6]], [[0, 8], [6, 7]], [[0, 8], [6, 13]], [[0, 8], [7, 9]], [[0, 8], [9, 10]], [[0, 8], [10, 11]], [[0, 8], [11, 12]], [[0, 8], [11, 19]], [[0, 8], [12, 13]], [[0, 8], [12, 33]], [[0, 8], [13, 14]], [[0, 8], [22, 30]], [[0, 8], [24, 25]], [[0, 8], [25, 26]], [[0, 8], [25, 29]], [[0, 8], [26, 27]], [[0, 8], [26, 32]], [[0, 8], [27, 28]], [[0, 8], [27, 30]], [[0, 8], [28, 29]], [[0, 8], [28, 73]], [[0, 8], [29, 31]], [[0, 8], [30, 31]], [[0, 8], [31, 32]], [[0, 8], [32, 71]], [[0, 8], [34, 35]], [[0, 8], [34, 42]], [[0, 8], [34, 74]], [[0, 8], [35, 36]], [[0, 8], [35, 67]], [[0, 8], [36, 37]], [[0, 8], [36, 76]], [[0, 8], [62, 70]], [[0, 8], [66, 68]], [[0, 8], [68, 69]], [[0, 8], [68, 77]], [[0, 8], [69, 70]], [[0, 8], [69, 75]], [[0, 8], [70, 79]], [[0, 8], [71, 72]], [[0, 8], [71, 74]], [[0, 8], [72, 73]], [[0, 8], [72, 78]], [[0, 8], [73, 76]], [[0, 8], [74, 75]], [[0, 8], [75, 76]], [[0, 8], [77, 78]], [[0, 8], [78, 79]], [[0, 77], [1, 2]], [[0, 77], [1, 33]], [[0, 77], [2, 3]], [[0, 77], [2, 79]], [[0, 77], [28, 73]], [[0, 77], [32, 71]], [[0, 77], [34, 35]], [[0, 77], [34, 42]], [[0, 77], [34, 74]], [[0, 77], [35, 36]], [[0, 77], [35, 67]], [[0, 77], [36, 37]], [[0, 77], [36, 76]], [[0, 77], [62, 70]], [[0, 77], [66, 68]], [[0, 77], [68, 69]], [[0, 77], [69, 70]], [[0, 77], [69, 75]], [[0, 77], [70, 79]], [[0, 77], [71, 72]], [[0, 77], [71, 74]], [[0, 77], [72, 73]], [[0, 77], [72, 78]], [[0, 77], [73, 76]], [[0, 77], [74, 75]], [[0, 77], [75, 76]], [[0, 77], [78, 79]], [[1, 2], [28, 73]], [[1, 2], [32, 71]], [[1, 2], [34, 35]], [[1, 2], [34, 42]], [[1, 2], [34, 74]], [[1, 2], [35, 36]], [[1, 2], [35, 67]], [[1, 2], [36, 37]], [[1, 2], [36, 76]], [[1, 2], [62, 70]], [[1, 2], [66, 68]], [[1, 2], [68, 69]], [[1, 2], [68, 77]], [[1, 2], [69, 70]], [[1, 2], [69, 75]], [[1, 2], [70, 79]], [[1, 2], [71, 72]], [[1, 2], [71, 74]], [[1, 2], [72, 73]], [[1, 2], [72, 78]], [[1, 2], [73, 76]], [[1, 2], [74, 75]], [[1, 2], [75, 76]], [[1, 2], [77, 78]], [[1, 2], [78, 79]], [[1, 33], [2, 3]], [[1, 33], [2, 79]], [[1, 33], [28, 73]], [[1, 33], [32, 71]], [[1, 33], [34, 35]], [[1, 33], [34, 42]], [[1, 33], [34, 74]], [[1, 33], [35, 36]], [[1, 33], [35, 67]], [[1, 33], [36, 37]], [[1, 33], [36, 76]], [[1, 33], [62, 70]], [[1, 33], [66, 68]], [[1, 33], [68, 69]], [[1, 33], [68, 77]], [[1, 33], [69, 70]], [[1, 33], [69, 75]], [[1, 33], [70, 79]], [[1, 33], [71, 72]], [[1, 33], [71, 74]], [[1, 33], [72, 73]], [[1, 33], [72, 78]], [[1, 33], [73, 76]], [[1, 33], [74, 75]], [[1, 33], [75, 76]], [[1, 33], [77, 78]], [[1, 33], [78, 79]], [[2, 3], [4, 5]], [[2, 3], [4, 10]], [[2, 3], [5, 6]], [[2, 3], [5, 8]], [[2, 3], [6, 7]], [[2, 3], [6, 13]], [[2, 3], [7, 9]], [[2, 3], [8, 9]], [[2, 3], [9, 10]], [[2, 3], [10, 11]], [[2, 3], [11, 12]], [[2, 3], [11, 19]], [[2, 3], [12, 13]], [[2, 3], [12, 33]], [[2, 3], [13, 14]], [[2, 3], [22, 30]], [[2, 3], [24, 25]], [[2, 3], [25, 26]], [[2, 3], [25, 29]], [[2, 3], [26, 27]], [[2, 3], [26, 32]], [[2, 3], [27, 28]], [[2, 3], [27, 30]], [[2, 3], [28, 29]], [[2, 3], [28, 73]], [[2, 3], [29, 31]], [[2, 3], [30, 31]], [[2, 3], [31, 32]], [[2, 3], [32, 71]], [[2, 3], [34, 35]], [[2, 3], [34, 42]], [[2, 3], [34, 74]], [[2, 3], [35, 36]], [[2, 3], [35, 67]], [[2, 3], [36, 37]], [[2, 3], [36, 76]], [[2, 3], [62, 70]], [[2, 3], [66, 68]], [[2, 3], [68, 69]], [[2, 3], [68, 77]], [[2, 3], [69, 70]], [[2, 3], [69, 75]], [[2, 3], [70, 79]], [[2, 3], [71, 72]], [[2, 3], [71, 74]], [[2, 3], [72, 73]], [[2, 3], [72, 78]], [[2, 3], [73, 76]], [[2, 3], [74, 75]], [[2, 3], [75, 76]], [[2, 3], [77, 78]], [[2, 3], [78, 79]], [[2, 79], [28, 73]], [[2, 79], [32, 71]], [[2, 79], [34, 35]], [[2, 79], [34, 42]], [[2, 79], [34, 74]], [[2, 79], [35, 36]], [[2, 79], [35, 67]], [[2, 79], [36, 37]], [[2, 79], [36, 76]], [[2, 79], [62, 70]], [[2, 79], [66, 68]], [[2, 79], [68, 69]], [[2, 79], [68, 77]], [[2, 79], [69, 70]], [[2, 79], [69, 75]], [[2, 79], [71, 72]], [[2, 79], [71, 74]], [[2, 79], [72, 73]], [[2, 79], [72, 78]], [[2, 79], [73, 76]], [[2, 79], [74, 75]], [[2, 79], [75, 76]], [[2, 79], [77, 78]], [[3, 4], [5, 6]], [[3, 4], [5, 8]], [[3, 4], [6, 7]], [[3, 4], [6, 13]], [[3, 4], [7, 9]], [[3, 4], [8, 9]], [[3, 4], [9, 10]], [[3, 4], [10, 11]], [[3, 4], [11, 12]], [[3, 4], [11, 19]], [[3, 4], [12, 13]], [[3, 4], [12, 33]], [[3, 4], [13, 14]], [[3, 4], [28, 73]], [[3, 4], [32, 71]], [[3, 7], [4, 5]], [[3, 7], [4, 10]], [[3, 7], [5, 6]], [[3, 7], [5, 8]], [[3, 7], [6, 13]], [[3, 7], [8, 9]], [[3, 7], [9, 10]], [[3, 7], [10, 11]], [[3, 7], [11, 12]], [[3, 7], [11, 19]], [[3, 7], [12, 13]], [[3, 7], [12, 33]], [[3, 7], [13, 14]], [[3, 7], [28, 73]], [[3, 7], [32, 71]], [[4, 5], [6, 7]], [[4, 5], [6, 13]], [[4, 5], [7, 9]], [[4, 5], [8, 9]], [[4, 5], [9, 10]], [[4, 5], [10, 11]], [[4, 5], [11, 12]], [[4, 5], [11, 19]], [[4, 5], [12, 13]], [[4, 5], [12, 33]], [[4, 5], [13, 14]], [[4, 5], [28, 73]], [[4, 5], [32, 71]], [[4, 10], [5, 6]], [[4, 10], [5, 8]], [[4, 10], [6, 7]], [[4, 10], [6, 13]], [[4, 10], [7, 9]], [[4, 10], [8, 9]], [[4, 10], [11, 12]], [[4, 10], [11, 19]], [[4, 10], [12, 13]], [[4, 10], [12, 33]], [[4, 10], [13, 14]], [[4, 10], [28, 73]], [[4, 10], [32, 71]], [[5, 6], [7, 9]], [[5, 6], [8, 9]], [[5, 6], [9, 10]], [[5, 6], [10, 11]], [[5, 6], [11, 12]], [[5, 6], [11, 19]], [[5, 6], [12, 13]], [[5, 6], [12, 33]], [[5, 6], [13, 14]], [[5, 6], [28, 73]], [[5, 6], [32, 71]], [[5, 8], [6, 7]], [[5, 8], [6, 13]], [[5, 8], [7, 9]], [[5, 8], [9, 10]], [[5, 8], [10, 11]], [[5, 8], [11, 12]], [[5, 8], [11, 19]], [[5, 8], [12, 13]], [[5, 8], [12, 33]], [[5, 8], [13, 14]], [[5, 8], [28, 73]], [[5, 8], [32, 71]], [[6, 7], [8, 9]], [[6, 7], [9, 10]], [[6, 7], [10, 11]], [[6, 7], [11, 12]], [[6, 7], [11, 19]], [[6, 7], [12, 13]], [[6, 7], [12, 33]], [[6, 7], [13, 14]], [[6, 7], [28, 73]], [[6, 7], [32, 71]], [[6, 13], [7, 9]], [[6, 13], [8, 9]], [[6, 13], [9, 10]], [[6, 13], [10, 11]], [[6, 13], [11, 12]], [[6, 13], [11, 19]], [[6, 13], [12, 33]], [[6, 13], [28, 73]], [[6, 13], [32, 71]], [[7, 9], [10, 11]], [[7, 9], [11, 12]], [[7, 9], [11, 19]], [[7, 9], [12, 13]], [[7, 9], [12, 33]], [[7, 9], [13, 14]], [[7, 9], [28, 73]], [[7, 9], [32, 71]], [[8, 9], [10, 11]], [[8, 9], [11, 12]], [[8, 9], [11, 19]], [[8, 9], [12, 13]], [[8, 9], [12, 33]], [[8, 9], [13, 14]], [[8, 9], [28, 73]], [[8, 9], [32, 71]], [[9, 10], [11, 12]], [[9, 10], [11, 19]], [[9, 10], [12, 13]], [[9, 10], [12, 33]], [[9, 10], [13, 14]], [[9, 10], [28, 73]], [[9, 10], [32, 71]], [[10, 11], [12, 13]], [[10, 11], [12, 33]], [[10, 11], [13, 14]], [[10, 11], [28, 73]], [[10, 11], [32, 71]], [[11, 12], [13, 14]], [[11, 19], [12, 13]], [[11, 19], [12, 33]], [[11, 19], [13, 14]], [[11, 19], [14, 15]], [[11, 19], [14, 18]], [[11, 19], [15, 16]], [[11, 19], [15, 21]], [[11, 19], [16, 17]], [[11, 19], [17, 18]], [[11, 19], [17, 24]], [[11, 19], [18, 20]], [[11, 19], [20, 21]], [[11, 19], [21, 22]], [[12, 33], [13, 14]], [[13, 14], [15, 16]], [[13, 14], [15, 21]], [[13, 14], [16, 17]], [[13, 14], [16, 19]], [[13, 14], [17, 18]], [[13, 14], [17, 24]], [[13, 14], [18, 20]], [[13, 14], [19, 20]], [[13, 14], [20, 21]], [[13, 14], [21, 22]], [[14, 15], [16, 17]], [[14, 15], [16, 19]], [[14, 15], [17, 18]], [[14, 15], [17, 24]], [[14, 15], [18, 20]], [[14, 15], [19, 20]], [[14, 15], [20, 21]], [[14, 15], [21, 22]], [[14, 18], [15, 16]], [[14, 18], [15, 21]], [[14, 18], [16, 17]], [[14, 18], [16, 19]], [[14, 18], [17, 24]], [[14, 18], [19, 20]], [[14, 18], [20, 21]], [[14, 18], [21, 22]], [[15, 16], [17, 18]], [[15, 16], [17, 24]], [[15, 16], [18, 20]], [[15, 16], [19, 20]], [[15, 16], [20, 21]], [[15, 16], [21, 22]], [[15, 21], [16, 17]], [[15, 21], [16, 19]], [[15, 21], [17, 18]], [[15, 21], [17, 24]], [[15, 21], [18, 20]], [[15, 21], [19, 20]], [[16, 17], [18, 20]], [[16, 17], [19, 20]], [[16, 17], [20, 21]], [[16, 17], [21, 22]], [[16, 19], [17, 18]], [[16, 19], [17, 24]], [[16, 19], [18, 20]], [[16, 19], [20, 21]], [[16, 19], [21, 22]], [[17, 18], [19, 20]], [[17, 18], [20, 21]], [[17, 18], [21, 22]], [[17, 24], [18, 20]], [[17, 24], [19, 20]], [[17, 24], [20, 21]], [[17, 24], [21, 22]], [[17, 24], [22, 23]], [[17, 24], [22, 30]], [[17, 24], [23, 33]], [[17, 24], [25, 26]], [[17, 24], [25, 29]], [[17, 24], [26, 27]], [[17, 24], [26, 32]], [[17, 24], [27, 28]], [[17, 24], [27, 30]], [[17, 24], [28, 29]], [[17, 24], [28, 73]], [[17, 24], [29, 31]], [[17, 24], [30, 31]], [[17, 24], [31, 32]], [[17, 24], [32, 71]], [[18, 20], [21, 22]], [[19, 20], [21, 22]], [[21, 22], [23, 24]], [[21, 22], [23, 33]], [[21, 22], [24, 25]], [[21, 22], [25, 26]], [[21, 22], [25, 29]], [[21, 22], [26, 27]], [[21, 22], [26, 32]], [[21, 22], [27, 28]], [[21, 22], [27, 30]], [[21, 22], [28, 29]], [[21, 22], [28, 73]], [[21, 22], [29, 31]], [[21, 22], [30, 31]], [[21, 22], [31, 32]], [[21, 22], [32, 71]], [[22, 23], [24, 25]], [[22, 23], [25, 26]], [[22, 23], [25, 29]], [[22, 23], [26, 27]], [[22, 23], [26, 32]], [[22, 23], [27, 28]], [[22, 23], [27, 30]], [[22, 23], [28, 29]], [[22, 23], [28, 73]], [[22, 23], [29, 31]], [[22, 23], [30, 31]], [[22, 23], [31, 32]], [[22, 23], [32, 71]], [[22, 30], [23, 24]], [[22, 30], [23, 33]], [[22, 30], [24, 25]], [[22, 30], [25, 26]], [[22, 30], [25, 29]], [[22, 30], [26, 27]], [[22, 30], [26, 32]], [[22, 30], [27, 28]], [[22, 30], [28, 29]], [[22, 30], [28, 73]], [[22, 30], [29, 31]], [[22, 30], [31, 32]], [[22, 30], [32, 71]], [[23, 24], [25, 26]], [[23, 24], [25, 29]], [[23, 24], [26, 27]], [[23, 24], [26, 32]], [[23, 24], [27, 28]], [[23, 24], [27, 30]], [[23, 24], [28, 29]], [[23, 24], [28, 73]], [[23, 24], [29, 31]], [[23, 24], [30, 31]], [[23, 24], [31, 32]], [[23, 24], [32, 71]], [[23, 33], [24, 25]], [[23, 33], [25, 26]], [[23, 33], [25, 29]], [[23, 33], [26, 27]], [[23, 33], [26, 32]], [[23, 33], [27, 28]], [[23, 33], [27, 30]], [[23, 33], [28, 29]], [[23, 33], [28, 73]], [[23, 33], [29, 31]], [[23, 33], [30, 31]], [[23, 33], [31, 32]], [[23, 33], [32, 71]], [[24, 25], [26, 27]], [[24, 25], [26, 32]], [[24, 25], [27, 28]], [[24, 25], [27, 30]], [[24, 25], [28, 29]], [[24, 25], [28, 73]], [[24, 25], [29, 31]], [[24, 25], [30, 31]], [[24, 25], [31, 32]], [[24, 25], [32, 71]], [[25, 26], [27, 28]], [[25, 26], [27, 30]], [[25, 26], [28, 29]], [[25, 26], [28, 73]], [[25, 26], [29, 31]], [[25, 26], [30, 31]], [[25, 26], [31, 32]], [[25, 26], [32, 71]], [[25, 29], [26, 27]], [[25, 29], [26, 32]], [[25, 29], [27, 28]], [[25, 29], [27, 30]], [[25, 29], [28, 73]], [[25, 29], [30, 31]], [[25, 29], [31, 32]], [[25, 29], [32, 71]], [[26, 27], [28, 29]], [[26, 27], [28, 73]], [[26, 27], [29, 31]], [[26, 27], [30, 31]], [[26, 27], [31, 32]], [[26, 27], [32, 71]], [[26, 32], [27, 28]], [[26, 32], [27, 30]], [[26, 32], [28, 29]], [[26, 32], [28, 73]], [[26, 32], [29, 31]], [[26, 32], [30, 31]], [[27, 28], [29, 31]], [[27, 28], [30, 31]], [[27, 28], [31, 32]], [[27, 28], [32, 71]], [[27, 30], [28, 29]], [[27, 30], [28, 73]], [[27, 30], [29, 31]], [[27, 30], [31, 32]], [[27, 30], [32, 71]], [[28, 29], [30, 31]], [[28, 29], [31, 32]], [[28, 29], [32, 71]], [[28, 73], [29, 31]], [[28, 73], [30, 31]], [[28, 73], [31, 32]], [[28, 73], [32, 71]], [[28, 73], [34, 35]], [[28, 73], [34, 42]], [[28, 73], [34, 74]], [[28, 73], [35, 36]], [[28, 73], [35, 67]], [[28, 73], [36, 37]], [[28, 73], [36, 76]], [[28, 73], [62, 70]], [[28, 73], [66, 68]], [[28, 73], [68, 69]], [[28, 73], [68, 77]], [[28, 73], [69, 70]], [[28, 73], [69, 75]], [[28, 73], [70, 79]], [[28, 73], [71, 72]], [[28, 73], [71, 74]], [[28, 73], [72, 78]], [[28, 73], [74, 75]], [[28, 73], [75, 76]], [[28, 73], [77, 78]], [[28, 73], [78, 79]], [[29, 31], [32, 71]], [[30, 31], [32, 71]], [[32, 71], [34, 35]], [[32, 71], [34, 42]], [[32, 71], [34, 74]], [[32, 71], [35, 36]], [[32, 71], [35, 67]], [[32, 71], [36, 37]], [[32, 71], [36, 76]], [[32, 71], [62, 70]], [[32, 71], [66, 68]], [[32, 71], [68, 69]], [[32, 71], [68, 77]], [[32, 71], [69, 70]], [[32, 71], [69, 75]], [[32, 71], [70, 79]], [[32, 71], [72, 73]], [[32, 71], [72, 78]], [[32, 71], [73, 76]], [[32, 71], [74, 75]], [[32, 71], [75, 76]], [[32, 71], [77, 78]], [[32, 71], [78, 79]], [[34, 35], [36, 37]], [[34, 35], [36, 76]], [[34, 35], [62, 70]], [[34, 35], [66, 68]], [[34, 35], [68, 69]], [[34, 35], [68, 77]], [[34, 35], [69, 70]], [[34, 35], [69, 75]], [[34, 35], [70, 79]], [[34, 35], [71, 72]], [[34, 35], [71, 74]], [[34, 35], [72, 73]], [[34, 35], [72, 78]], [[34, 35], [73, 76]], [[34, 35], [74, 75]], [[34, 35], [75, 76]], [[34, 35], [77, 78]], [[34, 35], [78, 79]], [[34, 42], [35, 36]], [[34, 42], [35, 67]], [[34, 42], [36, 37]], [[34, 42], [36, 76]], [[34, 42], [37, 38]], [[34, 42], [37, 41]], [[34, 42], [38, 39]], [[34, 42], [38, 44]], [[34, 42], [39, 40]], [[34, 42], [40, 41]], [[34, 42], [40, 47]], [[34, 42], [41, 43]], [[34, 42], [43, 44]], [[34, 42], [44, 45]], [[34, 42], [45, 46]], [[34, 42], [45, 53]], [[34, 42], [46, 47]], [[34, 42], [46, 67]], [[34, 42], [47, 48]], [[34, 42], [56, 64]], [[34, 42], [58, 59]], [[34, 42], [59, 60]], [[34, 42], [59, 63]], [[34, 42], [60, 61]], [[34, 42], [60, 66]], [[34, 42], [61, 62]], [[34, 42], [61, 64]], [[34, 42], [62, 63]], [[34, 42], [62, 70]], [[34, 42], [63, 65]], [[34, 42], [64, 65]], [[34, 42], [65, 66]], [[34, 42], [66, 68]], [[34, 42], [68, 69]], [[34, 42], [68, 77]], [[34, 42], [69, 70]], [[34, 42], [69, 75]], [[34, 42], [70, 79]], [[34, 42], [71, 72]], [[34, 42], [71, 74]], [[34, 42], [72, 73]], [[34, 42], [72, 78]], [[34, 42], [73, 76]], [[34, 42], [74, 75]], [[34, 42], [75, 76]], [[34, 42], [77, 78]], [[34, 42], [78, 79]], [[34, 74], [35, 36]], [[34, 74], [35, 67]], [[34, 74], [36, 37]], [[34, 74], [36, 76]], [[34, 74], [62, 70]], [[34, 74], [66, 68]], [[34, 74], [68, 69]], [[34, 74], [68, 77]], [[34, 74], [69, 70]], [[34, 74], [69, 75]], [[34, 74], [70, 79]], [[34, 74], [71, 72]], [[34, 74], [72, 73]], [[34, 74], [72, 78]], [[34, 74], [73, 76]], [[34, 74], [75, 76]], [[34, 74], [77, 78]], [[34, 74], [78, 79]], [[35, 36], [62, 70]], [[35, 36], [66, 68]], [[35, 36], [68, 69]], [[35, 36], [68, 77]], [[35, 36], [69, 70]], [[35, 36], [69, 75]], [[35, 36], [70, 79]], [[35, 36], [71, 72]], [[35, 36], [71, 74]], [[35, 36], [72, 73]], [[35, 36], [72, 78]], [[35, 36], [73, 76]], [[35, 36], [74, 75]], [[35, 36], [75, 76]], [[35, 36], [77, 78]], [[35, 36], [78, 79]], [[35, 67], [36, 37]], [[35, 67], [36, 76]], [[35, 67], [62, 70]], [[35, 67], [66, 68]], [[35, 67], [68, 69]], [[35, 67], [68, 77]], [[35, 67], [69, 70]], [[35, 67], [69, 75]], [[35, 67], [70, 79]], [[35, 67], [71, 72]], [[35, 67], [71, 74]], [[35, 67], [72, 73]], [[35, 67], [72, 78]], [[35, 67], [73, 76]], [[35, 67], [74, 75]], [[35, 67], [75, 76]], [[35, 67], [77, 78]], [[35, 67], [78, 79]], [[36, 37], [38, 39]], [[36, 37], [38, 44]], [[36, 37], [39, 40]], [[36, 37], [39, 42]], [[36, 37], [40, 41]], [[36, 37], [40, 47]], [[36, 37], [41, 43]], [[36, 37], [42, 43]], [[36, 37], [43, 44]], [[36, 37], [44, 45]], [[36, 37], [45, 46]], [[36, 37], [45, 53]], [[36, 37], [46, 47]], [[36, 37], [46, 67]], [[36, 37], [47, 48]], [[36, 37], [56, 64]], [[36, 37], [58, 59]], [[36, 37], [59, 60]], [[36, 37], [59, 63]], [[36, 37], [60, 61]], [[36, 37], [60, 66]], [[36, 37], [61, 62]], [[36, 37], [61, 64]], [[36, 37], [62, 63]], [[36, 37], [62, 70]], [[36, 37], [63, 65]], [[36, 37], [64, 65]], [[36, 37], [65, 66]], [[36, 37], [66, 68]], [[36, 37], [68, 69]], [[36, 37], [68, 77]], [[36, 37], [69, 70]], [[36, 37], [69, 75]], [[36, 37], [70, 79]], [[36, 37], [71, 72]], [[36, 37], [71, 74]], [[36, 37], [72, 73]], [[36, 37], [72, 78]], [[36, 37], [73, 76]], [[36, 37], [74, 75]], [[36, 37], [75, 76]], [[36, 37], [77, 78]], [[36, 37], [78, 79]], [[36, 76], [62, 70]], [[36, 76], [66, 68]], [[36, 76], [68, 69]], [[36, 76], [68, 77]], [[36, 76], [69, 70]], [[36, 76], [69, 75]], [[36, 76], [70, 79]], [[36, 76], [71, 72]], [[36, 76], [71, 74]], [[36, 76], [72, 73]], [[36, 76], [72, 78]], [[36, 76], [74, 75]], [[36, 76], [77, 78]], [[36, 76], [78, 79]], [[37, 38], [39, 40]], [[37, 38], [39, 42]], [[37, 38], [40, 41]], [[37, 38], [40, 47]], [[37, 38], [41, 43]], [[37, 38], [42, 43]], [[37, 38], [43, 44]], [[37, 38], [44, 45]], [[37, 38], [45, 46]], [[37, 38], [45, 53]], [[37, 38], [46, 47]], [[37, 38], [46, 67]], [[37, 38], [47, 48]], [[37, 38], [62, 70]], [[37, 38], [66, 68]], [[37, 41], [38, 39]], [[37, 41], [38, 44]], [[37, 41], [39, 40]], [[37, 41], [39, 42]], [[37, 41], [40, 47]], [[37, 41], [42, 43]], [[37, 41], [43, 44]], [[37, 41], [44, 45]], [[37, 41], [45, 46]], [[37, 41], [45, 53]], [[37, 41], [46, 47]], [[37, 41], [46, 67]], [[37, 41], [47, 48]], [[37, 41], [62, 70]], [[37, 41], [66, 68]], [[38, 39], [40, 41]], [[38, 39], [40, 47]], [[38, 39], [41, 43]], [[38, 39], [42, 43]], [[38, 39], [43, 44]], [[38, 39], [44, 45]], [[38, 39], [45, 46]], [[38, 39], [45, 53]], [[38, 39], [46, 47]], [[38, 39], [46, 67]], [[38, 39], [47, 48]], [[38, 39], [62, 70]], [[38, 39], [66, 68]], [[38, 44], [39, 40]], [[38, 44], [39, 42]], [[38, 44], [40, 41]], [[38, 44], [40, 47]], [[38, 44], [41, 43]], [[38, 44], [42, 43]], [[38, 44], [45, 46]], [[38, 44], [45, 53]], [[38, 44], [46, 47]], [[38, 44], [46, 67]], [[38, 44], [47, 48]], [[38, 44], [62, 70]], [[38, 44], [66, 68]], [[39, 40], [41, 43]], [[39, 40], [42, 43]], [[39, 40], [43, 44]], [[39, 40], [44, 45]], [[39, 40], [45, 46]], [[39, 40], [45, 53]], [[39, 40], [46, 47]], [[39, 40], [46, 67]], [[39, 40], [47, 48]], [[39, 40], [62, 70]], [[39, 40], [66, 68]], [[39, 42], [40, 41]], [[39, 42], [40, 47]], [[39, 42], [41, 43]], [[39, 42], [43, 44]], [[39, 42], [44, 45]], [[39, 42], [45, 46]], [[39, 42], [45, 53]], [[39, 42], [46, 47]], [[39, 42], [46, 67]], [[39, 42], [47, 48]], [[39, 42], [62, 70]], [[39, 42], [66, 68]], [[40, 41], [42, 43]], [[40, 41], [43, 44]], [[40, 41], [44, 45]], [[40, 41], [45, 46]], [[40, 41], [45, 53]], [[40, 41], [46, 47]], [[40, 41], [46, 67]], [[40, 41], [47, 48]], [[40, 41], [62, 70]], [[40, 41], [66, 68]], [[40, 47], [41, 43]], [[40, 47], [42, 43]], [[40, 47], [43, 44]], [[40, 47], [44, 45]], [[40, 47], [45, 46]], [[40, 47], [45, 53]], [[40, 47], [46, 67]], [[40, 47], [62, 70]], [[40, 47], [66, 68]], [[41, 43], [44, 45]], [[41, 43], [45, 46]], [[41, 43], [45, 53]], [[41, 43], [46, 47]], [[41, 43], [46, 67]], [[41, 43], [47, 48]], [[41, 43], [62, 70]], [[41, 43], [66, 68]], [[42, 43], [44, 45]], [[42, 43], [45, 46]], [[42, 43], [45, 53]], [[42, 43], [46, 47]], [[42, 43], [46, 67]], [[42, 43], [47, 48]], [[42, 43], [62, 70]], [[42, 43], [66, 68]], [[43, 44], [45, 46]], [[43, 44], [45, 53]], [[43, 44], [46, 47]], [[43, 44], [46, 67]], [[43, 44], [47, 48]], [[43, 44], [62, 70]], [[43, 44], [66, 68]], [[44, 45], [46, 47]], [[44, 45], [46, 67]], [[44, 45], [47, 48]], [[44, 45], [62, 70]], [[44, 45], [66, 68]], [[45, 46], [47, 48]], [[45, 53], [46, 47]], [[45, 53], [46, 67]], [[45, 53], [47, 48]], [[45, 53], [48, 49]], [[45, 53], [48, 52]], [[45, 53], [49, 50]], [[45, 53], [49, 55]], [[45, 53], [50, 51]], [[45, 53], [51, 52]], [[45, 53], [51, 58]], [[45, 53], [52, 54]], [[45, 53], [54, 55]], [[45, 53], [55, 56]], [[46, 67], [47, 48]], [[47, 48], [49, 50]], [[47, 48], [49, 55]], [[47, 48], [50, 51]], [[47, 48], [50, 53]], [[47, 48], [51, 52]], [[47, 48], [51, 58]], [[47, 48], [52, 54]], [[47, 48], [53, 54]], [[47, 48], [54, 55]], [[47, 48], [55, 56]], [[48, 49], [50, 51]], [[48, 49], [50, 53]], [[48, 49], [51, 52]], [[48, 49], [51, 58]], [[48, 49], [52, 54]], [[48, 49], [53, 54]], [[48, 49], [54, 55]], [[48, 49], [55, 56]], [[48, 52], [49, 50]], [[48, 52], [49, 55]], [[48, 52], [50, 51]], [[48, 52], [50, 53]], [[48, 52], [51, 58]], [[48, 52], [53, 54]], [[48, 52], [54, 55]], [[48, 52], [55, 56]], [[49, 50], [51, 52]], [[49, 50], [51, 58]], [[49, 50], [52, 54]], [[49, 50], [53, 54]], [[49, 50], [54, 55]], [[49, 50], [55, 56]], [[49, 55], [50, 51]], [[49, 55], [50, 53]], [[49, 55], [51, 52]], [[49, 55], [51, 58]], [[49, 55], [52, 54]], [[49, 55], [53, 54]], [[50, 51], [52, 54]], [[50, 51], [53, 54]], [[50, 51], [54, 55]], [[50, 51], [55, 56]], [[50, 53], [51, 52]], [[50, 53], [51, 58]], [[50, 53], [52, 54]], [[50, 53], [54, 55]], [[50, 53], [55, 56]], [[51, 52], [53, 54]], [[51, 52], [54, 55]], [[51, 52], [55, 56]], [[51, 58], [52, 54]], [[51, 58], [53, 54]], [[51, 58], [54, 55]], [[51, 58], [55, 56]], [[51, 58], [56, 57]], [[51, 58], [56, 64]], [[51, 58], [57, 67]], [[51, 58], [59, 60]], [[51, 58], [59, 63]], [[51, 58], [60, 61]], [[51, 58], [60, 66]], [[51, 58], [61, 62]], [[51, 58], [61, 64]], [[51, 58], [62, 63]], [[51, 58], [62, 70]], [[51, 58], [63, 65]], [[51, 58], [64, 65]], [[51, 58], [65, 66]], [[51, 58], [66, 68]], [[52, 54], [55, 56]], [[53, 54], [55, 56]], [[55, 56], [57, 58]], [[55, 56], [57, 67]], [[55, 56], [58, 59]], [[55, 56], [59, 60]], [[55, 56], [59, 63]], [[55, 56], [60, 61]], [[55, 56], [60, 66]], [[55, 56], [61, 62]], [[55, 56], [61, 64]], [[55, 56], [62, 63]], [[55, 56], [62, 70]], [[55, 56], [63, 65]], [[55, 56], [64, 65]], [[55, 56], [65, 66]], [[55, 56], [66, 68]], [[56, 57], [58, 59]], [[56, 57], [59, 60]], [[56, 57], [59, 63]], [[56, 57], [60, 61]], [[56, 57], [60, 66]], [[56, 57], [61, 62]], [[56, 57], [61, 64]], [[56, 57], [62, 63]], [[56, 57], [62, 70]], [[56, 57], [63, 65]], [[56, 57], [64, 65]], [[56, 57], [65, 66]], [[56, 57], [66, 68]], [[56, 64], [57, 58]], [[56, 64], [57, 67]], [[56, 64], [58, 59]], [[56, 64], [59, 60]], [[56, 64], [59, 63]], [[56, 64], [60, 61]], [[56, 64], [60, 66]], [[56, 64], [61, 62]], [[56, 64], [62, 63]], [[56, 64], [62, 70]], [[56, 64], [63, 65]], [[56, 64], [65, 66]], [[56, 64], [66, 68]], [[57, 58], [59, 60]], [[57, 58], [59, 63]], [[57, 58], [60, 61]], [[57, 58], [60, 66]], [[57, 58], [61, 62]], [[57, 58], [61, 64]], [[57, 58], [62, 63]], [[57, 58], [62, 70]], [[57, 58], [63, 65]], [[57, 58], [64, 65]], [[57, 58], [65, 66]], [[57, 58], [66, 68]], [[57, 67], [58, 59]], [[57, 67], [59, 60]], [[57, 67], [59, 63]], [[57, 67], [60, 61]], [[57, 67], [60, 66]], [[57, 67], [61, 62]], [[57, 67], [61, 64]], [[57, 67], [62, 63]], [[57, 67], [62, 70]], [[57, 67], [63, 65]], [[57, 67], [64, 65]], [[57, 67], [65, 66]], [[57, 67], [66, 68]], [[58, 59], [60, 61]], [[58, 59], [60, 66]], [[58, 59], [61, 62]], [[58, 59], [61, 64]], [[58, 59], [62, 63]], [[58, 59], [62, 70]], [[58, 59], [63, 65]], [[58, 59], [64, 65]], [[58, 59], [65, 66]], [[58, 59], [66, 68]], [[59, 60], [61, 62]], [[59, 60], [61, 64]], [[59, 60], [62, 63]], [[59, 60], [62, 70]], [[59, 60], [63, 65]], [[59, 60], [64, 65]], [[59, 60], [65, 66]], [[59, 60], [66, 68]], [[59, 63], [60, 61]], [[59, 63], [60, 66]], [[59, 63], [61, 62]], [[59, 63], [61, 64]], [[59, 63], [62, 70]], [[59, 63], [64, 65]], [[59, 63], [65, 66]], [[59, 63], [66, 68]], [[60, 61], [62, 63]], [[60, 61], [62, 70]], [[60, 61], [63, 65]], [[60, 61], [64, 65]], [[60, 61], [65, 66]], [[60, 61], [66, 68]], [[60, 66], [61, 62]], [[60, 66], [61, 64]], [[60, 66], [62, 63]], [[60, 66], [62, 70]], [[60, 66], [63, 65]], [[60, 66], [64, 65]], [[61, 62], [63, 65]], [[61, 62], [64, 65]], [[61, 62], [65, 66]], [[61, 62], [66, 68]], [[61, 64], [62, 63]], [[61, 64], [62, 70]], [[61, 64], [63, 65]], [[61, 64], [65, 66]], [[61, 64], [66, 68]], [[62, 63], [64, 65]], [[62, 63], [65, 66]], [[62, 63], [66, 68]], [[62, 70], [63, 65]], [[62, 70], [64, 65]], [[62, 70], [65, 66]], [[62, 70], [66, 68]], [[62, 70], [68, 69]], [[62, 70], [68, 77]], [[62, 70], [69, 75]], [[62, 70], [71, 72]], [[62, 70], [71, 74]], [[62, 70], [72, 73]], [[62, 70], [72, 78]], [[62, 70], [73, 76]], [[62, 70], [74, 75]], [[62, 70], [75, 76]], [[62, 70], [77, 78]], [[62, 70], [78, 79]], [[63, 65], [66, 68]], [[64, 65], [66, 68]], [[66, 68], [69, 70]], [[66, 68], [69, 75]], [[66, 68], [70, 79]], [[66, 68], [71, 72]], [[66, 68], [71, 74]], [[66, 68], [72, 73]], [[66, 68], [72, 78]], [[66, 68], [73, 76]], [[66, 68], [74, 75]], [[66, 68], [75, 76]], [[66, 68], [77, 78]], [[66, 68], [78, 79]], [[68, 69], [70, 79]], [[68, 69], [71, 72]], [[68, 69], [71, 74]], [[68, 69], [72, 73]], [[68, 69], [72, 78]], [[68, 69], [73, 76]], [[68, 69], [74, 75]], [[68, 69], [75, 76]], [[68, 69], [77, 78]], [[68, 69], [78, 79]], [[68, 77], [69, 70]], [[68, 77], [69, 75]], [[68, 77], [70, 79]], [[68, 77], [71, 72]], [[68, 77], [71, 74]], [[68, 77], [72, 73]], [[68, 77], [72, 78]], [[68, 77], [73, 76]], [[68, 77], [74, 75]], [[68, 77], [75, 76]], [[68, 77], [78, 79]], [[69, 70], [71, 72]], [[69, 70], [71, 74]], [[69, 70], [72, 73]], [[69, 70], [72, 78]], [[69, 70], [73, 76]], [[69, 70], [74, 75]], [[69, 70], [75, 76]], [[69, 70], [77, 78]], [[69, 70], [78, 79]], [[69, 75], [70, 79]], [[69, 75], [71, 72]], [[69, 75], [71, 74]], [[69, 75], [72, 73]], [[69, 75], [72, 78]], [[69, 75], [73, 76]], [[69, 75], [77, 78]], [[69, 75], [78, 79]], [[70, 79], [71, 72]], [[70, 79], [71, 74]], [[70, 79], [72, 73]], [[70, 79], [72, 78]], [[70, 79], [73, 76]], [[70, 79], [74, 75]], [[70, 79], [75, 76]], [[70, 79], [77, 78]], [[71, 72], [73, 76]], [[71, 72], [74, 75]], [[71, 72], [75, 76]], [[71, 72], [77, 78]], [[71, 72], [78, 79]], [[71, 74], [72, 73]], [[71, 74], [72, 78]], [[71, 74], [73, 76]], [[71, 74], [75, 76]], [[71, 74], [77, 78]], [[71, 74], [78, 79]], [[72, 73], [74, 75]], [[72, 73], [75, 76]], [[72, 73], [77, 78]], [[72, 73], [78, 79]], [[72, 78], [73, 76]], [[72, 78], [74, 75]], [[72, 78], [75, 76]], [[73, 76], [74, 75]], [[73, 76], [77, 78]], [[73, 76], [78, 79]], [[74, 75], [77, 78]], [[74, 75], [78, 79]], [[75, 76], [77, 78]], [[75, 76], [78, 79]]]</text:p>
          </table:table-cell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4" office:value-type="string" calcext:value-type="string">
            <text:p>K4S0Q.8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, 1, 2, 3, 4, 5, 6, 7, 8, 9, 10, 11, 12, 13, 14, 15, 16, 17, 18, 19, 20, 21, 22, 23, 24, 25, 26, 27, 28, 29, 30, 31, 32, 34, 35, 36, 37, 38, 39, 40, 41, 42, 43, 44, 45, 46, 47, 48, 49, 50, 51, 52, 53, 54, 55, 56, 57, 58, 59, 60, 61, 62, 63, 64, 65, 66, 68, 69, 70, 71, 72, 73, 74, 75, 76, 77, 78, 79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(0,1), (0,2), (0,35), (0,69), (0,70), (0,72), (0,74), (0,76), (0,77), (0,78), (0,79), (1,2), (1,34), (1,35), (1,36), (1,68), (1,69), (1,70), (1,71), (1,72), (1,73), (1,74), (1,75), (1,76), (1,77), (1,78), (1,79), (2,35), (2,68), (2,69), (2,72), (2,74), (2,76), (2,77), (2,78), (2,79), (3,4), (3,5), (3,6), (3,7), (3,8), (3,9), (3,10), (3,11), (3,12), (3,13), (4,5), (4,6), (4,7), (4,8), (4,9), (4,10), (4,11), (4,12), (4,13), (5,6), (5,7), (5,8), (5,9), (5,10), (5,11), (5,12), (5,13), (6,7), (6,8), (6,9), (6,10), (6,11), (6,12), (6,13), (7,8), (7,9), (7,10), (7,11), (7,12), (7,13), (8,9), (8,10), (8,11), (8,12), (8,13), (9,10), (9,11), (9,12), (9,13), (10,11), (10,12), (10,13), (11,12), (11,13), (12,13), (14,15), (14,16), (14,17), (14,18), (14,19), (14,20), (14,21), (15,16), (15,17), (15,18), (15,19), (15,20), (15,21), (16,17), (16,18), (16,19), (16,20), (16,21), (17,18), (17,19), (17,20), (17,21), (18,19), (18,20), (18,21), (19,20), (19,21), (20,21), (22,23), (22,24), (22,25), (22,26), (22,27), (22,28), (22,29), (22,30), (22,31), (22,32), (23,24), (23,25), (23,26), (23,27), (23,28), (23,29), (23,30), (23,31), (23,32), (24,25), (24,26), (24,27), (24,28), (24,29), (24,30), (24,31), (24,32), (25,26), (25,27), (25,28), (25,29), (25,30), (25,31), (25,32), (26,27), (26,28), (26,29), (26,30), (26,31), (26,32), (27,28), (27,29), (27,30), (27,31), (27,32), (28,29), (28,30), (28,31), (28,32), (29,30), (29,31), (29,32), (30,31), (30,32), (31,32), (34,35), (34,36), (34,69), (34,71), (34,72), (34,74), (34,75), (34,76), (34,77), (34,79), (35,36), (35,68), (35,69), (35,70), (35,71), (35,72), (35,73), (35,74), (35,75), (35,76), (35,77), (35,78), (35,79), (36,69), (36,72), (36,73), (36,74), (36,75), (36,76), (36,77), (36,79), (37,38), (37,39), (37,40), (37,41), (37,42), (37,43), (37,44), (37,45), (37,46), (37,47), (38,39), (38,40), (38,41), (38,42), (38,43), (38,44), (38,45), (38,46), (38,47), (39,40), (39,41), (39,42), (39,43), (39,44), (39,45), (39,46), (39,47), (40,41), (40,42), (40,43), (40,44), (40,45), (40,46), (40,47), (41,42), (41,43), (41,44), (41,45), (41,46), (41,47), (42,43), (42,44), (42,45), (42,46), (42,47), (43,44), (43,45), (43,46), (43,47), (44,45), (44,46), (44,47), (45,46), (45,47), (46,47), (48,49), (48,50), (48,51), (48,52), (48,53), (48,54), (48,55), (49,50), (49,51), (49,52), (49,53), (49,54), (49,55), (50,51), (50,52), (50,53), (50,54), (50,55), (51,52), (51,53), (51,54), (51,55), (52,53), (52,54), (52,55), (53,54), (53,55), (54,55), (56,57), (56,58), (56,59), (56,60), (56,61), (56,62), (56,63), (56,64), (56,65), (56,66), (57,58), (57,59), (57,60), (57,61), (57,62), (57,63), (57,64), (57,65), (57,66), (58,59), (58,60), (58,61), (58,62), (58,63), (58,64), (58,65), (58,66), (59,60), (59,61), (59,62), (59,63), (59,64), (59,65), (59,66), (60,61), (60,62), (60,63), (60,64), (60,65), (60,66), (61,62), (61,63), (61,64), (61,65), (61,66), (62,63), (62,64), (62,65), (62,66), (63,64), (63,65), (63,66), (64,65), (64,66), (65,66), (68,69), (68,70), (68,72), (68,74), (68,75), (68,76), (68,77), (68,78), (68,79), (69,70), (69,71), (69,72), (69,73), (69,74), (69,75), (69,76), (69,77), (69,78), (69,79), (70,72), (70,74), (70,75), (70,76), (70,77), (70,78), (70,79), (71,72), (71,73), (71,74), (71,75), (71,76), (71,77), (71,78), (71,79), (72,73), (72,74), (72,75), (72,76), (72,77), (72,78), (72,79), (73,74), (73,75), (73,76), (73,77), (73,78), (73,79), (74,75), (74,76), (74,77), (74,78), (74,79), (75,76), (75,77), (75,79), (76,77), (76,78), (76,79), (77,78), (77,79), (78,79)</text:p>
          </table:table-cell>
          <table:table-cell table:style-name="ce19" office:value-type="float" office:value="1450" calcext:value-type="float">
            <text:p>1450</text:p>
          </table:table-cell>
          <table:table-cell office:value-type="string" calcext:value-type="string">
            <text:p>[(0, 1), (0,77)], [(0, 1), (0,8)], [(0, 1), (1,2)], [(0, 1), (1,33)], [(0, 1), (2,3)], [(0, 1), (2,79)], [(0, 1), (28,73)], [(0, 1), (32,71)], [(0, 1), (34,35)], [(0, 1), (34,42)], [(0, 1), (34,74)], [(0, 1), (35,36)], [(0, 1), (35,67)], [(0, 1), (36,37)], [(0, 1), (36,76)], [(0, 1), (62,70)], [(0, 1), (66,68)], [(0, 1), (68,69)], [(0, 1), (68,79)], [(0, 1), (69,70)], [(0, 1), (69,75)], [(0, 1), (70,77)], [(0, 1), (71,72)], [(0, 1), (71,74)], [(0, 1), (72,73)], [(0, 1), (72,78)], [(0, 1), (73,76)], [(0, 1), (74,75)], [(0, 1), (75,76)], [(0, 1), (77,78)], [(0, 1), (78,79)], [(0, 77), (0,8)], [(0, 77), (1,2)], [(0, 77), (2,3)], [(0, 77), (2,79)], [(0, 77), (28,73)], [(0, 77), (32,71)], [(0, 77), (34,35)], [(0, 77), (34,42)], [(0, 77), (34,74)], [(0, 77), (35,36)], [(0, 77), (35,67)], [(0, 77), (36,37)], [(0, 77), (36,76)], [(0, 77), (62,70)], [(0, 77), (66,68)], [(0, 77), (68,69)], [(0, 77), (68,79)], [(0, 77), (71,72)], [(0, 77), (71,74)], [(0, 77), (72,73)], [(0, 77), (72,78)], [(0, 77), (74,75)], [(0, 77), (78,79)], [(0, 8), (1,2)], [(0, 8), (11,12)], [(0, 8), (12,13)], [(0, 8), (13,14)], [(0, 8), (2,79)], [(0, 8), (24,25)], [(0, 8), (25,26)], [(0, 8), (26,32)], [(0, 8), (27,30)], [(0, 8), (28,29)], [(0, 8), (28,73)], [(0, 8), (3,4)], [(0, 8), (32,71)], [(0, 8), (34,35)], [(0, 8), (34,42)], [(0, 8), (35,36)], [(0, 8), (35,67)], [(0, 8), (4,10)], [(0, 8), (6,7)], [(0, 8), (62,70)], [(0, 8), (68,69)], [(0, 8), (68,79)], [(0, 8), (71,72)], [(0, 8), (71,74)], [(0, 8), (72,73)], [(0, 8), (72,78)], [(0, 8), (74,75)], [(1, 2), (34,42)], [(1, 2), (35,36)], [(1, 2), (35,67)], [(1, 2), (68,69)], [(1, 2), (68,79)], [(1, 2), (71,74)], [(1, 2), (72,73)], [(1, 2), (72,78)], [(1, 2), (74,75)], [(1, 33), (0,77)], [(1, 33), (0,8)], [(1, 33), (1,2)], [(1, 33), (2,3)], [(1, 33), (2,79)], [(1, 33), (28,73)], [(1, 33), (32,71)], [(1, 33), (34,35)], [(1, 33), (34,42)], [(1, 33), (34,74)], [(1, 33), (35,36)], [(1, 33), (35,67)], [(1, 33), (36,37)], [(1, 33), (36,76)], [(1, 33), (62,70)], [(1, 33), (66,68)], [(1, 33), (68,69)], [(1, 33), (68,79)], [(1, 33), (69,75)], [(1, 33), (71,72)], [(1, 33), (71,74)], [(1, 33), (72,73)], [(1, 33), (72,78)], [(1, 33), (74,75)], [(1, 33), (78,79)], [(10, 11), (0,8)], [(10, 11), (11,12)], [(10, 11), (11,19)], [(10, 11), (12,13)], [(10, 11), (12,33)], [(10, 11), (13,14)], [(10, 11), (2,3)], [(10, 11), (28,73)], [(10, 11), (3,4)], [(10, 11), (3,7)], [(10, 11), (32,71)], [(10, 11), (4,10)], [(10, 11), (4,5)], [(10, 11), (5,6)], [(10, 11), (5,8)], [(10, 11), (6,13)], [(10, 11), (6,7)], [(10, 11), (7,9)], [(10, 11), (8,9)], [(10, 11), (9,10)], [(11, 12), (4,10)], [(11, 19), (0,8)], [(11, 19), (11,12)], [(11, 19), (12,13)], [(11, 19), (13,14)], [(11, 19), (14,18)], [(11, 19), (15,16)], [(11, 19), (15,21)], [(11, 19), (17,18)], [(11, 19), (18,20)], [(11, 19), (21,22)], [(11, 19), (3,4)], [(11, 19), (4,10)], [(11, 19), (6,7)], [(12, 13), (11,12)], [(12, 13), (13,14)], [(12, 13), (3,4)], [(12, 13), (4,10)], [(12, 13), (6,7)], [(12, 33), (0,8)], [(12, 33), (11,12)], [(12, 33), (11,19)], [(12, 33), (12,13)], [(12, 33), (13,14)], [(12, 33), (2,3)], [(12, 33), (3,4)], [(12, 33), (3,7)], [(12, 33), (4,10)], [(12, 33), (4,5)], [(12, 33), (5,6)], [(12, 33), (5,8)], [(12, 33), (6,13)], [(12, 33), (6,7)], [(12, 33), (7,9)], [(12, 33), (8,9)], [(12, 33), (9,10)], [(13, 14), (11,12)], [(13, 14), (14,18)], [(13, 14), (15,16)], [(13, 14), (15,21)], [(13, 14), (17,18)], [(13, 14), (3,4)], [(13, 14), (4,10)], [(13, 14), (6,7)], [(14, 15), (11,19)], [(14, 15), (13,14)], [(14, 15), (14,18)], [(14, 15), (15,16)], [(14, 15), (15,21)], [(14, 15), (17,18)], [(14, 15), (18,20)], [(14, 15), (20,21)], [(14, 15), (21,22)], [(14, 18), (15,16)], [(15, 21), (14,18)], [(15, 21), (15,16)], [(15, 21), (17,18)], [(16, 17), (11,19)], [(16, 17), (13,14)], [(16, 17), (14,15)], [(16, 17), (14,18)], [(16, 17), (15,16)], [(16, 17), (15,21)], [(16, 17), (16,19)], [(16, 17), (17,18)], [(16, 17), (17,24)], [(16, 17), (18,20)], [(16, 17), (20,21)], [(16, 17), (21,22)], [(16, 19), (11,19)], [(16, 19), (13,14)], [(16, 19), (14,15)], [(16, 19), (14,18)], [(16, 19), (15,16)], [(16, 19), (15,21)], [(16, 19), (17,18)], [(16, 19), (17,24)], [(16, 19), (18,20)], [(16, 19), (20,21)], [(16, 19), (21,22)], [(17, 18), (14,18)], [(17, 18), (15,16)], [(17, 24), (11,19)], [(17, 24), (13,14)], [(17, 24), (14,15)], [(17, 24), (14,18)], [(17, 24), (15,16)], [(17, 24), (15,21)], [(17, 24), (17,18)], [(17, 24), (18,20)], [(17, 24), (20,21)], [(17, 24), (21,22)], [(17, 24), (24,25)], [(17, 24), (25,26)], [(17, 24), (25,29)], [(17, 24), (26,32)], [(17, 24), (27,30)], [(17, 24), (28,29)], [(17, 24), (28,73)], [(17, 24), (30,31)], [(17, 24), (32,71)], [(18, 20), (13,14)], [(18, 20), (14,18)], [(18, 20), (15,16)], [(18, 20), (15,21)], [(18, 20), (17,18)], [(19, 20), (11,19)], [(19, 20), (13,14)], [(19, 20), (14,15)], [(19, 20), (14,18)], [(19, 20), (15,16)], [(19, 20), (15,21)], [(19, 20), (16,17)], [(19, 20), (16,19)], [(19, 20), (17,18)], [(19, 20), (17,24)], [(19, 20), (18,20)], [(19, 20), (20,21)], [(19, 20), (21,22)], [(2, 3), (0,8)], [(2, 3), (1,2)], [(2, 3), (11,12)], [(2, 3), (11,19)], [(2, 3), (12,13)], [(2, 3), (13,14)], [(2, 3), (2,79)], [(2, 3), (24,25)], [(2, 3), (25,26)], [(2, 3), (25,29)], [(2, 3), (26,32)], [(2, 3), (27,30)], [(2, 3), (28,29)], [(2, 3), (28,73)], [(2, 3), (3,4)], [(2, 3), (32,71)], [(2, 3), (34,35)], [(2, 3), (34,42)], [(2, 3), (34,74)], [(2, 3), (35,36)], [(2, 3), (35,67)], [(2, 3), (36,76)], [(2, 3), (4,10)], [(2, 3), (6,7)], [(2, 3), (62,70)], [(2, 3), (66,68)], [(2, 3), (68,69)], [(2, 3), (68,79)], [(2, 3), (7,9)], [(2, 3), (71,72)], [(2, 3), (71,74)], [(2, 3), (72,73)], [(2, 3), (72,78)], [(2, 3), (74,75)], [(2, 3), (78,79)], [(2, 79), (1,2)], [(2, 79), (28,73)], [(2, 79), (34,35)], [(2, 79), (34,42)], [(2, 79), (35,36)], [(2, 79), (35,67)], [(2, 79), (62,70)], [(2, 79), (68,69)], [(2, 79), (68,79)], [(2, 79), (71,72)], [(2, 79), (71,74)], [(2, 79), (72,73)], [(2, 79), (72,78)], [(2, 79), (74,75)], [(20, 21), (11,19)], [(20, 21), (13,14)], [(20, 21), (14,18)], [(20, 21), (15,16)], [(20, 21), (15,21)], [(20, 21), (17,18)], [(20, 21), (18,20)], [(20, 21), (21,22)], [(21, 22), (13,14)], [(21, 22), (14,18)], [(21, 22), (15,16)], [(21, 22), (15,21)], [(21, 22), (17,18)], [(21, 22), (18,20)], [(21, 22), (24,25)], [(21, 22), (25,26)], [(21, 22), (26,32)], [(21, 22), (27,30)], [(21, 22), (28,29)], [(21, 22), (28,73)], [(21, 22), (32,71)], [(22, 23), (17,24)], [(22, 23), (21,22)], [(22, 23), (23,24)], [(22, 23), (24,25)], [(22, 23), (25,26)], [(22, 23), (25,29)], [(22, 23), (26,32)], [(22, 23), (27,28)], [(22, 23), (27,30)], [(22, 23), (28,29)], [(22, 23), (28,73)], [(22, 23), (30,31)], [(22, 23), (32,71)], [(22, 30), (0,8)], [(22, 30), (17,24)], [(22, 30), (2,3)], [(22, 30), (21,22)], [(22, 30), (22,23)], [(22, 30), (23,24)], [(22, 30), (23,33)], [(22, 30), (24,25)], [(22, 30), (25,26)], [(22, 30), (25,29)], [(22, 30), (26,32)], [(22, 30), (27,28)], [(22, 30), (27,30)], [(22, 30), (28,29)], [(22, 30), (28,73)], [(22, 30), (29,31)], [(22, 30), (30,31)], [(22, 30), (31,32)], [(22, 30), (32,71)], [(23, 24), (17,24)], [(23, 24), (21,22)], [(23, 24), (24,25)], [(23, 24), (25,26)], [(23, 24), (25,29)], [(23, 24), (26,32)], [(23, 24), (27,30)], [(23, 24), (28,29)], [(23, 24), (28,73)], [(23, 24), (30,31)], [(23, 24), (32,71)], [(23, 33), (17,24)], [(23, 33), (21,22)], [(23, 33), (22,23)], [(23, 33), (23,24)], [(23, 33), (24,25)], [(23, 33), (25,26)], [(23, 33), (25,29)], [(23, 33), (26,32)], [(23, 33), (27,28)], [(23, 33), (27,30)], [(23, 33), (28,29)], [(23, 33), (28,73)], [(23, 33), (30,31)], [(23, 33), (31,32)], [(23, 33), (32,71)], [(24, 25), (26,32)], [(24, 25), (28,29)], [(25, 26), (24,25)], [(25, 26), (26,32)], [(25, 26), (28,29)], [(25, 29), (0,8)], [(25, 29), (21,22)], [(25, 29), (24,25)], [(25, 29), (25,26)], [(25, 29), (26,32)], [(25, 29), (27,30)], [(25, 29), (28,29)], [(25, 29), (28,73)], [(25, 29), (32,71)], [(26, 27), (0,8)], [(26, 27), (17,24)], [(26, 27), (2,3)], [(26, 27), (21,22)], [(26, 27), (22,23)], [(26, 27), (22,30)], [(26, 27), (23,24)], [(26, 27), (23,33)], [(26, 27), (24,25)], [(26, 27), (25,26)], [(26, 27), (25,29)], [(26, 27), (26,32)], [(26, 27), (27,28)], [(26, 27), (27,30)], [(26, 27), (28,29)], [(26, 27), (28,73)], [(26, 27), (29,31)], [(26, 27), (30,31)], [(26, 27), (31,32)], [(26, 27), (32,71)], [(27, 28), (0,8)], [(27, 28), (17,24)], [(27, 28), (2,3)], [(27, 28), (21,22)], [(27, 28), (23,24)], [(27, 28), (24,25)], [(27, 28), (25,26)], [(27, 28), (25,29)], [(27, 28), (26,32)], [(27, 28), (27,30)], [(27, 28), (28,29)], [(27, 28), (28,73)], [(27, 28), (30,31)], [(27, 28), (32,71)], [(27, 30), (24,25)], [(27, 30), (25,26)], [(27, 30), (26,32)], [(27, 30), (28,29)], [(27, 30), (28,73)], [(28, 29), (26,32)], [(28, 73), (1,2)], [(28, 73), (24,25)], [(28, 73), (25,26)], [(28, 73), (26,32)], [(28, 73), (28,29)], [(28, 73), (34,42)], [(28, 73), (35,36)], [(28, 73), (35,67)], [(28, 73), (4,10)], [(28, 73), (62,70)], [(28, 73), (68,69)], [(28, 73), (68,79)], [(28, 73), (71,72)], [(28, 73), (71,74)], [(28, 73), (72,73)], [(28, 73), (72,78)], [(28, 73), (74,75)], [(29, 31), (0,8)], [(29, 31), (17,24)], [(29, 31), (2,3)], [(29, 31), (21,22)], [(29, 31), (22,23)], [(29, 31), (23,24)], [(29, 31), (23,33)], [(29, 31), (24,25)], [(29, 31), (25,26)], [(29, 31), (25,29)], [(29, 31), (26,32)], [(29, 31), (27,28)], [(29, 31), (27,30)], [(29, 31), (28,29)], [(29, 31), (28,73)], [(29, 31), (30,31)], [(29, 31), (31,32)], [(29, 31), (32,71)], [(3, 4), (11,12)], [(3, 4), (28,73)], [(3, 4), (4,10)], [(3, 4), (6,7)], [(3, 7), (0,8)], [(3, 7), (11,12)], [(3, 7), (11,19)], [(3, 7), (12,13)], [(3, 7), (13,14)], [(3, 7), (2,3)], [(3, 7), (28,73)], [(3, 7), (3,4)], [(3, 7), (32,71)], [(3, 7), (4,10)], [(3, 7), (5,6)], [(3, 7), (5,8)], [(3, 7), (6,7)], [(3, 7), (7,9)], [(3, 7), (8,9)], [(3, 7), (9,10)], [(30, 31), (0,8)], [(30, 31), (2,3)], [(30, 31), (21,22)], [(30, 31), (24,25)], [(30, 31), (25,26)], [(30, 31), (25,29)], [(30, 31), (26,32)], [(30, 31), (27,30)], [(30, 31), (28,29)], [(30, 31), (28,73)], [(30, 31), (32,71)], [(31, 32), (0,8)], [(31, 32), (17,24)], [(31, 32), (2,3)], [(31, 32), (21,22)], [(31, 32), (22,23)], [(31, 32), (23,24)], [(31, 32), (24,25)], [(31, 32), (25,26)], [(31, 32), (25,29)], [(31, 32), (26,32)], [(31, 32), (27,28)], [(31, 32), (27,30)], [(31, 32), (28,29)], [(31, 32), (28,73)], [(31, 32), (30,31)], [(31, 32), (32,71)], [(32, 71), (1,2)], [(32, 71), (2,79)], [(32, 71), (24,25)], [(32, 71), (25,26)], [(32, 71), (26,32)], [(32, 71), (27,30)], [(32, 71), (28,29)], [(32, 71), (28,73)], [(32, 71), (3,4)], [(32, 71), (34,35)], [(32, 71), (34,42)], [(32, 71), (35,36)], [(32, 71), (35,67)], [(32, 71), (4,10)], [(32, 71), (6,7)], [(32, 71), (62,70)], [(32, 71), (68,69)], [(32, 71), (68,79)], [(32, 71), (71,72)], [(32, 71), (71,74)], [(32, 71), (72,73)], [(32, 71), (72,78)], [(32, 71), (74,75)], [(34, 35), (1,2)], [(34, 35), (28,73)], [(34, 35), (34,42)], [(34, 35), (35,36)], [(34, 35), (35,67)], [(34, 35), (62,70)], [(34, 35), (68,69)], [(34, 35), (68,79)], [(34, 35), (71,72)], [(34, 35), (71,74)], [(34, 35), (72,73)], [(34, 35), (72,78)], [(34, 35), (74,75)], [(34, 42), (35,36)], [(34, 42), (35,67)], [(34, 42), (38,44)], [(34, 42), (39,42)], [(34, 42), (43,44)], [(34, 42), (65,66)], [(34, 42), (68,69)], [(34, 42), (68,79)], [(34, 42), (72,78)], [(34, 42), (74,75)], [(34, 74), (0,8)], [(34, 74), (1,2)], [(34, 74), (2,79)], [(34, 74), (28,73)], [(34, 74), (32,71)], [(34, 74), (34,35)], [(34, 74), (34,42)], [(34, 74), (35,36)], [(34, 74), (35,67)], [(34, 74), (62,70)], [(34, 74), (66,68)], [(34, 74), (68,69)], [(34, 74), (68,79)], [(34, 74), (71,72)], [(34, 74), (71,74)], [(34, 74), (72,73)], [(34, 74), (72,78)], [(34, 74), (74,75)], [(34, 74), (78,79)], [(35, 36), (35,67)], [(35, 36), (72,78)], [(35, 67), (72,78)], [(36, 37), (0,8)], [(36, 37), (1,2)], [(36, 37), (2,3)], [(36, 37), (2,79)], [(36, 37), (28,73)], [(36, 37), (32,71)], [(36, 37), (34,35)], [(36, 37), (34,42)], [(36, 37), (34,74)], [(36, 37), (35,36)], [(36, 37), (35,67)], [(36, 37), (36,76)], [(36, 37), (38,44)], [(36, 37), (39,42)], [(36, 37), (41,43)], [(36, 37), (43,44)], [(36, 37), (45,53)], [(36, 37), (46,67)], [(36, 37), (56,64)], [(36, 37), (58,59)], [(36, 37), (60,61)], [(36, 37), (60,66)], [(36, 37), (61,62)], [(36, 37), (61,64)], [(36, 37), (62,70)], [(36, 37), (63,65)], [(36, 37), (65,66)], [(36, 37), (66,68)], [(36, 37), (68,69)], [(36, 37), (68,79)], [(36, 37), (71,72)], [(36, 37), (71,74)], [(36, 37), (72,73)], [(36, 37), (72,78)], [(36, 37), (74,75)], [(36, 37), (78,79)], [(36, 76), (0,8)], [(36, 76), (1,2)], [(36, 76), (2,79)], [(36, 76), (28,73)], [(36, 76), (32,71)], [(36, 76), (34,35)], [(36, 76), (34,42)], [(36, 76), (34,74)], [(36, 76), (35,36)], [(36, 76), (35,67)], [(36, 76), (62,70)], [(36, 76), (66,68)], [(36, 76), (68,69)], [(36, 76), (68,79)], [(36, 76), (71,72)], [(36, 76), (71,74)], [(36, 76), (72,73)], [(36, 76), (72,78)], [(36, 76), (74,75)], [(36, 76), (78,79)], [(37, 38), (34,42)], [(37, 38), (36,37)], [(37, 38), (38,39)], [(37, 38), (38,44)], [(37, 38), (39,42)], [(37, 38), (41,43)], [(37, 38), (43,44)], [(37, 38), (45,53)], [(37, 38), (46,47)], [(37, 38), (46,67)], [(37, 38), (62,70)], [(37, 38), (66,68)], [(37, 41), (34,42)], [(37, 41), (36,37)], [(37, 41), (37,38)], [(37, 41), (38,39)], [(37, 41), (38,44)], [(37, 41), (39,40)], [(37, 41), (39,42)], [(37, 41), (40,41)], [(37, 41), (40,47)], [(37, 41), (41,43)], [(37, 41), (42,43)], [(37, 41), (43,44)], [(37, 41), (44,45)], [(37, 41), (45,46)], [(37, 41), (45,53)], [(37, 41), (46,47)], [(37, 41), (46,67)], [(37, 41), (62,70)], [(37, 41), (66,68)], [(38, 39), (34,42)], [(38, 39), (36,37)], [(38, 39), (38,44)], [(38, 39), (39,42)], [(38, 39), (41,43)], [(38, 39), (43,44)], [(38, 39), (45,53)], [(38, 39), (46,47)], [(38, 39), (46,67)], [(38, 39), (62,70)], [(38, 39), (66,68)], [(39, 40), (34,42)], [(39, 40), (36,37)], [(39, 40), (37,38)], [(39, 40), (38,39)], [(39, 40), (38,44)], [(39, 40), (39,42)], [(39, 40), (40,41)], [(39, 40), (40,47)], [(39, 40), (41,43)], [(39, 40), (42,43)], [(39, 40), (43,44)], [(39, 40), (45,46)], [(39, 40), (45,53)], [(39, 40), (46,47)], [(39, 40), (46,67)], [(39, 40), (62,70)], [(39, 40), (66,68)], [(39, 42), (38,44)], [(4, 5), (0,8)], [(4, 5), (11,12)], [(4, 5), (11,19)], [(4, 5), (12,13)], [(4, 5), (13,14)], [(4, 5), (2,3)], [(4, 5), (28,73)], [(4, 5), (3,4)], [(4, 5), (3,7)], [(4, 5), (32,71)], [(4, 5), (4,10)], [(4, 5), (5,6)], [(4, 5), (5,8)], [(4, 5), (6,13)], [(4, 5), (6,7)], [(4, 5), (7,9)], [(4, 5), (8,9)], [(4, 5), (9,10)], [(40, 41), (34,42)], [(40, 41), (36,37)], [(40, 41), (37,38)], [(40, 41), (38,39)], [(40, 41), (38,44)], [(40, 41), (39,42)], [(40, 41), (41,43)], [(40, 41), (43,44)], [(40, 41), (45,53)], [(40, 41), (46,47)], [(40, 41), (46,67)], [(40, 41), (62,70)], [(40, 41), (66,68)], [(40, 47), (34,42)], [(40, 47), (36,37)], [(40, 47), (37,38)], [(40, 47), (38,39)], [(40, 47), (38,44)], [(40, 47), (39,42)], [(40, 47), (40,41)], [(40, 47), (41,43)], [(40, 47), (42,43)], [(40, 47), (43,44)], [(40, 47), (45,46)], [(40, 47), (45,53)], [(40, 47), (46,47)], [(40, 47), (46,67)], [(40, 47), (62,70)], [(40, 47), (66,68)], [(41, 43), (34,42)], [(41, 43), (38,44)], [(41, 43), (39,42)], [(41, 43), (43,44)], [(42, 43), (34,42)], [(42, 43), (36,37)], [(42, 43), (37,38)], [(42, 43), (38,39)], [(42, 43), (38,44)], [(42, 43), (39,42)], [(42, 43), (40,41)], [(42, 43), (41,43)], [(42, 43), (43,44)], [(42, 43), (45,46)], [(42, 43), (45,53)], [(42, 43), (46,47)], [(42, 43), (46,67)], [(42, 43), (62,70)], [(42, 43), (66,68)], [(43, 44), (38,44)], [(43, 44), (39,42)], [(44, 45), (34,42)], [(44, 45), (36,37)], [(44, 45), (37,38)], [(44, 45), (38,39)], [(44, 45), (38,44)], [(44, 45), (39,40)], [(44, 45), (39,42)], [(44, 45), (40,41)], [(44, 45), (40,47)], [(44, 45), (41,43)], [(44, 45), (42,43)], [(44, 45), (43,44)], [(44, 45), (45,46)], [(44, 45), (45,53)], [(44, 45), (46,47)], [(44, 45), (46,67)], [(44, 45), (62,70)], [(44, 45), (66,68)], [(45, 46), (34,42)], [(45, 46), (36,37)], [(45, 46), (37,38)], [(45, 46), (38,39)], [(45, 46), (38,44)], [(45, 46), (39,42)], [(45, 46), (40,41)], [(45, 46), (41,43)], [(45, 46), (43,44)], [(45, 46), (45,53)], [(45, 46), (46,47)], [(45, 46), (46,67)], [(45, 53), (34,42)], [(45, 53), (38,44)], [(45, 53), (39,42)], [(45, 53), (41,43)], [(45, 53), (43,44)], [(45, 53), (50,53)], [(46, 47), (34,42)], [(46, 47), (36,37)], [(46, 47), (38,44)], [(46, 47), (39,42)], [(46, 47), (41,43)], [(46, 47), (43,44)], [(46, 47), (45,53)], [(46, 47), (46,67)], [(46, 67), (34,42)], [(46, 67), (38,44)], [(46, 67), (39,42)], [(46, 67), (41,43)], [(46, 67), (43,44)], [(46, 67), (45,53)], [(47, 48), (34,42)], [(47, 48), (36,37)], [(47, 48), (37,38)], [(47, 48), (37,41)], [(47, 48), (38,39)], [(47, 48), (38,44)], [(47, 48), (39,40)], [(47, 48), (39,42)], [(47, 48), (40,41)], [(47, 48), (40,47)], [(47, 48), (41,43)], [(47, 48), (42,43)], [(47, 48), (43,44)], [(47, 48), (44,45)], [(47, 48), (45,46)], [(47, 48), (45,53)], [(47, 48), (46,47)], [(47, 48), (46,67)], [(47, 48), (48,49)], [(47, 48), (48,52)], [(47, 48), (49,50)], [(47, 48), (49,55)], [(47, 48), (50,51)], [(47, 48), (50,53)], [(47, 48), (51,52)], [(47, 48), (51,58)], [(47, 48), (52,54)], [(47, 48), (53,54)], [(47, 48), (54,55)], [(47, 48), (55,56)], [(48, 49), (45,53)], [(48, 49), (48,52)], [(48, 49), (49,50)], [(48, 49), (50,53)], [(48, 49), (51,52)], [(48, 49), (54,55)], [(48, 49), (55,56)], [(48, 52), (45,53)], [(48, 52), (50,53)], [(48, 52), (51,52)], [(48, 52), (54,55)], [(48, 52), (55,56)], [(49, 50), (45,53)], [(49, 50), (48,52)], [(49, 50), (50,53)], [(49, 50), (51,52)], [(49, 50), (54,55)], [(49, 50), (55,56)], [(49, 55), (45,53)], [(49, 55), (48,49)], [(49, 55), (48,52)], [(49, 55), (49,50)], [(49, 55), (50,51)], [(49, 55), (50,53)], [(49, 55), (51,52)], [(49, 55), (51,58)], [(49, 55), (52,54)], [(49, 55), (53,54)], [(49, 55), (54,55)], [(49, 55), (55,56)], [(5, 6), (0,8)], [(5, 6), (11,12)], [(5, 6), (11,19)], [(5, 6), (12,13)], [(5, 6), (13,14)], [(5, 6), (2,3)], [(5, 6), (28,73)], [(5, 6), (3,4)], [(5, 6), (32,71)], [(5, 6), (4,10)], [(5, 6), (5,8)], [(5, 6), (6,7)], [(5, 6), (7,9)], [(5, 6), (8,9)], [(5, 6), (9,10)], [(5, 8), (0,8)], [(5, 8), (11,12)], [(5, 8), (11,19)], [(5, 8), (12,13)], [(5, 8), (13,14)], [(5, 8), (2,3)], [(5, 8), (28,73)], [(5, 8), (3,4)], [(5, 8), (32,71)], [(5, 8), (4,10)], [(5, 8), (6,7)], [(5, 8), (7,9)], [(5, 8), (9,10)], [(50, 51), (45,53)], [(50, 51), (48,49)], [(50, 51), (48,52)], [(50, 51), (49,50)], [(50, 51), (50,53)], [(50, 51), (51,52)], [(50, 51), (53,54)], [(50, 51), (54,55)], [(50, 51), (55,56)], [(51, 52), (45,53)], [(51, 52), (50,53)], [(51, 58), (45,53)], [(51, 58), (48,49)], [(51, 58), (48,52)], [(51, 58), (49,50)], [(51, 58), (50,51)], [(51, 58), (50,53)], [(51, 58), (51,52)], [(51, 58), (52,54)], [(51, 58), (53,54)], [(51, 58), (54,55)], [(51, 58), (55,56)], [(51, 58), (56,57)], [(51, 58), (56,64)], [(51, 58), (57,58)], [(51, 58), (57,67)], [(51, 58), (58,59)], [(51, 58), (59,60)], [(51, 58), (59,63)], [(51, 58), (60,61)], [(51, 58), (60,66)], [(51, 58), (61,62)], [(51, 58), (61,64)], [(51, 58), (62,63)], [(51, 58), (62,70)], [(51, 58), (63,65)], [(51, 58), (64,65)], [(51, 58), (65,66)], [(51, 58), (66,68)], [(52, 54), (45,53)], [(52, 54), (48,49)], [(52, 54), (48,52)], [(52, 54), (49,50)], [(52, 54), (50,51)], [(52, 54), (50,53)], [(52, 54), (51,52)], [(52, 54), (53,54)], [(52, 54), (54,55)], [(52, 54), (55,56)], [(53, 54), (45,53)], [(53, 54), (48,49)], [(53, 54), (48,52)], [(53, 54), (49,50)], [(53, 54), (50,53)], [(53, 54), (51,52)], [(53, 54), (54,55)], [(53, 54), (55,56)], [(54, 55), (45,53)], [(54, 55), (50,53)], [(54, 55), (51,52)], [(54, 55), (55,56)], [(55, 56), (45,53)], [(55, 56), (50,53)], [(55, 56), (51,52)], [(55, 56), (56,57)], [(55, 56), (56,64)], [(55, 56), (57,67)], [(55, 56), (58,59)], [(55, 56), (60,61)], [(55, 56), (60,66)], [(55, 56), (61,62)], [(55, 56), (61,64)], [(55, 56), (62,70)], [(55, 56), (63,65)], [(55, 56), (65,66)], [(55, 56), (66,68)], [(56, 57), (56,64)], [(56, 57), (57,67)], [(56, 57), (58,59)], [(56, 57), (60,61)], [(56, 57), (60,66)], [(56, 57), (61,62)], [(56, 57), (61,64)], [(56, 57), (62,70)], [(56, 57), (63,65)], [(56, 57), (65,66)], [(56, 57), (66,68)], [(56, 64), (34,42)], [(56, 64), (60,61)], [(56, 64), (62,70)], [(56, 64), (63,65)], [(56, 64), (65,66)], [(57, 58), (55,56)], [(57, 58), (56,57)], [(57, 58), (56,64)], [(57, 58), (57,67)], [(57, 58), (58,59)], [(57, 58), (60,61)], [(57, 58), (60,66)], [(57, 58), (61,62)], [(57, 58), (61,64)], [(57, 58), (62,70)], [(57, 58), (63,65)], [(57, 58), (65,66)], [(57, 58), (66,68)], [(57, 67), (56,64)], [(57, 67), (58,59)], [(57, 67), (60,61)], [(57, 67), (60,66)], [(57, 67), (61,62)], [(57, 67), (61,64)], [(57, 67), (62,70)], [(57, 67), (63,65)], [(57, 67), (65,66)], [(58, 59), (34,42)], [(58, 59), (56,64)], [(58, 59), (60,61)], [(58, 59), (60,66)], [(58, 59), (62,70)], [(58, 59), (63,65)], [(58, 59), (65,66)], [(59, 60), (34,42)], [(59, 60), (36,37)], [(59, 60), (55,56)], [(59, 60), (56,57)], [(59, 60), (56,64)], [(59, 60), (57,58)], [(59, 60), (57,67)], [(59, 60), (58,59)], [(59, 60), (60,61)], [(59, 60), (60,66)], [(59, 60), (61,62)], [(59, 60), (61,64)], [(59, 60), (62,63)], [(59, 60), (62,70)], [(59, 60), (63,65)], [(59, 60), (64,65)], [(59, 60), (65,66)], [(59, 60), (66,68)], [(59, 63), (34,42)], [(59, 63), (36,37)], [(59, 63), (55,56)], [(59, 63), (56,57)], [(59, 63), (56,64)], [(59, 63), (57,58)], [(59, 63), (57,67)], [(59, 63), (58,59)], [(59, 63), (59,60)], [(59, 63), (60,61)], [(59, 63), (60,66)], [(59, 63), (61,62)], [(59, 63), (61,64)], [(59, 63), (62,63)], [(59, 63), (62,70)], [(59, 63), (63,65)], [(59, 63), (64,65)], [(59, 63), (65,66)], [(59, 63), (66,68)], [(6, 13), (0,8)], [(6, 13), (11,12)], [(6, 13), (11,19)], [(6, 13), (12,13)], [(6, 13), (13,14)], [(6, 13), (2,3)], [(6, 13), (28,73)], [(6, 13), (3,4)], [(6, 13), (3,7)], [(6, 13), (32,71)], [(6, 13), (4,10)], [(6, 13), (5,6)], [(6, 13), (5,8)], [(6, 13), (6,7)], [(6, 13), (7,9)], [(6, 13), (8,9)], [(6, 13), (9,10)], [(6, 7), (11,12)], [(6, 7), (28,73)], [(6, 7), (4,10)], [(60, 61), (34,42)], [(60, 61), (62,70)], [(60, 61), (63,65)], [(60, 61), (65,66)], [(60, 66), (34,42)], [(60, 66), (56,64)], [(60, 66), (60,61)], [(60, 66), (62,70)], [(60, 66), (63,65)], [(60, 66), (65,66)], [(61, 62), (34,42)], [(61, 62), (56,64)], [(61, 62), (58,59)], [(61, 62), (60,61)], [(61, 62), (60,66)], [(61, 62), (61,64)], [(61, 62), (62,70)], [(61, 62), (63,65)], [(61, 62), (65,66)], [(61, 64), (34,42)], [(61, 64), (56,64)], [(61, 64), (58,59)], [(61, 64), (60,61)], [(61, 64), (60,66)], [(61, 64), (62,70)], [(61, 64), (63,65)], [(61, 64), (65,66)], [(62, 63), (34,42)], [(62, 63), (36,37)], [(62, 63), (55,56)], [(62, 63), (56,57)], [(62, 63), (56,64)], [(62, 63), (57,58)], [(62, 63), (57,67)], [(62, 63), (58,59)], [(62, 63), (60,61)], [(62, 63), (60,66)], [(62, 63), (61,62)], [(62, 63), (61,64)], [(62, 63), (62,70)], [(62, 63), (63,65)], [(62, 63), (64,65)], [(62, 63), (65,66)], [(62, 63), (66,68)], [(62, 70), (1,2)], [(62, 70), (34,42)], [(62, 70), (35,36)], [(62, 70), (35,67)], [(62, 70), (38,44)], [(62, 70), (39,42)], [(62, 70), (41,43)], [(62, 70), (43,44)], [(62, 70), (63,65)], [(62, 70), (65,66)], [(62, 70), (68,69)], [(62, 70), (68,79)], [(62, 70), (71,72)], [(62, 70), (71,74)], [(62, 70), (72,73)], [(62, 70), (72,78)], [(62, 70), (74,75)], [(63, 65), (34,42)], [(63, 65), (65,66)], [(64, 65), (34,42)], [(64, 65), (36,37)], [(64, 65), (55,56)], [(64, 65), (56,57)], [(64, 65), (56,64)], [(64, 65), (57,58)], [(64, 65), (57,67)], [(64, 65), (58,59)], [(64, 65), (60,61)], [(64, 65), (60,66)], [(64, 65), (61,62)], [(64, 65), (61,64)], [(64, 65), (62,70)], [(64, 65), (63,65)], [(64, 65), (65,66)], [(64, 65), (66,68)], [(66, 68), (0,8)], [(66, 68), (1,2)], [(66, 68), (2,79)], [(66, 68), (28,73)], [(66, 68), (32,71)], [(66, 68), (34,35)], [(66, 68), (34,42)], [(66, 68), (35,36)], [(66, 68), (35,67)], [(66, 68), (38,44)], [(66, 68), (39,42)], [(66, 68), (41,43)], [(66, 68), (43,44)], [(66, 68), (56,64)], [(66, 68), (57,67)], [(66, 68), (58,59)], [(66, 68), (60,61)], [(66, 68), (60,66)], [(66, 68), (61,62)], [(66, 68), (61,64)], [(66, 68), (62,70)], [(66, 68), (63,65)], [(66, 68), (65,66)], [(66, 68), (68,69)], [(66, 68), (68,79)], [(66, 68), (71,72)], [(66, 68), (71,74)], [(66, 68), (72,73)], [(66, 68), (72,78)], [(66, 68), (74,75)], [(68, 69), (35,36)], [(68, 69), (35,67)], [(68, 69), (72,78)], [(68, 79), (35,36)], [(68, 79), (35,67)], [(68, 79), (68,69)], [(68, 79), (72,78)], [(69, 70), (0,77)], [(69, 70), (0,8)], [(69, 70), (1,2)], [(69, 70), (1,33)], [(69, 70), (2,3)], [(69, 70), (2,79)], [(69, 70), (28,73)], [(69, 70), (32,71)], [(69, 70), (34,35)], [(69, 70), (34,42)], [(69, 70), (34,74)], [(69, 70), (35,36)], [(69, 70), (35,67)], [(69, 70), (36,37)], [(69, 70), (36,76)], [(69, 70), (62,70)], [(69, 70), (66,68)], [(69, 70), (68,69)], [(69, 70), (68,79)], [(69, 70), (69,75)], [(69, 70), (70,77)], [(69, 70), (71,72)], [(69, 70), (71,74)], [(69, 70), (72,73)], [(69, 70), (72,78)], [(69, 70), (74,75)], [(69, 70), (78,79)], [(69, 75), (0,77)], [(69, 75), (0,8)], [(69, 75), (1,2)], [(69, 75), (2,3)], [(69, 75), (2,79)], [(69, 75), (28,73)], [(69, 75), (32,71)], [(69, 75), (34,35)], [(69, 75), (34,42)], [(69, 75), (34,74)], [(69, 75), (35,36)], [(69, 75), (35,67)], [(69, 75), (36,37)], [(69, 75), (36,76)], [(69, 75), (62,70)], [(69, 75), (66,68)], [(69, 75), (68,69)], [(69, 75), (68,79)], [(69, 75), (71,72)], [(69, 75), (71,74)], [(69, 75), (72,73)], [(69, 75), (72,78)], [(69, 75), (74,75)], [(69, 75), (78,79)], [(7, 9), (0,8)], [(7, 9), (11,12)], [(7, 9), (11,19)], [(7, 9), (12,13)], [(7, 9), (13,14)], [(7, 9), (28,73)], [(7, 9), (3,4)], [(7, 9), (32,71)], [(7, 9), (4,10)], [(7, 9), (6,7)], [(70, 77), (0,77)], [(70, 77), (0,8)], [(70, 77), (1,2)], [(70, 77), (1,33)], [(70, 77), (2,3)], [(70, 77), (2,79)], [(70, 77), (28,73)], [(70, 77), (32,71)], [(70, 77), (34,35)], [(70, 77), (34,42)], [(70, 77), (34,74)], [(70, 77), (35,36)], [(70, 77), (35,67)], [(70, 77), (36,37)], [(70, 77), (36,76)], [(70, 77), (62,70)], [(70, 77), (66,68)], [(70, 77), (68,69)], [(70, 77), (68,79)], [(70, 77), (69,75)], [(70, 77), (71,72)], [(70, 77), (71,74)], [(70, 77), (72,73)], [(70, 77), (72,78)], [(70, 77), (74,75)], [(70, 77), (78,79)], [(71, 72), (1,2)], [(71, 72), (34,42)], [(71, 72), (35,36)], [(71, 72), (35,67)], [(71, 72), (68,69)], [(71, 72), (68,79)], [(71, 72), (71,74)], [(71, 72), (72,73)], [(71, 72), (72,78)], [(71, 72), (74,75)], [(71, 74), (34,42)], [(71, 74), (35,36)], [(71, 74), (35,67)], [(71, 74), (68,69)], [(71, 74), (68,79)], [(71, 74), (72,78)], [(71, 74), (74,75)], [(72, 73), (34,42)], [(72, 73), (35,36)], [(72, 73), (35,67)], [(72, 73), (68,69)], [(72, 73), (68,79)], [(72, 73), (71,74)], [(72, 73), (72,78)], [(72, 73), (74,75)], [(73, 76), (0,77)], [(73, 76), (0,8)], [(73, 76), (1,2)], [(73, 76), (1,33)], [(73, 76), (2,3)], [(73, 76), (2,79)], [(73, 76), (28,73)], [(73, 76), (32,71)], [(73, 76), (34,35)], [(73, 76), (34,42)], [(73, 76), (34,74)], [(73, 76), (35,36)], [(73, 76), (35,67)], [(73, 76), (36,37)], [(73, 76), (36,76)], [(73, 76), (62,70)], [(73, 76), (66,68)], [(73, 76), (68,69)], [(73, 76), (68,79)], [(73, 76), (69,70)], [(73, 76), (69,75)], [(73, 76), (70,77)], [(73, 76), (71,72)], [(73, 76), (71,74)], [(73, 76), (72,73)], [(73, 76), (72,78)], [(73, 76), (74,75)], [(73, 76), (75,76)], [(73, 76), (78,79)], [(74, 75), (35,36)], [(74, 75), (35,67)], [(74, 75), (68,69)], [(74, 75), (68,79)], [(74, 75), (72,78)], [(75, 76), (0,77)], [(75, 76), (0,8)], [(75, 76), (1,2)], [(75, 76), (1,33)], [(75, 76), (2,3)], [(75, 76), (2,79)], [(75, 76), (28,73)], [(75, 76), (32,71)], [(75, 76), (34,35)], [(75, 76), (34,42)], [(75, 76), (34,74)], [(75, 76), (35,36)], [(75, 76), (35,67)], [(75, 76), (36,37)], [(75, 76), (36,76)], [(75, 76), (62,70)], [(75, 76), (66,68)], [(75, 76), (68,69)], [(75, 76), (68,79)], [(75, 76), (69,70)], [(75, 76), (69,75)], [(75, 76), (70,77)], [(75, 76), (71,72)], [(75, 76), (71,74)], [(75, 76), (72,73)], [(75, 76), (72,78)], [(75, 76), (74,75)], [(75, 76), (78,79)], [(77, 78), (0,77)], [(77, 78), (0,8)], [(77, 78), (1,2)], [(77, 78), (1,33)], [(77, 78), (2,3)], [(77, 78), (2,79)], [(77, 78), (28,73)], [(77, 78), (32,71)], [(77, 78), (34,35)], [(77, 78), (34,42)], [(77, 78), (34,74)], [(77, 78), (35,36)], [(77, 78), (35,67)], [(77, 78), (36,37)], [(77, 78), (36,76)], [(77, 78), (62,70)], [(77, 78), (66,68)], [(77, 78), (68,69)], [(77, 78), (68,79)], [(77, 78), (69,70)], [(77, 78), (69,75)], [(77, 78), (70,77)], [(77, 78), (71,72)], [(77, 78), (71,74)], [(77, 78), (72,73)], [(77, 78), (72,78)], [(77, 78), (73,76)], [(77, 78), (74,75)], [(77, 78), (75,76)], [(77, 78), (78,79)], [(78, 79), (0,8)], [(78, 79), (1,2)], [(78, 79), (2,79)], [(78, 79), (28,73)], [(78, 79), (32,71)], [(78, 79), (34,35)], [(78, 79), (34,42)], [(78, 79), (35,36)], [(78, 79), (35,67)], [(78, 79), (62,70)], [(78, 79), (66,68)], [(78, 79), (68,69)], [(78, 79), (68,79)], [(78, 79), (71,72)], [(78, 79), (71,74)], [(78, 79), (72,73)], [(78, 79), (72,78)], [(78, 79), (74,75)], [(8, 9), (0,8)], [(8, 9), (11,12)], [(8, 9), (11,19)], [(8, 9), (12,13)], [(8, 9), (13,14)], [(8, 9), (2,3)], [(8, 9), (28,73)], [(8, 9), (3,4)], [(8, 9), (32,71)], [(8, 9), (4,10)], [(8, 9), (5,8)], [(8, 9), (6,7)], [(8, 9), (7,9)], [(8, 9), (9,10)], [(9, 10), (0,8)], [(9, 10), (11,12)], [(9, 10), (11,19)], [(9, 10), (12,13)], [(9, 10), (13,14)], [(9, 10), (2,3)], [(9, 10), (28,73)], [(9, 10), (3,4)], [(9, 10), (32,71)], [(9, 10), (4,10)], [(9, 10), (6,7)], [(9, 10), (7,9)]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4" office:value-type="string" calcext:value-type="string">
            <text:p>K4S1A.82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, 3, 6, 8, 10, 12, 14, 17, 19, 21, 23, 35, 37, 40, 42, 44, 46, 48, 51, 53, 55, 57, 68, 69, 70, 71, 72, 73, 74, 75, 76, 77, 78, 79, 80, 8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(68,69), (68,70), (68,71), (68,79), (68,80), (68,81), (69,70), (69,71), (69,79), (69,80), (69,81), (70,71), (70,79), (70,80), (70,81), (71,79), (71,80), (71,81), (72,73), (72,74), (72,75), (72,76), (72,77), (72,78), (73,74), (73,75), (73,76), (73,77), (73,78), (74,75), (74,76), (74,77), (74,78), (75,76), (75,77), (75,78), (76,77), (76,78), (77,78), (79,80), (79,81), (80,81)</text:p>
          </table:table-cell>
          <table:table-cell table:style-name="ce19" office:value-type="float" office:value="277" calcext:value-type="float">
            <text:p>277</text:p>
          </table:table-cell>
          <table:table-cell office:value-type="string" calcext:value-type="string">
            <text:p>[(0, 1), (1,2)], [(0, 1), (1,33)], [(0, 1), (70,74)], [(0, 1), (71,72)], [(0, 1), (77,79)], [(0, 8), (71,72)], [(0, 81), (2,80)], [(0, 81), (62,70)], [(0, 81), (66,68)], [(0, 81), (68,69)], [(0, 81), (68,81)], [(0, 81), (69,71)], [(0, 81), (70,74)], [(0, 81), (71,72)], [(0, 81), (79,80)], [(1, 33), (1,2)], [(1, 33), (70,74)], [(1, 33), (71,72)], [(10, 11), (4,10)], [(10, 11), (9,10)], [(12, 13), (11,12)], [(12, 33), (11,12)], [(12, 33), (12,13)], [(13, 14), (14,18)], [(14, 15), (13,14)], [(14, 15), (14,18)], [(16, 17), (17,18)], [(16, 17), (17,24)], [(16, 19), (11,19)], [(17, 24), (17,18)], [(19, 20), (11,19)], [(19, 20), (16,19)], [(2, 3), (3,4)], [(2, 3), (71,72)], [(2, 80), (62,70)], [(2, 80), (66,68)], [(2, 80), (68,69)], [(2, 80), (68,81)], [(2, 80), (69,71)], [(2, 80), (70,74)], [(2, 80), (71,72)], [(2, 80), (79,80)], [(20, 21), (15,21)], [(20, 21), (21,22)], [(21, 22), (15,21)], [(22, 23), (23,24)], [(22, 30), (24,25)], [(23, 33), (22,23)], [(23, 33), (23,24)], [(28, 72), (32,75)], [(28, 72), (34,76)], [(28, 72), (36,78)], [(28, 72), (70,74)], [(28, 72), (71,72)], [(28, 72), (72,73)], [(28, 72), (73,74)], [(28, 72), (73,75)], [(28, 72), (76,77)], [(3, 7), (2,3)], [(3, 7), (3,4)], [(32, 75), (34,76)], [(32, 75), (36,78)], [(32, 75), (70,74)], [(32, 75), (71,72)], [(32, 75), (72,73)], [(32, 75), (73,74)], [(32, 75), (73,75)], [(34, 35), (35,36)], [(34, 35), (35,67)], [(34, 35), (71,72)], [(34, 42), (39,42)], [(35, 36), (35,67)], [(36, 37), (70,74)], [(36, 37), (71,72)], [(36, 78), (34,76)], [(36, 78), (71,72)], [(36, 78), (72,73)], [(36, 78), (73,74)], [(37, 38), (36,37)], [(37, 41), (36,37)], [(37, 41), (37,38)], [(39, 40), (40,41)], [(39, 40), (40,47)], [(40, 47), (40,41)], [(42, 43), (34,42)], [(42, 43), (39,42)], [(43, 44), (38,44)], [(44, 45), (38,44)], [(44, 45), (43,44)], [(45, 46), (46,47)], [(45, 46), (46,67)], [(45, 53), (50,53)], [(46, 47), (46,67)], [(47, 48), (48,49)], [(47, 48), (48,52)], [(48, 49), (48,52)], [(49, 55), (54,55)], [(49, 55), (55,56)], [(5, 6), (6,7)], [(5, 8), (0,8)], [(50, 51), (51,52)], [(51, 58), (50,51)], [(51, 58), (51,52)], [(53, 54), (45,53)], [(53, 54), (50,53)], [(54, 55), (55,56)], [(56, 57), (57,67)], [(57, 58), (56,57)], [(57, 58), (57,67)], [(58, 59), (56,64)], [(6, 13), (5,6)], [(6, 13), (6,7)], [(62, 70), (68,69)], [(62, 70), (71,72)], [(66, 68), (62,70)], [(66, 68), (68,69)], [(66, 68), (71,72)], [(66, 68), (79,80)], [(68, 81), (62,70)], [(68, 81), (66,68)], [(68, 81), (68,69)], [(68, 81), (71,72)], [(68, 81), (79,80)], [(69, 70), (0,81)], [(69, 70), (2,80)], [(69, 70), (62,70)], [(69, 70), (66,68)], [(69, 70), (68,69)], [(69, 70), (68,81)], [(69, 70), (69,71)], [(69, 70), (70,74)], [(69, 70), (71,72)], [(69, 70), (71,80)], [(69, 70), (79,80)], [(69, 70), (79,81)], [(69, 71), (62,70)], [(69, 71), (66,68)], [(69, 71), (68,69)], [(69, 71), (68,81)], [(69, 71), (71,72)], [(69, 71), (79,80)], [(70, 74), (0,8)], [(70, 74), (1,2)], [(70, 74), (2,3)], [(70, 74), (34,35)], [(70, 74), (34,42)], [(70, 74), (34,76)], [(70, 74), (35,36)], [(70, 74), (35,67)], [(70, 74), (36,78)], [(70, 74), (62,70)], [(70, 74), (66,68)], [(70, 74), (68,69)], [(70, 74), (68,81)], [(70, 74), (69,71)], [(70, 74), (71,72)], [(70, 74), (72,73)], [(70, 74), (73,74)], [(70, 74), (79,80)], [(71, 72), (1,2)], [(71, 72), (34,42)], [(71, 72), (34,76)], [(71, 72), (35,36)], [(71, 72), (35,67)], [(71, 72), (68,69)], [(71, 72), (72,73)], [(71, 80), (0,81)], [(71, 80), (2,80)], [(71, 80), (62,70)], [(71, 80), (66,68)], [(71, 80), (68,69)], [(71, 80), (68,81)], [(71, 80), (69,71)], [(71, 80), (70,74)], [(71, 80), (71,72)], [(71, 80), (79,80)], [(71, 80), (79,81)], [(72, 73), (34,76)], [(73, 74), (34,76)], [(73, 74), (71,72)], [(73, 74), (72,73)], [(73, 75), (34,76)], [(73, 75), (36,78)], [(73, 75), (70,74)], [(73, 75), (71,72)], [(73, 75), (72,73)], [(73, 75), (73,74)], [(74, 78), (28,72)], [(74, 78), (32,75)], [(74, 78), (34,76)], [(74, 78), (36,78)], [(74, 78), (70,74)], [(74, 78), (71,72)], [(74, 78), (72,73)], [(74, 78), (73,74)], [(74, 78), (73,75)], [(74, 78), (76,77)], [(75, 76), (28,72)], [(75, 76), (32,75)], [(75, 76), (34,76)], [(75, 76), (36,78)], [(75, 76), (70,74)], [(75, 76), (71,72)], [(75, 76), (72,73)], [(75, 76), (73,74)], [(75, 76), (73,75)], [(75, 76), (74,78)], [(75, 76), (76,77)], [(76, 77), (32,75)], [(76, 77), (34,76)], [(76, 77), (36,78)], [(76, 77), (70,74)], [(76, 77), (71,72)], [(76, 77), (72,73)], [(76, 77), (73,74)], [(76, 77), (73,75)], [(77, 78), (28,72)], [(77, 78), (32,75)], [(77, 78), (34,76)], [(77, 78), (36,78)], [(77, 78), (70,74)], [(77, 78), (71,72)], [(77, 78), (72,73)], [(77, 78), (73,74)], [(77, 78), (73,75)], [(77, 78), (74,78)], [(77, 78), (75,76)], [(77, 78), (76,77)], [(77, 78), (77,79)], [(77, 79), (0,8)], [(77, 79), (0,81)], [(77, 79), (1,2)], [(77, 79), (1,33)], [(77, 79), (2,3)], [(77, 79), (2,80)], [(77, 79), (28,72)], [(77, 79), (32,75)], [(77, 79), (34,35)], [(77, 79), (34,42)], [(77, 79), (34,76)], [(77, 79), (35,36)], [(77, 79), (35,67)], [(77, 79), (36,37)], [(77, 79), (36,78)], [(77, 79), (62,70)], [(77, 79), (66,68)], [(77, 79), (68,69)], [(77, 79), (68,81)], [(77, 79), (69,70)], [(77, 79), (69,71)], [(77, 79), (70,74)], [(77, 79), (71,72)], [(77, 79), (71,80)], [(77, 79), (72,73)], [(77, 79), (73,74)], [(77, 79), (73,75)], [(77, 79), (74,78)], [(77, 79), (75,76)], [(77, 79), (76,77)], [(77, 79), (79,80)], [(77, 79), (79,81)], [(79, 80), (62,70)], [(79, 80), (68,69)], [(79, 80), (71,72)], [(79, 81), (0,81)], [(79, 81), (2,80)], [(79, 81), (62,70)], [(79, 81), (66,68)], [(79, 81), (68,69)], [(79, 81), (68,81)], [(79, 81), (69,71)], [(79, 81), (70,74)], [(79, 81), (71,72)], [(79, 81), (79,80)], [(8, 9), (0,8)], [(8, 9), (5,8)], [(9, 10), (4,10)]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4" office:value-type="string" calcext:value-type="string">
            <text:p>K4S2A.86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, 12, 23, 35, 46, 57, 68, 69, 71, 72, 73, 74, 76, 78, 79, 80, 81, 82, 84, 8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68,69), (68,71), (68,84), (69,71), (69,84), (71,84), (72,73), (72,74), (72,78), (73,74), (73,78), (74,78), (76,81), (76,82), (79,80), (79,85), (80,85), (81,82)</text:p>
          </table:table-cell>
          <table:table-cell table:style-name="ce19" office:value-type="float" office:value="207" calcext:value-type="float">
            <text:p>207</text:p>
          </table:table-cell>
          <table:table-cell office:value-type="string" calcext:value-type="string">
            <text:p>[(0, 1), (1,2)], [(0, 1), (1,33)], [(0, 1), (68,74)], [(0, 1), (71,72)], [(0, 1), (80,81)], [(0, 8), (71,72)], [(0, 85), (71,72)], [(0, 85), (79,80)], [(0, 85), (80,85)], [(0, 85), (83,85)], [(1, 33), (1,2)], [(1, 33), (68,74)], [(1, 33), (71,72)], [(12, 13), (11,12)], [(12, 33), (11,12)], [(12, 33), (12,13)], [(2, 3), (71,72)], [(2, 84), (66,68)], [(2, 84), (68,69)], [(2, 84), (71,72)], [(22, 23), (23,24)], [(23, 33), (22,23)], [(23, 33), (23,24)], [(28, 75), (71,72)], [(32, 74), (36,78)], [(32, 74), (71,72)], [(32, 74), (72,73)], [(32, 74), (72,78)], [(32, 74), (73,74)], [(34, 35), (35,36)], [(34, 35), (35,67)], [(34, 35), (71,72)], [(34, 79), (0,85)], [(34, 79), (68,74)], [(34, 79), (71,72)], [(34, 79), (79,80)], [(34, 79), (80,85)], [(34, 79), (83,85)], [(35, 36), (35,67)], [(36, 37), (71,72)], [(36, 78), (71,72)], [(36, 78), (72,73)], [(36, 78), (72,78)], [(36, 78), (73,74)], [(45, 46), (46,47)], [(45, 46), (46,67)], [(46, 47), (46,67)], [(56, 57), (57,67)], [(57, 58), (56,57)], [(57, 58), (57,67)], [(62, 70), (71,72)], [(66, 68), (68,69)], [(66, 68), (71,72)], [(68, 74), (0,8)], [(68, 74), (0,85)], [(68, 74), (1,2)], [(68, 74), (2,3)], [(68, 74), (2,84)], [(68, 74), (28,75)], [(68, 74), (32,74)], [(68, 74), (34,35)], [(68, 74), (34,42)], [(68, 74), (35,36)], [(68, 74), (35,67)], [(68, 74), (36,37)], [(68, 74), (36,78)], [(68, 74), (62,70)], [(68, 74), (66,68)], [(68, 74), (68,69)], [(68, 74), (69,71)], [(68, 74), (70,82)], [(68, 74), (71,72)], [(68, 74), (72,73)], [(68, 74), (72,78)], [(68, 74), (73,74)], [(68, 74), (73,75)], [(68, 74), (76,81)], [(68, 74), (79,80)], [(68, 74), (80,85)], [(68, 74), (83,84)], [(68, 74), (83,85)], [(69, 70), (2,84)], [(69, 70), (66,68)], [(69, 70), (68,69)], [(69, 70), (68,74)], [(69, 70), (69,71)], [(69, 70), (71,72)], [(69, 70), (71,84)], [(69, 70), (80,81)], [(69, 70), (83,84)], [(69, 71), (2,84)], [(69, 71), (66,68)], [(69, 71), (68,69)], [(69, 71), (71,72)], [(69, 71), (83,84)], [(70, 82), (71,72)], [(71, 72), (1,2)], [(71, 72), (34,42)], [(71, 72), (35,36)], [(71, 72), (35,67)], [(71, 72), (68,69)], [(71, 72), (72,73)], [(71, 72), (72,78)], [(71, 84), (2,84)], [(71, 84), (66,68)], [(71, 84), (68,69)], [(71, 84), (68,74)], [(71, 84), (69,71)], [(71, 84), (71,72)], [(71, 84), (80,81)], [(71, 84), (83,84)], [(72, 73), (72,78)], [(73, 74), (71,72)], [(73, 74), (72,73)], [(73, 74), (72,78)], [(73, 75), (32,74)], [(73, 75), (36,78)], [(73, 75), (71,72)], [(73, 75), (72,73)], [(73, 75), (72,78)], [(73, 75), (73,74)], [(75, 76), (68,74)], [(75, 76), (70,82)], [(75, 76), (71,72)], [(75, 76), (76,77)], [(75, 76), (76,81)], [(75, 76), (80,81)], [(75, 76), (82,83)], [(76, 77), (68,74)], [(76, 77), (70,82)], [(76, 77), (71,72)], [(76, 77), (76,81)], [(76, 77), (80,81)], [(76, 77), (82,83)], [(76, 81), (70,82)], [(76, 81), (71,72)], [(77, 78), (32,74)], [(77, 78), (36,78)], [(77, 78), (68,74)], [(77, 78), (71,72)], [(77, 78), (72,73)], [(77, 78), (72,78)], [(77, 78), (73,74)], [(77, 78), (73,75)], [(77, 78), (80,81)], [(77, 79), (0,85)], [(77, 79), (34,79)], [(77, 79), (68,74)], [(77, 79), (71,72)], [(77, 79), (79,80)], [(77, 79), (80,81)], [(77, 79), (80,85)], [(77, 79), (83,85)], [(79, 80), (71,72)], [(79, 80), (83,85)], [(80, 81), (0,8)], [(80, 81), (0,85)], [(80, 81), (1,2)], [(80, 81), (1,33)], [(80, 81), (2,3)], [(80, 81), (2,84)], [(80, 81), (28,75)], [(80, 81), (32,74)], [(80, 81), (34,35)], [(80, 81), (34,42)], [(80, 81), (34,79)], [(80, 81), (35,36)], [(80, 81), (35,67)], [(80, 81), (36,37)], [(80, 81), (36,78)], [(80, 81), (62,70)], [(80, 81), (66,68)], [(80, 81), (68,69)], [(80, 81), (68,74)], [(80, 81), (69,71)], [(80, 81), (70,82)], [(80, 81), (71,72)], [(80, 81), (72,73)], [(80, 81), (72,78)], [(80, 81), (73,74)], [(80, 81), (73,75)], [(80, 81), (76,81)], [(80, 81), (79,80)], [(80, 81), (80,85)], [(80, 81), (82,83)], [(80, 81), (83,84)], [(80, 81), (83,85)], [(80, 85), (71,72)], [(80, 85), (79,80)], [(80, 85), (83,85)], [(81, 82), (68,74)], [(81, 82), (70,82)], [(81, 82), (71,72)], [(81, 82), (75,76)], [(81, 82), (76,77)], [(81, 82), (76,81)], [(81, 82), (80,81)], [(81, 82), (82,83)], [(82, 83), (68,74)], [(82, 83), (70,82)], [(82, 83), (71,72)], [(82, 83), (76,81)], [(83, 84), (2,84)], [(83, 84), (66,68)], [(83, 84), (68,69)], [(83, 84), (71,72)], [(83, 85), (71,72)]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4" office:value-type="string" calcext:value-type="string">
            <text:p>P-2H1.62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, 9, 10, 21, 32, 36, 47, 5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office:value-type="float" office:value="24" calcext:value-type="float">
            <text:p>24</text:p>
          </table:table-cell>
          <table:table-cell office:value-type="string" calcext:value-type="string">
            <text:p>[(0, 8), (8,11)], [(0, 9), (9,12)], [(10, 11), (10,12)], [(10, 11), (10,35)], [(10, 35), (10,12)], [(21, 22), (21,35)], [(21, 23), (21,22)], [(21, 23), (21,35)], [(32, 34), (32,33)], [(32, 35), (32,33)], [(32, 35), (32,34)], [(36, 37), (36,61)], [(36, 38), (36,37)], [(36, 38), (36,61)], [(47, 48), (47,49)], [(47, 48), (47,61)], [(47, 49), (47,61)], [(58, 60), (58,59)], [(58, 60), (58,61)], [(58, 61), (58,59)], [(8, 37), (0,8)], [(8, 37), (8,11)], [(9, 38), (0,9)], [(9, 38), (9,12)]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4" office:value-type="string" calcext:value-type="string">
            <text:p>P-3H1.82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, 15, 26, 30, 41, 52, 56, 67, 7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office:value-type="float" office:value="27" calcext:value-type="float">
            <text:p>27</text:p>
          </table:table-cell>
          <table:table-cell office:value-type="string" calcext:value-type="string">
            <text:p>[(15, 17), (15,16)], [(15, 29), (15,16)], [(15, 29), (15,17)], [(26, 27), (26,28)], [(26, 27), (26,29)], [(26, 28), (26,29)], [(30, 31), (30,32)], [(30, 31), (30,55)], [(30, 55), (30,32)], [(4, 5), (4,29)], [(4, 5), (4,6)], [(4, 6), (4,29)], [(41, 42), (41,43)], [(41, 55), (41,42)], [(41, 55), (41,43)], [(52, 54), (52,53)], [(52, 55), (52,53)], [(52, 55), (52,54)], [(56, 58), (56,57)], [(56, 58), (56,81)], [(56, 81), (56,57)], [(67, 69), (67,68)], [(67, 81), (67,68)], [(67, 81), (67,69)], [(78, 80), (78,79)], [(78, 81), (78,79)], [(78, 81), (78,80)]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4" office:value-type="string" calcext:value-type="string">
            <text:p>P-3H1.88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, 2, 3, 10, 21, 32, 36, 47, 58, 62, 73, 8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office:value-type="float" office:value="36" calcext:value-type="float">
            <text:p>36</text:p>
          </table:table-cell>
          <table:table-cell table:style-name="ce23" office:value-type="string" calcext:value-type="string">
            <text:p>[(0, 1), (1,11)], [(0, 1), (1,37)], [(0, 3), (3,38)], [(0, 3), (3,63)], [(1, 37), (1,11)], [(10, 11), (10,12)], [(10, 11), (10,35)], [(10, 35), (10,12)], [(2, 12), (0,2)], [(2, 12), (2,64)], [(2, 64), (0,2)], [(21, 22), (21,35)], [(21, 23), (21,22)], [(21, 23), (21,35)], [(3, 38), (3,63)], [(32, 34), (32,33)], [(32, 35), (32,33)], [(32, 35), (32,34)], [(36, 37), (36,61)], [(36, 38), (36,37)], [(36, 38), (36,61)], [(47, 48), (47,49)], [(47, 48), (47,61)], [(47, 49), (47,61)], [(58, 60), (58,59)], [(58, 60), (58,61)], [(58, 61), (58,59)], [(62, 63), (62,64)], [(62, 63), (62,87)], [(62, 87), (62,64)], [(73, 75), (73,74)], [(73, 87), (73,74)], [(73, 87), (73,75)], [(84, 85), (84,87)], [(84, 86), (84,85)], [(84, 86), (84,87)]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4" office:value-type="string" calcext:value-type="string">
            <text:p>P-3H2.82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, 15, 26, 30, 41, 52, 56, 67, 7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office:value-type="float" office:value="27" calcext:value-type="float">
            <text:p>27</text:p>
          </table:table-cell>
          <table:table-cell office:value-type="string" calcext:value-type="string">
            <text:p>[(15, 17), (15,16)], [(15, 29), (15,16)], [(15, 29), (15,17)], [(26, 27), (26,28)], [(26, 27), (26,29)], [(26, 28), (26,29)], [(30, 31), (30,32)], [(30, 31), (30,55)], [(30, 55), (30,32)], [(4, 5), (4,29)], [(4, 5), (4,6)], [(4, 6), (4,29)], [(41, 42), (41,43)], [(41, 55), (41,42)], [(41, 55), (41,43)], [(52, 54), (52,53)], [(52, 55), (52,53)], [(52, 55), (52,54)], [(56, 58), (56,57)], [(56, 58), (56,81)], [(56, 81), (56,57)], [(67, 69), (67,68)], [(67, 81), (67,68)], [(67, 81), (67,69)], [(78, 80), (78,79)], [(78, 81), (78,79)], [(78, 81), (78,80)]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4" office:value-type="string" calcext:value-type="string">
            <text:p>P-3H3.114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, 1, 3, 5, 7, 9, 12, 14, 17, 19, 20, 21, 22, 23, 25, 27, 30, 32, 43, 49, 51, 53, 55, 58, 59, 60, 61, 63, 65, 68, 70, 81, 86, 97, 108</text:p>
          </table:table-cell>
          <table:table-cell office:value-type="string" calcext:value-type="string">
            <text:p><text:s/></text:p>
          </table:table-cell>
          <table:table-cell/>
          <table:table-cell table:style-name="ce19"/>
          <table:table-cell/>
          <table:table-cell table:style-name="ce1"/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P-3H1.86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4"/>
          <table:table-cell table:style-name="ce19"/>
          <table:table-cell/>
          <table:table-cell table:style-name="ce1"/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P-5H.15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4"/>
          <table:table-cell table:style-name="ce19"/>
          <table:table-cell/>
          <table:table-cell table:style-name="ce1"/>
          <table:table-cell/>
          <table:table-cell table:style-name="ce28" office:value-type="string" calcext:value-type="string">
            <text:p>YES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UH0A.58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, 21, 32, 33, 34, 44, 46, 49, 51, 53, 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32,33), (32,34), (33,34)</text:p>
          </table:table-cell>
          <table:table-cell table:style-name="ce19" office:value-type="float" office:value="50" calcext:value-type="float">
            <text:p>50</text:p>
          </table:table-cell>
          <table:table-cell office:value-type="string" calcext:value-type="string">
            <text:p>[(0, 32), (31,34)], [(0, 32), (32,33)], [(0, 32), (32,40)], [(0, 32), (33,34)], [(0, 32), (33,57)], [(0, 32), (34,35)], [(0, 32), (49,56)], [(0, 32), (53,54)], [(10, 11), (10,31)], [(10, 11), (9,10)], [(20, 21), (21,22)], [(21, 31), (20,21)], [(21, 31), (21,22)], [(31, 34), (32,33)], [(31, 34), (33,57)], [(31, 34), (34,35)], [(32, 33), (33,57)], [(32, 40), (31,34)], [(32, 40), (32,33)], [(32, 40), (33,34)], [(32, 40), (33,57)], [(32, 40), (34,35)], [(33, 34), (31,34)], [(33, 34), (32,33)], [(33, 34), (33,57)], [(33, 34), (34,35)], [(34, 35), (32,33)], [(34, 35), (33,57)], [(38, 45), (42,43)], [(43, 51), (48,51)], [(43, 51), (51,52)], [(44, 45), (43,44)], [(44, 45), (44,57)], [(44, 57), (43,44)], [(45, 46), (46,47)], [(45, 46), (46,50)], [(46, 47), (46,50)], [(47, 53), (52,53)], [(48, 49), (49,50)], [(48, 49), (49,56)], [(49, 56), (31,34)], [(49, 56), (49,50)], [(51, 52), (48,51)], [(53, 54), (31,34)], [(53, 54), (47,53)], [(53, 54), (52,53)], [(54, 55), (55,56)], [(55, 57), (54,55)], [(55, 57), (55,56)], [(9, 10), (10,31)]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4" office:value-type="string" calcext:value-type="string">
            <text:p>UQD0A.5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, 21, 32, 35, 37, 39, 41, 43, 45, 47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office:value-type="float" office:value="30" calcext:value-type="float">
            <text:p>30</text:p>
          </table:table-cell>
          <table:table-cell office:value-type="string" calcext:value-type="string">
            <text:p>[(10, 11), (10,31)], [(10, 11), (9,10)], [(20, 21), (21,22)], [(21, 31), (20,21)], [(21, 31), (21,22)], [(31, 32), (32,33)], [(31, 32), (32,36)], [(32, 36), (32,33)], [(34, 35), (35,36)], [(34, 37), (0,37)], [(34, 37), (37,38)], [(35, 44), (34,35)], [(35, 44), (35,36)], [(37, 38), (0,37)], [(38, 39), (33,39)], [(39, 40), (33,39)], [(39, 40), (38,39)], [(40, 41), (41,42)], [(40, 41), (41,49)], [(40, 47), (46,47)], [(41, 49), (41,42)], [(42, 43), (43,44)], [(42, 43), (43,48)], [(43, 48), (43,44)], [(44, 45), (45,46)], [(44, 45), (45,49)], [(45, 49), (45,46)], [(47, 48), (40,47)], [(47, 48), (46,47)], [(9, 10), (10,31)]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4" office:value-type="string" calcext:value-type="string">
            <text:p>UQD0B.5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, 21, 32, 35, 37, 39, 41, 43, 45, 47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office:value-type="float" office:value="30" calcext:value-type="float">
            <text:p>30</text:p>
          </table:table-cell>
          <table:table-cell office:value-type="string" calcext:value-type="string">
            <text:p>[(10, 11), (10,31)], [(10, 11), (9,10)], [(20, 21), (21,22)], [(21, 31), (20,21)], [(21, 31), (21,22)], [(31, 32), (32,33)], [(31, 32), (32,36)], [(32, 36), (32,33)], [(33, 39), (39,44)], [(34, 35), (35,36)], [(34, 37), (0,37)], [(34, 37), (37,38)], [(35, 40), (34,35)], [(35, 40), (35,36)], [(37, 38), (0,37)], [(38, 39), (33,39)], [(38, 39), (39,44)], [(40, 41), (41,42)], [(40, 41), (41,49)], [(40, 47), (46,47)], [(41, 49), (41,42)], [(42, 43), (43,44)], [(42, 43), (43,48)], [(43, 48), (43,44)], [(44, 45), (45,46)], [(44, 45), (45,49)], [(45, 49), (45,46)], [(47, 48), (40,47)], [(47, 48), (46,47)], [(9, 10), (10,31)]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4" office:value-type="string" calcext:value-type="string">
            <text:p>WH0A.56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9, 11, 13, 15, 18, 20, 31, 33, 35, 37, 40, 42, 54, 5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office:value-type="float" office:value="47" calcext:value-type="float">
            <text:p>47</text:p>
          </table:table-cell>
          <table:table-cell office:value-type="string" calcext:value-type="string">
            <text:p>[(0, 54), (46,54)], [(10, 15), (15,16)], [(11, 17), (11,12)], [(11, 17), (8,11)], [(12, 13), (13,14)], [(12, 13), (13,21)], [(13, 21), (13,14)], [(14, 15), (10,15)], [(14, 15), (15,16)], [(16, 18), (17,18)], [(16, 18), (18,19)], [(18, 19), (17,18)], [(19, 20), (20,21)], [(19, 20), (20,52)], [(20, 52), (20,21)], [(31, 32), (30,31)], [(31, 53), (30,31)], [(31, 53), (31,32)], [(33, 34), (30,33)], [(33, 34), (33,39)], [(33, 39), (30,33)], [(34, 35), (35,36)], [(35, 43), (34,35)], [(35, 43), (35,36)], [(36, 37), (32,37)], [(37, 38), (32,37)], [(37, 38), (36,37)], [(39, 40), (38,40)], [(39, 40), (40,41)], [(40, 41), (38,40)], [(42, 43), (41,42)], [(42, 53), (41,42)], [(42, 53), (42,43)], [(51, 55), (4,55)], [(52, 55), (0,54)], [(52, 55), (4,55)], [(52, 55), (46,54)], [(52, 55), (51,55)], [(52, 55), (53,54)], [(53, 54), (0,54)], [(53, 54), (4,55)], [(53, 54), (46,54)], [(53, 54), (51,55)], [(8, 11), (11,12)], [(8, 9), (9,10)], [(8, 9), (9,52)], [(9, 10), (9,52)]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4" office:value-type="string" calcext:value-type="string">
            <text:p>WH0XA.56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, 4, 6, 9, 11, 13, 15, 18, 20, 31, 33, 35, 37, 40, 42, 46, 49, 50, 5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office:value-type="float" office:value="68" calcext:value-type="float">
            <text:p>68</text:p>
          </table:table-cell>
          <table:table-cell table:style-name="ce23" office:value-type="string" calcext:value-type="string">
            <text:p>[(0, 1), (1,2)], [(0, 1), (1,5)], [(0, 51), (13,21)], [(0, 51), (18,19)], [(0, 51), (30,33)], [(0, 51), (32,37)], [(0, 51), (4,55)], [(0, 51), (46,55)], [(0, 51), (54,55)], [(0, 6), (6,7)], [(1, 2), (1,5)], [(10, 15), (15,16)], [(11, 17), (11,12)], [(11, 17), (8,11)], [(12, 13), (13,14)], [(12, 13), (13,21)], [(13, 21), (13,14)], [(14, 15), (10,15)], [(14, 15), (15,16)], [(16, 18), (17,18)], [(16, 18), (18,19)], [(18, 19), (17,18)], [(19, 20), (20,21)], [(19, 20), (20,52)], [(20, 52), (20,21)], [(3, 4), (4,55)], [(3, 6), (0,6)], [(3, 6), (6,7)], [(31, 32), (30,31)], [(31, 53), (30,31)], [(31, 53), (31,32)], [(33, 34), (30,33)], [(33, 34), (33,39)], [(33, 39), (30,33)], [(34, 35), (35,36)], [(35, 43), (34,35)], [(35, 43), (35,36)], [(36, 37), (32,37)], [(37, 38), (32,37)], [(37, 38), (36,37)], [(39, 40), (38,40)], [(39, 40), (40,41)], [(4, 5), (3,4)], [(4, 5), (4,55)], [(40, 41), (38,40)], [(41, 44), (43,48)], [(42, 43), (41,42)], [(42, 53), (41,42)], [(42, 53), (42,43)], [(45, 46), (46,47)], [(45, 46), (46,55)], [(45, 49), (48,49)], [(45, 49), (49,51)], [(46, 47), (46,55)], [(47, 50), (44,50)], [(48, 49), (49,51)], [(50, 51), (44,50)], [(50, 51), (47,50)], [(52, 54), (0,51)], [(52, 54), (53,54)], [(52, 54), (54,55)], [(53, 54), (0,51)], [(53, 54), (54,55)], [(7, 8), (2,10)], [(8, 11), (11,12)], [(8, 9), (9,10)], [(8, 9), (9,52)], [(9, 10), (9,52)]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4" office:value-type="string" calcext:value-type="string">
            <text:p>WH0XB.58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, 11, 13, 15, 18, 20, 31, 33, 35, 37, 40, 42, 54, 55, 56, 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54,55), (54,56), (54,57), (55,57), (56,57)</text:p>
          </table:table-cell>
          <table:table-cell table:style-name="ce19" office:value-type="float" office:value="68" calcext:value-type="float">
            <text:p>68</text:p>
          </table:table-cell>
          <table:table-cell office:value-type="string" calcext:value-type="string">
            <text:p>[(0, 56), (51,56)], [(10, 15), (15,16)], [(11, 17), (11,12)], [(11, 17), (8,11)], [(12, 13), (13,14)], [(12, 13), (13,21)], [(13, 21), (13,14)], [(14, 15), (10,15)], [(14, 15), (15,16)], [(16, 18), (17,18)], [(16, 18), (18,19)], [(18, 19), (17,18)], [(19, 20), (20,21)], [(19, 20), (20,52)], [(20, 52), (20,21)], [(31, 32), (30,31)], [(31, 53), (30,31)], [(31, 53), (31,32)], [(33, 34), (30,33)], [(33, 34), (33,39)], [(33, 39), (30,33)], [(34, 35), (35,36)], [(35, 43), (34,35)], [(35, 43), (35,36)], [(36, 37), (32,37)], [(37, 38), (32,37)], [(37, 38), (36,37)], [(39, 40), (38,40)], [(39, 40), (40,41)], [(40, 41), (38,40)], [(42, 43), (41,42)], [(42, 53), (41,42)], [(42, 53), (42,43)], [(46, 55), (4,55)], [(52, 54), (0,56)], [(52, 54), (4,55)], [(52, 54), (46,55)], [(52, 54), (51,56)], [(52, 54), (53,54)], [(52, 54), (54,57)], [(52, 54), (55,57)], [(52, 54), (56,57)], [(53, 54), (0,56)], [(53, 54), (4,55)], [(53, 54), (46,55)], [(53, 54), (51,56)], [(53, 54), (55,57)], [(53, 54), (56,57)], [(54, 57), (0,56)], [(54, 57), (4,55)], [(54, 57), (46,55)], [(54, 57), (51,56)], [(54, 57), (53,54)], [(54, 57), (55,57)], [(54, 57), (56,57)], [(55, 57), (0,56)], [(55, 57), (4,55)], [(55, 57), (46,55)], [(55, 57), (51,56)], [(55, 57), (56,57)], [(56, 57), (0,56)], [(56, 57), (4,55)], [(56, 57), (46,55)], [(56, 57), (51,56)], [(8, 11), (11,12)], [(8, 9), (9,10)], [(8, 9), (9,52)], [(9, 10), (9,52)]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4" office:value-type="string" calcext:value-type="string">
            <text:p>WH0XN.62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9, 11, 13, 15, 18, 20, 31, 33, 35, 37, 40, 42, 54, 56, 57, 58, 59, 60, 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56,57), (56,61), (57,61), (58,59), (58,60), (59,60)</text:p>
          </table:table-cell>
          <table:table-cell table:style-name="ce19" office:value-type="float" office:value="86" calcext:value-type="float">
            <text:p>86</text:p>
          </table:table-cell>
          <table:table-cell office:value-type="string" calcext:value-type="string">
            <text:p>[(0, 60), (46,58)], [(0, 60), (57,58)], [(0, 60), (58,59)], [(0, 60), (60,61)], [(10, 15), (15,16)], [(11, 17), (11,12)], [(11, 17), (8,11)], [(12, 13), (13,14)], [(12, 13), (13,21)], [(13, 21), (13,14)], [(14, 15), (10,15)], [(14, 15), (15,16)], [(16, 18), (17,18)], [(16, 18), (18,19)], [(18, 19), (17,18)], [(19, 20), (20,21)], [(19, 20), (20,52)], [(20, 52), (20,21)], [(31, 32), (30,31)], [(31, 53), (30,31)], [(31, 53), (31,32)], [(33, 34), (30,33)], [(33, 34), (33,39)], [(33, 39), (30,33)], [(34, 35), (35,36)], [(35, 43), (34,35)], [(35, 43), (35,36)], [(36, 37), (32,37)], [(37, 38), (32,37)], [(37, 38), (36,37)], [(39, 40), (38,40)], [(39, 40), (40,41)], [(40, 41), (38,40)], [(42, 43), (41,42)], [(42, 53), (41,42)], [(42, 53), (42,43)], [(46, 58), (58,59)], [(46, 58), (60,61)], [(51, 61), (4,57)], [(51, 61), (60,61)], [(52, 54), (53,54)], [(52, 54), (54,55)], [(52, 54), (57,58)], [(52, 54), (60,61)], [(53, 54), (54,55)], [(53, 54), (57,58)], [(53, 54), (60,61)], [(54, 55), (60,61)], [(55, 56), (4,57)], [(55, 56), (51,61)], [(55, 56), (56,57)], [(55, 56), (60,61)], [(55, 59), (0,60)], [(55, 59), (46,58)], [(55, 59), (57,58)], [(55, 59), (58,59)], [(55, 59), (59,60)], [(55, 59), (60,61)], [(56, 57), (4,57)], [(56, 57), (51,61)], [(56, 57), (60,61)], [(56, 61), (4,57)], [(56, 61), (51,61)], [(56, 61), (55,56)], [(56, 61), (56,57)], [(56, 61), (57,58)], [(56, 61), (60,61)], [(57, 58), (4,57)], [(57, 58), (46,58)], [(57, 58), (51,61)], [(57, 58), (54,55)], [(57, 58), (55,56)], [(57, 58), (56,57)], [(57, 58), (58,59)], [(57, 58), (60,61)], [(58, 59), (60,61)], [(59, 60), (0,60)], [(59, 60), (46,58)], [(59, 60), (57,58)], [(59, 60), (58,59)], [(59, 60), (60,61)], [(60, 61), (4,57)], [(8, 11), (11,12)], [(8, 9), (9,10)], [(8, 9), (9,52)], [(9, 10), (9,52)]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WH0X.56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4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WH1A1.6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4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3">
          <table:table-cell table:style-name="ce4" office:value-type="string" calcext:value-type="string">
            <text:p>WH1A2.6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9, 11, 13, 15, 18, 20, 31, 33, 35, 37, 40, 42, 54, 55, 57, 58, 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54,55), (54,57), (54,58), (54,59), (55,57), (55,58), (55,59), (57,58), (57,59), (58,59)</text:p>
          </table:table-cell>
          <table:table-cell table:style-name="ce19" office:value-type="float" office:value="85" calcext:value-type="float">
            <text:p>85</text:p>
          </table:table-cell>
          <table:table-cell office:value-type="string" calcext:value-type="string">
            <text:p>[(0, 56), (53,59)], [(10, 15), (15,16)], [(11, 17), (11,12)], [(11, 17), (8,11)], [(12, 13), (13,14)], [(12, 13), (13,21)], [(13, 21), (13,14)], [(14, 15), (10,15)], [(14, 15), (15,16)], [(16, 18), (17,18)], [(16, 18), (18,19)], [(18, 19), (17,18)], [(19, 20), (20,21)], [(19, 20), (20,52)], [(20, 52), (20,21)], [(31, 32), (30,31)], [(31, 53), (30,31)], [(31, 53), (31,32)], [(33, 34), (30,33)], [(33, 34), (33,39)], [(33, 39), (30,33)], [(34, 35), (35,36)], [(35, 43), (34,35)], [(35, 43), (35,36)], [(36, 37), (32,37)], [(37, 38), (32,37)], [(37, 38), (36,37)], [(39, 40), (38,40)], [(39, 40), (40,41)], [(4, 57), (53,59)], [(40, 41), (38,40)], [(42, 43), (41,42)], [(42, 53), (41,42)], [(42, 53), (42,43)], [(46, 54), (4,57)], [(46, 54), (52,58)], [(46, 54), (53,59)], [(46, 54), (58,59)], [(51, 56), (53,59)], [(52, 58), (4,57)], [(52, 58), (53,59)], [(54, 55), (4,57)], [(54, 55), (46,54)], [(54, 55), (52,58)], [(54, 55), (53,59)], [(54, 55), (55,56)], [(54, 55), (58,59)], [(54, 57), (0,56)], [(54, 57), (4,57)], [(54, 57), (46,54)], [(54, 57), (51,56)], [(54, 57), (52,58)], [(54, 57), (53,59)], [(54, 57), (54,55)], [(54, 57), (55,56)], [(54, 57), (57,58)], [(54, 57), (58,59)], [(55, 56), (4,57)], [(55, 56), (46,54)], [(55, 56), (52,58)], [(55, 56), (53,59)], [(55, 56), (58,59)], [(55, 59), (4,57)], [(55, 59), (46,54)], [(55, 59), (52,58)], [(55, 59), (53,59)], [(55, 59), (54,55)], [(55, 59), (54,57)], [(55, 59), (55,56)], [(55, 59), (57,58)], [(55, 59), (58,59)], [(57, 58), (4,57)], [(57, 58), (46,54)], [(57, 58), (52,58)], [(57, 58), (53,59)], [(57, 58), (54,55)], [(57, 58), (55,56)], [(57, 58), (58,59)], [(58, 59), (4,57)], [(58, 59), (52,58)], [(58, 59), (53,59)], [(8, 11), (11,12)], [(8, 9), (9,10)], [(8, 9), (9,52)], [(9, 10), (9,52)]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4" office:value-type="string" calcext:value-type="string">
            <text:p>WH1A.58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, 3, 5, 9, 11, 13, 15, 18, 20, 31, 33, 35, 37, 40, 42, 54, 55, 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54,55), (54,57), (55,57)</text:p>
          </table:table-cell>
          <table:table-cell table:style-name="ce19" office:value-type="float" office:value="79" calcext:value-type="float">
            <text:p>79</text:p>
          </table:table-cell>
          <table:table-cell office:value-type="string" calcext:value-type="string">
            <text:p>[(0, 1), (0,56)], [(0, 1), (0,6)], [(0, 56), (0,6)], [(0, 56), (4,57)], [(10, 15), (15,16)], [(11, 17), (11,12)], [(11, 17), (8,11)], [(12, 13), (13,14)], [(12, 13), (13,21)], [(13, 21), (13,14)], [(13, 21), (4,57)], [(14, 15), (10,15)], [(14, 15), (15,16)], [(16, 18), (17,18)], [(16, 18), (18,19)], [(18, 19), (17,18)], [(18, 19), (4,57)], [(19, 20), (20,21)], [(19, 20), (20,52)], [(2, 3), (3,4)], [(20, 52), (20,21)], [(3, 6), (2,3)], [(3, 6), (3,4)], [(31, 32), (30,31)], [(31, 53), (30,31)], [(31, 53), (31,32)], [(33, 34), (30,33)], [(33, 34), (33,39)], [(33, 39), (30,33)], [(34, 35), (35,36)], [(35, 43), (34,35)], [(35, 43), (35,36)], [(36, 37), (32,37)], [(37, 38), (32,37)], [(37, 38), (36,37)], [(39, 40), (38,40)], [(39, 40), (40,41)], [(4, 5), (1,5)], [(4, 5), (5,7)], [(40, 41), (38,40)], [(42, 43), (41,42)], [(42, 53), (41,42)], [(42, 53), (42,43)], [(46, 54), (4,57)], [(46, 54), (53,55)], [(5, 7), (1,5)], [(51, 56), (4,57)], [(52, 57), (0,56)], [(52, 57), (13,21)], [(52, 57), (18,19)], [(52, 57), (4,57)], [(52, 57), (46,54)], [(52, 57), (51,56)], [(52, 57), (53,55)], [(52, 57), (54,55)], [(52, 57), (55,56)], [(53, 55), (4,57)], [(54, 55), (4,57)], [(54, 55), (46,54)], [(54, 55), (53,55)], [(54, 55), (55,56)], [(54, 57), (0,56)], [(54, 57), (13,21)], [(54, 57), (18,19)], [(54, 57), (4,57)], [(54, 57), (46,54)], [(54, 57), (51,56)], [(54, 57), (52,57)], [(54, 57), (53,55)], [(54, 57), (54,55)], [(54, 57), (55,56)], [(55, 56), (4,57)], [(55, 56), (46,54)], [(55, 56), (53,55)], [(7, 8), (2,10)], [(8, 11), (11,12)], [(8, 9), (9,10)], [(8, 9), (9,52)], [(9, 10), (9,52)]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4" office:value-type="string" calcext:value-type="string">
            <text:p>WH1B.58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, 4, 6, 9, 11, 13, 15, 18, 20, 31, 33, 35, 37, 40, 42, 54, 55, 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54,55), (54,57), (55,57)</text:p>
          </table:table-cell>
          <table:table-cell table:style-name="ce19" office:value-type="float" office:value="79" calcext:value-type="float">
            <text:p>79</text:p>
          </table:table-cell>
          <table:table-cell office:value-type="string" calcext:value-type="string">
            <text:p>[(0, 1), (1,2)], [(0, 1), (1,5)], [(0, 57), (13,21)], [(0, 57), (18,19)], [(0, 57), (4,56)], [(0, 57), (46,54)], [(0, 57), (51,56)], [(0, 57), (52,57)], [(0, 57), (53,55)], [(0, 57), (54,55)], [(0, 57), (54,57)], [(0, 57), (55,56)], [(0, 6), (6,7)], [(1, 2), (1,5)], [(10, 15), (15,16)], [(11, 17), (11,12)], [(11, 17), (8,11)], [(12, 13), (13,14)], [(12, 13), (13,21)], [(13, 21), (13,14)], [(14, 15), (10,15)], [(14, 15), (15,16)], [(16, 18), (17,18)], [(16, 18), (18,19)], [(18, 19), (17,18)], [(19, 20), (20,21)], [(19, 20), (20,52)], [(20, 52), (20,21)], [(3, 6), (0,6)], [(3, 6), (6,7)], [(31, 32), (30,31)], [(31, 53), (30,31)], [(31, 53), (31,32)], [(33, 34), (30,33)], [(33, 34), (33,39)], [(33, 39), (30,33)], [(34, 35), (35,36)], [(35, 43), (34,35)], [(35, 43), (35,36)], [(36, 37), (32,37)], [(37, 38), (32,37)], [(37, 38), (36,37)], [(39, 40), (38,40)], [(39, 40), (40,41)], [(4, 5), (3,4)], [(4, 5), (4,56)], [(4, 56), (3,4)], [(40, 41), (38,40)], [(42, 43), (41,42)], [(42, 53), (41,42)], [(42, 53), (42,43)], [(46, 54), (53,55)], [(52, 57), (13,21)], [(52, 57), (18,19)], [(52, 57), (4,56)], [(52, 57), (46,54)], [(52, 57), (51,56)], [(52, 57), (53,55)], [(52, 57), (54,55)], [(52, 57), (55,56)], [(54, 55), (46,54)], [(54, 55), (53,55)], [(54, 55), (55,56)], [(54, 57), (13,21)], [(54, 57), (18,19)], [(54, 57), (4,56)], [(54, 57), (46,54)], [(54, 57), (51,56)], [(54, 57), (52,57)], [(54, 57), (53,55)], [(54, 57), (54,55)], [(54, 57), (55,56)], [(55, 56), (46,54)], [(55, 56), (53,55)], [(7, 8), (2,10)], [(8, 11), (11,12)], [(8, 9), (9,10)], [(8, 9), (9,52)], [(9, 10), (9,52)]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4" office:value-type="string" calcext:value-type="string">
            <text:p>WH1C.58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, 3, 5, 9, 11, 13, 15, 18, 20, 31, 33, 35, 37, 40, 42, 54, 55, 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54,55), (54,57), (55,57)</text:p>
          </table:table-cell>
          <table:table-cell table:style-name="ce19" office:value-type="float" office:value="79" calcext:value-type="float">
            <text:p>79</text:p>
          </table:table-cell>
          <table:table-cell office:value-type="string" calcext:value-type="string">
            <text:p>[(0, 1), (0,56)], [(0, 1), (0,6)], [(0, 56), (0,6)], [(0, 56), (4,57)], [(10, 15), (15,16)], [(11, 17), (11,12)], [(11, 17), (8,11)], [(12, 13), (13,14)], [(12, 13), (13,21)], [(13, 21), (13,14)], [(13, 21), (4,57)], [(14, 15), (10,15)], [(14, 15), (15,16)], [(16, 18), (17,18)], [(16, 18), (18,19)], [(18, 19), (17,18)], [(18, 19), (4,57)], [(19, 20), (20,21)], [(19, 20), (20,52)], [(2, 3), (3,4)], [(2, 8), (7,10)], [(20, 52), (20,21)], [(3, 6), (2,3)], [(3, 6), (3,4)], [(31, 32), (30,31)], [(31, 53), (30,31)], [(31, 53), (31,32)], [(33, 34), (30,33)], [(33, 34), (33,39)], [(33, 39), (30,33)], [(34, 35), (35,36)], [(35, 43), (34,35)], [(35, 43), (35,36)], [(36, 37), (32,37)], [(37, 38), (32,37)], [(37, 38), (36,37)], [(39, 40), (38,40)], [(39, 40), (40,41)], [(4, 5), (1,5)], [(4, 5), (5,7)], [(40, 41), (38,40)], [(42, 43), (41,42)], [(42, 53), (41,42)], [(42, 53), (42,43)], [(46, 54), (4,57)], [(46, 54), (53,55)], [(5, 7), (1,5)], [(51, 56), (4,57)], [(52, 57), (0,56)], [(52, 57), (13,21)], [(52, 57), (18,19)], [(52, 57), (4,57)], [(52, 57), (46,54)], [(52, 57), (51,56)], [(52, 57), (53,55)], [(52, 57), (54,55)], [(52, 57), (55,56)], [(53, 55), (4,57)], [(54, 55), (4,57)], [(54, 55), (46,54)], [(54, 55), (53,55)], [(54, 55), (55,56)], [(54, 57), (0,56)], [(54, 57), (13,21)], [(54, 57), (18,19)], [(54, 57), (4,57)], [(54, 57), (46,54)], [(54, 57), (51,56)], [(54, 57), (52,57)], [(54, 57), (53,55)], [(54, 57), (54,55)], [(54, 57), (55,56)], [(55, 56), (4,57)], [(55, 56), (46,54)], [(55, 56), (53,55)], [(8, 11), (11,12)], [(8, 9), (9,10)], [(8, 9), (9,52)], [(9, 10), (9,52)]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4" office:value-type="string" calcext:value-type="string">
            <text:p>WH1D.58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, 3, 5, 9, 11, 13, 15, 18, 20, 31, 33, 35, 37, 40, 42, 54, 55, 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54,55), (54,57), (55,57)</text:p>
          </table:table-cell>
          <table:table-cell table:style-name="ce19" office:value-type="float" office:value="79" calcext:value-type="float">
            <text:p>79</text:p>
          </table:table-cell>
          <table:table-cell office:value-type="string" calcext:value-type="string">
            <text:p>[(0, 1), (0,56)], [(0, 1), (0,6)], [(0, 56), (0,6)], [(0, 56), (4,57)], [(10, 15), (15,16)], [(11, 17), (11,12)], [(11, 17), (8,11)], [(12, 13), (13,14)], [(12, 13), (13,21)], [(13, 21), (13,14)], [(13, 21), (4,57)], [(14, 15), (10,15)], [(14, 15), (15,16)], [(16, 18), (17,18)], [(16, 18), (18,19)], [(18, 19), (17,18)], [(18, 19), (4,57)], [(19, 20), (20,21)], [(19, 20), (20,52)], [(2, 3), (3,4)], [(20, 52), (20,21)], [(3, 6), (2,3)], [(3, 6), (3,4)], [(31, 32), (30,31)], [(31, 53), (30,31)], [(31, 53), (31,32)], [(33, 34), (30,33)], [(33, 34), (33,39)], [(33, 39), (30,33)], [(34, 35), (35,36)], [(35, 41), (34,35)], [(35, 41), (35,36)], [(36, 37), (32,37)], [(37, 38), (32,37)], [(37, 38), (36,37)], [(38, 40), (40,43)], [(39, 40), (38,40)], [(39, 40), (40,43)], [(4, 5), (1,5)], [(4, 5), (5,7)], [(42, 43), (41,42)], [(42, 53), (41,42)], [(42, 53), (42,43)], [(46, 54), (4,57)], [(46, 54), (53,55)], [(5, 7), (1,5)], [(51, 56), (4,57)], [(52, 57), (0,56)], [(52, 57), (13,21)], [(52, 57), (18,19)], [(52, 57), (4,57)], [(52, 57), (46,54)], [(52, 57), (51,56)], [(52, 57), (53,55)], [(52, 57), (54,55)], [(52, 57), (55,56)], [(53, 55), (4,57)], [(54, 55), (4,57)], [(54, 55), (46,54)], [(54, 55), (53,55)], [(54, 55), (55,56)], [(54, 57), (0,56)], [(54, 57), (13,21)], [(54, 57), (18,19)], [(54, 57), (4,57)], [(54, 57), (46,54)], [(54, 57), (51,56)], [(54, 57), (52,57)], [(54, 57), (53,55)], [(54, 57), (54,55)], [(54, 57), (55,56)], [(55, 56), (4,57)], [(55, 56), (46,54)], [(55, 56), (53,55)], [(7, 8), (2,10)], [(8, 11), (11,12)], [(8, 9), (9,10)], [(8, 9), (9,52)], [(9, 10), (9,52)]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4" office:value-type="string" calcext:value-type="string">
            <text:p>WH2A.6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, 11, 13, 15, 18, 20, 31, 33, 35, 37, 40, 42, 54, 55, 56, 57, 58, 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54,55), (54,56), (55,56), (57,58), (57,59), (58,59)</text:p>
          </table:table-cell>
          <table:table-cell table:style-name="ce19" office:value-type="float" office:value="87" calcext:value-type="float">
            <text:p>87</text:p>
          </table:table-cell>
          <table:table-cell office:value-type="string" calcext:value-type="string">
            <text:p>[(0, 59), (4,57)], [(0, 59), (52,58)], [(0, 59), (58,59)], [(10, 15), (15,16)], [(11, 17), (11,12)], [(11, 17), (8,11)], [(12, 13), (13,14)], [(12, 13), (13,21)], [(13, 21), (13,14)], [(14, 15), (10,15)], [(14, 15), (15,16)], [(16, 18), (17,18)], [(16, 18), (18,19)], [(18, 19), (17,18)], [(19, 20), (20,21)], [(19, 20), (20,52)], [(20, 52), (20,21)], [(31, 32), (30,31)], [(31, 53), (30,31)], [(31, 53), (31,32)], [(33, 34), (30,33)], [(33, 34), (33,39)], [(33, 39), (30,33)], [(34, 35), (35,36)], [(35, 43), (34,35)], [(35, 43), (35,36)], [(36, 37), (32,37)], [(37, 38), (32,37)], [(37, 38), (36,37)], [(39, 40), (38,40)], [(39, 40), (40,41)], [(40, 41), (38,40)], [(41, 44), (43,48)], [(42, 43), (41,42)], [(42, 53), (41,42)], [(42, 53), (42,43)], [(46, 54), (51,56)], [(46, 54), (53,55)], [(51, 56), (53,55)], [(52, 58), (4,57)], [(54, 55), (46,54)], [(54, 55), (51,56)], [(54, 55), (53,55)], [(54, 55), (55,56)], [(54, 57), (0,59)], [(54, 57), (13,21)], [(54, 57), (18,19)], [(54, 57), (30,33)], [(54, 57), (32,37)], [(54, 57), (4,57)], [(54, 57), (46,54)], [(54, 57), (51,56)], [(54, 57), (52,58)], [(54, 57), (53,55)], [(54, 57), (54,55)], [(54, 57), (55,56)], [(54, 57), (56,59)], [(54, 57), (57,58)], [(54, 57), (58,59)], [(55, 56), (46,54)], [(55, 56), (51,56)], [(55, 56), (53,55)], [(56, 59), (0,59)], [(56, 59), (13,21)], [(56, 59), (18,19)], [(56, 59), (30,33)], [(56, 59), (32,37)], [(56, 59), (4,57)], [(56, 59), (46,54)], [(56, 59), (51,56)], [(56, 59), (52,58)], [(56, 59), (53,55)], [(56, 59), (54,55)], [(56, 59), (55,56)], [(56, 59), (58,59)], [(57, 58), (0,59)], [(57, 58), (4,57)], [(57, 58), (52,58)], [(57, 58), (56,59)], [(57, 58), (58,59)], [(58, 59), (4,57)], [(58, 59), (52,58)], [(7, 8), (2,10)], [(8, 11), (11,12)], [(8, 9), (9,10)], [(8, 9), (9,52)], [(9, 10), (9,52)]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WH2A.62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4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3">
          <table:table-cell table:style-name="ce4" office:value-type="string" calcext:value-type="string">
            <text:p>WU1A.64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, 3, 7, 10, 21, 23, 26, 28, 30, 32, 35, 37, 39, 41, 43, 46, 48, 50, 52, 55, 57, 60, 62, 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41,63)</text:p>
          </table:table-cell>
          <table:table-cell table:style-name="ce19" office:value-type="float" office:value="95" calcext:value-type="float">
            <text:p>95</text:p>
          </table:table-cell>
          <table:table-cell office:value-type="string" calcext:value-type="string">
            <text:p>[(0, 1), (1,2)], [(0, 1), (1,5)], [(0, 1), (6,61)], [(0, 1), (62,63)], [(0, 32), (32,33)], [(0, 32), (32,36)], [(0, 32), (6,61)], [(0, 32), (62,63)], [(1, 2), (1,5)], [(10, 11), (10,31)], [(10, 11), (9,10)], [(2, 3), (3,4)], [(20, 21), (21,22)], [(20, 28), (28,29)], [(21, 31), (20,21)], [(21, 31), (21,22)], [(22, 23), (23,24)], [(22, 23), (23,27)], [(23, 24), (23,27)], [(24, 30), (30,62)], [(25, 26), (0,26)], [(25, 28), (20,28)], [(25, 28), (28,29)], [(26, 27), (0,26)], [(26, 27), (25,26)], [(29, 30), (24,30)], [(29, 30), (30,62)], [(3, 6), (2,3)], [(3, 6), (3,4)], [(3, 6), (62,63)], [(30, 62), (6,61)], [(31, 37), (37,38)], [(31, 37), (6,61)], [(31, 37), (62,63)], [(32, 36), (32,33)], [(34, 35), (35,36)], [(34, 37), (31,37)], [(34, 37), (37,38)], [(35, 42), (34,35)], [(35, 42), (35,36)], [(38, 39), (33,39)], [(39, 40), (33,39)], [(39, 40), (38,39)], [(39, 40), (62,63)], [(40, 41), (41,42)], [(40, 41), (41,63)], [(40, 41), (62,63)], [(41, 42), (41,63)], [(42, 43), (43,44)], [(42, 43), (43,47)], [(42, 43), (62,63)], [(43, 47), (43,44)], [(45, 46), (46,47)], [(45, 46), (46,53)], [(45, 48), (40,48)], [(46, 47), (46,53)], [(48, 49), (40,48)], [(48, 49), (45,48)], [(49, 50), (44,50)], [(5, 7), (6,7)], [(50, 51), (44,50)], [(50, 51), (49,50)], [(52, 53), (51,52)], [(52, 63), (40,41)], [(52, 63), (41,42)], [(52, 63), (41,63)], [(52, 63), (51,52)], [(52, 63), (52,53)], [(52, 63), (62,63)], [(53, 54), (51,59)], [(54, 55), (55,56)], [(54, 55), (55,61)], [(55, 56), (55,61)], [(57, 58), (56,57)], [(57, 62), (30,62)], [(57, 62), (56,57)], [(57, 62), (57,58)], [(57, 62), (6,61)], [(58, 60), (59,60)], [(58, 60), (60,61)], [(59, 60), (60,61)], [(6, 61), (0,26)], [(62, 63), (0,26)], [(62, 63), (30,62)], [(62, 63), (35,42)], [(62, 63), (40,48)], [(62, 63), (41,42)], [(62, 63), (41,63)], [(62, 63), (57,62)], [(62, 63), (6,61)], [(62, 63), (6,7)], [(7, 8), (5,7)], [(7, 8), (6,7)], [(8, 9), (4,11)], [(9, 10), (10,31)]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4" office:value-type="string" calcext:value-type="string">
            <text:p>WU1B.64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, 4, 6, 8, 10, 21, 24, 26, 29, 32, 35, 37, 39, 41, 43, 46, 48, 50, 52, 56, 58, 61, 62, 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41,63)</text:p>
          </table:table-cell>
          <table:table-cell table:style-name="ce19" office:value-type="float" office:value="95" calcext:value-type="float">
            <text:p>95</text:p>
          </table:table-cell>
          <table:table-cell office:value-type="string" calcext:value-type="string">
            <text:p>[(0, 1), (1,2)], [(0, 1), (1,5)], [(0, 1), (30,57)], [(0, 1), (62,63)], [(0, 32), (30,57)], [(0, 32), (32,33)], [(0, 32), (32,36)], [(0, 32), (62,63)], [(1, 2), (1,5)], [(10, 11), (10,31)], [(10, 11), (9,10)], [(2, 8), (7,8)], [(2, 8), (8,9)], [(20, 21), (21,22)], [(21, 31), (20,21)], [(21, 31), (21,22)], [(22, 23), (20,28)], [(23, 24), (24,25)], [(24, 30), (23,24)], [(24, 30), (24,25)], [(24, 30), (62,63)], [(25, 26), (0,26)], [(26, 27), (0,26)], [(26, 27), (25,26)], [(27, 29), (28,29)], [(27, 29), (29,30)], [(29, 30), (28,29)], [(29, 30), (62,63)], [(3, 4), (4,11)], [(3, 6), (6,62)], [(3, 6), (6,7)], [(30, 57), (0,26)], [(30, 57), (6,62)], [(30, 57), (61,62)], [(31, 37), (30,57)], [(31, 37), (37,38)], [(31, 37), (62,63)], [(32, 36), (32,33)], [(34, 35), (35,36)], [(34, 37), (31,37)], [(34, 37), (37,38)], [(35, 42), (34,35)], [(35, 42), (35,36)], [(38, 39), (33,39)], [(39, 40), (33,39)], [(39, 40), (38,39)], [(39, 40), (62,63)], [(4, 5), (3,4)], [(4, 5), (4,11)], [(40, 41), (41,42)], [(40, 41), (41,63)], [(40, 41), (62,63)], [(41, 42), (41,63)], [(42, 43), (43,44)], [(42, 43), (43,47)], [(42, 43), (62,63)], [(43, 47), (43,44)], [(45, 46), (46,47)], [(45, 46), (46,53)], [(45, 48), (40,48)], [(46, 47), (46,53)], [(48, 49), (40,48)], [(48, 49), (45,48)], [(49, 50), (44,50)], [(50, 51), (44,50)], [(50, 51), (49,50)], [(52, 53), (51,52)], [(52, 63), (40,41)], [(52, 63), (41,42)], [(52, 63), (41,63)], [(52, 63), (51,52)], [(52, 63), (52,53)], [(52, 63), (62,63)], [(53, 54), (51,59)], [(55, 56), (56,57)], [(56, 59), (55,56)], [(56, 59), (56,57)], [(57, 58), (54,58)], [(58, 60), (54,58)], [(58, 60), (57,58)], [(6, 62), (6,7)], [(6, 62), (61,62)], [(60, 61), (55,61)], [(61, 62), (55,61)], [(61, 62), (60,61)], [(62, 63), (0,26)], [(62, 63), (30,57)], [(62, 63), (35,42)], [(62, 63), (40,48)], [(62, 63), (41,42)], [(62, 63), (41,63)], [(62, 63), (6,62)], [(62, 63), (61,62)], [(7, 8), (8,9)], [(9, 10), (10,31)]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4" office:value-type="string" calcext:value-type="string">
            <text:p>2W1QA.74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, 3, 5, 7, 9, 11, 14, 16, 18, 20, 23, 25, 28, 31, 34, 36, 38, 40, 42, 45, 47, 49, 51, 54, 56, 59, 63, 65, 67, 69, 70, 71, 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63,67), (63,71), (65,69), (65,70), (67,71), (69,70)</text:p>
          </table:table-cell>
          <table:table-cell table:style-name="ce19" office:value-type="float" office:value="160" calcext:value-type="float">
            <text:p>160</text:p>
          </table:table-cell>
          <table:table-cell office:value-type="string" calcext:value-type="string">
            <text:p>[(0, 1), (0,4)], [(0, 1), (0,66)], [(0, 4), (0,66)], [(0, 66), (70,71)], [(1, 7), (6,7)], [(1, 7), (7,8)], [(10, 11), (11,12)], [(10, 11), (11,15)], [(10, 11), (29,60)], [(11, 15), (11,12)], [(12, 18), (17,18)], [(12, 18), (18,19)], [(14, 15), (13,14)], [(14, 21), (13,14)], [(14, 21), (14,15)], [(16, 17), (13,16)], [(16, 17), (8,16)], [(18, 19), (17,18)], [(19, 20), (20,21)], [(19, 20), (20,30)], [(19, 27), (21,22)], [(2, 3), (3,4)], [(20, 30), (20,21)], [(22, 23), (23,24)], [(23, 29), (22,23)], [(23, 29), (23,24)], [(25, 26), (24,25)], [(25, 73), (24,25)], [(25, 73), (25,26)], [(25, 73), (29,60)], [(25, 73), (70,71)], [(26, 28), (27,28)], [(26, 28), (28,29)], [(27, 28), (28,29)], [(29, 60), (0,66)], [(29, 60), (41,42)], [(29, 60), (61,72)], [(29, 60), (63,64)], [(29, 60), (65,66)], [(29, 60), (65,70)], [(29, 60), (67,68)], [(29, 60), (68,69)], [(29, 60), (70,71)], [(29, 60), (72,73)], [(3, 10), (2,3)], [(3, 10), (3,4)], [(30, 72), (29,60)], [(30, 72), (61,72)], [(30, 72), (70,71)], [(30, 72), (72,73)], [(31, 32), (31,35)], [(31, 32), (31,68)], [(31, 68), (29,60)], [(31, 68), (31,35)], [(31, 68), (70,71)], [(33, 34), (34,35)], [(33, 36), (36,37)], [(33, 36), (36,64)], [(34, 41), (33,34)], [(34, 41), (34,35)], [(36, 64), (29,60)], [(36, 64), (36,37)], [(36, 64), (70,71)], [(37, 38), (32,38)], [(37, 38), (38,39)], [(38, 39), (32,38)], [(39, 40), (40,41)], [(39, 40), (40,61)], [(39, 47), (29,60)], [(39, 47), (44,47)], [(40, 41), (40,61)], [(41, 42), (42,46)], [(42, 43), (41,42)], [(42, 43), (42,46)], [(43, 49), (48,49)], [(43, 49), (49,50)], [(44, 45), (45,46)], [(44, 45), (45,52)], [(45, 46), (45,52)], [(47, 48), (39,47)], [(47, 48), (44,47)], [(48, 49), (49,50)], [(5, 6), (2,5)], [(5, 6), (5,62)], [(5, 62), (2,5)], [(5, 62), (29,60)], [(5, 62), (70,71)], [(50, 51), (51,52)], [(50, 51), (51,61)], [(50, 58), (52,53)], [(51, 61), (51,52)], [(53, 54), (54,55)], [(53, 54), (54,60)], [(54, 55), (54,60)], [(55, 56), (56,57)], [(55, 56), (56,73)], [(56, 57), (56,73)], [(56, 73), (29,60)], [(56, 73), (70,71)], [(57, 59), (58,59)], [(59, 60), (57,59)], [(59, 60), (58,59)], [(62, 63), (29,60)], [(62, 63), (63,64)], [(62, 63), (63,71)], [(62, 63), (66,67)], [(62, 63), (67,68)], [(62, 63), (70,71)], [(62, 69), (29,60)], [(62, 69), (65,66)], [(62, 69), (65,70)], [(62, 69), (68,69)], [(62, 69), (70,71)], [(63, 64), (67,68)], [(63, 71), (29,60)], [(63, 71), (63,64)], [(63, 71), (67,68)], [(63, 71), (70,71)], [(64, 65), (29,60)], [(64, 65), (62,69)], [(64, 65), (65,66)], [(64, 65), (65,70)], [(64, 65), (68,69)], [(64, 65), (70,71)], [(65, 66), (68,69)], [(65, 70), (65,66)], [(65, 70), (68,69)], [(66, 67), (29,60)], [(66, 67), (63,64)], [(66, 67), (63,71)], [(66, 67), (67,68)], [(66, 67), (70,71)], [(67, 71), (29,60)], [(67, 71), (62,63)], [(67, 71), (63,64)], [(67, 71), (63,71)], [(67, 71), (66,67)], [(67, 71), (67,68)], [(67, 71), (70,71)], [(69, 70), (29,60)], [(69, 70), (62,69)], [(69, 70), (64,65)], [(69, 70), (65,66)], [(69, 70), (65,70)], [(69, 70), (68,69)], [(69, 70), (70,71)], [(7, 8), (6,7)], [(70, 71), (61,72)], [(70, 71), (63,64)], [(70, 71), (65,66)], [(70, 71), (65,70)], [(70, 71), (67,68)], [(70, 71), (68,69)], [(70, 71), (72,73)], [(72, 73), (61,72)], [(8, 16), (13,16)], [(8, 16), (29,60)], [(8, 9), (9,10)], [(9, 30), (8,9)], [(9, 30), (9,10)]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4" office:value-type="string" calcext:value-type="string">
            <text:p>2W2JA.66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, 3, 5, 7, 9, 11, 14, 16, 18, 20, 22, 25, 27, 29, 31, 34, 36, 38, 40, 42, 45, 47, 49, 51, 53, 56, 58, 60, 62, 63, 64, 6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office:value-type="float" office:value="115" calcext:value-type="float">
            <text:p>115</text:p>
          </table:table-cell>
          <table:table-cell office:value-type="string" calcext:value-type="string">
            <text:p>[(0, 1), (0,4)], [(0, 1), (0,62)], [(0, 4), (0,62)], [(1, 7), (6,7)], [(1, 7), (7,8)], [(10, 11), (11,12)], [(10, 11), (11,15)], [(11, 15), (11,12)], [(12, 18), (17,18)], [(12, 18), (18,19)], [(14, 15), (13,14)], [(14, 21), (13,14)], [(14, 21), (14,15)], [(16, 17), (13,16)], [(16, 17), (8,16)], [(18, 19), (17,18)], [(19, 20), (20,21)], [(19, 20), (20,30)], [(19, 27), (24,27)], [(2, 3), (3,4)], [(20, 30), (20,21)], [(22, 23), (21,22)], [(22, 26), (21,22)], [(22, 26), (22,23)], [(23, 29), (28,29)], [(24, 25), (25,65)], [(25, 26), (24,25)], [(25, 26), (25,65)], [(27, 28), (19,27)], [(27, 28), (24,27)], [(29, 64), (23,29)], [(29, 64), (28,29)], [(29, 64), (30,61)], [(29, 64), (60,64)], [(29, 64), (62,63)], [(29, 64), (64,65)], [(3, 10), (2,3)], [(3, 10), (3,4)], [(30, 61), (0,62)], [(30, 61), (25,65)], [(30, 61), (31,62)], [(30, 61), (36,63)], [(30, 61), (60,64)], [(31, 32), (31,35)], [(31, 32), (31,62)], [(31, 35), (31,62)], [(31, 62), (0,62)], [(33, 34), (34,35)], [(33, 36), (36,37)], [(33, 36), (36,63)], [(34, 41), (33,34)], [(34, 41), (34,35)], [(36, 37), (36,63)], [(37, 38), (32,38)], [(37, 38), (38,39)], [(38, 39), (32,38)], [(39, 40), (40,41)], [(39, 40), (40,61)], [(39, 47), (44,47)], [(40, 41), (40,61)], [(41, 42), (42,46)], [(42, 43), (41,42)], [(42, 43), (42,46)], [(43, 49), (48,49)], [(43, 49), (49,50)], [(44, 45), (45,46)], [(44, 45), (45,52)], [(45, 46), (45,52)], [(47, 48), (39,47)], [(47, 48), (44,47)], [(48, 49), (49,50)], [(5, 6), (2,5)], [(5, 63), (2,5)], [(5, 63), (30,61)], [(5, 63), (36,63)], [(5, 63), (5,6)], [(5, 63), (62,63)], [(5, 63), (64,65)], [(50, 51), (51,52)], [(50, 51), (51,61)], [(50, 58), (55,58)], [(50, 58), (58,59)], [(51, 61), (51,52)], [(53, 54), (52,53)], [(53, 54), (53,57)], [(53, 57), (52,53)], [(54, 60), (60,64)], [(55, 56), (56,57)], [(56, 65), (25,65)], [(56, 65), (30,61)], [(56, 65), (55,56)], [(56, 65), (56,57)], [(56, 65), (62,63)], [(56, 65), (64,65)], [(58, 59), (55,58)], [(59, 60), (54,60)], [(59, 60), (60,64)], [(62, 63), (0,62)], [(62, 63), (25,65)], [(62, 63), (30,61)], [(62, 63), (31,62)], [(62, 63), (36,63)], [(62, 63), (60,64)], [(62, 63), (64,65)], [(64, 65), (0,62)], [(64, 65), (25,65)], [(64, 65), (30,61)], [(64, 65), (31,62)], [(64, 65), (36,63)], [(64, 65), (60,64)], [(7, 8), (6,7)], [(8, 16), (13,16)], [(8, 9), (9,10)], [(9, 30), (8,9)], [(9, 30), (9,10)]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4" office:value-type="string" calcext:value-type="string">
            <text:p>2W2JA.68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, 11, 14, 16, 18, 20, 40, 42, 45, 47, 49, 51, 62, 63, 64, 65, 66, 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62,66), (62,67), (63,66), (63,67), (64,66), (64,67), (65,66), (65,67), (66,67)</text:p>
          </table:table-cell>
          <table:table-cell table:style-name="ce19" office:value-type="float" office:value="103" calcext:value-type="float">
            <text:p>103</text:p>
          </table:table-cell>
          <table:table-cell office:value-type="string" calcext:value-type="string">
            <text:p>[(0, 62), (65,67)], [(10, 11), (11,12)], [(10, 11), (11,15)], [(11, 15), (11,12)], [(12, 18), (17,18)], [(12, 18), (18,19)], [(14, 15), (13,14)], [(14, 21), (13,14)], [(14, 21), (14,15)], [(16, 17), (13,16)], [(16, 17), (8,16)], [(18, 19), (17,18)], [(19, 20), (20,21)], [(19, 20), (20,30)], [(20, 30), (20,21)], [(29, 64), (30,61)], [(29, 64), (60,64)], [(29, 64), (62,66)], [(29, 64), (63,66)], [(29, 64), (64,67)], [(29, 64), (65,67)], [(29, 64), (66,67)], [(30, 61), (0,62)], [(30, 61), (25,65)], [(30, 61), (31,62)], [(30, 61), (36,63)], [(30, 61), (60,64)], [(30, 61), (62,66)], [(30, 61), (63,66)], [(30, 61), (64,67)], [(30, 61), (65,67)], [(31, 62), (0,62)], [(31, 62), (65,67)], [(36, 63), (63,66)], [(36, 63), (64,67)], [(36, 63), (65,67)], [(39, 40), (40,41)], [(39, 40), (40,61)], [(39, 47), (44,47)], [(40, 41), (40,61)], [(41, 42), (42,46)], [(42, 43), (41,42)], [(42, 43), (42,46)], [(43, 49), (48,49)], [(43, 49), (49,50)], [(44, 45), (45,46)], [(44, 45), (45,52)], [(45, 46), (45,52)], [(47, 48), (39,47)], [(47, 48), (44,47)], [(48, 49), (49,50)], [(5, 63), (30,61)], [(5, 63), (36,63)], [(5, 63), (62,66)], [(5, 63), (63,66)], [(5, 63), (64,67)], [(5, 63), (65,67)], [(5, 63), (66,67)], [(50, 51), (51,52)], [(50, 51), (51,61)], [(51, 61), (51,52)], [(56, 65), (25,65)], [(56, 65), (30,61)], [(56, 65), (62,66)], [(56, 65), (63,66)], [(56, 65), (64,67)], [(56, 65), (65,67)], [(56, 65), (66,67)], [(60, 64), (63,66)], [(60, 64), (64,67)], [(60, 64), (65,67)], [(62, 66), (0,62)], [(62, 66), (25,65)], [(62, 66), (31,62)], [(62, 66), (36,63)], [(62, 66), (60,64)], [(62, 66), (63,66)], [(62, 66), (64,67)], [(62, 66), (65,67)], [(63, 66), (0,62)], [(63, 66), (25,65)], [(63, 66), (31,62)], [(63, 66), (64,67)], [(63, 66), (65,67)], [(64, 67), (0,62)], [(64, 67), (25,65)], [(64, 67), (31,62)], [(64, 67), (65,67)], [(65, 67), (25,65)], [(66, 67), (0,62)], [(66, 67), (25,65)], [(66, 67), (30,61)], [(66, 67), (31,62)], [(66, 67), (36,63)], [(66, 67), (60,64)], [(66, 67), (62,66)], [(66, 67), (63,66)], [(66, 67), (64,67)], [(66, 67), (65,67)], [(8, 16), (13,16)], [(8, 9), (9,10)], [(9, 30), (8,9)], [(9, 30), (9,10)]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4" office:value-type="string" calcext:value-type="string">
            <text:p>2W2JB.66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, 3, 5, 7, 9, 11, 14, 16, 18, 20, 22, 25, 27, 29, 31, 34, 36, 38, 40, 42, 45, 47, 49, 51, 53, 56, 58, 60, 62, 63, 64, 6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office:value-type="float" office:value="115" calcext:value-type="float">
            <text:p>115</text:p>
          </table:table-cell>
          <table:table-cell office:value-type="string" calcext:value-type="string">
            <text:p>[(0, 1), (0,4)], [(0, 1), (0,63)], [(0, 4), (0,63)], [(0, 63), (36,63)], [(1, 7), (6,7)], [(1, 7), (7,8)], [(10, 11), (11,12)], [(10, 11), (11,15)], [(11, 15), (11,12)], [(12, 18), (17,18)], [(12, 18), (18,19)], [(14, 15), (13,14)], [(14, 21), (13,14)], [(14, 21), (14,15)], [(16, 17), (13,16)], [(16, 17), (8,16)], [(18, 19), (17,18)], [(19, 20), (20,21)], [(19, 20), (20,30)], [(19, 27), (24,27)], [(2, 3), (3,4)], [(20, 30), (20,21)], [(22, 23), (21,22)], [(22, 26), (21,22)], [(22, 26), (22,23)], [(23, 29), (28,29)], [(24, 25), (25,65)], [(25, 26), (24,25)], [(25, 26), (25,65)], [(27, 28), (19,27)], [(27, 28), (24,27)], [(29, 64), (23,29)], [(29, 64), (28,29)], [(29, 64), (30,61)], [(29, 64), (60,64)], [(29, 64), (62,63)], [(29, 64), (64,65)], [(3, 10), (2,3)], [(3, 10), (3,4)], [(30, 61), (0,63)], [(30, 61), (25,65)], [(30, 61), (31,62)], [(30, 61), (36,63)], [(30, 61), (60,64)], [(31, 32), (31,35)], [(31, 32), (31,62)], [(31, 35), (31,62)], [(33, 34), (34,35)], [(33, 36), (36,37)], [(33, 36), (36,63)], [(34, 41), (33,34)], [(34, 41), (34,35)], [(36, 37), (36,63)], [(37, 38), (32,38)], [(37, 38), (38,39)], [(38, 39), (32,38)], [(39, 40), (40,41)], [(39, 40), (40,61)], [(39, 47), (44,47)], [(40, 41), (40,61)], [(41, 42), (42,46)], [(42, 43), (41,42)], [(42, 43), (42,46)], [(43, 49), (48,49)], [(43, 49), (49,50)], [(44, 45), (45,46)], [(44, 45), (45,52)], [(45, 46), (45,52)], [(47, 48), (39,47)], [(47, 48), (44,47)], [(48, 49), (49,50)], [(5, 6), (2,5)], [(5, 6), (5,62)], [(5, 62), (2,5)], [(5, 62), (30,61)], [(5, 62), (31,62)], [(5, 62), (64,65)], [(50, 51), (51,52)], [(50, 51), (51,61)], [(50, 58), (55,58)], [(50, 58), (58,59)], [(51, 61), (51,52)], [(53, 54), (52,53)], [(53, 54), (53,57)], [(53, 57), (52,53)], [(54, 60), (60,64)], [(55, 56), (56,57)], [(56, 65), (25,65)], [(56, 65), (30,61)], [(56, 65), (55,56)], [(56, 65), (56,57)], [(56, 65), (62,63)], [(56, 65), (64,65)], [(58, 59), (55,58)], [(59, 60), (54,60)], [(59, 60), (60,64)], [(62, 63), (0,63)], [(62, 63), (25,65)], [(62, 63), (30,61)], [(62, 63), (31,62)], [(62, 63), (36,63)], [(62, 63), (5,62)], [(62, 63), (60,64)], [(62, 63), (64,65)], [(64, 65), (0,63)], [(64, 65), (25,65)], [(64, 65), (30,61)], [(64, 65), (31,62)], [(64, 65), (36,63)], [(64, 65), (60,64)], [(7, 8), (6,7)], [(8, 16), (13,16)], [(8, 9), (9,10)], [(9, 30), (8,9)], [(9, 30), (9,10)]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4" office:value-type="string" calcext:value-type="string">
            <text:p>2W2JB.68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, 11, 14, 16, 18, 20, 40, 42, 45, 47, 49, 51, 62, 63, 64, 65, 66, 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62,66), (62,67), (63,66), (63,67), (64,66), (64,67), (65,66), (65,67), (66,67)</text:p>
          </table:table-cell>
          <table:table-cell table:style-name="ce19" office:value-type="float" office:value="103" calcext:value-type="float">
            <text:p>103</text:p>
          </table:table-cell>
          <table:table-cell office:value-type="string" calcext:value-type="string">
            <text:p>[(0, 63), (36,63)], [(0, 63), (62,66)], [(0, 63), (63,66)], [(0, 63), (64,67)], [(0, 63), (65,67)], [(10, 11), (11,12)], [(10, 11), (11,15)], [(11, 15), (11,12)], [(12, 18), (17,18)], [(12, 18), (18,19)], [(14, 15), (13,14)], [(14, 21), (13,14)], [(14, 21), (14,15)], [(16, 17), (13,16)], [(16, 17), (8,16)], [(18, 19), (17,18)], [(19, 20), (20,21)], [(19, 20), (20,30)], [(20, 30), (20,21)], [(29, 64), (30,61)], [(29, 64), (60,64)], [(29, 64), (62,66)], [(29, 64), (63,66)], [(29, 64), (64,67)], [(29, 64), (65,67)], [(29, 64), (66,67)], [(30, 61), (0,63)], [(30, 61), (25,65)], [(30, 61), (31,62)], [(30, 61), (36,63)], [(30, 61), (60,64)], [(30, 61), (62,66)], [(30, 61), (63,66)], [(30, 61), (64,67)], [(30, 61), (65,67)], [(31, 62), (65,67)], [(36, 63), (63,66)], [(36, 63), (64,67)], [(36, 63), (65,67)], [(39, 40), (40,41)], [(39, 40), (40,61)], [(39, 47), (44,47)], [(40, 41), (40,61)], [(41, 42), (42,46)], [(42, 43), (41,42)], [(42, 43), (42,46)], [(43, 49), (48,49)], [(43, 49), (49,50)], [(44, 45), (45,46)], [(44, 45), (45,52)], [(45, 46), (45,52)], [(47, 48), (39,47)], [(47, 48), (44,47)], [(48, 49), (49,50)], [(5, 62), (30,61)], [(5, 62), (31,62)], [(5, 62), (62,66)], [(5, 62), (63,66)], [(5, 62), (64,67)], [(5, 62), (65,67)], [(5, 62), (66,67)], [(50, 51), (51,52)], [(50, 51), (51,61)], [(51, 61), (51,52)], [(56, 65), (25,65)], [(56, 65), (30,61)], [(56, 65), (62,66)], [(56, 65), (63,66)], [(56, 65), (64,67)], [(56, 65), (65,67)], [(56, 65), (66,67)], [(60, 64), (63,66)], [(60, 64), (64,67)], [(60, 64), (65,67)], [(62, 66), (25,65)], [(62, 66), (31,62)], [(62, 66), (36,63)], [(62, 66), (60,64)], [(62, 66), (63,66)], [(62, 66), (64,67)], [(62, 66), (65,67)], [(63, 66), (25,65)], [(63, 66), (31,62)], [(63, 66), (64,67)], [(63, 66), (65,67)], [(64, 67), (25,65)], [(64, 67), (31,62)], [(64, 67), (65,67)], [(65, 67), (25,65)], [(66, 67), (0,63)], [(66, 67), (25,65)], [(66, 67), (30,61)], [(66, 67), (31,62)], [(66, 67), (36,63)], [(66, 67), (60,64)], [(66, 67), (62,66)], [(66, 67), (63,66)], [(66, 67), (64,67)], [(66, 67), (65,67)], [(8, 16), (13,16)], [(8, 9), (9,10)], [(9, 30), (8,9)], [(9, 30), (9,10)]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4" office:value-type="string" calcext:value-type="string">
            <text:p>2W2QA.82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, 3, 5, 7, 9, 11, 14, 16, 18, 20, 22, 25, 27, 29, 31, 34, 36, 38, 40, 42, 45, 47, 49, 51, 53, 56, 58, 60, 63, 65, 67, 69, 70, 71, 73, 75, 77, 79, 80, 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63,67), (63,71), (65,69), (65,70), (67,71), (69,70), (73,77), (73,81), (75,79), (75,80), (77,81), (79,80)</text:p>
          </table:table-cell>
          <table:table-cell table:style-name="ce19" office:value-type="float" office:value="243" calcext:value-type="float">
            <text:p>243</text:p>
          </table:table-cell>
          <table:table-cell office:value-type="string" calcext:value-type="string">
            <text:p>[(0, 1), (0,4)], [(0, 1), (0,66)], [(0, 4), (0,66)], [(0, 66), (70,71)], [(1, 7), (6,7)], [(1, 7), (7,8)], [(10, 11), (11,12)], [(10, 11), (11,15)], [(11, 15), (11,12)], [(12, 18), (17,18)], [(12, 18), (18,19)], [(14, 15), (13,14)], [(14, 21), (13,14)], [(14, 21), (14,15)], [(16, 17), (13,16)], [(16, 17), (8,16)], [(18, 19), (17,18)], [(19, 20), (20,21)], [(19, 20), (20,30)], [(19, 27), (24,27)], [(2, 3), (3,4)], [(20, 30), (20,21)], [(22, 23), (21,22)], [(22, 26), (21,22)], [(22, 26), (22,23)], [(23, 29), (28,29)], [(23, 29), (29,76)], [(25, 26), (24,25)], [(25, 72), (24,25)], [(25, 72), (25,26)], [(27, 28), (19,27)], [(27, 28), (24,27)], [(29, 76), (28,29)], [(29, 76), (30,61)], [(29, 76), (70,71)], [(29, 76), (80,81)], [(3, 10), (2,3)], [(3, 10), (3,4)], [(30, 61), (0,66)], [(30, 61), (25,72)], [(30, 61), (31,68)], [(30, 61), (56,74)], [(30, 61), (62,69)], [(30, 61), (63,64)], [(30, 61), (65,66)], [(30, 61), (65,70)], [(30, 61), (67,68)], [(30, 61), (68,69)], [(30, 61), (70,71)], [(30, 61), (72,73)], [(30, 61), (72,79)], [(30, 61), (73,74)], [(30, 61), (73,81)], [(30, 61), (74,75)], [(30, 61), (78,79)], [(30, 61), (79,80)], [(31, 32), (31,35)], [(31, 32), (31,68)], [(31, 68), (31,35)], [(31, 68), (70,71)], [(33, 34), (34,35)], [(33, 36), (36,37)], [(33, 36), (36,64)], [(34, 41), (33,34)], [(34, 41), (34,35)], [(36, 64), (30,61)], [(36, 64), (36,37)], [(36, 64), (70,71)], [(36, 64), (80,81)], [(37, 38), (32,38)], [(37, 38), (38,39)], [(38, 39), (32,38)], [(39, 40), (40,41)], [(39, 40), (40,61)], [(39, 47), (44,47)], [(40, 41), (40,61)], [(41, 42), (42,46)], [(42, 43), (41,42)], [(42, 43), (42,46)], [(43, 49), (48,49)], [(43, 49), (49,50)], [(44, 45), (45,46)], [(44, 45), (45,52)], [(45, 46), (45,52)], [(47, 48), (39,47)], [(47, 48), (44,47)], [(48, 49), (49,50)], [(5, 6), (2,5)], [(5, 6), (5,62)], [(5, 62), (2,5)], [(5, 62), (30,61)], [(5, 62), (70,71)], [(5, 62), (80,81)], [(50, 51), (51,52)], [(50, 51), (51,61)], [(50, 58), (55,58)], [(50, 58), (58,59)], [(51, 61), (51,52)], [(53, 54), (52,53)], [(53, 54), (53,57)], [(53, 57), (52,53)], [(55, 56), (56,57)], [(55, 56), (56,74)], [(56, 57), (56,74)], [(58, 59), (55,58)], [(59, 60), (54,60)], [(59, 60), (60,78)], [(60, 78), (30,61)], [(60, 78), (54,60)], [(60, 78), (70,71)], [(62, 63), (30,61)], [(62, 63), (63,64)], [(62, 63), (63,71)], [(62, 63), (66,67)], [(62, 63), (67,68)], [(62, 63), (70,71)], [(62, 63), (80,81)], [(62, 69), (65,66)], [(62, 69), (65,70)], [(62, 69), (68,69)], [(62, 69), (70,71)], [(63, 64), (67,68)], [(63, 71), (30,61)], [(63, 71), (63,64)], [(63, 71), (67,68)], [(63, 71), (70,71)], [(63, 71), (80,81)], [(64, 65), (30,61)], [(64, 65), (62,69)], [(64, 65), (65,66)], [(64, 65), (65,70)], [(64, 65), (68,69)], [(64, 65), (70,71)], [(64, 65), (80,81)], [(65, 66), (68,69)], [(65, 70), (65,66)], [(65, 70), (68,69)], [(66, 67), (30,61)], [(66, 67), (63,64)], [(66, 67), (63,71)], [(66, 67), (67,68)], [(66, 67), (70,71)], [(66, 67), (80,81)], [(67, 71), (30,61)], [(67, 71), (62,63)], [(67, 71), (63,64)], [(67, 71), (63,71)], [(67, 71), (66,67)], [(67, 71), (67,68)], [(67, 71), (70,71)], [(67, 71), (80,81)], [(69, 70), (30,61)], [(69, 70), (62,69)], [(69, 70), (64,65)], [(69, 70), (65,66)], [(69, 70), (65,70)], [(69, 70), (68,69)], [(69, 70), (70,71)], [(69, 70), (80,81)], [(7, 8), (6,7)], [(70, 71), (25,72)], [(70, 71), (56,74)], [(70, 71), (63,64)], [(70, 71), (65,66)], [(70, 71), (65,70)], [(70, 71), (67,68)], [(70, 71), (68,69)], [(70, 71), (72,73)], [(70, 71), (74,75)], [(72, 79), (70,71)], [(72, 79), (74,75)], [(72, 79), (78,79)], [(72, 79), (79,80)], [(73, 74), (70,71)], [(73, 74), (72,73)], [(73, 81), (70,71)], [(73, 81), (72,73)], [(73, 81), (73,74)], [(75, 76), (30,61)], [(75, 76), (70,71)], [(75, 76), (72,79)], [(75, 76), (74,75)], [(75, 76), (78,79)], [(75, 76), (79,80)], [(75, 76), (80,81)], [(75, 80), (30,61)], [(75, 80), (70,71)], [(75, 80), (72,79)], [(75, 80), (74,75)], [(75, 80), (75,76)], [(75, 80), (78,79)], [(75, 80), (79,80)], [(75, 80), (80,81)], [(76, 77), (30,61)], [(76, 77), (70,71)], [(76, 77), (72,73)], [(76, 77), (73,74)], [(76, 77), (73,81)], [(76, 77), (77,81)], [(76, 77), (80,81)], [(77, 78), (30,61)], [(77, 78), (70,71)], [(77, 78), (72,73)], [(77, 78), (73,74)], [(77, 78), (73,81)], [(77, 78), (76,77)], [(77, 78), (77,81)], [(77, 78), (80,81)], [(77, 81), (30,61)], [(77, 81), (70,71)], [(77, 81), (72,73)], [(77, 81), (73,74)], [(77, 81), (73,81)], [(78, 79), (70,71)], [(78, 79), (74,75)], [(78, 79), (79,80)], [(79, 80), (70,71)], [(79, 80), (74,75)], [(8, 16), (13,16)], [(8, 9), (9,10)], [(80, 81), (0,66)], [(80, 81), (25,72)], [(80, 81), (30,61)], [(80, 81), (31,68)], [(80, 81), (56,74)], [(80, 81), (60,78)], [(80, 81), (62,69)], [(80, 81), (63,64)], [(80, 81), (65,66)], [(80, 81), (65,70)], [(80, 81), (67,68)], [(80, 81), (68,69)], [(80, 81), (70,71)], [(80, 81), (72,73)], [(80, 81), (72,79)], [(80, 81), (73,74)], [(80, 81), (73,81)], [(80, 81), (74,75)], [(80, 81), (77,81)], [(80, 81), (78,79)], [(80, 81), (79,80)], [(9, 30), (8,9)], [(9, 30), (9,10)]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4" office:value-type="string" calcext:value-type="string">
            <text:p>3WJQA.106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, 1, 2, 3, 4, 5, 6, 7, 8, 9, 10, 11, 12, 13, 14, 15, 16, 17, 18, 20, 22, 25, 27, 29, 31, 34, 36, 38, 40, 42, 45, 47, 49, 51, 53, 56, 58, 60, 62, 65, 67, 69, 71, 73, 74, 75, 76, 77, 78, 79, 80, 81, 82, 83, 84, 85, 86, 87, 88, 89, 90, 91, 94, 96, 98, 100, 101, 102, 103, 104, 105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(0,1), (0,2), (0,3), (0,4), (0,5), (0,6), (0,7), (0,8), (0,9), (0,10), (0,11), (0,12), (0,13), (0,14), (0,15), (0,16), (0,17), (0,18), (0,94), (0,96), (0,98), (0,100), (0,101), (0,102), (1,2), (1,3), (1,4), (1,5), (1,6), (1,7), (1,8), (1,9), (1,10), (1,11), (1,12), (1,13), (1,14), (1,15), (1,16), (1,17), (1,18), (1,94), (1,96), (1,98), (1,100), (1,101), (1,102), (2,3), (2,4), (2,5), (2,6), (2,7), (2,8), (2,9), (2,10), (2,11), (2,12), (2,13), (2,14), (2,15), (2,16), (2,17), (2,18), (2,94), (2,96), (2,98), (2,100), (2,101), (2,102), (3,4), (3,5), (3,6), (3,7), (3,8), (3,9), (3,10), (3,11), (3,12), (3,13), (3,14), (3,15), (3,16), (3,17), (3,18), (3,94), (3,96), (3,98), (3,100), (3,101), (3,102), (4,5), (4,6), (4,7), (4,8), (4,9), (4,10), (4,11), (4,12), (4,13), (4,14), (4,15), (4,16), (4,17), (4,18), (4,94), (4,96), (4,98), (4,100), (4,101), (4,102), (5,6), (5,7), (5,8), (5,9), (5,10), (5,11), (5,12), (5,13), (5,14), (5,15), (5,16), (5,17), (5,18), (5,94), (5,96), (5,98), (5,100), (5,101), (5,102), (6,7), (6,8), (6,9), (6,10), (6,11), (6,12), (6,13), (6,14), (6,15), (6,16), (6,17), (6,18), (6,94), (6,96), (6,98), (6,100), (6,101), (6,102), (7,8), (7,9), (7,10), (7,11), (7,12), (7,13), (7,14), (7,15), (7,16), (7,17), (7,18), (7,94), (7,96), (7,98), (7,100), (7,101), (7,102), (8,9), (8,10), (8,11), (8,12), (8,13), (8,14), (8,15), (8,16), (8,17), (8,18), (9,10), (9,11), (9,12), (9,13), (9,14), (9,15), (9,16), (9,17), (9,18), (10,11), (10,12), (10,13), (10,14), (10,15), (10,16), (10,17), (10,18), (11,12), (11,13), (11,14), (11,15), (11,16), (11,17), (11,18), (12,13), (12,14), (12,15), (12,16), (12,17), (12,18), (13,14), (13,15), (13,16), (13,17), (13,18), (14,15), (14,16), (14,17), (14,18), (15,16), (15,17), (15,18), (16,17), (16,18), (17,18), (73,74), (73,75), (73,76), (73,77), (73,78), (73,79), (73,80), (73,81), (73,82), (73,83), (73,84), (73,85), (73,86), (73,87), (73,88), (73,89), (73,90), (73,91), (74,75), (74,76), (74,77), (74,78), (74,79), (74,80), (74,81), (74,82), (74,83), (74,84), (74,85), (74,86), (74,87), (74,88), (74,89), (74,90), (74,91), (75,76), (75,77), (75,78), (75,79), (75,80), (75,81), (75,82), (75,83), (75,84), (75,85), (75,86), (75,87), (75,88), (75,89), (75,90), (75,91), (76,77), (76,78), (76,79), (76,80), (76,81), (76,82), (76,83), (76,84), (76,85), (76,86), (76,87), (76,88), (76,89), (76,90), (76,91), (77,78), (77,79), (77,80), (77,81), (77,82), (77,83), (77,84), (77,85), (77,86), (77,87), (77,88), (77,89), (77,90), (77,91), (78,79), (78,80), (78,81), (78,82), (78,83), (78,84), (78,85), (78,86), (78,87), (78,88), (78,89), (78,90), (78,91), (79,80), (79,81), (79,82), (79,83), (79,84), (79,85), (79,86), (79,87), (79,88), (79,89), (79,90), (79,91), (80,81), (80,82), (80,83), (80,84), (80,85), (80,86), (80,87), (80,88), (80,89), (80,90), (80,91), (81,82), (81,83), (81,84), (81,85), (81,86), (81,87), (81,88), (81,89), (81,90), (81,91), (82,83), (82,84), (82,85), (82,86), (82,87), (82,88), (82,89), (82,90), (82,91), (83,84), (83,85), (83,86), (83,87), (83,88), (83,89), (83,90), (83,91), (84,85), (84,86), (84,87), (84,88), (84,89), (84,90), (84,91), (84,103), (84,104), (85,86), (85,87), (85,88), (85,89), (85,90), (85,91), (85,103), (85,104), (86,87), (86,88), (86,89), (86,90), (86,91), (86,103), (86,104), (87,88), (87,89), (87,90), (87,91), (87,103), (87,104), (88,89), (88,90), (88,91), (88,103), (88,104), (89,90), (89,91), (89,103), (89,104), (90,91), (90,103), (90,104), (91,103), (91,104), (94,98), (94,102), (96,100), (96,101), (98,102), (100,101)</text:p>
          </table:table-cell>
          <table:table-cell table:style-name="ce19" office:value-type="float" office:value="1497" calcext:value-type="float">
            <text:p>1497</text:p>
          </table:table-cell>
          <table:table-cell office:value-type="string" calcext:value-type="string">
            <text:p>[(0, 1), (0,4)], [(0, 1), (0,87)], [(0, 1), (1,2)], [(0, 1), (10,11)], [(0, 1), (100,101)], [(0, 1), (101,102)], [(0, 1), (103,104)], [(0, 1), (11,12)], [(0, 1), (11,15)], [(0, 1), (12,13)], [(0, 1), (12,18)], [(0, 1), (13,14)], [(0, 1), (13,16)], [(0, 1), (14,15)], [(0, 1), (14,21)], [(0, 1), (15,17)], [(0, 1), (16,17)], [(0, 1), (17,18)], [(0, 1), (18,19)], [(0, 1), (2,3)], [(0, 1), (2,5)], [(0, 1), (25,93)], [(0, 1), (29,97)], [(0, 1), (3,10)], [(0, 1), (3,4)], [(0, 1), (31,95)], [(0, 1), (36,99)], [(0, 1), (4,6)], [(0, 1), (5,6)], [(0, 1), (5,91)], [(0, 1), (6,7)], [(0, 1), (7,8)], [(0, 1), (8,16)], [(0, 1), (8,9)], [(0, 1), (9,10)], [(0, 1), (9,30)], [(0, 1), (93,100)], [(0, 1), (93,94)], [(0, 1), (94,102)], [(0, 1), (94,95)], [(0, 1), (95,96)], [(0, 1), (96,101)], [(0, 1), (96,97)], [(0, 1), (97,98)], [(0, 1), (98,102)], [(0, 1), (98,99)], [(0, 1), (99,100)], [(0, 4), (0,87)], [(0, 4), (1,2)], [(0, 4), (100,101)], [(0, 4), (101,102)], [(0, 4), (103,104)], [(0, 4), (11,12)], [(0, 4), (11,15)], [(0, 4), (12,13)], [(0, 4), (12,18)], [(0, 4), (13,14)], [(0, 4), (13,16)], [(0, 4), (14,15)], [(0, 4), (15,17)], [(0, 4), (17,18)], [(0, 4), (18,19)], [(0, 4), (2,3)], [(0, 4), (2,5)], [(0, 4), (25,93)], [(0, 4), (29,97)], [(0, 4), (3,10)], [(0, 4), (3,4)], [(0, 4), (31,95)], [(0, 4), (36,99)], [(0, 4), (4,6)], [(0, 4), (5,6)], [(0, 4), (5,91)], [(0, 4), (6,7)], [(0, 4), (8,16)], [(0, 4), (8,9)], [(0, 4), (9,10)], [(0, 4), (9,30)], [(0, 4), (93,100)], [(0, 4), (93,94)], [(0, 4), (94,102)], [(0, 4), (94,95)], [(0, 4), (95,96)], [(0, 4), (96,101)], [(0, 4), (97,98)], [(0, 4), (98,102)], [(0, 4), (98,99)], [(0, 4), (99,100)], [(0, 87), (1,2)], [(0, 87), (100,101)], [(0, 87), (101,102)], [(0, 87), (103,104)], [(0, 87), (11,12)], [(0, 87), (11,15)], [(0, 87), (12,13)], [(0, 87), (13,14)], [(0, 87), (13,16)], [(0, 87), (14,15)], [(0, 87), (15,17)], [(0, 87), (17,18)], [(0, 87), (18,19)], [(0, 87), (2,3)], [(0, 87), (2,5)], [(0, 87), (20,21)], [(0, 87), (21,22)], [(0, 87), (25,93)], [(0, 87), (29,97)], [(0, 87), (3,4)], [(0, 87), (30,105)], [(0, 87), (31,95)], [(0, 87), (36,99)], [(0, 87), (6,7)], [(0, 87), (60,104)], [(0, 87), (62,103)], [(0, 87), (65,72)], [(0, 87), (70,71)], [(0, 87), (71,72)], [(0, 87), (71,92)], [(0, 87), (72,73)], [(0, 87), (73,74)], [(0, 87), (74,75)], [(0, 87), (76,83)], [(0, 87), (78,79)], [(0, 87), (79,80)], [(0, 87), (8,16)], [(0, 87), (81,89)], [(0, 87), (83,84)], [(0, 87), (84,85)], [(0, 87), (84,88)], [(0, 87), (85,86)], [(0, 87), (85,91)], [(0, 87), (86,87)], [(0, 87), (87,88)], [(0, 87), (88,90)], [(0, 87), (89,90)], [(0, 87), (9,10)], [(0, 87), (90,91)], [(0, 87), (92,105)], [(0, 87), (93,94)], [(0, 87), (94,102)], [(0, 87), (96,101)], [(0, 87), (97,98)], [(0, 87), (98,102)], [(0, 87), (99,100)], [(1, 2), (29,97)], [(1, 2), (36,99)], [(1, 2), (97,98)], [(1, 2), (99,100)], [(1, 7), (0,1)], [(1, 7), (0,4)], [(1, 7), (0,87)], [(1, 7), (1,2)], [(1, 7), (10,11)], [(1, 7), (100,101)], [(1, 7), (101,102)], [(1, 7), (103,104)], [(1, 7), (11,12)], [(1, 7), (11,15)], [(1, 7), (12,13)], [(1, 7), (12,18)], [(1, 7), (13,14)], [(1, 7), (13,16)], [(1, 7), (14,15)], [(1, 7), (14,21)], [(1, 7), (15,17)], [(1, 7), (16,17)], [(1, 7), (17,18)], [(1, 7), (18,19)], [(1, 7), (2,3)], [(1, 7), (2,5)], [(1, 7), (25,93)], [(1, 7), (29,97)], [(1, 7), (3,10)], [(1, 7), (3,4)], [(1, 7), (31,95)], [(1, 7), (36,99)], [(1, 7), (4,6)], [(1, 7), (5,6)], [(1, 7), (5,91)], [(1, 7), (6,7)], [(1, 7), (7,8)], [(1, 7), (8,16)], [(1, 7), (8,9)], [(1, 7), (9,10)], [(1, 7), (9,30)], [(1, 7), (93,100)], [(1, 7), (93,94)], [(1, 7), (94,102)], [(1, 7), (94,95)], [(1, 7), (95,96)], [(1, 7), (96,101)], [(1, 7), (96,97)], [(1, 7), (97,98)], [(1, 7), (98,102)], [(1, 7), (98,99)], [(1, 7), (99,100)], [(10, 11), (0,4)], [(10, 11), (0,87)], [(10, 11), (1,2)], [(10, 11), (101,102)], [(10, 11), (103,104)], [(10, 11), (11,12)], [(10, 11), (11,15)], [(10, 11), (12,13)], [(10, 11), (12,18)], [(10, 11), (13,14)], [(10, 11), (13,16)], [(10, 11), (14,15)], [(10, 11), (15,17)], [(10, 11), (16,17)], [(10, 11), (17,18)], [(10, 11), (18,19)], [(10, 11), (2,3)], [(10, 11), (2,5)], [(10, 11), (3,10)], [(10, 11), (3,4)], [(10, 11), (4,6)], [(10, 11), (5,6)], [(10, 11), (5,91)], [(10, 11), (6,7)], [(10, 11), (7,8)], [(10, 11), (8,16)], [(10, 11), (8,9)], [(10, 11), (9,10)], [(10, 11), (9,30)], [(100, 101), (1,2)], [(100, 101), (99,100)], [(101, 102), (1,2)], [(101, 102), (100,101)], [(101, 102), (29,97)], [(101, 102), (3,4)], [(101, 102), (36,99)], [(101, 102), (6,7)], [(101, 102), (62,103)], [(101, 102), (70,71)], [(101, 102), (71,72)], [(101, 102), (72,73)], [(101, 102), (73,74)], [(101, 102), (74,75)], [(101, 102), (79,80)], [(101, 102), (81,89)], [(101, 102), (84,85)], [(101, 102), (84,88)], [(101, 102), (86,87)], [(101, 102), (87,88)], [(101, 102), (88,90)], [(101, 102), (90,91)], [(101, 102), (97,98)], [(101, 102), (99,100)], [(103, 104), (1,2)], [(103, 104), (100,101)], [(103, 104), (101,102)], [(103, 104), (11,12)], [(103, 104), (11,15)], [(103, 104), (12,13)], [(103, 104), (13,14)], [(103, 104), (13,16)], [(103, 104), (14,15)], [(103, 104), (17,18)], [(103, 104), (20,21)], [(103, 104), (21,22)], [(103, 104), (25,93)], [(103, 104), (29,97)], [(103, 104), (3,4)], [(103, 104), (31,95)], [(103, 104), (36,99)], [(103, 104), (6,7)], [(103, 104), (62,103)], [(103, 104), (76,83)], [(103, 104), (81,89)], [(103, 104), (83,84)], [(103, 104), (84,85)], [(103, 104), (84,88)], [(103, 104), (86,87)], [(103, 104), (87,88)], [(103, 104), (88,90)], [(103, 104), (90,91)], [(103, 104), (93,94)], [(103, 104), (94,102)], [(103, 104), (97,98)], [(103, 104), (98,102)], [(103, 104), (99,100)], [(11, 12), (1,2)], [(11, 15), (1,2)], [(11, 15), (11,12)], [(11, 15), (13,14)], [(11, 15), (17,18)], [(11, 15), (3,4)], [(11, 15), (6,7)], [(12, 13), (1,2)], [(12, 13), (11,12)], [(12, 13), (11,15)], [(12, 13), (13,14)], [(12, 13), (13,16)], [(12, 13), (17,18)], [(12, 13), (3,4)], [(12, 13), (6,7)], [(12, 18), (0,87)], [(12, 18), (1,2)], [(12, 18), (103,104)], [(12, 18), (11,12)], [(12, 18), (11,15)], [(12, 18), (12,13)], [(12, 18), (13,14)], [(12, 18), (13,16)], [(12, 18), (14,15)], [(12, 18), (15,17)], [(12, 18), (17,18)], [(12, 18), (18,19)], [(12, 18), (2,3)], [(12, 18), (2,5)], [(12, 18), (3,4)], [(12, 18), (6,7)], [(12, 18), (8,16)], [(12, 18), (9,10)], [(13, 14), (1,2)], [(13, 14), (11,12)], [(13, 14), (17,18)], [(13, 14), (3,4)], [(13, 14), (6,7)], [(13, 16), (1,2)], [(13, 16), (11,12)], [(13, 16), (11,15)], [(13, 16), (13,14)], [(13, 16), (17,18)], [(13, 16), (3,4)], [(13, 16), (6,7)], [(14, 15), (1,2)], [(14, 15), (11,12)], [(14, 15), (11,15)], [(14, 15), (12,13)], [(14, 15), (13,14)], [(14, 15), (13,16)], [(14, 15), (17,18)], [(14, 15), (3,4)], [(14, 15), (6,7)], [(14, 21), (0,4)], [(14, 21), (0,87)], [(14, 21), (1,2)], [(14, 21), (10,11)], [(14, 21), (103,104)], [(14, 21), (11,12)], [(14, 21), (11,15)], [(14, 21), (12,13)], [(14, 21), (12,18)], [(14, 21), (13,14)], [(14, 21), (13,16)], [(14, 21), (14,15)], [(14, 21), (15,17)], [(14, 21), (16,17)], [(14, 21), (17,18)], [(14, 21), (18,19)], [(14, 21), (2,3)], [(14, 21), (2,5)], [(14, 21), (3,10)], [(14, 21), (3,4)], [(14, 21), (4,6)], [(14, 21), (5,6)], [(14, 21), (5,91)], [(14, 21), (6,7)], [(14, 21), (7,8)], [(14, 21), (8,16)], [(14, 21), (8,9)], [(14, 21), (9,10)], [(14, 21), (9,30)], [(15, 17), (1,2)], [(15, 17), (103,104)], [(15, 17), (11,12)], [(15, 17), (11,15)], [(15, 17), (12,13)], [(15, 17), (13,14)], [(15, 17), (13,16)], [(15, 17), (14,15)], [(15, 17), (17,18)], [(15, 17), (18,19)], [(15, 17), (2,3)], [(15, 17), (2,5)], [(15, 17), (3,4)], [(15, 17), (6,7)], [(16, 17), (0,4)], [(16, 17), (0,87)], [(16, 17), (1,2)], [(16, 17), (103,104)], [(16, 17), (11,12)], [(16, 17), (11,15)], [(16, 17), (12,13)], [(16, 17), (12,18)], [(16, 17), (13,14)], [(16, 17), (13,16)], [(16, 17), (14,15)], [(16, 17), (15,17)], [(16, 17), (17,18)], [(16, 17), (18,19)], [(16, 17), (2,3)], [(16, 17), (2,5)], [(16, 17), (3,10)], [(16, 17), (3,4)], [(16, 17), (4,6)], [(16, 17), (5,6)], [(16, 17), (5,91)], [(16, 17), (6,7)], [(16, 17), (7,8)], [(16, 17), (8,16)], [(16, 17), (8,9)], [(16, 17), (9,10)], [(16, 17), (9,30)], [(17, 18), (1,2)], [(17, 18), (11,12)], [(18, 19), (1,2)], [(18, 19), (103,104)], [(18, 19), (11,12)], [(18, 19), (11,15)], [(18, 19), (12,13)], [(18, 19), (13,14)], [(18, 19), (13,16)], [(18, 19), (14,15)], [(18, 19), (17,18)], [(18, 19), (3,4)], [(18, 19), (6,7)], [(19, 20), (0,87)], [(19, 20), (103,104)], [(19, 20), (20,21)], [(19, 20), (20,30)], [(19, 20), (5,91)], [(19, 27), (0,87)], [(19, 27), (103,104)], [(19, 27), (24,27)], [(2, 3), (1,2)], [(2, 3), (100,101)], [(2, 3), (101,102)], [(2, 3), (103,104)], [(2, 3), (11,12)], [(2, 3), (11,15)], [(2, 3), (12,13)], [(2, 3), (13,14)], [(2, 3), (13,16)], [(2, 3), (14,15)], [(2, 3), (17,18)], [(2, 3), (18,19)], [(2, 3), (25,93)], [(2, 3), (29,97)], [(2, 3), (3,4)], [(2, 3), (31,95)], [(2, 3), (36,99)], [(2, 3), (6,7)], [(2, 3), (93,94)], [(2, 3), (94,102)], [(2, 3), (96,101)], [(2, 3), (97,98)], [(2, 3), (98,102)], [(2, 3), (99,100)], [(2, 5), (1,2)], [(2, 5), (100,101)], [(2, 5), (101,102)], [(2, 5), (103,104)], [(2, 5), (11,12)], [(2, 5), (11,15)], [(2, 5), (12,13)], [(2, 5), (13,14)], [(2, 5), (13,16)], [(2, 5), (14,15)], [(2, 5), (17,18)], [(2, 5), (18,19)], [(2, 5), (2,3)], [(2, 5), (25,93)], [(2, 5), (29,97)], [(2, 5), (3,4)], [(2, 5), (31,95)], [(2, 5), (36,99)], [(2, 5), (6,7)], [(2, 5), (93,94)], [(2, 5), (94,102)], [(2, 5), (96,101)], [(2, 5), (97,98)], [(2, 5), (98,102)], [(2, 5), (99,100)], [(20, 30), (0,87)], [(20, 30), (101,102)], [(20, 30), (103,104)], [(20, 30), (20,21)], [(20, 30), (5,91)], [(22, 23), (21,22)], [(22, 26), (21,22)], [(22, 26), (22,23)], [(23, 29), (28,29)], [(23, 29), (29,97)], [(25, 26), (24,25)], [(25, 93), (1,2)], [(25, 93), (101,102)], [(25, 93), (24,25)], [(25, 93), (25,26)], [(25, 93), (3,4)], [(25, 93), (6,7)], [(27, 28), (19,27)], [(27, 28), (24,27)], [(28, 29), (29,97)], [(3, 10), (0,87)], [(3, 10), (1,2)], [(3, 10), (100,101)], [(3, 10), (101,102)], [(3, 10), (103,104)], [(3, 10), (11,12)], [(3, 10), (11,15)], [(3, 10), (12,13)], [(3, 10), (12,18)], [(3, 10), (13,14)], [(3, 10), (13,16)], [(3, 10), (14,15)], [(3, 10), (15,17)], [(3, 10), (17,18)], [(3, 10), (18,19)], [(3, 10), (2,3)], [(3, 10), (2,5)], [(3, 10), (25,93)], [(3, 10), (29,97)], [(3, 10), (3,4)], [(3, 10), (31,95)], [(3, 10), (36,99)], [(3, 10), (4,6)], [(3, 10), (5,91)], [(3, 10), (6,7)], [(3, 10), (8,16)], [(3, 10), (8,9)], [(3, 10), (9,10)], [(3, 10), (93,94)], [(3, 10), (94,102)], [(3, 10), (95,96)], [(3, 10), (96,101)], [(3, 10), (97,98)], [(3, 10), (98,102)], [(3, 10), (99,100)], [(3, 4), (1,2)], [(3, 4), (100,101)], [(3, 4), (11,12)], [(3, 4), (17,18)], [(3, 4), (29,97)], [(3, 4), (36,99)], [(3, 4), (6,7)], [(3, 4), (97,98)], [(3, 4), (99,100)], [(30, 105), (101,102)], [(30, 105), (103,104)], [(30, 105), (92,105)], [(31, 32), (31,35)], [(31, 32), (31,95)], [(31, 95), (1,2)], [(31, 95), (101,102)], [(31, 95), (3,4)], [(31, 95), (31,35)], [(31, 95), (6,7)], [(33, 34), (34,35)], [(33, 36), (36,37)], [(33, 36), (36,99)], [(34, 41), (33,34)], [(34, 41), (34,35)], [(36, 37), (36,99)], [(37, 38), (32,38)], [(37, 38), (38,39)], [(38, 39), (32,38)], [(39, 40), (40,41)], [(39, 40), (40,61)], [(39, 47), (44,47)], [(4, 6), (0,87)], [(4, 6), (1,2)], [(4, 6), (100,101)], [(4, 6), (101,102)], [(4, 6), (103,104)], [(4, 6), (11,12)], [(4, 6), (11,15)], [(4, 6), (12,13)], [(4, 6), (12,18)], [(4, 6), (13,14)], [(4, 6), (13,16)], [(4, 6), (14,15)], [(4, 6), (15,17)], [(4, 6), (17,18)], [(4, 6), (18,19)], [(4, 6), (2,3)], [(4, 6), (2,5)], [(4, 6), (25,93)], [(4, 6), (29,97)], [(4, 6), (3,4)], [(4, 6), (31,95)], [(4, 6), (36,99)], [(4, 6), (5,91)], [(4, 6), (6,7)], [(4, 6), (8,16)], [(4, 6), (9,10)], [(4, 6), (93,94)], [(4, 6), (94,102)], [(4, 6), (96,101)], [(4, 6), (97,98)], [(4, 6), (98,102)], [(4, 6), (99,100)], [(40, 41), (40,61)], [(41, 42), (42,46)], [(42, 43), (41,42)], [(42, 43), (42,46)], [(43, 49), (48,49)], [(43, 49), (49,50)], [(44, 45), (45,46)], [(44, 45), (45,52)], [(45, 46), (45,52)], [(47, 48), (39,47)], [(47, 48), (44,47)], [(48, 49), (49,50)], [(5, 6), (0,87)], [(5, 6), (1,2)], [(5, 6), (100,101)], [(5, 6), (101,102)], [(5, 6), (103,104)], [(5, 6), (11,12)], [(5, 6), (11,15)], [(5, 6), (12,13)], [(5, 6), (12,18)], [(5, 6), (13,14)], [(5, 6), (13,16)], [(5, 6), (14,15)], [(5, 6), (15,17)], [(5, 6), (17,18)], [(5, 6), (18,19)], [(5, 6), (2,3)], [(5, 6), (2,5)], [(5, 6), (25,93)], [(5, 6), (29,97)], [(5, 6), (3,10)], [(5, 6), (3,4)], [(5, 6), (31,95)], [(5, 6), (36,99)], [(5, 6), (4,6)], [(5, 6), (5,91)], [(5, 6), (6,7)], [(5, 6), (8,16)], [(5, 6), (8,9)], [(5, 6), (9,10)], [(5, 6), (93,94)], [(5, 6), (94,102)], [(5, 6), (95,96)], [(5, 6), (96,101)], [(5, 6), (97,98)], [(5, 6), (98,102)], [(5, 6), (99,100)], [(5, 91), (0,87)], [(5, 91), (1,2)], [(5, 91), (100,101)], [(5, 91), (101,102)], [(5, 91), (103,104)], [(5, 91), (11,12)], [(5, 91), (11,15)], [(5, 91), (12,13)], [(5, 91), (12,18)], [(5, 91), (13,14)], [(5, 91), (13,16)], [(5, 91), (14,15)], [(5, 91), (15,17)], [(5, 91), (17,18)], [(5, 91), (18,19)], [(5, 91), (19,27)], [(5, 91), (2,3)], [(5, 91), (2,5)], [(5, 91), (20,21)], [(5, 91), (21,22)], [(5, 91), (25,93)], [(5, 91), (29,97)], [(5, 91), (3,4)], [(5, 91), (30,105)], [(5, 91), (31,95)], [(5, 91), (36,99)], [(5, 91), (6,7)], [(5, 91), (60,104)], [(5, 91), (62,103)], [(5, 91), (65,72)], [(5, 91), (70,71)], [(5, 91), (70,78)], [(5, 91), (71,72)], [(5, 91), (71,92)], [(5, 91), (72,73)], [(5, 91), (73,74)], [(5, 91), (74,75)], [(5, 91), (76,83)], [(5, 91), (78,79)], [(5, 91), (79,80)], [(5, 91), (8,16)], [(5, 91), (80,81)], [(5, 91), (81,89)], [(5, 91), (82,83)], [(5, 91), (83,84)], [(5, 91), (84,85)], [(5, 91), (84,88)], [(5, 91), (85,86)], [(5, 91), (85,91)], [(5, 91), (86,87)], [(5, 91), (87,88)], [(5, 91), (88,90)], [(5, 91), (89,90)], [(5, 91), (9,10)], [(5, 91), (90,91)], [(5, 91), (92,105)], [(5, 91), (93,94)], [(5, 91), (94,102)], [(5, 91), (96,101)], [(5, 91), (97,98)], [(5, 91), (98,102)], [(5, 91), (99,100)], [(50, 51), (51,52)], [(50, 51), (51,61)], [(50, 58), (55,58)], [(50, 58), (58,59)], [(51, 61), (51,52)], [(53, 54), (52,53)], [(53, 54), (53,57)], [(53, 57), (52,53)], [(55, 56), (56,57)], [(56, 103), (0,87)], [(56, 103), (101,102)], [(56, 103), (103,104)], [(56, 103), (5,91)], [(56, 103), (55,56)], [(56, 103), (56,57)], [(56, 103), (62,103)], [(56, 103), (81,89)], [(56, 103), (83,84)], [(56, 103), (84,85)], [(56, 103), (84,88)], [(56, 103), (85,86)], [(56, 103), (85,91)], [(56, 103), (86,87)], [(56, 103), (86,89)], [(56, 103), (87,88)], [(56, 103), (88,90)], [(56, 103), (89,90)], [(56, 103), (90,91)], [(58, 59), (55,58)], [(59, 60), (54,60)], [(59, 60), (60,104)], [(6, 7), (1,2)], [(6, 7), (100,101)], [(6, 7), (11,12)], [(6, 7), (17,18)], [(6, 7), (29,97)], [(6, 7), (36,99)], [(6, 7), (97,98)], [(6, 7), (99,100)], [(60, 104), (101,102)], [(60, 104), (103,104)], [(60, 104), (54,60)], [(60, 104), (81,89)], [(60, 104), (83,84)], [(60, 104), (84,85)], [(60, 104), (84,88)], [(60, 104), (86,87)], [(60, 104), (87,88)], [(60, 104), (88,90)], [(60, 104), (90,91)], [(61, 105), (0,87)], [(61, 105), (101,102)], [(61, 105), (103,104)], [(61, 105), (30,105)], [(61, 105), (5,91)], [(61, 105), (92,105)], [(62, 63), (62,103)], [(62, 63), (62,66)], [(62, 66), (62,103)], [(63, 69), (68,69)], [(64, 65), (65,66)], [(64, 65), (65,72)], [(64, 67), (67,68)], [(65, 72), (101,102)], [(65, 72), (65,66)], [(67, 104), (0,87)], [(67, 104), (101,102)], [(67, 104), (103,104)], [(67, 104), (5,91)], [(67, 104), (60,104)], [(67, 104), (64,67)], [(67, 104), (67,68)], [(67, 104), (81,89)], [(67, 104), (83,84)], [(67, 104), (84,85)], [(67, 104), (84,88)], [(67, 104), (85,86)], [(67, 104), (85,91)], [(67, 104), (86,87)], [(67, 104), (86,89)], [(67, 104), (87,88)], [(67, 104), (88,90)], [(67, 104), (89,90)], [(67, 104), (90,91)], [(69, 70), (0,87)], [(69, 70), (101,102)], [(69, 70), (5,91)], [(69, 70), (63,69)], [(69, 70), (68,69)], [(7, 8), (0,4)], [(7, 8), (0,87)], [(7, 8), (1,2)], [(7, 8), (100,101)], [(7, 8), (101,102)], [(7, 8), (103,104)], [(7, 8), (11,12)], [(7, 8), (11,15)], [(7, 8), (12,13)], [(7, 8), (12,18)], [(7, 8), (13,14)], [(7, 8), (13,16)], [(7, 8), (14,15)], [(7, 8), (15,17)], [(7, 8), (17,18)], [(7, 8), (18,19)], [(7, 8), (2,3)], [(7, 8), (2,5)], [(7, 8), (25,93)], [(7, 8), (29,97)], [(7, 8), (3,10)], [(7, 8), (3,4)], [(7, 8), (31,95)], [(7, 8), (36,99)], [(7, 8), (4,6)], [(7, 8), (5,6)], [(7, 8), (5,91)], [(7, 8), (6,7)], [(7, 8), (8,16)], [(7, 8), (8,9)], [(7, 8), (9,10)], [(7, 8), (9,30)], [(7, 8), (93,100)], [(7, 8), (93,94)], [(7, 8), (94,102)], [(7, 8), (94,95)], [(7, 8), (95,96)], [(7, 8), (96,101)], [(7, 8), (96,97)], [(7, 8), (97,98)], [(7, 8), (98,102)], [(7, 8), (98,99)], [(7, 8), (99,100)], [(70, 71), (71,72)], [(70, 78), (0,87)], [(70, 78), (101,102)], [(70, 78), (72,73)], [(70, 78), (73,74)], [(70, 78), (74,75)], [(70, 78), (76,83)], [(70, 78), (78,79)], [(70, 78), (79,80)], [(70, 78), (81,89)], [(70, 78), (82,83)], [(70, 78), (83,84)], [(70, 78), (84,85)], [(70, 78), (84,88)], [(70, 78), (85,86)], [(70, 78), (85,91)], [(70, 78), (86,87)], [(70, 78), (87,88)], [(70, 78), (88,90)], [(70, 78), (89,90)], [(70, 78), (90,91)], [(71, 92), (101,102)], [(71, 92), (103,104)], [(71, 92), (70,71)], [(71, 92), (71,72)], [(72, 73), (74,75)], [(72, 73), (81,89)], [(72, 73), (84,88)], [(72, 73), (86,87)], [(72, 73), (90,91)], [(73, 74), (72,73)], [(73, 74), (74,75)], [(73, 74), (81,89)], [(73, 74), (84,88)], [(73, 74), (86,87)], [(73, 74), (90,91)], [(73, 77), (0,87)], [(73, 77), (101,102)], [(73, 77), (5,91)], [(73, 77), (70,78)], [(73, 77), (72,73)], [(73, 77), (73,74)], [(73, 77), (74,75)], [(73, 77), (74,80)], [(73, 77), (75,76)], [(73, 77), (75,78)], [(73, 77), (76,77)], [(73, 77), (76,83)], [(73, 77), (77,79)], [(73, 77), (78,79)], [(73, 77), (79,80)], [(73, 77), (80,81)], [(73, 77), (81,82)], [(73, 77), (81,89)], [(73, 77), (82,83)], [(73, 77), (82,92)], [(73, 77), (83,84)], [(73, 77), (84,85)], [(73, 77), (84,88)], [(73, 77), (85,86)], [(73, 77), (85,91)], [(73, 77), (86,87)], [(73, 77), (86,89)], [(73, 77), (87,88)], [(73, 77), (88,90)], [(73, 77), (89,90)], [(73, 77), (90,91)], [(74, 75), (84,88)], [(74, 75), (86,87)], [(74, 75), (90,91)], [(74, 80), (0,87)], [(74, 80), (101,102)], [(74, 80), (5,91)], [(74, 80), (70,78)], [(74, 80), (72,73)], [(74, 80), (73,74)], [(74, 80), (74,75)], [(74, 80), (76,77)], [(74, 80), (76,83)], [(74, 80), (78,79)], [(74, 80), (79,80)], [(74, 80), (80,81)], [(74, 80), (81,89)], [(74, 80), (82,83)], [(74, 80), (83,84)], [(74, 80), (84,85)], [(74, 80), (84,88)], [(74, 80), (85,86)], [(74, 80), (85,91)], [(74, 80), (86,87)], [(74, 80), (86,89)], [(74, 80), (87,88)], [(74, 80), (88,90)], [(74, 80), (89,90)], [(74, 80), (90,91)], [(75, 76), (0,87)], [(75, 76), (101,102)], [(75, 76), (5,91)], [(75, 76), (70,78)], [(75, 76), (72,73)], [(75, 76), (73,74)], [(75, 76), (74,75)], [(75, 76), (74,80)], [(75, 76), (75,78)], [(75, 76), (76,77)], [(75, 76), (76,83)], [(75, 76), (78,79)], [(75, 76), (79,80)], [(75, 76), (80,81)], [(75, 76), (81,89)], [(75, 76), (82,83)], [(75, 76), (82,92)], [(75, 76), (83,84)], [(75, 76), (84,85)], [(75, 76), (84,88)], [(75, 76), (85,86)], [(75, 76), (85,91)], [(75, 76), (86,87)], [(75, 76), (86,89)], [(75, 76), (87,88)], [(75, 76), (88,90)], [(75, 76), (89,90)], [(75, 76), (90,91)], [(75, 78), (0,87)], [(75, 78), (101,102)], [(75, 78), (5,91)], [(75, 78), (70,78)], [(75, 78), (72,73)], [(75, 78), (73,74)], [(75, 78), (74,75)], [(75, 78), (74,80)], [(75, 78), (76,77)], [(75, 78), (76,83)], [(75, 78), (78,79)], [(75, 78), (79,80)], [(75, 78), (80,81)], [(75, 78), (81,89)], [(75, 78), (82,83)], [(75, 78), (83,84)], [(75, 78), (84,85)], [(75, 78), (84,88)], [(75, 78), (85,86)], [(75, 78), (85,91)], [(75, 78), (86,87)], [(75, 78), (86,89)], [(75, 78), (87,88)], [(75, 78), (88,90)], [(75, 78), (89,90)], [(75, 78), (90,91)], [(76, 77), (0,87)], [(76, 77), (101,102)], [(76, 77), (5,91)], [(76, 77), (70,78)], [(76, 77), (72,73)], [(76, 77), (73,74)], [(76, 77), (74,75)], [(76, 77), (76,83)], [(76, 77), (78,79)], [(76, 77), (79,80)], [(76, 77), (80,81)], [(76, 77), (81,89)], [(76, 77), (82,83)], [(76, 77), (83,84)], [(76, 77), (84,85)], [(76, 77), (84,88)], [(76, 77), (85,86)], [(76, 77), (85,91)], [(76, 77), (86,87)], [(76, 77), (87,88)], [(76, 77), (88,90)], [(76, 77), (89,90)], [(76, 77), (90,91)], [(76, 83), (101,102)], [(76, 83), (72,73)], [(76, 83), (73,74)], [(76, 83), (74,75)], [(76, 83), (78,79)], [(76, 83), (79,80)], [(76, 83), (81,89)], [(76, 83), (83,84)], [(76, 83), (84,85)], [(76, 83), (84,88)], [(76, 83), (86,87)], [(76, 83), (87,88)], [(76, 83), (88,90)], [(76, 83), (90,91)], [(77, 79), (0,87)], [(77, 79), (101,102)], [(77, 79), (5,91)], [(77, 79), (70,78)], [(77, 79), (72,73)], [(77, 79), (73,74)], [(77, 79), (74,75)], [(77, 79), (74,80)], [(77, 79), (75,76)], [(77, 79), (75,78)], [(77, 79), (76,77)], [(77, 79), (76,83)], [(77, 79), (78,79)], [(77, 79), (79,80)], [(77, 79), (80,81)], [(77, 79), (81,89)], [(77, 79), (82,83)], [(77, 79), (82,92)], [(77, 79), (83,84)], [(77, 79), (84,85)], [(77, 79), (84,88)], [(77, 79), (85,86)], [(77, 79), (85,91)], [(77, 79), (86,87)], [(77, 79), (86,89)], [(77, 79), (87,88)], [(77, 79), (88,90)], [(77, 79), (89,90)], [(77, 79), (90,91)], [(78, 79), (101,102)], [(78, 79), (72,73)], [(78, 79), (73,74)], [(78, 79), (74,75)], [(78, 79), (79,80)], [(78, 79), (81,89)], [(78, 79), (84,85)], [(78, 79), (84,88)], [(78, 79), (86,87)], [(78, 79), (87,88)], [(78, 79), (88,90)], [(78, 79), (90,91)], [(79, 80), (72,73)], [(79, 80), (73,74)], [(79, 80), (74,75)], [(79, 80), (81,89)], [(79, 80), (84,85)], [(79, 80), (84,88)], [(79, 80), (86,87)], [(79, 80), (87,88)], [(79, 80), (90,91)], [(8, 16), (1,2)], [(8, 16), (101,102)], [(8, 16), (103,104)], [(8, 16), (11,12)], [(8, 16), (11,15)], [(8, 16), (12,13)], [(8, 16), (13,14)], [(8, 16), (13,16)], [(8, 16), (14,15)], [(8, 16), (15,17)], [(8, 16), (17,18)], [(8, 16), (18,19)], [(8, 16), (2,3)], [(8, 16), (2,5)], [(8, 16), (3,4)], [(8, 16), (6,7)], [(8, 9), (0,87)], [(8, 9), (1,2)], [(8, 9), (101,102)], [(8, 9), (103,104)], [(8, 9), (11,12)], [(8, 9), (11,15)], [(8, 9), (12,13)], [(8, 9), (12,18)], [(8, 9), (13,14)], [(8, 9), (13,16)], [(8, 9), (14,15)], [(8, 9), (15,17)], [(8, 9), (17,18)], [(8, 9), (18,19)], [(8, 9), (2,3)], [(8, 9), (2,5)], [(8, 9), (3,4)], [(8, 9), (4,6)], [(8, 9), (5,91)], [(8, 9), (6,7)], [(8, 9), (8,16)], [(8, 9), (9,10)], [(80, 81), (0,87)], [(80, 81), (101,102)], [(80, 81), (103,104)], [(80, 81), (70,78)], [(80, 81), (72,73)], [(80, 81), (73,74)], [(80, 81), (74,75)], [(80, 81), (76,83)], [(80, 81), (78,79)], [(80, 81), (79,80)], [(80, 81), (81,89)], [(80, 81), (82,83)], [(80, 81), (83,84)], [(80, 81), (84,85)], [(80, 81), (84,88)], [(80, 81), (85,86)], [(80, 81), (85,91)], [(80, 81), (86,87)], [(80, 81), (87,88)], [(80, 81), (88,90)], [(80, 81), (89,90)], [(80, 81), (90,91)], [(81, 82), (0,87)], [(81, 82), (101,102)], [(81, 82), (103,104)], [(81, 82), (5,91)], [(81, 82), (70,78)], [(81, 82), (72,73)], [(81, 82), (73,74)], [(81, 82), (74,75)], [(81, 82), (74,80)], [(81, 82), (75,76)], [(81, 82), (75,78)], [(81, 82), (76,77)], [(81, 82), (76,83)], [(81, 82), (77,79)], [(81, 82), (78,79)], [(81, 82), (79,80)], [(81, 82), (80,81)], [(81, 82), (81,89)], [(81, 82), (82,83)], [(81, 82), (82,92)], [(81, 82), (83,84)], [(81, 82), (84,85)], [(81, 82), (84,88)], [(81, 82), (85,86)], [(81, 82), (85,91)], [(81, 82), (86,87)], [(81, 82), (86,89)], [(81, 82), (87,88)], [(81, 82), (88,90)], [(81, 82), (89,90)], [(81, 82), (90,91)], [(81, 89), (62,103)], [(81, 89), (74,75)], [(81, 89), (84,88)], [(81, 89), (86,87)], [(81, 89), (90,91)], [(82, 83), (0,87)], [(82, 83), (101,102)], [(82, 83), (103,104)], [(82, 83), (72,73)], [(82, 83), (73,74)], [(82, 83), (74,75)], [(82, 83), (76,83)], [(82, 83), (78,79)], [(82, 83), (79,80)], [(82, 83), (81,89)], [(82, 83), (83,84)], [(82, 83), (84,85)], [(82, 83), (84,88)], [(82, 83), (85,86)], [(82, 83), (85,91)], [(82, 83), (86,87)], [(82, 83), (87,88)], [(82, 83), (88,90)], [(82, 83), (89,90)], [(82, 83), (90,91)], [(82, 92), (0,87)], [(82, 92), (101,102)], [(82, 92), (103,104)], [(82, 92), (5,91)], [(82, 92), (70,78)], [(82, 92), (72,73)], [(82, 92), (73,74)], [(82, 92), (74,75)], [(82, 92), (74,80)], [(82, 92), (75,78)], [(82, 92), (76,77)], [(82, 92), (76,83)], [(82, 92), (78,79)], [(82, 92), (79,80)], [(82, 92), (80,81)], [(82, 92), (81,89)], [(82, 92), (82,83)], [(82, 92), (83,84)], [(82, 92), (84,85)], [(82, 92), (84,88)], [(82, 92), (85,86)], [(82, 92), (85,91)], [(82, 92), (86,87)], [(82, 92), (86,89)], [(82, 92), (87,88)], [(82, 92), (88,90)], [(82, 92), (89,90)], [(82, 92), (90,91)], [(83, 84), (101,102)], [(83, 84), (62,103)], [(83, 84), (72,73)], [(83, 84), (73,74)], [(83, 84), (74,75)], [(83, 84), (78,79)], [(83, 84), (79,80)], [(83, 84), (81,89)], [(83, 84), (84,85)], [(83, 84), (84,88)], [(83, 84), (86,87)], [(83, 84), (87,88)], [(83, 84), (88,90)], [(83, 84), (90,91)], [(84, 85), (62,103)], [(84, 85), (72,73)], [(84, 85), (73,74)], [(84, 85), (74,75)], [(84, 85), (81,89)], [(84, 85), (84,88)], [(84, 85), (86,87)], [(84, 85), (87,88)], [(84, 85), (90,91)], [(84, 88), (62,103)], [(84, 88), (86,87)], [(84, 88), (90,91)], [(85, 86), (101,102)], [(85, 86), (103,104)], [(85, 86), (60,104)], [(85, 86), (62,103)], [(85, 86), (72,73)], [(85, 86), (73,74)], [(85, 86), (74,75)], [(85, 86), (76,83)], [(85, 86), (78,79)], [(85, 86), (79,80)], [(85, 86), (81,89)], [(85, 86), (83,84)], [(85, 86), (84,85)], [(85, 86), (84,88)], [(85, 86), (85,91)], [(85, 86), (86,87)], [(85, 86), (87,88)], [(85, 86), (88,90)], [(85, 86), (89,90)], [(85, 86), (90,91)], [(85, 91), (101,102)], [(85, 91), (103,104)], [(85, 91), (60,104)], [(85, 91), (62,103)], [(85, 91), (72,73)], [(85, 91), (73,74)], [(85, 91), (74,75)], [(85, 91), (76,83)], [(85, 91), (78,79)], [(85, 91), (79,80)], [(85, 91), (81,89)], [(85, 91), (83,84)], [(85, 91), (84,85)], [(85, 91), (84,88)], [(85, 91), (86,87)], [(85, 91), (87,88)], [(85, 91), (88,90)], [(85, 91), (90,91)], [(86, 87), (62,103)], [(86, 87), (90,91)], [(86, 89), (0,87)], [(86, 89), (101,102)], [(86, 89), (103,104)], [(86, 89), (5,91)], [(86, 89), (60,104)], [(86, 89), (62,103)], [(86, 89), (70,78)], [(86, 89), (72,73)], [(86, 89), (73,74)], [(86, 89), (74,75)], [(86, 89), (76,77)], [(86, 89), (76,83)], [(86, 89), (78,79)], [(86, 89), (79,80)], [(86, 89), (80,81)], [(86, 89), (81,89)], [(86, 89), (82,83)], [(86, 89), (83,84)], [(86, 89), (84,85)], [(86, 89), (84,88)], [(86, 89), (85,86)], [(86, 89), (85,91)], [(86, 89), (86,87)], [(86, 89), (87,88)], [(86, 89), (88,90)], [(86, 89), (89,90)], [(86, 89), (90,91)], [(87, 88), (62,103)], [(87, 88), (72,73)], [(87, 88), (73,74)], [(87, 88), (74,75)], [(87, 88), (81,89)], [(87, 88), (84,88)], [(87, 88), (86,87)], [(87, 88), (90,91)], [(88, 90), (62,103)], [(88, 90), (72,73)], [(88, 90), (73,74)], [(88, 90), (74,75)], [(88, 90), (79,80)], [(88, 90), (81,89)], [(88, 90), (84,85)], [(88, 90), (84,88)], [(88, 90), (86,87)], [(88, 90), (87,88)], [(88, 90), (90,91)], [(89, 90), (101,102)], [(89, 90), (103,104)], [(89, 90), (60,104)], [(89, 90), (62,103)], [(89, 90), (72,73)], [(89, 90), (73,74)], [(89, 90), (74,75)], [(89, 90), (76,83)], [(89, 90), (78,79)], [(89, 90), (79,80)], [(89, 90), (81,89)], [(89, 90), (83,84)], [(89, 90), (84,85)], [(89, 90), (84,88)], [(89, 90), (85,91)], [(89, 90), (86,87)], [(89, 90), (87,88)], [(89, 90), (88,90)], [(89, 90), (90,91)], [(9, 10), (1,2)], [(9, 10), (101,102)], [(9, 10), (103,104)], [(9, 10), (11,12)], [(9, 10), (11,15)], [(9, 10), (12,13)], [(9, 10), (13,14)], [(9, 10), (13,16)], [(9, 10), (14,15)], [(9, 10), (15,17)], [(9, 10), (17,18)], [(9, 10), (18,19)], [(9, 10), (2,3)], [(9, 10), (2,5)], [(9, 10), (3,4)], [(9, 10), (6,7)], [(9, 10), (8,16)], [(9, 30), (0,87)], [(9, 30), (1,2)], [(9, 30), (101,102)], [(9, 30), (103,104)], [(9, 30), (11,12)], [(9, 30), (11,15)], [(9, 30), (12,13)], [(9, 30), (12,18)], [(9, 30), (13,14)], [(9, 30), (13,16)], [(9, 30), (14,15)], [(9, 30), (15,17)], [(9, 30), (17,18)], [(9, 30), (18,19)], [(9, 30), (2,3)], [(9, 30), (2,5)], [(9, 30), (3,10)], [(9, 30), (3,4)], [(9, 30), (4,6)], [(9, 30), (5,6)], [(9, 30), (5,91)], [(9, 30), (6,7)], [(9, 30), (8,16)], [(9, 30), (8,9)], [(9, 30), (9,10)], [(90, 91), (62,103)], [(92, 105), (101,102)], [(92, 105), (103,104)], [(93, 100), (0,87)], [(93, 100), (1,2)], [(93, 100), (100,101)], [(93, 100), (101,102)], [(93, 100), (103,104)], [(93, 100), (2,3)], [(93, 100), (2,5)], [(93, 100), (3,10)], [(93, 100), (3,4)], [(93, 100), (4,6)], [(93, 100), (5,6)], [(93, 100), (5,91)], [(93, 100), (6,7)], [(93, 100), (95,96)], [(93, 100), (96,101)], [(93, 100), (99,100)], [(93, 94), (1,2)], [(93, 94), (101,102)], [(93, 94), (3,4)], [(93, 94), (6,7)], [(93, 94), (97,98)], [(94, 102), (1,2)], [(94, 102), (101,102)], [(94, 102), (3,4)], [(94, 102), (6,7)], [(94, 102), (93,94)], [(94, 102), (97,98)], [(94, 102), (98,102)], [(94, 95), (0,87)], [(94, 95), (1,2)], [(94, 95), (101,102)], [(94, 95), (103,104)], [(94, 95), (2,3)], [(94, 95), (2,5)], [(94, 95), (3,10)], [(94, 95), (3,4)], [(94, 95), (4,6)], [(94, 95), (5,6)], [(94, 95), (5,91)], [(94, 95), (6,7)], [(94, 95), (93,94)], [(94, 95), (94,102)], [(94, 95), (97,98)], [(94, 95), (98,102)], [(94, 95), (98,99)], [(95, 96), (0,87)], [(95, 96), (1,2)], [(95, 96), (100,101)], [(95, 96), (101,102)], [(95, 96), (103,104)], [(95, 96), (2,3)], [(95, 96), (2,5)], [(95, 96), (3,4)], [(95, 96), (4,6)], [(95, 96), (5,91)], [(95, 96), (6,7)], [(95, 96), (96,101)], [(95, 96), (99,100)], [(96, 101), (1,2)], [(96, 101), (100,101)], [(96, 101), (101,102)], [(96, 101), (103,104)], [(96, 101), (3,4)], [(96, 101), (6,7)], [(96, 101), (99,100)], [(96, 97), (0,4)], [(96, 97), (0,87)], [(96, 97), (1,2)], [(96, 97), (100,101)], [(96, 97), (101,102)], [(96, 97), (103,104)], [(96, 97), (2,3)], [(96, 97), (2,5)], [(96, 97), (3,10)], [(96, 97), (3,4)], [(96, 97), (4,6)], [(96, 97), (5,6)], [(96, 97), (5,91)], [(96, 97), (6,7)], [(96, 97), (93,100)], [(96, 97), (95,96)], [(96, 97), (96,101)], [(96, 97), (99,100)], [(98, 102), (1,2)], [(98, 102), (101,102)], [(98, 102), (3,4)], [(98, 102), (6,7)], [(98, 102), (93,94)], [(98, 102), (97,98)], [(98, 99), (0,87)], [(98, 99), (1,2)], [(98, 99), (101,102)], [(98, 99), (103,104)], [(98, 99), (2,3)], [(98, 99), (2,5)], [(98, 99), (3,10)], [(98, 99), (3,4)], [(98, 99), (4,6)], [(98, 99), (5,6)], [(98, 99), (5,91)], [(98, 99), (6,7)], [(98, 99), (93,94)], [(98, 99), (94,102)], [(98, 99), (97,98)], [(98, 99), (98,102)]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4" office:value-type="string" calcext:value-type="string">
            <text:p>3WJ2QA.116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, 1, 2, 3, 4, 5, 6, 7, 8, 9, 10, 11, 12, 13, 14, 15, 16, 17, 18, 19, 20, 21, 22, 23, 24, 25, 26, 27, 28, 29, 31, 32, 33, 34, 35, 36, 37, 38, 39, 40, 41, 42, 43, 44, 45, 46, 47, 48, 49, 50, 51, 52, 53, 54, 55, 56, 57, 58, 59, 60, 62, 63, 64, 65, 66, 67, 68, 69, 70, 71, 72, 73, 74, 75, 76, 77, 78, 79, 80, 81, 82, 83, 84, 85, 86, 87, 88, 89, 90, 91, 93, 94, 95, 96, 97, 98, 99, 100, 101, 102, 103, 104, 105, 106, 107, 108, 109, 110, 111, 112, 113, 114, 115</text:p>
          </table:table-cell>
          <table:table-cell office:value-type="float" office:value="2475" calcext:value-type="float">
            <text:p>2475</text:p>
          </table:table-cell>
          <table:table-cell office:value-type="string" calcext:value-type="string">
            <text:p>(0,1), (0,2), (0,3), (0,4), (0,5), (0,6), (0,7), (0,8), (0,9), (0,10), (0,11), (0,12), (0,13), (0,14), (0,15), (0,16), (0,17), (0,18), (0,94), (0,96), (0,98), (0,100), (0,101), (0,102), (0,113), (0,114), (1,2), (1,3), (1,4), (1,5), (1,6), (1,7), (1,8), (1,9), (1,10), (1,11), (1,12), (1,13), (1,14), (1,15), (1,16), (1,17), (1,18), (1,94), (1,96), (1,98), (1,100), (1,101), (1,102), (1,113), (1,114), (2,3), (2,4), (2,5), (2,6), (2,7), (2,8), (2,9), (2,10), (2,11), (2,12), (2,13), (2,14), (2,15), (2,16), (2,17), (2,18), (2,94), (2,96), (2,98), (2,100), (2,101), (2,102), (2,113), (2,114), (3,4), (3,5), (3,6), (3,7), (3,8), (3,9), (3,10), (3,11), (3,12), (3,13), (3,14), (3,15), (3,16), (3,17), (3,18), (3,94), (3,96), (3,98), (3,100), (3,101), (3,102), (3,113), (3,114), (4,5), (4,6), (4,7), (4,8), (4,9), (4,10), (4,11), (4,12), (4,13), (4,14), (4,15), (4,16), (4,17), (4,18), (4,94), (4,96), (4,98), (4,100), (4,101), (4,102), (4,113), (4,114), (5,6), (5,7), (5,8), (5,9), (5,10), (5,11), (5,12), (5,13), (5,14), (5,15), (5,16), (5,17), (5,18), (5,94), (5,96), (5,98), (5,100), (5,101), (5,102), (5,113), (5,114), (6,7), (6,8), (6,9), (6,10), (6,11), (6,12), (6,13), (6,14), (6,15), (6,16), (6,17), (6,18), (6,94), (6,96), (6,98), (6,100), (6,101), (6,102), (6,113), (6,114), (7,8), (7,9), (7,10), (7,11), (7,12), (7,13), (7,14), (7,15), (7,16), (7,17), (7,18), (7,94), (7,96), (7,98), (7,100), (7,101), (7,102), (7,113), (7,114), (8,9), (8,10), (8,11), (8,12), (8,13), (8,14), (8,15), (8,16), (8,17), (8,18), (8,94), (8,96), (8,98), (8,100), (8,101), (8,102), (8,113), (8,114), (9,10), (9,11), (9,12), (9,13), (9,14), (9,15), (9,16), (9,17), (9,18), (9,93), (9,94), (9,95), (9,96), (9,97), (9,98), (9,99), (9,100), (9,101), (9,102), (9,113), (9,114), (10,11), (10,12), (10,13), (10,14), (10,15), (10,16), (10,17), (10,18), (10,94), (10,96), (10,98), (10,100), (10,101), (10,102), (10,113), (10,114), (11,12), (11,13), (11,14), (11,15), (11,16), (11,17), (11,18), (11,19), (11,20), (11,21), (11,22), (11,23), (11,24), (11,25), (11,26), (11,27), (11,28), (11,29), (11,93), (11,94), (11,95), (11,96), (11,97), (11,98), (11,99), (11,100), (11,101), (11,102), (11,104), (11,106), (11,108), (11,110), (11,111), (11,112), (11,113), (11,114), (11,115), (12,13), (12,14), (12,15), (12,16), (12,17), (12,18), (12,19), (12,20), (12,21), (12,22), (12,23), (12,24), (12,25), (12,26), (12,27), (12,28), (12,29), (12,93), (12,94), (12,95), (12,96), (12,97), (12,98), (12,99), (12,100), (12,101), (12,102), (12,104), (12,106), (12,108), (12,110), (12,111), (12,112), (12,113), (12,114), (12,115), (13,14), (13,15), (13,16), (13,17), (13,18), (13,19), (13,20), (13,21), (13,22), (13,23), (13,24), (13,25), (13,26), (13,27), (13,28), (13,29), (13,93), (13,94), (13,95), (13,96), (13,97), (13,98), (13,99), (13,100), (13,101), (13,102), (13,104), (13,106), (13,108), (13,110), (13,111), (13,112), (13,113), (13,114), (13,115), (14,15), (14,16), (14,17), (14,18), (14,19), (14,20), (14,21), (14,22), (14,23), (14,24), (14,25), (14,26), (14,27), (14,28), (14,29), (14,93), (14,94), (14,95), (14,96), (14,97), (14,98), (14,99), (14,100), (14,101), (14,102), (14,104), (14,106), (14,108), (14,110), (14,111), (14,112), (14,113), (14,114), (14,115), (15,16), (15,17), (15,18), (15,19), (15,20), (15,21), (15,22), (15,23), (15,24), (15,25), (15,26), (15,27), (15,28), (15,29), (15,93), (15,94), (15,95), (15,96), (15,97), (15,98), (15,99), (15,100), (15,101), (15,102), (15,104), (15,106), (15,108), (15,110), (15,111), (15,112), (15,113), (15,114), (15,115), (16,17), (16,18), (16,19), (16,20), (16,21), (16,22), (16,23), (16,24), (16,25), (16,26), (16,27), (16,28), (16,29), (16,93), (16,94), (16,95), (16,96), (16,97), (16,98), (16,99), (16,100), (16,101), (16,102), (16,104), (16,106), (16,108), (16,110), (16,111), (16,112), (16,113), (16,114), (16,115), (17,18), (17,19), (17,20), (17,21), (17,22), (17,23), (17,24), (17,25), (17,26), (17,27), (17,28), (17,29), (17,93), (17,94), (17,95), (17,96), (17,97), (17,98), (17,99), (17,100), (17,101), (17,102), (17,104), (17,106), (17,108), (17,110), (17,111), (17,112), (17,113), (17,114), (17,115), (18,19), (18,20), (18,21), (18,22), (18,23), (18,24), (18,25), (18,26), (18,27), (18,28), (18,29), (18,93), (18,94), (18,95), (18,96), (18,97), (18,98), (18,99), (18,100), (18,101), (18,102), (18,104), (18,106), (18,108), (18,110), (18,111), (18,112), (18,113), (18,114), (18,115), (19,20), (19,21), (19,22), (19,23), (19,24), (19,25), (19,26), (19,27), (19,28), (19,29), (19,93), (19,94), (19,95), (19,96), (19,97), (19,98), (19,99), (19,100), (19,101), (19,102), (19,113), (19,114), (20,21), (20,22), (20,23), (20,24), (20,25), (20,26), (20,27), (20,28), (20,29), (20,93), (20,94), (20,95), (20,96), (20,97), (20,98), (20,99), (20,100), (20,101), (20,102), (20,113), (20,114), (21,22), (21,23), (21,24), (21,25), (21,26), (21,27), (21,28), (21,29), (21,93), (21,94), (21,95), (21,96), (21,97), (21,98), (21,99), (21,100), (21,101), (21,102), (21,113), (21,114), (22,23), (22,24), (22,25), (22,26), (22,27), (22,28), (22,29), (22,93), (22,94), (22,95), (22,96), (22,97), (22,98), (22,99), (22,100), (22,101), (22,102), (22,113), (22,114), (23,24), (23,25), (23,26), (23,27), (23,28), (23,29), (23,93), (23,94), (23,95), (23,96), (23,97), (23,98), (23,99), (23,100), (23,101), (23,102), (23,113), (23,114), (24,25), (24,26), (24,27), (24,28), (24,29), (24,93), (24,94), (24,95), (24,96), (24,97), (24,98), (24,99), (24,100), (24,101), (24,102), (24,113), (24,114), (25,26), (25,27), (25,28), (25,29), (25,93), (25,94), (25,95), (25,96), (25,97), (25,98), (25,99), (25,100), (25,101), (25,102), (25,113), (25,114), (26,27), (26,28), (26,29), (26,93), (26,94), (26,95), (26,96), (26,97), (26,98), (26,99), (26,100), (26,101), (26,102), (26,113), (26,114), (27,28), (27,29), (27,93), (27,94), (27,95), (27,96), (27,97), (27,98), (27,99), (27,100), (27,101), (27,102), (27,113), (27,114), (28,29), (28,93), (28,94), (28,95), (28,96), (28,97), (28,98), (28,99), (28,100), (28,101), (28,102), (28,113), (28,114), (29,93), (29,94), (29,95), (29,96), (29,97), (29,98), (29,99), (29,100), (29,101), (29,102), (29,113), (29,114), (31,32), (31,33), (31,34), (31,35), (31,36), (31,37), (31,38), (31,39), (31,40), (31,41), (31,42), (31,43), (31,44), (31,45), (31,46), (31,47), (31,48), (31,49), (31,93), (31,94), (31,95), (31,96), (31,97), (31,98), (31,99), (31,100), (31,101), (31,102), (31,104), (31,106), (31,108), (31,110), (31,111), (31,112), (32,33), (32,34), (32,35), (32,36), (32,37), (32,38), (32,39), (32,40), (32,41), (32,42), (32,43), (32,44), (32,45), (32,46), (32,47), (32,48), (32,49), (32,93), (32,94), (32,95), (32,96), (32,97), (32,98), (32,99), (32,100), (32,101), (32,102), (32,104), (32,106), (32,108), (32,110), (32,111), (32,112), (33,34), (33,35), (33,36), (33,37), (33,38), (33,39), (33,40), (33,41), (33,42), (33,43), (33,44), (33,45), (33,46), (33,47), (33,48), (33,49), (33,93), (33,94), (33,95), (33,96), (33,97), (33,98), (33,99), (33,100), (33,101), (33,102), (33,104), (33,106), (33,108), (33,110), (33,111), (33,112), (34,35), (34,36), (34,37), (34,38), (34,39), (34,40), (34,41), (34,42), (34,43), (34,44), (34,45), (34,46), (34,47), (34,48), (34,49), (34,93), (34,94), (34,95), (34,96), (34,97), (34,98), (34,99), (34,100), (34,101), (34,102), (34,104), (34,106), (34,108), (34,110), (34,111), (34,112), (35,36), (35,37), (35,38), (35,39), (35,40), (35,41), (35,42), (35,43), (35,44), (35,45), (35,46), (35,47), (35,48), (35,49), (35,93), (35,94), (35,95), (35,96), (35,97), (35,98), (35,99), (35,100), (35,101), (35,102), (35,104), (35,106), (35,108), (35,110), (35,111), (35,112), (36,37), (36,38), (36,39), (36,40), (36,41), (36,42), (36,43), (36,44), (36,45), (36,46), (36,47), (36,48), (36,49), (36,93), (36,94), (36,95), (36,96), (36,97), (36,98), (36,99), (36,100), (36,101), (36,102), (36,104), (36,106), (36,108), (36,110), (36,111), (36,112), (37,38), (37,39), (37,40), (37,41), (37,42), (37,43), (37,44), (37,45), (37,46), (37,47), (37,48), (37,49), (37,93), (37,94), (37,95), (37,96), (37,97), (37,98), (37,99), (37,100), (37,101), (37,102), (37,104), (37,106), (37,108), (37,110), (37,111), (37,112), (38,39), (38,40), (38,41), (38,42), (38,43), (38,44), (38,45), (38,46), (38,47), (38,48), (38,49), (38,93), (38,94), (38,95), (38,96), (38,97), (38,98), (38,99), (38,100), (38,101), (38,102), (38,104), (38,106), (38,108), (38,110), (38,111), (38,112), (39,40), (39,41), (39,42), (39,43), (39,44), (39,45), (39,46), (39,47), (39,48), (39,49), (39,93), (39,94), (39,95), (39,96), (39,97), (39,98), (39,99), (39,100), (39,101), (39,102), (39,104), (39,106), (39,108), (39,110), (39,111), (39,112), (40,41), (40,42), (40,43), (40,44), (40,45), (40,46), (40,47), (40,48), (40,49), (40,93), (40,94), (40,95), (40,96), (40,97), (40,98), (40,99), (40,100), (40,101), (40,102), (40,103), (40,104), (40,105), (40,106), (40,107), (40,108), (40,109), (40,110), (40,111), (40,112), (41,42), (41,43), (41,44), (41,45), (41,46), (41,47), (41,48), (41,49), (41,93), (41,94), (41,95), (41,96), (41,97), (41,98), (41,99), (41,100), (41,101), (41,102), (41,104), (41,106), (41,108), (41,110), (41,111), (41,112), (42,43), (42,44), (42,45), (42,46), (42,47), (42,48), (42,49), (42,50), (42,51), (42,52), (42,53), (42,54), (42,55), (42,56), (42,57), (42,58), (42,59), (42,60), (42,93), (42,94), (42,95), (42,96), (42,97), (42,98), (42,99), (42,100), (42,101), (42,102), (42,103), (42,104), (42,105), (42,106), (42,107), (42,108), (42,109), (42,110), (42,111), (42,112), (42,113), (42,114), (42,115), (43,44), (43,45), (43,46), (43,47), (43,48), (43,49), (43,50), (43,51), (43,52), (43,53), (43,54), (43,55), (43,56), (43,57), (43,58), (43,59), (43,60), (43,93), (43,94), (43,95), (43,96), (43,97), (43,98), (43,99), (43,100), (43,101), (43,102), (43,103), (43,104), (43,105), (43,106), (43,107), (43,108), (43,109), (43,110), (43,111), (43,112), (43,113), (43,114), (43,115), (44,45), (44,46), (44,47), (44,48), (44,49), (44,50), (44,51), (44,52), (44,53), (44,54), (44,55), (44,56), (44,57), (44,58), (44,59), (44,60), (44,93), (44,94), (44,95), (44,96), (44,97), (44,98), (44,99), (44,100), (44,101), (44,102), (44,103), (44,104), (44,105), (44,106), (44,107), (44,108), (44,109), (44,110), (44,111), (44,112), (44,113), (44,114), (44,115), (45,46), (45,47), (45,48), (45,49), (45,50), (45,51), (45,52), (45,53), (45,54), (45,55), (45,56), (45,57), (45,58), (45,59), (45,60), (45,93), (45,94), (45,95), (45,96), (45,97), (45,98), (45,99), (45,100), (45,101), (45,102), (45,103), (45,104), (45,105), (45,106), (45,107), (45,108), (45,109), (45,110), (45,111), (45,112), (45,113), (45,114), (45,115), (46,47), (46,48), (46,49), (46,50), (46,51), (46,52), (46,53), (46,54), (46,55), (46,56), (46,57), (46,58), (46,59), (46,60), (46,93), (46,94), (46,95), (46,96), (46,97), (46,98), (46,99), (46,100), (46,101), (46,102), (46,103), (46,104), (46,105), (46,106), (46,107), (46,108), (46,109), (46,110), (46,111), (46,112), (46,113), (46,114), (46,115), (47,48), (47,49), (47,50), (47,51), (47,52), (47,53), (47,54), (47,55), (47,56), (47,57), (47,58), (47,59), (47,60), (47,93), (47,94), (47,95), (47,96), (47,97), (47,98), (47,99), (47,100), (47,101), (47,102), (47,103), (47,104), (47,105), (47,106), (47,107), (47,108), (47,109), (47,110), (47,111), (47,112), (47,113), (47,114), (47,115), (48,49), (48,50), (48,51), (48,52), (48,53), (48,54), (48,55), (48,56), (48,57), (48,58), (48,59), (48,60), (48,93), (48,94), (48,95), (48,96), (48,97), (48,98), (48,99), (48,100), (48,101), (48,102), (48,103), (48,104), (48,105), (48,106), (48,107), (48,108), (48,109), (48,110), (48,111), (48,112), (48,113), (48,114), (48,115), (49,50), (49,51), (49,52), (49,53), (49,54), (49,55), (49,56), (49,57), (49,58), (49,59), (49,60), (49,93), (49,94), (49,95), (49,96), (49,97), (49,98), (49,99), (49,100), (49,101), (49,102), (49,103), (49,104), (49,105), (49,106), (49,107), (49,108), (49,109), (49,110), (49,111), (49,112), (49,113), (49,114), (49,115), (50,51), (50,52), (50,53), (50,54), (50,55), (50,56), (50,57), (50,58), (50,59), (50,60), (50,94), (50,96), (50,98), (50,100), (50,101), (50,102), (50,103), (50,104), (50,105), (50,106), (50,107), (50,108), (50,109), (50,110), (50,111), (50,112), (51,52), (51,53), (51,54), (51,55), (51,56), (51,57), (51,58), (51,59), (51,60), (51,93), (51,94), (51,95), (51,96), (51,97), (51,98), (51,99), (51,100), (51,101), (51,102), (51,103), (51,104), (51,105), (51,106), (51,107), (51,108), (51,109), (51,110), (51,111), (51,112), (52,53), (52,54), (52,55), (52,56), (52,57), (52,58), (52,59), (52,60), (52,94), (52,96), (52,98), (52,100), (52,101), (52,102), (52,103), (52,104), (52,105), (52,106), (52,107), (52,108), (52,109), (52,110), (52,111), (52,112), (53,54), (53,55), (53,56), (53,57), (53,58), (53,59), (53,60), (53,94), (53,96), (53,98), (53,100), (53,101), (53,102), (53,103), (53,104), (53,105), (53,106), (53,107), (53,108), (53,109), (53,110), (53,111), (53,112), (54,55), (54,56), (54,57), (54,58), (54,59), (54,60), (54,94), (54,96), (54,98), (54,100), (54,101), (54,102), (54,103), (54,104), (54,105), (54,106), (54,107), (54,108), (54,109), (54,110), (54,111), (54,112), (55,56), (55,57), (55,58), (55,59), (55,60), (55,94), (55,96), (55,98), (55,100), (55,101), (55,102), (55,103), (55,104), (55,105), (55,106), (55,107), (55,108), (55,109), (55,110), (55,111), (55,112), (56,57), (56,58), (56,59), (56,60), (56,94), (56,96), (56,98), (56,100), (56,101), (56,102), (56,103), (56,104), (56,105), (56,106), (56,107), (56,108), (56,109), (56,110), (56,111), (56,112), (57,58), (57,59), (57,60), (57,94), (57,96), (57,98), (57,100), (57,101), (57,102), (57,103), (57,104), (57,105), (57,106), (57,107), (57,108), (57,109), (57,110), (57,111), (57,112), (58,59), (58,60), (58,94), (58,96), (58,98), (58,100), (58,101), (58,102), (58,103), (58,104), (58,105), (58,106), (58,107), (58,108), (58,109), (58,110), (58,111), (58,112), (59,60), (59,94), (59,96), (59,98), (59,100), (59,101), (59,102), (59,103), (59,104), (59,105), (59,106), (59,107), (59,108), (59,109), (59,110), (59,111), (59,112), (60,94), (60,96), (60,98), (60,100), (60,101), (60,102), (60,103), (60,104), (60,105), (60,106), (60,107), (60,108), (60,109), (60,110), (60,111), (60,112), (62,63), (62,64), (62,65), (62,66), (62,67), (62,68), (62,69), (62,70), (62,71), (62,72), (62,73), (62,74), (62,75), (62,76), (62,77), (62,78), (62,79), (62,80), (62,103), (62,104), (62,105), (62,106), (62,107), (62,108), (62,109), (62,110), (62,111), (62,112), (62,113), (62,114), (63,64), (63,65), (63,66), (63,67), (63,68), (63,69), (63,70), (63,71), (63,72), (63,73), (63,74), (63,75), (63,76), (63,77), (63,78), (63,79), (63,80), (63,103), (63,104), (63,105), (63,106), (63,107), (63,108), (63,109), (63,110), (63,111), (63,112), (63,113), (63,114), (64,65), (64,66), (64,67), (64,68), (64,69), (64,70), (64,71), (64,72), (64,73), (64,74), (64,75), (64,76), (64,77), (64,78), (64,79), (64,80), (64,103), (64,104), (64,105), (64,106), (64,107), (64,108), (64,109), (64,110), (64,111), (64,112), (64,113), (64,114), (65,66), (65,67), (65,68), (65,69), (65,70), (65,71), (65,72), (65,73), (65,74), (65,75), (65,76), (65,77), (65,78), (65,79), (65,80), (65,103), (65,104), (65,105), (65,106), (65,107), (65,108), (65,109), (65,110), (65,111), (65,112), (65,113), (65,114), (66,67), (66,68), (66,69), (66,70), (66,71), (66,72), (66,73), (66,74), (66,75), (66,76), (66,77), (66,78), (66,79), (66,80), (66,103), (66,104), (66,105), (66,106), (66,107), (66,108), (66,109), (66,110), (66,111), (66,112), (66,113), (66,114), (67,68), (67,69), (67,70), (67,71), (67,72), (67,73), (67,74), (67,75), (67,76), (67,77), (67,78), (67,79), (67,80), (67,103), (67,104), (67,105), (67,106), (67,107), (67,108), (67,109), (67,110), (67,111), (67,112), (67,113), (67,114), (68,69), (68,70), (68,71), (68,72), (68,73), (68,74), (68,75), (68,76), (68,77), (68,78), (68,79), (68,80), (68,103), (68,104), (68,105), (68,106), (68,107), (68,108), (68,109), (68,110), (68,111), (68,112), (68,113), (68,114), (69,70), (69,71), (69,72), (69,73), (69,74), (69,75), (69,76), (69,77), (69,78), (69,79), (69,80), (69,103), (69,104), (69,105), (69,106), (69,107), (69,108), (69,109), (69,110), (69,111), (69,112), (69,113), (69,114), (70,71), (70,72), (70,73), (70,74), (70,75), (70,76), (70,77), (70,78), (70,79), (70,80), (70,103), (70,104), (70,105), (70,106), (70,107), (70,108), (70,109), (70,110), (70,111), (70,112), (70,113), (70,114), (71,72), (71,73), (71,74), (71,75), (71,76), (71,77), (71,78), (71,79), (71,80), (71,103), (71,104), (71,105), (71,106), (71,107), (71,108), (71,109), (71,110), (71,111), (71,112), (71,113), (71,114), (72,73), (72,74), (72,75), (72,76), (72,77), (72,78), (72,79), (72,80), (72,103), (72,104), (72,105), (72,106), (72,107), (72,108), (72,109), (72,110), (72,111), (72,112), (72,113), (72,114), (73,74), (73,75), (73,76), (73,77), (73,78), (73,79), (73,80), (73,81), (73,82), (73,83), (73,84), (73,85), (73,86), (73,87), (73,88), (73,89), (73,90), (73,91), (73,94), (73,96), (73,98), (73,100), (73,101), (73,102), (73,103), (73,104), (73,105), (73,106), (73,107), (73,108), (73,109), (73,110), (73,111), (73,112), (73,113), (73,114), (73,115), (74,75), (74,76), (74,77), (74,78), (74,79), (74,80), (74,81), (74,82), (74,83), (74,84), (74,85), (74,86), (74,87), (74,88), (74,89), (74,90), (74,91), (74,94), (74,96), (74,98), (74,100), (74,101), (74,102), (74,103), (74,104), (74,105), (74,106), (74,107), (74,108), (74,109), (74,110), (74,111), (74,112), (74,113), (74,114), (74,115), (75,76), (75,77), (75,78), (75,79), (75,80), (75,81), (75,82), (75,83), (75,84), (75,85), (75,86), (75,87), (75,88), (75,89), (75,90), (75,91), (75,94), (75,96), (75,98), (75,100), (75,101), (75,102), (75,103), (75,104), (75,105), (75,106), (75,107), (75,108), (75,109), (75,110), (75,111), (75,112), (75,113), (75,114), (75,115), (76,77), (76,78), (76,79), (76,80), (76,81), (76,82), (76,83), (76,84), (76,85), (76,86), (76,87), (76,88), (76,89), (76,90), (76,91), (76,94), (76,96), (76,98), (76,100), (76,101), (76,102), (76,103), (76,104), (76,105), (76,106), (76,107), (76,108), (76,109), (76,110), (76,111), (76,112), (76,113), (76,114), (76,115), (77,78), (77,79), (77,80), (77,81), (77,82), (77,83), (77,84), (77,85), (77,86), (77,87), (77,88), (77,89), (77,90), (77,91), (77,94), (77,96), (77,98), (77,100), (77,101), (77,102), (77,103), (77,104), (77,105), (77,106), (77,107), (77,108), (77,109), (77,110), (77,111), (77,112), (77,113), (77,114), (77,115), (78,79), (78,80), (78,81), (78,82), (78,83), (78,84), (78,85), (78,86), (78,87), (78,88), (78,89), (78,90), (78,91), (78,94), (78,96), (78,98), (78,100), (78,101), (78,102), (78,103), (78,104), (78,105), (78,106), (78,107), (78,108), (78,109), (78,110), (78,111), (78,112), (78,113), (78,114), (78,115), (79,80), (79,81), (79,82), (79,83), (79,84), (79,85), (79,86), (79,87), (79,88), (79,89), (79,90), (79,91), (79,94), (79,96), (79,98), (79,100), (79,101), (79,102), (79,103), (79,104), (79,105), (79,106), (79,107), (79,108), (79,109), (79,110), (79,111), (79,112), (79,113), (79,114), (79,115), (80,81), (80,82), (80,83), (80,84), (80,85), (80,86), (80,87), (80,88), (80,89), (80,90), (80,91), (80,94), (80,96), (80,98), (80,100), (80,101), (80,102), (80,103), (80,104), (80,105), (80,106), (80,107), (80,108), (80,109), (80,110), (80,111), (80,112), (80,113), (80,114), (80,115), (81,82), (81,83), (81,84), (81,85), (81,86), (81,87), (81,88), (81,89), (81,90), (81,91), (81,104), (81,106), (81,108), (81,110), (81,111), (81,112), (81,113), (81,114), (82,83), (82,84), (82,85), (82,86), (82,87), (82,88), (82,89), (82,90), (82,91), (82,103), (82,104), (82,105), (82,106), (82,107), (82,108), (82,109), (82,110), (82,111), (82,112), (82,113), (82,114), (83,84), (83,85), (83,86), (83,87), (83,88), (83,89), (83,90), (83,91), (83,104), (83,106), (83,108), (83,110), (83,111), (83,112), (83,113), (83,114), (84,85), (84,86), (84,87), (84,88), (84,89), (84,90), (84,91), (84,104), (84,106), (84,108), (84,110), (84,111), (84,112), (84,113), (84,114), (85,86), (85,87), (85,88), (85,89), (85,90), (85,91), (85,104), (85,106), (85,108), (85,110), (85,111), (85,112), (85,113), (85,114), (86,87), (86,88), (86,89), (86,90), (86,91), (86,104), (86,106), (86,108), (86,110), (86,111), (86,112), (86,113), (86,114), (87,88), (87,89), (87,90), (87,91), (87,104), (87,106), (87,108), (87,110), (87,111), (87,112), (87,113), (87,114), (88,89), (88,90), (88,91), (88,104), (88,106), (88,108), (88,110), (88,111), (88,112), (88,113), (88,114), (89,90), (89,91), (89,104), (89,106), (89,108), (89,110), (89,111), (89,112), (89,113), (89,114), (90,91), (90,104), (90,106), (90,108), (90,110), (90,111), (90,112), (90,113), (90,114), (91,104), (91,106), (91,108), (91,110), (91,111), (91,112), (91,113), (91,114), (93,94), (93,95), (93,96), (93,97), (93,98), (93,99), (93,100), (93,101), (93,102), (93,104), (93,106), (93,108), (93,110), (93,111), (93,112), (93,113), (93,114), (93,115), (94,95), (94,96), (94,97), (94,98), (94,99), (94,100), (94,101), (94,102), (94,103), (94,104), (94,105), (94,106), (94,107), (94,108), (94,109), (94,110), (94,111), (94,112), (94,113), (94,114), (94,115), (95,96), (95,97), (95,98), (95,99), (95,100), (95,101), (95,102), (95,104), (95,106), (95,108), (95,110), (95,111), (95,112), (95,113), (95,114), (95,115), (96,97), (96,98), (96,99), (96,100), (96,101), (96,102), (96,103), (96,104), (96,105), (96,106), (96,107), (96,108), (96,109), (96,110), (96,111), (96,112), (96,113), (96,114), (96,115), (97,98), (97,99), (97,100), (97,101), (97,102), (97,104), (97,106), (97,108), (97,110), (97,111), (97,112), (97,113), (97,114), (97,115), (98,99), (98,100), (98,101), (98,102), (98,103), (98,104), (98,105), (98,106), (98,107), (98,108), (98,109), (98,110), (98,111), (98,112), (98,113), (98,114), (98,115), (99,100), (99,101), (99,102), (99,104), (99,106), (99,108), (99,110), (99,111), (99,112), (99,113), (99,114), (99,115), (100,101), (100,102), (100,103), (100,104), (100,105), (100,106), (100,107), (100,108), (100,109), (100,110), (100,111), (100,112), (100,113), (100,114), (100,115), (101,102), (101,103), (101,104), (101,105), (101,106), (101,107), (101,108), (101,109), (101,110), (101,111), (101,112), (101,113), (101,114), (101,115), (102,103), (102,104), (102,105), (102,106), (102,107), (102,108), (102,109), (102,110), (102,111), (102,112), (102,113), (102,114), (102,115), (103,104), (103,105), (103,106), (103,107), (103,108), (103,109), (103,110), (103,111), (103,112), (103,113), (103,114), (103,115), (104,105), (104,106), (104,107), (104,108), (104,109), (104,110), (104,111), (104,112), (104,113), (104,114), (104,115), (105,106), (105,107), (105,108), (105,109), (105,110), (105,111), (105,112), (105,113), (105,114), (105,115), (106,107), (106,108), (106,109), (106,110), (106,111), (106,112), (106,113), (106,114), (106,115), (107,108), (107,109), (107,110), (107,111), (107,112), (107,113), (107,114), (107,115), (108,109), (108,110), (108,111), (108,112), (108,113), (108,114), (108,115), (109,110), (109,111), (109,112), (109,113), (109,114), (109,115), (110,111), (110,112), (110,113), (110,114), (110,115), (111,112), (111,113), (111,114), (111,115), (112,113), (112,114), (112,115), (113,114), (113,115), (114,115)</text:p>
          </table:table-cell>
          <table:table-cell table:style-name="ce19" office:value-type="float" office:value="7374" calcext:value-type="float">
            <text:p>7374</text:p>
          </table:table-cell>
          <table:table-cell office:value-type="string" calcext:value-type="string">
            <text:p>[(0, 1), (0,113)], [(0, 1), (0,4)], [(0, 1), (1,2)], [(0, 1), (10,11)], [(0, 1), (100,101)], [(0, 1), (101,102)], [(0, 1), (11,12)], [(0, 1), (11,15)], [(0, 1), (111,112)], [(0, 1), (113,114)], [(0, 1), (12,13)], [(0, 1), (12,18)], [(0, 1), (13,14)], [(0, 1), (13,16)], [(0, 1), (14,15)], [(0, 1), (14,21)], [(0, 1), (15,17)], [(0, 1), (16,17)], [(0, 1), (17,18)], [(0, 1), (18,19)], [(0, 1), (2,3)], [(0, 1), (2,5)], [(0, 1), (25,93)], [(0, 1), (29,97)], [(0, 1), (3,10)], [(0, 1), (3,4)], [(0, 1), (31,95)], [(0, 1), (36,99)], [(0, 1), (4,6)], [(0, 1), (5,114)], [(0, 1), (5,6)], [(0, 1), (6,7)], [(0, 1), (7,8)], [(0, 1), (8,16)], [(0, 1), (8,9)], [(0, 1), (87,113)], [(0, 1), (9,10)], [(0, 1), (9,30)], [(0, 1), (91,114)], [(0, 1), (93,100)], [(0, 1), (93,94)], [(0, 1), (94,102)], [(0, 1), (94,95)], [(0, 1), (95,96)], [(0, 1), (96,101)], [(0, 1), (96,97)], [(0, 1), (97,98)], [(0, 1), (98,102)], [(0, 1), (98,99)], [(0, 1), (99,100)], [(0, 113), (1,2)], [(0, 113), (100,101)], [(0, 113), (105,106)], [(0, 113), (11,12)], [(0, 113), (11,15)], [(0, 113), (12,13)], [(0, 113), (13,14)], [(0, 113), (13,16)], [(0, 113), (17,18)], [(0, 113), (24,25)], [(0, 113), (25,26)], [(0, 113), (28,29)], [(0, 113), (29,97)], [(0, 113), (3,4)], [(0, 113), (30,115)], [(0, 113), (36,99)], [(0, 113), (41,42)], [(0, 113), (42,46)], [(0, 113), (43,44)], [(0, 113), (45,52)], [(0, 113), (46,48)], [(0, 113), (5,114)], [(0, 113), (6,7)], [(0, 113), (63,64)], [(0, 113), (64,67)], [(0, 113), (65,66)], [(0, 113), (67,68)], [(0, 113), (68,69)], [(0, 113), (70,71)], [(0, 113), (71,72)], [(0, 113), (72,73)], [(0, 113), (73,74)], [(0, 113), (74,75)], [(0, 113), (79,80)], [(0, 113), (81,89)], [(0, 113), (84,85)], [(0, 113), (84,88)], [(0, 113), (86,87)], [(0, 113), (87,88)], [(0, 113), (90,91)], [(0, 113), (97,98)], [(0, 113), (99,100)], [(0, 4), (0,113)], [(0, 4), (1,2)], [(0, 4), (100,101)], [(0, 4), (101,102)], [(0, 4), (11,12)], [(0, 4), (11,15)], [(0, 4), (111,112)], [(0, 4), (113,114)], [(0, 4), (12,13)], [(0, 4), (12,18)], [(0, 4), (13,14)], [(0, 4), (13,16)], [(0, 4), (14,15)], [(0, 4), (15,17)], [(0, 4), (17,18)], [(0, 4), (18,19)], [(0, 4), (2,3)], [(0, 4), (2,5)], [(0, 4), (25,93)], [(0, 4), (29,97)], [(0, 4), (3,10)], [(0, 4), (3,4)], [(0, 4), (31,95)], [(0, 4), (36,99)], [(0, 4), (4,6)], [(0, 4), (5,114)], [(0, 4), (5,6)], [(0, 4), (6,7)], [(0, 4), (8,16)], [(0, 4), (8,9)], [(0, 4), (87,113)], [(0, 4), (9,10)], [(0, 4), (9,30)], [(0, 4), (91,114)], [(0, 4), (93,100)], [(0, 4), (93,94)], [(0, 4), (94,102)], [(0, 4), (94,95)], [(0, 4), (95,96)], [(0, 4), (96,101)], [(0, 4), (97,98)], [(0, 4), (98,102)], [(0, 4), (98,99)], [(0, 4), (99,100)], [(1, 2), (29,97)], [(1, 2), (36,99)], [(1, 2), (5,114)], [(1, 2), (97,98)], [(1, 2), (99,100)], [(1, 7), (0,1)], [(1, 7), (0,113)], [(1, 7), (0,4)], [(1, 7), (1,2)], [(1, 7), (10,11)], [(1, 7), (100,101)], [(1, 7), (101,102)], [(1, 7), (11,12)], [(1, 7), (11,15)], [(1, 7), (111,112)], [(1, 7), (113,114)], [(1, 7), (12,13)], [(1, 7), (12,18)], [(1, 7), (13,14)], [(1, 7), (13,16)], [(1, 7), (14,15)], [(1, 7), (14,21)], [(1, 7), (15,17)], [(1, 7), (16,17)], [(1, 7), (17,18)], [(1, 7), (18,19)], [(1, 7), (2,3)], [(1, 7), (2,5)], [(1, 7), (25,93)], [(1, 7), (29,97)], [(1, 7), (3,10)], [(1, 7), (3,4)], [(1, 7), (31,95)], [(1, 7), (36,99)], [(1, 7), (4,6)], [(1, 7), (5,114)], [(1, 7), (5,6)], [(1, 7), (6,7)], [(1, 7), (7,8)], [(1, 7), (8,16)], [(1, 7), (8,9)], [(1, 7), (87,113)], [(1, 7), (9,10)], [(1, 7), (9,30)], [(1, 7), (91,114)], [(1, 7), (93,100)], [(1, 7), (93,94)], [(1, 7), (94,102)], [(1, 7), (94,95)], [(1, 7), (95,96)], [(1, 7), (96,101)], [(1, 7), (96,97)], [(1, 7), (97,98)], [(1, 7), (98,102)], [(1, 7), (98,99)], [(1, 7), (99,100)], [(10, 11), (0,113)], [(10, 11), (0,4)], [(10, 11), (1,2)], [(10, 11), (100,101)], [(10, 11), (101,102)], [(10, 11), (103,104)], [(10, 11), (103,110)], [(10, 11), (104,105)], [(10, 11), (104,112)], [(10, 11), (105,106)], [(10, 11), (106,107)], [(10, 11), (106,111)], [(10, 11), (107,108)], [(10, 11), (109,110)], [(10, 11), (11,12)], [(10, 11), (11,15)], [(10, 11), (110,111)], [(10, 11), (111,112)], [(10, 11), (113,114)], [(10, 11), (12,13)], [(10, 11), (12,18)], [(10, 11), (13,14)], [(10, 11), (13,16)], [(10, 11), (14,15)], [(10, 11), (15,17)], [(10, 11), (16,17)], [(10, 11), (17,18)], [(10, 11), (18,19)], [(10, 11), (19,27)], [(10, 11), (2,3)], [(10, 11), (2,5)], [(10, 11), (20,21)], [(10, 11), (20,30)], [(10, 11), (21,22)], [(10, 11), (22,23)], [(10, 11), (22,26)], [(10, 11), (23,24)], [(10, 11), (23,29)], [(10, 11), (24,25)], [(10, 11), (24,27)], [(10, 11), (25,26)], [(10, 11), (25,93)], [(10, 11), (26,28)], [(10, 11), (27,28)], [(10, 11), (28,29)], [(10, 11), (29,97)], [(10, 11), (3,10)], [(10, 11), (3,4)], [(10, 11), (30,115)], [(10, 11), (31,95)], [(10, 11), (36,99)], [(10, 11), (39,47)], [(10, 11), (4,6)], [(10, 11), (41,42)], [(10, 11), (42,43)], [(10, 11), (42,46)], [(10, 11), (43,44)], [(10, 11), (43,49)], [(10, 11), (44,45)], [(10, 11), (44,47)], [(10, 11), (45,46)], [(10, 11), (45,52)], [(10, 11), (46,48)], [(10, 11), (48,49)], [(10, 11), (49,50)], [(10, 11), (5,114)], [(10, 11), (5,6)], [(10, 11), (56,103)], [(10, 11), (6,7)], [(10, 11), (60,107)], [(10, 11), (61,115)], [(10, 11), (62,105)], [(10, 11), (67,109)], [(10, 11), (7,8)], [(10, 11), (70,78)], [(10, 11), (72,73)], [(10, 11), (8,16)], [(10, 11), (8,9)], [(10, 11), (87,113)], [(10, 11), (9,10)], [(10, 11), (9,30)], [(10, 11), (91,114)], [(10, 11), (92,115)], [(10, 11), (93,100)], [(10, 11), (93,94)], [(10, 11), (94,102)], [(10, 11), (94,95)], [(10, 11), (95,96)], [(10, 11), (96,101)], [(10, 11), (96,97)], [(10, 11), (97,98)], [(10, 11), (98,102)], [(10, 11), (98,99)], [(10, 11), (99,100)], [(100, 101), (1,2)], [(100, 101), (105,106)], [(100, 101), (24,25)], [(100, 101), (28,29)], [(100, 101), (29,97)], [(100, 101), (30,115)], [(100, 101), (32,33)], [(100, 101), (32,38)], [(100, 101), (36,99)], [(100, 101), (42,46)], [(100, 101), (43,44)], [(100, 101), (45,52)], [(100, 101), (46,48)], [(100, 101), (5,114)], [(100, 101), (55,58)], [(100, 101), (72,73)], [(100, 101), (74,75)], [(100, 101), (97,98)], [(100, 101), (99,100)], [(101, 102), (0,113)], [(101, 102), (1,2)], [(101, 102), (100,101)], [(101, 102), (105,106)], [(101, 102), (11,12)], [(101, 102), (11,15)], [(101, 102), (12,13)], [(101, 102), (13,14)], [(101, 102), (13,16)], [(101, 102), (17,18)], [(101, 102), (24,25)], [(101, 102), (24,27)], [(101, 102), (25,26)], [(101, 102), (28,29)], [(101, 102), (29,97)], [(101, 102), (3,4)], [(101, 102), (30,115)], [(101, 102), (31,35)], [(101, 102), (32,33)], [(101, 102), (32,38)], [(101, 102), (34,35)], [(101, 102), (36,99)], [(101, 102), (40,61)], [(101, 102), (41,42)], [(101, 102), (42,46)], [(101, 102), (43,44)], [(101, 102), (45,52)], [(101, 102), (46,48)], [(101, 102), (5,114)], [(101, 102), (51,52)], [(101, 102), (51,61)], [(101, 102), (52,53)], [(101, 102), (55,58)], [(101, 102), (58,59)], [(101, 102), (6,7)], [(101, 102), (63,64)], [(101, 102), (64,67)], [(101, 102), (65,66)], [(101, 102), (67,109)], [(101, 102), (67,68)], [(101, 102), (68,69)], [(101, 102), (70,71)], [(101, 102), (71,72)], [(101, 102), (72,73)], [(101, 102), (73,74)], [(101, 102), (74,75)], [(101, 102), (79,80)], [(101, 102), (81,89)], [(101, 102), (84,85)], [(101, 102), (84,88)], [(101, 102), (86,87)], [(101, 102), (87,88)], [(101, 102), (88,90)], [(101, 102), (90,91)], [(101, 102), (97,98)], [(101, 102), (99,100)], [(103, 104), (0,113)], [(103, 104), (100,101)], [(103, 104), (101,102)], [(103, 104), (105,106)], [(103, 104), (106,107)], [(103, 104), (11,12)], [(103, 104), (11,15)], [(103, 104), (113,114)], [(103, 104), (12,13)], [(103, 104), (13,14)], [(103, 104), (13,16)], [(103, 104), (14,15)], [(103, 104), (17,18)], [(103, 104), (25,93)], [(103, 104), (29,97)], [(103, 104), (30,115)], [(103, 104), (31,35)], [(103, 104), (31,95)], [(103, 104), (32,33)], [(103, 104), (32,38)], [(103, 104), (34,35)], [(103, 104), (36,99)], [(103, 104), (40,61)], [(103, 104), (41,42)], [(103, 104), (42,46)], [(103, 104), (43,44)], [(103, 104), (44,47)], [(103, 104), (45,52)], [(103, 104), (46,48)], [(103, 104), (5,114)], [(103, 104), (50,58)], [(103, 104), (51,52)], [(103, 104), (51,61)], [(103, 104), (52,53)], [(103, 104), (53,57)], [(103, 104), (55,58)], [(103, 104), (58,59)], [(103, 104), (63,64)], [(103, 104), (63,69)], [(103, 104), (64,67)], [(103, 104), (65,66)], [(103, 104), (65,72)], [(103, 104), (66,68)], [(103, 104), (67,109)], [(103, 104), (67,68)], [(103, 104), (68,69)], [(103, 104), (70,71)], [(103, 104), (71,72)], [(103, 104), (72,73)], [(103, 104), (73,74)], [(103, 104), (74,75)], [(103, 104), (76,83)], [(103, 104), (78,79)], [(103, 104), (79,80)], [(103, 104), (81,89)], [(103, 104), (83,84)], [(103, 104), (84,85)], [(103, 104), (84,88)], [(103, 104), (86,87)], [(103, 104), (87,88)], [(103, 104), (88,90)], [(103, 104), (90,91)], [(103, 104), (93,94)], [(103, 104), (94,102)], [(103, 104), (97,98)], [(103, 104), (98,102)], [(103, 104), (99,100)], [(103, 110), (0,113)], [(103, 110), (100,101)], [(103, 110), (101,102)], [(103, 110), (103,104)], [(103, 110), (105,106)], [(103, 110), (106,107)], [(103, 110), (107,108)], [(103, 110), (11,12)], [(103, 110), (11,15)], [(103, 110), (113,114)], [(103, 110), (12,13)], [(103, 110), (13,14)], [(103, 110), (13,16)], [(103, 110), (14,15)], [(103, 110), (15,17)], [(103, 110), (17,18)], [(103, 110), (18,19)], [(103, 110), (25,93)], [(103, 110), (29,97)], [(103, 110), (30,115)], [(103, 110), (31,35)], [(103, 110), (31,95)], [(103, 110), (32,33)], [(103, 110), (32,38)], [(103, 110), (34,35)], [(103, 110), (36,37)], [(103, 110), (36,99)], [(103, 110), (39,47)], [(103, 110), (40,61)], [(103, 110), (41,42)], [(103, 110), (42,46)], [(103, 110), (43,44)], [(103, 110), (44,47)], [(103, 110), (45,52)], [(103, 110), (46,48)], [(103, 110), (49,50)], [(103, 110), (5,114)], [(103, 110), (50,58)], [(103, 110), (51,52)], [(103, 110), (51,61)], [(103, 110), (52,53)], [(103, 110), (53,57)], [(103, 110), (54,55)], [(103, 110), (54,60)], [(103, 110), (55,56)], [(103, 110), (55,58)], [(103, 110), (56,57)], [(103, 110), (58,59)], [(103, 110), (62,105)], [(103, 110), (62,66)], [(103, 110), (63,64)], [(103, 110), (63,69)], [(103, 110), (64,67)], [(103, 110), (65,66)], [(103, 110), (65,72)], [(103, 110), (66,68)], [(103, 110), (67,109)], [(103, 110), (67,68)], [(103, 110), (68,69)], [(103, 110), (70,71)], [(103, 110), (71,72)], [(103, 110), (71,92)], [(103, 110), (72,73)], [(103, 110), (73,74)], [(103, 110), (74,75)], [(103, 110), (76,83)], [(103, 110), (78,79)], [(103, 110), (79,80)], [(103, 110), (8,16)], [(103, 110), (81,89)], [(103, 110), (83,84)], [(103, 110), (84,85)], [(103, 110), (84,88)], [(103, 110), (85,91)], [(103, 110), (86,87)], [(103, 110), (87,113)], [(103, 110), (87,88)], [(103, 110), (88,90)], [(103, 110), (89,90)], [(103, 110), (90,91)], [(103, 110), (91,114)], [(103, 110), (93,94)], [(103, 110), (94,102)], [(103, 110), (96,101)], [(103, 110), (97,98)], [(103, 110), (98,102)], [(103, 110), (99,100)], [(104, 105), (0,113)], [(104, 105), (100,101)], [(104, 105), (101,102)], [(104, 105), (103,104)], [(104, 105), (103,110)], [(104, 105), (104,112)], [(104, 105), (105,106)], [(104, 105), (106,107)], [(104, 105), (106,111)], [(104, 105), (107,108)], [(104, 105), (109,110)], [(104, 105), (11,12)], [(104, 105), (11,15)], [(104, 105), (110,111)], [(104, 105), (111,112)], [(104, 105), (113,114)], [(104, 105), (12,13)], [(104, 105), (12,18)], [(104, 105), (13,14)], [(104, 105), (13,16)], [(104, 105), (14,15)], [(104, 105), (15,17)], [(104, 105), (16,17)], [(104, 105), (17,18)], [(104, 105), (18,19)], [(104, 105), (25,93)], [(104, 105), (29,97)], [(104, 105), (30,115)], [(104, 105), (31,32)], [(104, 105), (31,35)], [(104, 105), (31,95)], [(104, 105), (32,33)], [(104, 105), (32,38)], [(104, 105), (33,34)], [(104, 105), (33,36)], [(104, 105), (34,35)], [(104, 105), (34,41)], [(104, 105), (35,37)], [(104, 105), (36,37)], [(104, 105), (36,99)], [(104, 105), (37,38)], [(104, 105), (38,39)], [(104, 105), (39,40)], [(104, 105), (39,47)], [(104, 105), (40,41)], [(104, 105), (40,61)], [(104, 105), (41,42)], [(104, 105), (42,43)], [(104, 105), (42,46)], [(104, 105), (43,44)], [(104, 105), (43,49)], [(104, 105), (44,45)], [(104, 105), (44,47)], [(104, 105), (45,46)], [(104, 105), (45,52)], [(104, 105), (46,48)], [(104, 105), (48,49)], [(104, 105), (49,50)], [(104, 105), (5,114)], [(104, 105), (50,51)], [(104, 105), (50,58)], [(104, 105), (51,52)], [(104, 105), (51,61)], [(104, 105), (52,53)], [(104, 105), (53,54)], [(104, 105), (53,57)], [(104, 105), (54,55)], [(104, 105), (54,60)], [(104, 105), (55,56)], [(104, 105), (55,58)], [(104, 105), (56,103)], [(104, 105), (56,57)], [(104, 105), (57,59)], [(104, 105), (58,59)], [(104, 105), (59,60)], [(104, 105), (60,107)], [(104, 105), (61,115)], [(104, 105), (62,105)], [(104, 105), (62,63)], [(104, 105), (62,66)], [(104, 105), (63,64)], [(104, 105), (63,69)], [(104, 105), (64,65)], [(104, 105), (64,67)], [(104, 105), (65,66)], [(104, 105), (65,72)], [(104, 105), (66,68)], [(104, 105), (67,109)], [(104, 105), (67,68)], [(104, 105), (68,69)], [(104, 105), (69,70)], [(104, 105), (70,71)], [(104, 105), (70,78)], [(104, 105), (71,72)], [(104, 105), (71,92)], [(104, 105), (72,73)], [(104, 105), (73,74)], [(104, 105), (74,75)], [(104, 105), (74,80)], [(104, 105), (75,76)], [(104, 105), (75,78)], [(104, 105), (76,77)], [(104, 105), (76,83)], [(104, 105), (77,79)], [(104, 105), (78,79)], [(104, 105), (79,80)], [(104, 105), (8,16)], [(104, 105), (80,81)], [(104, 105), (81,89)], [(104, 105), (82,83)], [(104, 105), (82,92)], [(104, 105), (83,84)], [(104, 105), (84,85)], [(104, 105), (84,88)], [(104, 105), (85,86)], [(104, 105), (85,91)], [(104, 105), (86,87)], [(104, 105), (86,89)], [(104, 105), (87,113)], [(104, 105), (87,88)], [(104, 105), (88,90)], [(104, 105), (89,90)], [(104, 105), (90,91)], [(104, 105), (91,114)], [(104, 105), (92,115)], [(104, 105), (93,100)], [(104, 105), (93,94)], [(104, 105), (94,102)], [(104, 105), (94,95)], [(104, 105), (95,96)], [(104, 105), (96,101)], [(104, 105), (96,97)], [(104, 105), (97,98)], [(104, 105), (98,102)], [(104, 105), (98,99)], [(104, 105), (99,100)], [(104, 112), (0,113)], [(104, 112), (100,101)], [(104, 112), (101,102)], [(104, 112), (103,104)], [(104, 112), (103,110)], [(104, 112), (105,106)], [(104, 112), (106,107)], [(104, 112), (107,108)], [(104, 112), (11,12)], [(104, 112), (11,15)], [(104, 112), (110,111)], [(104, 112), (113,114)], [(104, 112), (12,13)], [(104, 112), (13,14)], [(104, 112), (13,16)], [(104, 112), (14,15)], [(104, 112), (15,17)], [(104, 112), (17,18)], [(104, 112), (18,19)], [(104, 112), (25,93)], [(104, 112), (29,97)], [(104, 112), (30,115)], [(104, 112), (31,35)], [(104, 112), (31,95)], [(104, 112), (32,33)], [(104, 112), (32,38)], [(104, 112), (34,35)], [(104, 112), (36,37)], [(104, 112), (36,99)], [(104, 112), (38,39)], [(104, 112), (39,47)], [(104, 112), (40,61)], [(104, 112), (41,42)], [(104, 112), (42,46)], [(104, 112), (43,44)], [(104, 112), (44,47)], [(104, 112), (45,52)], [(104, 112), (46,48)], [(104, 112), (49,50)], [(104, 112), (5,114)], [(104, 112), (50,58)], [(104, 112), (51,52)], [(104, 112), (51,61)], [(104, 112), (52,53)], [(104, 112), (53,57)], [(104, 112), (54,55)], [(104, 112), (54,60)], [(104, 112), (55,56)], [(104, 112), (55,58)], [(104, 112), (56,57)], [(104, 112), (58,59)], [(104, 112), (62,105)], [(104, 112), (62,66)], [(104, 112), (63,64)], [(104, 112), (63,69)], [(104, 112), (64,67)], [(104, 112), (65,66)], [(104, 112), (65,72)], [(104, 112), (66,68)], [(104, 112), (67,109)], [(104, 112), (67,68)], [(104, 112), (68,69)], [(104, 112), (70,71)], [(104, 112), (71,72)], [(104, 112), (71,92)], [(104, 112), (72,73)], [(104, 112), (73,74)], [(104, 112), (74,75)], [(104, 112), (76,83)], [(104, 112), (78,79)], [(104, 112), (79,80)], [(104, 112), (8,16)], [(104, 112), (81,89)], [(104, 112), (82,83)], [(104, 112), (83,84)], [(104, 112), (84,85)], [(104, 112), (84,88)], [(104, 112), (85,86)], [(104, 112), (85,91)], [(104, 112), (86,87)], [(104, 112), (87,113)], [(104, 112), (87,88)], [(104, 112), (88,90)], [(104, 112), (89,90)], [(104, 112), (90,91)], [(104, 112), (91,114)], [(104, 112), (92,115)], [(104, 112), (93,94)], [(104, 112), (94,102)], [(104, 112), (96,101)], [(104, 112), (97,98)], [(104, 112), (98,102)], [(104, 112), (99,100)], [(105, 106), (32,33)], [(105, 106), (43,44)], [(105, 106), (46,48)], [(105, 106), (5,114)], [(105, 106), (65,66)], [(105, 106), (67,68)], [(105, 106), (68,69)], [(105, 106), (74,75)], [(105, 106), (84,88)], [(105, 106), (86,87)], [(105, 106), (90,91)], [(105, 106), (97,98)], [(106, 107), (0,113)], [(106, 107), (100,101)], [(106, 107), (101,102)], [(106, 107), (105,106)], [(106, 107), (11,12)], [(106, 107), (11,15)], [(106, 107), (113,114)], [(106, 107), (12,13)], [(106, 107), (13,14)], [(106, 107), (13,16)], [(106, 107), (17,18)], [(106, 107), (29,97)], [(106, 107), (30,115)], [(106, 107), (31,35)], [(106, 107), (32,33)], [(106, 107), (32,38)], [(106, 107), (34,35)], [(106, 107), (36,99)], [(106, 107), (40,61)], [(106, 107), (41,42)], [(106, 107), (42,46)], [(106, 107), (43,44)], [(106, 107), (45,52)], [(106, 107), (46,48)], [(106, 107), (5,114)], [(106, 107), (50,58)], [(106, 107), (51,52)], [(106, 107), (51,61)], [(106, 107), (52,53)], [(106, 107), (55,58)], [(106, 107), (58,59)], [(106, 107), (63,64)], [(106, 107), (64,67)], [(106, 107), (65,66)], [(106, 107), (66,68)], [(106, 107), (67,109)], [(106, 107), (67,68)], [(106, 107), (68,69)], [(106, 107), (70,71)], [(106, 107), (71,72)], [(106, 107), (72,73)], [(106, 107), (73,74)], [(106, 107), (74,75)], [(106, 107), (78,79)], [(106, 107), (79,80)], [(106, 107), (81,89)], [(106, 107), (84,85)], [(106, 107), (84,88)], [(106, 107), (86,87)], [(106, 107), (87,88)], [(106, 107), (88,90)], [(106, 107), (90,91)], [(106, 107), (93,94)], [(106, 107), (97,98)], [(106, 107), (98,102)], [(106, 107), (99,100)], [(106, 111), (0,113)], [(106, 111), (100,101)], [(106, 111), (101,102)], [(106, 111), (103,104)], [(106, 111), (103,110)], [(106, 111), (104,112)], [(106, 111), (105,106)], [(106, 111), (106,107)], [(106, 111), (107,108)], [(106, 111), (11,12)], [(106, 111), (11,15)], [(106, 111), (110,111)], [(106, 111), (111,112)], [(106, 111), (113,114)], [(106, 111), (12,13)], [(106, 111), (12,18)], [(106, 111), (13,14)], [(106, 111), (13,16)], [(106, 111), (14,15)], [(106, 111), (15,17)], [(106, 111), (17,18)], [(106, 111), (18,19)], [(106, 111), (25,93)], [(106, 111), (29,97)], [(106, 111), (30,115)], [(106, 111), (31,35)], [(106, 111), (31,95)], [(106, 111), (32,33)], [(106, 111), (32,38)], [(106, 111), (33,34)], [(106, 111), (34,35)], [(106, 111), (34,41)], [(106, 111), (35,37)], [(106, 111), (36,37)], [(106, 111), (36,99)], [(106, 111), (37,38)], [(106, 111), (38,39)], [(106, 111), (39,47)], [(106, 111), (40,41)], [(106, 111), (40,61)], [(106, 111), (41,42)], [(106, 111), (42,46)], [(106, 111), (43,44)], [(106, 111), (44,47)], [(106, 111), (45,52)], [(106, 111), (46,48)], [(106, 111), (48,49)], [(106, 111), (49,50)], [(106, 111), (5,114)], [(106, 111), (50,51)], [(106, 111), (50,58)], [(106, 111), (51,52)], [(106, 111), (51,61)], [(106, 111), (52,53)], [(106, 111), (53,54)], [(106, 111), (53,57)], [(106, 111), (54,55)], [(106, 111), (54,60)], [(106, 111), (55,56)], [(106, 111), (55,58)], [(106, 111), (56,57)], [(106, 111), (57,59)], [(106, 111), (58,59)], [(106, 111), (60,107)], [(106, 111), (61,115)], [(106, 111), (62,105)], [(106, 111), (62,63)], [(106, 111), (62,66)], [(106, 111), (63,64)], [(106, 111), (63,69)], [(106, 111), (64,65)], [(106, 111), (64,67)], [(106, 111), (65,66)], [(106, 111), (65,72)], [(106, 111), (66,68)], [(106, 111), (67,109)], [(106, 111), (67,68)], [(106, 111), (68,69)], [(106, 111), (70,71)], [(106, 111), (70,78)], [(106, 111), (71,72)], [(106, 111), (71,92)], [(106, 111), (72,73)], [(106, 111), (73,74)], [(106, 111), (74,75)], [(106, 111), (76,77)], [(106, 111), (76,83)], [(106, 111), (78,79)], [(106, 111), (79,80)], [(106, 111), (8,16)], [(106, 111), (80,81)], [(106, 111), (81,89)], [(106, 111), (82,83)], [(106, 111), (83,84)], [(106, 111), (84,85)], [(106, 111), (84,88)], [(106, 111), (85,86)], [(106, 111), (85,91)], [(106, 111), (86,87)], [(106, 111), (87,113)], [(106, 111), (87,88)], [(106, 111), (88,90)], [(106, 111), (89,90)], [(106, 111), (90,91)], [(106, 111), (91,114)], [(106, 111), (92,115)], [(106, 111), (93,100)], [(106, 111), (93,94)], [(106, 111), (94,102)], [(106, 111), (95,96)], [(106, 111), (96,101)], [(106, 111), (97,98)], [(106, 111), (98,102)], [(106, 111), (98,99)], [(106, 111), (99,100)], [(107, 108), (0,113)], [(107, 108), (100,101)], [(107, 108), (101,102)], [(107, 108), (103,104)], [(107, 108), (105,106)], [(107, 108), (106,107)], [(107, 108), (11,12)], [(107, 108), (11,15)], [(107, 108), (113,114)], [(107, 108), (12,13)], [(107, 108), (13,14)], [(107, 108), (13,16)], [(107, 108), (14,15)], [(107, 108), (17,18)], [(107, 108), (18,19)], [(107, 108), (25,93)], [(107, 108), (29,97)], [(107, 108), (30,115)], [(107, 108), (31,35)], [(107, 108), (31,95)], [(107, 108), (32,33)], [(107, 108), (32,38)], [(107, 108), (34,35)], [(107, 108), (36,99)], [(107, 108), (40,61)], [(107, 108), (41,42)], [(107, 108), (42,46)], [(107, 108), (43,44)], [(107, 108), (44,47)], [(107, 108), (45,52)], [(107, 108), (46,48)], [(107, 108), (5,114)], [(107, 108), (50,58)], [(107, 108), (51,52)], [(107, 108), (51,61)], [(107, 108), (52,53)], [(107, 108), (53,57)], [(107, 108), (54,55)], [(107, 108), (54,60)], [(107, 108), (55,56)], [(107, 108), (55,58)], [(107, 108), (56,57)], [(107, 108), (58,59)], [(107, 108), (62,66)], [(107, 108), (63,64)], [(107, 108), (63,69)], [(107, 108), (64,67)], [(107, 108), (65,66)], [(107, 108), (65,72)], [(107, 108), (66,68)], [(107, 108), (67,109)], [(107, 108), (67,68)], [(107, 108), (68,69)], [(107, 108), (70,71)], [(107, 108), (71,72)], [(107, 108), (72,73)], [(107, 108), (73,74)], [(107, 108), (74,75)], [(107, 108), (76,83)], [(107, 108), (78,79)], [(107, 108), (79,80)], [(107, 108), (81,89)], [(107, 108), (83,84)], [(107, 108), (84,85)], [(107, 108), (84,88)], [(107, 108), (86,87)], [(107, 108), (87,88)], [(107, 108), (88,90)], [(107, 108), (90,91)], [(107, 108), (91,114)], [(107, 108), (93,94)], [(107, 108), (94,102)], [(107, 108), (96,101)], [(107, 108), (97,98)], [(107, 108), (98,102)], [(107, 108), (99,100)], [(108, 109), (0,113)], [(108, 109), (10,11)], [(108, 109), (100,101)], [(108, 109), (101,102)], [(108, 109), (103,104)], [(108, 109), (103,110)], [(108, 109), (104,105)], [(108, 109), (104,112)], [(108, 109), (105,106)], [(108, 109), (106,107)], [(108, 109), (106,111)], [(108, 109), (107,108)], [(108, 109), (109,110)], [(108, 109), (11,12)], [(108, 109), (11,15)], [(108, 109), (110,111)], [(108, 109), (111,112)], [(108, 109), (113,114)], [(108, 109), (12,13)], [(108, 109), (12,18)], [(108, 109), (13,14)], [(108, 109), (13,16)], [(108, 109), (14,15)], [(108, 109), (14,21)], [(108, 109), (15,17)], [(108, 109), (16,17)], [(108, 109), (17,18)], [(108, 109), (18,19)], [(108, 109), (25,93)], [(108, 109), (29,97)], [(108, 109), (30,115)], [(108, 109), (31,32)], [(108, 109), (31,35)], [(108, 109), (31,95)], [(108, 109), (32,33)], [(108, 109), (32,38)], [(108, 109), (33,34)], [(108, 109), (33,36)], [(108, 109), (34,35)], [(108, 109), (34,41)], [(108, 109), (35,37)], [(108, 109), (36,37)], [(108, 109), (36,99)], [(108, 109), (37,38)], [(108, 109), (38,39)], [(108, 109), (39,40)], [(108, 109), (39,47)], [(108, 109), (40,41)], [(108, 109), (40,61)], [(108, 109), (41,42)], [(108, 109), (42,43)], [(108, 109), (42,46)], [(108, 109), (43,44)], [(108, 109), (43,49)], [(108, 109), (44,45)], [(108, 109), (44,47)], [(108, 109), (45,46)], [(108, 109), (45,52)], [(108, 109), (46,48)], [(108, 109), (47,48)], [(108, 109), (48,49)], [(108, 109), (49,50)], [(108, 109), (5,114)], [(108, 109), (50,51)], [(108, 109), (50,58)], [(108, 109), (51,52)], [(108, 109), (51,61)], [(108, 109), (52,53)], [(108, 109), (53,54)], [(108, 109), (53,57)], [(108, 109), (54,55)], [(108, 109), (54,60)], [(108, 109), (55,56)], [(108, 109), (55,58)], [(108, 109), (56,103)], [(108, 109), (56,57)], [(108, 109), (57,59)], [(108, 109), (58,59)], [(108, 109), (59,60)], [(108, 109), (60,107)], [(108, 109), (61,115)], [(108, 109), (62,105)], [(108, 109), (62,63)], [(108, 109), (62,66)], [(108, 109), (63,64)], [(108, 109), (63,69)], [(108, 109), (64,65)], [(108, 109), (64,67)], [(108, 109), (65,66)], [(108, 109), (65,72)], [(108, 109), (66,68)], [(108, 109), (67,109)], [(108, 109), (67,68)], [(108, 109), (68,69)], [(108, 109), (69,70)], [(108, 109), (70,71)], [(108, 109), (70,78)], [(108, 109), (71,72)], [(108, 109), (71,92)], [(108, 109), (72,73)], [(108, 109), (73,74)], [(108, 109), (73,77)], [(108, 109), (74,75)], [(108, 109), (74,80)], [(108, 109), (75,76)], [(108, 109), (75,78)], [(108, 109), (76,77)], [(108, 109), (76,83)], [(108, 109), (77,79)], [(108, 109), (78,79)], [(108, 109), (79,80)], [(108, 109), (8,16)], [(108, 109), (80,81)], [(108, 109), (81,82)], [(108, 109), (81,89)], [(108, 109), (82,83)], [(108, 109), (82,92)], [(108, 109), (83,84)], [(108, 109), (84,85)], [(108, 109), (84,88)], [(108, 109), (85,86)], [(108, 109), (85,91)], [(108, 109), (86,87)], [(108, 109), (86,89)], [(108, 109), (87,113)], [(108, 109), (87,88)], [(108, 109), (88,90)], [(108, 109), (89,90)], [(108, 109), (90,91)], [(108, 109), (91,114)], [(108, 109), (92,115)], [(108, 109), (93,100)], [(108, 109), (93,94)], [(108, 109), (94,102)], [(108, 109), (94,95)], [(108, 109), (95,96)], [(108, 109), (96,101)], [(108, 109), (96,97)], [(108, 109), (97,98)], [(108, 109), (98,102)], [(108, 109), (98,99)], [(108, 109), (99,100)], [(108, 112), (0,113)], [(108, 112), (10,11)], [(108, 112), (100,101)], [(108, 112), (101,102)], [(108, 112), (103,104)], [(108, 112), (103,110)], [(108, 112), (104,105)], [(108, 112), (104,112)], [(108, 112), (105,106)], [(108, 112), (106,107)], [(108, 112), (106,111)], [(108, 112), (107,108)], [(108, 112), (108,109)], [(108, 112), (109,110)], [(108, 112), (11,12)], [(108, 112), (11,15)], [(108, 112), (110,111)], [(108, 112), (111,112)], [(108, 112), (113,114)], [(108, 112), (12,13)], [(108, 112), (12,18)], [(108, 112), (13,14)], [(108, 112), (13,16)], [(108, 112), (14,15)], [(108, 112), (14,21)], [(108, 112), (15,17)], [(108, 112), (16,17)], [(108, 112), (17,18)], [(108, 112), (18,19)], [(108, 112), (25,93)], [(108, 112), (29,97)], [(108, 112), (30,115)], [(108, 112), (31,32)], [(108, 112), (31,35)], [(108, 112), (31,95)], [(108, 112), (32,33)], [(108, 112), (32,38)], [(108, 112), (33,34)], [(108, 112), (33,36)], [(108, 112), (34,35)], [(108, 112), (34,41)], [(108, 112), (35,37)], [(108, 112), (36,37)], [(108, 112), (36,99)], [(108, 112), (37,38)], [(108, 112), (38,39)], [(108, 112), (39,40)], [(108, 112), (39,47)], [(108, 112), (40,41)], [(108, 112), (40,61)], [(108, 112), (41,42)], [(108, 112), (42,43)], [(108, 112), (42,46)], [(108, 112), (43,44)], [(108, 112), (43,49)], [(108, 112), (44,45)], [(108, 112), (44,47)], [(108, 112), (45,46)], [(108, 112), (45,52)], [(108, 112), (46,48)], [(108, 112), (47,48)], [(108, 112), (48,49)], [(108, 112), (49,50)], [(108, 112), (5,114)], [(108, 112), (50,51)], [(108, 112), (50,58)], [(108, 112), (51,52)], [(108, 112), (51,61)], [(108, 112), (52,53)], [(108, 112), (53,54)], [(108, 112), (53,57)], [(108, 112), (54,55)], [(108, 112), (54,60)], [(108, 112), (55,56)], [(108, 112), (55,58)], [(108, 112), (56,103)], [(108, 112), (56,57)], [(108, 112), (57,59)], [(108, 112), (58,59)], [(108, 112), (59,60)], [(108, 112), (60,107)], [(108, 112), (61,115)], [(108, 112), (62,105)], [(108, 112), (62,63)], [(108, 112), (62,66)], [(108, 112), (63,64)], [(108, 112), (63,69)], [(108, 112), (64,65)], [(108, 112), (64,67)], [(108, 112), (65,66)], [(108, 112), (65,72)], [(108, 112), (66,68)], [(108, 112), (67,109)], [(108, 112), (67,68)], [(108, 112), (68,69)], [(108, 112), (69,70)], [(108, 112), (70,71)], [(108, 112), (70,78)], [(108, 112), (71,72)], [(108, 112), (71,92)], [(108, 112), (72,73)], [(108, 112), (73,74)], [(108, 112), (73,77)], [(108, 112), (74,75)], [(108, 112), (74,80)], [(108, 112), (75,76)], [(108, 112), (75,78)], [(108, 112), (76,77)], [(108, 112), (76,83)], [(108, 112), (77,79)], [(108, 112), (78,79)], [(108, 112), (79,80)], [(108, 112), (8,16)], [(108, 112), (80,81)], [(108, 112), (81,82)], [(108, 112), (81,89)], [(108, 112), (82,83)], [(108, 112), (82,92)], [(108, 112), (83,84)], [(108, 112), (84,85)], [(108, 112), (84,88)], [(108, 112), (85,86)], [(108, 112), (85,91)], [(108, 112), (86,87)], [(108, 112), (86,89)], [(108, 112), (87,113)], [(108, 112), (87,88)], [(108, 112), (88,90)], [(108, 112), (89,90)], [(108, 112), (90,91)], [(108, 112), (91,114)], [(108, 112), (92,115)], [(108, 112), (93,100)], [(108, 112), (93,94)], [(108, 112), (94,102)], [(108, 112), (94,95)], [(108, 112), (95,96)], [(108, 112), (96,101)], [(108, 112), (96,97)], [(108, 112), (97,98)], [(108, 112), (98,102)], [(108, 112), (98,99)], [(108, 112), (99,100)], [(109, 110), (0,113)], [(109, 110), (100,101)], [(109, 110), (101,102)], [(109, 110), (103,104)], [(109, 110), (103,110)], [(109, 110), (104,112)], [(109, 110), (105,106)], [(109, 110), (106,107)], [(109, 110), (106,111)], [(109, 110), (107,108)], [(109, 110), (11,12)], [(109, 110), (11,15)], [(109, 110), (110,111)], [(109, 110), (111,112)], [(109, 110), (113,114)], [(109, 110), (12,13)], [(109, 110), (12,18)], [(109, 110), (13,14)], [(109, 110), (13,16)], [(109, 110), (14,15)], [(109, 110), (15,17)], [(109, 110), (17,18)], [(109, 110), (18,19)], [(109, 110), (25,93)], [(109, 110), (29,97)], [(109, 110), (30,115)], [(109, 110), (31,32)], [(109, 110), (31,35)], [(109, 110), (31,95)], [(109, 110), (32,33)], [(109, 110), (32,38)], [(109, 110), (33,34)], [(109, 110), (34,35)], [(109, 110), (34,41)], [(109, 110), (35,37)], [(109, 110), (36,37)], [(109, 110), (36,99)], [(109, 110), (37,38)], [(109, 110), (38,39)], [(109, 110), (39,40)], [(109, 110), (39,47)], [(109, 110), (40,41)], [(109, 110), (40,61)], [(109, 110), (41,42)], [(109, 110), (42,43)], [(109, 110), (42,46)], [(109, 110), (43,44)], [(109, 110), (44,47)], [(109, 110), (45,46)], [(109, 110), (45,52)], [(109, 110), (46,48)], [(109, 110), (48,49)], [(109, 110), (49,50)], [(109, 110), (5,114)], [(109, 110), (50,51)], [(109, 110), (50,58)], [(109, 110), (51,52)], [(109, 110), (51,61)], [(109, 110), (52,53)], [(109, 110), (53,54)], [(109, 110), (53,57)], [(109, 110), (54,55)], [(109, 110), (54,60)], [(109, 110), (55,56)], [(109, 110), (55,58)], [(109, 110), (56,103)], [(109, 110), (56,57)], [(109, 110), (57,59)], [(109, 110), (58,59)], [(109, 110), (59,60)], [(109, 110), (60,107)], [(109, 110), (61,115)], [(109, 110), (62,105)], [(109, 110), (62,63)], [(109, 110), (62,66)], [(109, 110), (63,64)], [(109, 110), (63,69)], [(109, 110), (64,65)], [(109, 110), (64,67)], [(109, 110), (65,66)], [(109, 110), (65,72)], [(109, 110), (66,68)], [(109, 110), (67,109)], [(109, 110), (67,68)], [(109, 110), (68,69)], [(109, 110), (69,70)], [(109, 110), (70,71)], [(109, 110), (70,78)], [(109, 110), (71,72)], [(109, 110), (71,92)], [(109, 110), (72,73)], [(109, 110), (73,74)], [(109, 110), (74,75)], [(109, 110), (74,80)], [(109, 110), (75,78)], [(109, 110), (76,77)], [(109, 110), (76,83)], [(109, 110), (78,79)], [(109, 110), (79,80)], [(109, 110), (8,16)], [(109, 110), (80,81)], [(109, 110), (81,89)], [(109, 110), (82,83)], [(109, 110), (82,92)], [(109, 110), (83,84)], [(109, 110), (84,85)], [(109, 110), (84,88)], [(109, 110), (85,86)], [(109, 110), (85,91)], [(109, 110), (86,87)], [(109, 110), (86,89)], [(109, 110), (87,113)], [(109, 110), (87,88)], [(109, 110), (88,90)], [(109, 110), (89,90)], [(109, 110), (90,91)], [(109, 110), (91,114)], [(109, 110), (92,115)], [(109, 110), (93,100)], [(109, 110), (93,94)], [(109, 110), (94,102)], [(109, 110), (94,95)], [(109, 110), (95,96)], [(109, 110), (96,101)], [(109, 110), (96,97)], [(109, 110), (97,98)], [(109, 110), (98,102)], [(109, 110), (98,99)], [(109, 110), (99,100)], [(11, 12), (1,2)], [(11, 12), (100,101)], [(11, 12), (105,106)], [(11, 12), (24,25)], [(11, 12), (28,29)], [(11, 12), (29,97)], [(11, 12), (30,115)], [(11, 12), (36,99)], [(11, 12), (45,52)], [(11, 12), (5,114)], [(11, 12), (72,73)], [(11, 12), (97,98)], [(11, 12), (99,100)], [(11, 15), (1,2)], [(11, 15), (100,101)], [(11, 15), (105,106)], [(11, 15), (11,12)], [(11, 15), (13,14)], [(11, 15), (17,18)], [(11, 15), (24,25)], [(11, 15), (25,26)], [(11, 15), (28,29)], [(11, 15), (29,97)], [(11, 15), (3,4)], [(11, 15), (30,115)], [(11, 15), (36,99)], [(11, 15), (45,52)], [(11, 15), (5,114)], [(11, 15), (6,7)], [(11, 15), (72,73)], [(11, 15), (97,98)], [(11, 15), (99,100)], [(110, 111), (0,113)], [(110, 111), (100,101)], [(110, 111), (101,102)], [(110, 111), (103,104)], [(110, 111), (103,110)], [(110, 111), (105,106)], [(110, 111), (106,107)], [(110, 111), (107,108)], [(110, 111), (11,12)], [(110, 111), (11,15)], [(110, 111), (113,114)], [(110, 111), (12,13)], [(110, 111), (13,14)], [(110, 111), (13,16)], [(110, 111), (14,15)], [(110, 111), (15,17)], [(110, 111), (17,18)], [(110, 111), (18,19)], [(110, 111), (25,93)], [(110, 111), (29,97)], [(110, 111), (30,115)], [(110, 111), (31,35)], [(110, 111), (31,95)], [(110, 111), (32,33)], [(110, 111), (32,38)], [(110, 111), (34,35)], [(110, 111), (36,37)], [(110, 111), (36,99)], [(110, 111), (38,39)], [(110, 111), (39,47)], [(110, 111), (40,61)], [(110, 111), (41,42)], [(110, 111), (42,46)], [(110, 111), (43,44)], [(110, 111), (44,47)], [(110, 111), (45,52)], [(110, 111), (46,48)], [(110, 111), (49,50)], [(110, 111), (5,114)], [(110, 111), (50,58)], [(110, 111), (51,52)], [(110, 111), (51,61)], [(110, 111), (52,53)], [(110, 111), (53,57)], [(110, 111), (54,55)], [(110, 111), (54,60)], [(110, 111), (55,56)], [(110, 111), (55,58)], [(110, 111), (56,57)], [(110, 111), (58,59)], [(110, 111), (62,105)], [(110, 111), (62,66)], [(110, 111), (63,64)], [(110, 111), (63,69)], [(110, 111), (64,67)], [(110, 111), (65,66)], [(110, 111), (65,72)], [(110, 111), (66,68)], [(110, 111), (67,109)], [(110, 111), (67,68)], [(110, 111), (68,69)], [(110, 111), (70,71)], [(110, 111), (71,72)], [(110, 111), (71,92)], [(110, 111), (72,73)], [(110, 111), (73,74)], [(110, 111), (74,75)], [(110, 111), (76,83)], [(110, 111), (78,79)], [(110, 111), (79,80)], [(110, 111), (8,16)], [(110, 111), (81,89)], [(110, 111), (83,84)], [(110, 111), (84,85)], [(110, 111), (84,88)], [(110, 111), (85,86)], [(110, 111), (85,91)], [(110, 111), (86,87)], [(110, 111), (87,113)], [(110, 111), (87,88)], [(110, 111), (88,90)], [(110, 111), (89,90)], [(110, 111), (90,91)], [(110, 111), (91,114)], [(110, 111), (93,94)], [(110, 111), (94,102)], [(110, 111), (96,101)], [(110, 111), (97,98)], [(110, 111), (98,102)], [(110, 111), (99,100)], [(111, 112), (0,113)], [(111, 112), (1,2)], [(111, 112), (100,101)], [(111, 112), (101,102)], [(111, 112), (103,104)], [(111, 112), (103,110)], [(111, 112), (104,112)], [(111, 112), (105,106)], [(111, 112), (106,107)], [(111, 112), (107,108)], [(111, 112), (11,12)], [(111, 112), (11,15)], [(111, 112), (110,111)], [(111, 112), (113,114)], [(111, 112), (12,13)], [(111, 112), (12,18)], [(111, 112), (13,14)], [(111, 112), (13,16)], [(111, 112), (14,15)], [(111, 112), (15,17)], [(111, 112), (17,18)], [(111, 112), (18,19)], [(111, 112), (19,27)], [(111, 112), (2,3)], [(111, 112), (2,5)], [(111, 112), (20,21)], [(111, 112), (21,22)], [(111, 112), (23,24)], [(111, 112), (24,25)], [(111, 112), (24,27)], [(111, 112), (25,26)], [(111, 112), (25,93)], [(111, 112), (27,28)], [(111, 112), (28,29)], [(111, 112), (29,97)], [(111, 112), (3,10)], [(111, 112), (3,4)], [(111, 112), (30,115)], [(111, 112), (31,35)], [(111, 112), (31,95)], [(111, 112), (32,33)], [(111, 112), (32,38)], [(111, 112), (33,34)], [(111, 112), (34,35)], [(111, 112), (35,37)], [(111, 112), (36,37)], [(111, 112), (36,99)], [(111, 112), (37,38)], [(111, 112), (38,39)], [(111, 112), (39,47)], [(111, 112), (4,6)], [(111, 112), (40,61)], [(111, 112), (41,42)], [(111, 112), (42,46)], [(111, 112), (43,44)], [(111, 112), (44,47)], [(111, 112), (45,52)], [(111, 112), (46,48)], [(111, 112), (48,49)], [(111, 112), (49,50)], [(111, 112), (5,114)], [(111, 112), (5,6)], [(111, 112), (50,58)], [(111, 112), (51,52)], [(111, 112), (51,61)], [(111, 112), (52,53)], [(111, 112), (53,54)], [(111, 112), (53,57)], [(111, 112), (54,55)], [(111, 112), (54,60)], [(111, 112), (55,56)], [(111, 112), (55,58)], [(111, 112), (56,57)], [(111, 112), (57,59)], [(111, 112), (58,59)], [(111, 112), (6,7)], [(111, 112), (60,107)], [(111, 112), (61,115)], [(111, 112), (62,105)], [(111, 112), (62,63)], [(111, 112), (62,66)], [(111, 112), (63,64)], [(111, 112), (63,69)], [(111, 112), (64,65)], [(111, 112), (64,67)], [(111, 112), (65,66)], [(111, 112), (65,72)], [(111, 112), (66,68)], [(111, 112), (67,109)], [(111, 112), (67,68)], [(111, 112), (68,69)], [(111, 112), (70,71)], [(111, 112), (70,78)], [(111, 112), (71,72)], [(111, 112), (71,92)], [(111, 112), (72,73)], [(111, 112), (73,74)], [(111, 112), (74,75)], [(111, 112), (76,77)], [(111, 112), (76,83)], [(111, 112), (78,79)], [(111, 112), (79,80)], [(111, 112), (8,16)], [(111, 112), (8,9)], [(111, 112), (80,81)], [(111, 112), (81,89)], [(111, 112), (82,83)], [(111, 112), (83,84)], [(111, 112), (84,85)], [(111, 112), (84,88)], [(111, 112), (85,86)], [(111, 112), (85,91)], [(111, 112), (86,87)], [(111, 112), (87,113)], [(111, 112), (87,88)], [(111, 112), (88,90)], [(111, 112), (89,90)], [(111, 112), (9,10)], [(111, 112), (9,30)], [(111, 112), (90,91)], [(111, 112), (91,114)], [(111, 112), (92,115)], [(111, 112), (93,94)], [(111, 112), (94,102)], [(111, 112), (95,96)], [(111, 112), (96,101)], [(111, 112), (97,98)], [(111, 112), (98,102)], [(111, 112), (98,99)], [(111, 112), (99,100)], [(113, 114), (0,113)], [(113, 114), (1,2)], [(113, 114), (100,101)], [(113, 114), (101,102)], [(113, 114), (105,106)], [(113, 114), (11,12)], [(113, 114), (11,15)], [(113, 114), (12,13)], [(113, 114), (13,14)], [(113, 114), (13,16)], [(113, 114), (17,18)], [(113, 114), (24,25)], [(113, 114), (24,27)], [(113, 114), (25,26)], [(113, 114), (28,29)], [(113, 114), (29,97)], [(113, 114), (3,4)], [(113, 114), (30,115)], [(113, 114), (31,35)], [(113, 114), (32,33)], [(113, 114), (32,38)], [(113, 114), (34,35)], [(113, 114), (36,99)], [(113, 114), (40,61)], [(113, 114), (41,42)], [(113, 114), (42,46)], [(113, 114), (43,44)], [(113, 114), (45,52)], [(113, 114), (46,48)], [(113, 114), (5,114)], [(113, 114), (51,52)], [(113, 114), (51,61)], [(113, 114), (52,53)], [(113, 114), (55,58)], [(113, 114), (58,59)], [(113, 114), (6,7)], [(113, 114), (63,64)], [(113, 114), (64,67)], [(113, 114), (65,66)], [(113, 114), (67,109)], [(113, 114), (67,68)], [(113, 114), (68,69)], [(113, 114), (70,71)], [(113, 114), (71,72)], [(113, 114), (72,73)], [(113, 114), (73,74)], [(113, 114), (74,75)], [(113, 114), (79,80)], [(113, 114), (81,89)], [(113, 114), (84,85)], [(113, 114), (84,88)], [(113, 114), (86,87)], [(113, 114), (87,88)], [(113, 114), (88,90)], [(113, 114), (90,91)], [(113, 114), (97,98)], [(113, 114), (99,100)], [(12, 13), (1,2)], [(12, 13), (100,101)], [(12, 13), (105,106)], [(12, 13), (11,12)], [(12, 13), (11,15)], [(12, 13), (13,14)], [(12, 13), (13,16)], [(12, 13), (17,18)], [(12, 13), (24,25)], [(12, 13), (25,26)], [(12, 13), (28,29)], [(12, 13), (29,97)], [(12, 13), (3,4)], [(12, 13), (30,115)], [(12, 13), (36,99)], [(12, 13), (45,52)], [(12, 13), (5,114)], [(12, 13), (6,7)], [(12, 13), (72,73)], [(12, 13), (97,98)], [(12, 13), (99,100)], [(12, 18), (0,113)], [(12, 18), (1,2)], [(12, 18), (100,101)], [(12, 18), (101,102)], [(12, 18), (103,104)], [(12, 18), (103,110)], [(12, 18), (104,112)], [(12, 18), (105,106)], [(12, 18), (106,107)], [(12, 18), (107,108)], [(12, 18), (11,12)], [(12, 18), (11,15)], [(12, 18), (110,111)], [(12, 18), (113,114)], [(12, 18), (12,13)], [(12, 18), (13,14)], [(12, 18), (13,16)], [(12, 18), (14,15)], [(12, 18), (15,17)], [(12, 18), (17,18)], [(12, 18), (18,19)], [(12, 18), (19,27)], [(12, 18), (2,3)], [(12, 18), (2,5)], [(12, 18), (20,21)], [(12, 18), (21,22)], [(12, 18), (24,25)], [(12, 18), (24,27)], [(12, 18), (25,26)], [(12, 18), (25,93)], [(12, 18), (28,29)], [(12, 18), (29,97)], [(12, 18), (3,4)], [(12, 18), (30,115)], [(12, 18), (31,95)], [(12, 18), (36,99)], [(12, 18), (45,52)], [(12, 18), (49,50)], [(12, 18), (5,114)], [(12, 18), (6,7)], [(12, 18), (62,105)], [(12, 18), (67,109)], [(12, 18), (72,73)], [(12, 18), (8,16)], [(12, 18), (87,113)], [(12, 18), (9,10)], [(12, 18), (91,114)], [(12, 18), (92,115)], [(12, 18), (93,94)], [(12, 18), (94,102)], [(12, 18), (96,101)], [(12, 18), (97,98)], [(12, 18), (98,102)], [(12, 18), (99,100)], [(13, 14), (1,2)], [(13, 14), (100,101)], [(13, 14), (105,106)], [(13, 14), (11,12)], [(13, 14), (17,18)], [(13, 14), (24,25)], [(13, 14), (25,26)], [(13, 14), (28,29)], [(13, 14), (29,97)], [(13, 14), (3,4)], [(13, 14), (30,115)], [(13, 14), (36,99)], [(13, 14), (45,52)], [(13, 14), (5,114)], [(13, 14), (6,7)], [(13, 14), (72,73)], [(13, 14), (97,98)], [(13, 14), (99,100)], [(13, 16), (1,2)], [(13, 16), (100,101)], [(13, 16), (105,106)], [(13, 16), (11,12)], [(13, 16), (11,15)], [(13, 16), (13,14)], [(13, 16), (17,18)], [(13, 16), (24,25)], [(13, 16), (25,26)], [(13, 16), (28,29)], [(13, 16), (29,97)], [(13, 16), (3,4)], [(13, 16), (30,115)], [(13, 16), (36,99)], [(13, 16), (45,52)], [(13, 16), (5,114)], [(13, 16), (6,7)], [(13, 16), (72,73)], [(13, 16), (97,98)], [(13, 16), (99,100)], [(14, 15), (0,113)], [(14, 15), (1,2)], [(14, 15), (100,101)], [(14, 15), (101,102)], [(14, 15), (105,106)], [(14, 15), (106,107)], [(14, 15), (11,12)], [(14, 15), (11,15)], [(14, 15), (113,114)], [(14, 15), (12,13)], [(14, 15), (13,14)], [(14, 15), (13,16)], [(14, 15), (17,18)], [(14, 15), (20,21)], [(14, 15), (21,22)], [(14, 15), (24,25)], [(14, 15), (24,27)], [(14, 15), (25,26)], [(14, 15), (25,93)], [(14, 15), (28,29)], [(14, 15), (29,97)], [(14, 15), (3,4)], [(14, 15), (30,115)], [(14, 15), (31,95)], [(14, 15), (36,99)], [(14, 15), (45,52)], [(14, 15), (5,114)], [(14, 15), (6,7)], [(14, 15), (67,109)], [(14, 15), (72,73)], [(14, 15), (93,94)], [(14, 15), (97,98)], [(14, 15), (98,102)], [(14, 15), (99,100)], [(14, 21), (0,113)], [(14, 21), (0,4)], [(14, 21), (1,2)], [(14, 21), (10,11)], [(14, 21), (100,101)], [(14, 21), (101,102)], [(14, 21), (103,104)], [(14, 21), (103,110)], [(14, 21), (104,105)], [(14, 21), (104,112)], [(14, 21), (105,106)], [(14, 21), (106,107)], [(14, 21), (106,111)], [(14, 21), (107,108)], [(14, 21), (109,110)], [(14, 21), (11,12)], [(14, 21), (11,15)], [(14, 21), (110,111)], [(14, 21), (111,112)], [(14, 21), (113,114)], [(14, 21), (12,13)], [(14, 21), (12,18)], [(14, 21), (13,14)], [(14, 21), (13,16)], [(14, 21), (14,15)], [(14, 21), (15,17)], [(14, 21), (16,17)], [(14, 21), (17,18)], [(14, 21), (18,19)], [(14, 21), (19,27)], [(14, 21), (2,3)], [(14, 21), (2,5)], [(14, 21), (20,21)], [(14, 21), (20,30)], [(14, 21), (21,22)], [(14, 21), (22,23)], [(14, 21), (22,26)], [(14, 21), (23,24)], [(14, 21), (23,29)], [(14, 21), (24,25)], [(14, 21), (24,27)], [(14, 21), (25,26)], [(14, 21), (25,93)], [(14, 21), (26,28)], [(14, 21), (27,28)], [(14, 21), (28,29)], [(14, 21), (29,97)], [(14, 21), (3,10)], [(14, 21), (3,4)], [(14, 21), (30,115)], [(14, 21), (31,95)], [(14, 21), (36,99)], [(14, 21), (4,6)], [(14, 21), (45,52)], [(14, 21), (49,50)], [(14, 21), (5,114)], [(14, 21), (5,6)], [(14, 21), (56,103)], [(14, 21), (6,7)], [(14, 21), (60,107)], [(14, 21), (61,115)], [(14, 21), (62,105)], [(14, 21), (67,109)], [(14, 21), (7,8)], [(14, 21), (70,78)], [(14, 21), (72,73)], [(14, 21), (73,74)], [(14, 21), (73,77)], [(14, 21), (74,75)], [(14, 21), (74,80)], [(14, 21), (75,76)], [(14, 21), (75,78)], [(14, 21), (76,77)], [(14, 21), (76,83)], [(14, 21), (77,79)], [(14, 21), (78,79)], [(14, 21), (79,80)], [(14, 21), (8,16)], [(14, 21), (8,9)], [(14, 21), (80,81)], [(14, 21), (87,113)], [(14, 21), (9,10)], [(14, 21), (9,30)], [(14, 21), (91,114)], [(14, 21), (92,115)], [(14, 21), (93,100)], [(14, 21), (93,94)], [(14, 21), (94,102)], [(14, 21), (94,95)], [(14, 21), (95,96)], [(14, 21), (96,101)], [(14, 21), (96,97)], [(14, 21), (97,98)], [(14, 21), (98,102)], [(14, 21), (98,99)], [(14, 21), (99,100)], [(15, 17), (0,113)], [(15, 17), (1,2)], [(15, 17), (100,101)], [(15, 17), (101,102)], [(15, 17), (103,104)], [(15, 17), (105,106)], [(15, 17), (106,107)], [(15, 17), (107,108)], [(15, 17), (11,12)], [(15, 17), (11,15)], [(15, 17), (113,114)], [(15, 17), (12,13)], [(15, 17), (13,14)], [(15, 17), (13,16)], [(15, 17), (14,15)], [(15, 17), (17,18)], [(15, 17), (18,19)], [(15, 17), (2,3)], [(15, 17), (2,5)], [(15, 17), (20,21)], [(15, 17), (21,22)], [(15, 17), (24,25)], [(15, 17), (24,27)], [(15, 17), (25,26)], [(15, 17), (25,93)], [(15, 17), (28,29)], [(15, 17), (29,97)], [(15, 17), (3,4)], [(15, 17), (30,115)], [(15, 17), (31,95)], [(15, 17), (36,99)], [(15, 17), (45,52)], [(15, 17), (5,114)], [(15, 17), (6,7)], [(15, 17), (67,109)], [(15, 17), (72,73)], [(15, 17), (91,114)], [(15, 17), (93,94)], [(15, 17), (94,102)], [(15, 17), (96,101)], [(15, 17), (97,98)], [(15, 17), (98,102)], [(15, 17), (99,100)], [(16, 17), (0,113)], [(16, 17), (0,4)], [(16, 17), (1,2)], [(16, 17), (100,101)], [(16, 17), (101,102)], [(16, 17), (103,104)], [(16, 17), (103,110)], [(16, 17), (104,112)], [(16, 17), (105,106)], [(16, 17), (106,107)], [(16, 17), (106,111)], [(16, 17), (107,108)], [(16, 17), (109,110)], [(16, 17), (11,12)], [(16, 17), (11,15)], [(16, 17), (110,111)], [(16, 17), (111,112)], [(16, 17), (113,114)], [(16, 17), (12,13)], [(16, 17), (12,18)], [(16, 17), (13,14)], [(16, 17), (13,16)], [(16, 17), (14,15)], [(16, 17), (15,17)], [(16, 17), (17,18)], [(16, 17), (18,19)], [(16, 17), (19,27)], [(16, 17), (2,3)], [(16, 17), (2,5)], [(16, 17), (20,21)], [(16, 17), (20,30)], [(16, 17), (21,22)], [(16, 17), (22,23)], [(16, 17), (22,26)], [(16, 17), (23,24)], [(16, 17), (23,29)], [(16, 17), (24,25)], [(16, 17), (24,27)], [(16, 17), (25,26)], [(16, 17), (25,93)], [(16, 17), (26,28)], [(16, 17), (27,28)], [(16, 17), (28,29)], [(16, 17), (29,97)], [(16, 17), (3,10)], [(16, 17), (3,4)], [(16, 17), (30,115)], [(16, 17), (31,95)], [(16, 17), (36,99)], [(16, 17), (4,6)], [(16, 17), (45,52)], [(16, 17), (49,50)], [(16, 17), (5,114)], [(16, 17), (5,6)], [(16, 17), (56,103)], [(16, 17), (6,7)], [(16, 17), (60,107)], [(16, 17), (61,115)], [(16, 17), (62,105)], [(16, 17), (67,109)], [(16, 17), (7,8)], [(16, 17), (70,78)], [(16, 17), (72,73)], [(16, 17), (8,16)], [(16, 17), (8,9)], [(16, 17), (87,113)], [(16, 17), (9,10)], [(16, 17), (9,30)], [(16, 17), (91,114)], [(16, 17), (92,115)], [(16, 17), (93,100)], [(16, 17), (93,94)], [(16, 17), (94,102)], [(16, 17), (94,95)], [(16, 17), (95,96)], [(16, 17), (96,101)], [(16, 17), (96,97)], [(16, 17), (97,98)], [(16, 17), (98,102)], [(16, 17), (98,99)], [(16, 17), (99,100)], [(17, 18), (1,2)], [(17, 18), (100,101)], [(17, 18), (105,106)], [(17, 18), (11,12)], [(17, 18), (24,25)], [(17, 18), (25,26)], [(17, 18), (28,29)], [(17, 18), (29,97)], [(17, 18), (30,115)], [(17, 18), (36,99)], [(17, 18), (45,52)], [(17, 18), (5,114)], [(17, 18), (72,73)], [(17, 18), (97,98)], [(17, 18), (99,100)], [(18, 19), (0,113)], [(18, 19), (1,2)], [(18, 19), (100,101)], [(18, 19), (101,102)], [(18, 19), (103,104)], [(18, 19), (105,106)], [(18, 19), (106,107)], [(18, 19), (11,12)], [(18, 19), (11,15)], [(18, 19), (113,114)], [(18, 19), (12,13)], [(18, 19), (13,14)], [(18, 19), (13,16)], [(18, 19), (14,15)], [(18, 19), (17,18)], [(18, 19), (20,21)], [(18, 19), (21,22)], [(18, 19), (24,25)], [(18, 19), (24,27)], [(18, 19), (25,26)], [(18, 19), (25,93)], [(18, 19), (28,29)], [(18, 19), (29,97)], [(18, 19), (3,4)], [(18, 19), (30,115)], [(18, 19), (31,95)], [(18, 19), (36,99)], [(18, 19), (45,52)], [(18, 19), (5,114)], [(18, 19), (6,7)], [(18, 19), (67,109)], [(18, 19), (72,73)], [(18, 19), (73,74)], [(18, 19), (74,75)], [(18, 19), (76,83)], [(18, 19), (78,79)], [(18, 19), (79,80)], [(18, 19), (91,114)], [(18, 19), (93,94)], [(18, 19), (94,102)], [(18, 19), (96,101)], [(18, 19), (97,98)], [(18, 19), (98,102)], [(18, 19), (99,100)], [(19, 20), (0,113)], [(19, 20), (10,11)], [(19, 20), (100,101)], [(19, 20), (101,102)], [(19, 20), (11,12)], [(19, 20), (11,15)], [(19, 20), (111,112)], [(19, 20), (113,114)], [(19, 20), (12,13)], [(19, 20), (12,18)], [(19, 20), (13,14)], [(19, 20), (13,16)], [(19, 20), (14,15)], [(19, 20), (14,21)], [(19, 20), (15,17)], [(19, 20), (16,17)], [(19, 20), (17,18)], [(19, 20), (18,19)], [(19, 20), (19,27)], [(19, 20), (20,21)], [(19, 20), (20,30)], [(19, 20), (21,22)], [(19, 20), (22,23)], [(19, 20), (22,26)], [(19, 20), (23,24)], [(19, 20), (23,29)], [(19, 20), (24,25)], [(19, 20), (24,27)], [(19, 20), (25,26)], [(19, 20), (25,93)], [(19, 20), (26,28)], [(19, 20), (27,28)], [(19, 20), (28,29)], [(19, 20), (29,97)], [(19, 20), (31,95)], [(19, 20), (36,99)], [(19, 20), (5,114)], [(19, 20), (8,16)], [(19, 20), (87,113)], [(19, 20), (91,114)], [(19, 20), (93,100)], [(19, 20), (93,94)], [(19, 20), (94,102)], [(19, 20), (94,95)], [(19, 20), (95,96)], [(19, 20), (96,101)], [(19, 20), (96,97)], [(19, 20), (97,98)], [(19, 20), (98,102)], [(19, 20), (98,99)], [(19, 20), (99,100)], [(19, 27), (0,113)], [(19, 27), (100,101)], [(19, 27), (101,102)], [(19, 27), (11,12)], [(19, 27), (11,15)], [(19, 27), (113,114)], [(19, 27), (12,13)], [(19, 27), (13,14)], [(19, 27), (13,16)], [(19, 27), (14,15)], [(19, 27), (15,17)], [(19, 27), (17,18)], [(19, 27), (18,19)], [(19, 27), (20,21)], [(19, 27), (21,22)], [(19, 27), (24,25)], [(19, 27), (24,27)], [(19, 27), (25,26)], [(19, 27), (25,93)], [(19, 27), (28,29)], [(19, 27), (29,97)], [(19, 27), (31,95)], [(19, 27), (36,99)], [(19, 27), (5,114)], [(19, 27), (8,16)], [(19, 27), (87,113)], [(19, 27), (91,114)], [(19, 27), (93,94)], [(19, 27), (94,102)], [(19, 27), (96,101)], [(19, 27), (97,98)], [(19, 27), (98,102)], [(19, 27), (99,100)], [(2, 3), (0,113)], [(2, 3), (1,2)], [(2, 3), (100,101)], [(2, 3), (101,102)], [(2, 3), (11,12)], [(2, 3), (11,15)], [(2, 3), (113,114)], [(2, 3), (12,13)], [(2, 3), (13,14)], [(2, 3), (13,16)], [(2, 3), (14,15)], [(2, 3), (17,18)], [(2, 3), (18,19)], [(2, 3), (25,93)], [(2, 3), (29,97)], [(2, 3), (3,4)], [(2, 3), (31,95)], [(2, 3), (36,99)], [(2, 3), (5,114)], [(2, 3), (6,7)], [(2, 3), (91,114)], [(2, 3), (93,94)], [(2, 3), (94,102)], [(2, 3), (96,101)], [(2, 3), (97,98)], [(2, 3), (98,102)], [(2, 3), (99,100)], [(2, 5), (0,113)], [(2, 5), (1,2)], [(2, 5), (100,101)], [(2, 5), (101,102)], [(2, 5), (11,12)], [(2, 5), (11,15)], [(2, 5), (113,114)], [(2, 5), (12,13)], [(2, 5), (13,14)], [(2, 5), (13,16)], [(2, 5), (14,15)], [(2, 5), (17,18)], [(2, 5), (18,19)], [(2, 5), (2,3)], [(2, 5), (25,93)], [(2, 5), (29,97)], [(2, 5), (3,4)], [(2, 5), (31,95)], [(2, 5), (36,99)], [(2, 5), (5,114)], [(2, 5), (6,7)], [(2, 5), (91,114)], [(2, 5), (93,94)], [(2, 5), (94,102)], [(2, 5), (96,101)], [(2, 5), (97,98)], [(2, 5), (98,102)], [(2, 5), (99,100)], [(20, 21), (0,113)], [(20, 21), (100,101)], [(20, 21), (101,102)], [(20, 21), (11,12)], [(20, 21), (11,15)], [(20, 21), (113,114)], [(20, 21), (12,13)], [(20, 21), (13,14)], [(20, 21), (13,16)], [(20, 21), (17,18)], [(20, 21), (21,22)], [(20, 21), (24,25)], [(20, 21), (24,27)], [(20, 21), (25,26)], [(20, 21), (25,93)], [(20, 21), (28,29)], [(20, 21), (29,97)], [(20, 21), (31,95)], [(20, 21), (36,99)], [(20, 21), (5,114)], [(20, 21), (93,94)], [(20, 21), (97,98)], [(20, 21), (98,102)], [(20, 21), (99,100)], [(20, 30), (0,113)], [(20, 30), (100,101)], [(20, 30), (101,102)], [(20, 30), (11,12)], [(20, 30), (11,15)], [(20, 30), (111,112)], [(20, 30), (113,114)], [(20, 30), (12,13)], [(20, 30), (12,18)], [(20, 30), (13,14)], [(20, 30), (13,16)], [(20, 30), (14,15)], [(20, 30), (15,17)], [(20, 30), (17,18)], [(20, 30), (18,19)], [(20, 30), (19,27)], [(20, 30), (20,21)], [(20, 30), (21,22)], [(20, 30), (22,23)], [(20, 30), (23,24)], [(20, 30), (23,29)], [(20, 30), (24,25)], [(20, 30), (24,27)], [(20, 30), (25,26)], [(20, 30), (25,93)], [(20, 30), (27,28)], [(20, 30), (28,29)], [(20, 30), (29,97)], [(20, 30), (31,95)], [(20, 30), (36,99)], [(20, 30), (5,114)], [(20, 30), (8,16)], [(20, 30), (87,113)], [(20, 30), (91,114)], [(20, 30), (93,100)], [(20, 30), (93,94)], [(20, 30), (94,102)], [(20, 30), (94,95)], [(20, 30), (95,96)], [(20, 30), (96,101)], [(20, 30), (97,98)], [(20, 30), (98,102)], [(20, 30), (98,99)], [(20, 30), (99,100)], [(21, 22), (0,113)], [(21, 22), (100,101)], [(21, 22), (101,102)], [(21, 22), (11,12)], [(21, 22), (11,15)], [(21, 22), (113,114)], [(21, 22), (12,13)], [(21, 22), (13,14)], [(21, 22), (13,16)], [(21, 22), (17,18)], [(21, 22), (24,25)], [(21, 22), (24,27)], [(21, 22), (25,26)], [(21, 22), (28,29)], [(21, 22), (29,97)], [(21, 22), (36,99)], [(21, 22), (5,114)], [(21, 22), (97,98)], [(21, 22), (99,100)], [(22, 23), (0,113)], [(22, 23), (100,101)], [(22, 23), (101,102)], [(22, 23), (11,12)], [(22, 23), (11,15)], [(22, 23), (111,112)], [(22, 23), (113,114)], [(22, 23), (12,13)], [(22, 23), (12,18)], [(22, 23), (13,14)], [(22, 23), (13,16)], [(22, 23), (14,15)], [(22, 23), (15,17)], [(22, 23), (17,18)], [(22, 23), (18,19)], [(22, 23), (19,27)], [(22, 23), (20,21)], [(22, 23), (21,22)], [(22, 23), (23,24)], [(22, 23), (24,25)], [(22, 23), (24,27)], [(22, 23), (25,26)], [(22, 23), (25,93)], [(22, 23), (27,28)], [(22, 23), (28,29)], [(22, 23), (29,97)], [(22, 23), (31,95)], [(22, 23), (36,99)], [(22, 23), (5,114)], [(22, 23), (8,16)], [(22, 23), (87,113)], [(22, 23), (91,114)], [(22, 23), (93,100)], [(22, 23), (93,94)], [(22, 23), (94,102)], [(22, 23), (95,96)], [(22, 23), (96,101)], [(22, 23), (97,98)], [(22, 23), (98,102)], [(22, 23), (98,99)], [(22, 23), (99,100)], [(22, 26), (0,113)], [(22, 26), (100,101)], [(22, 26), (101,102)], [(22, 26), (11,12)], [(22, 26), (11,15)], [(22, 26), (111,112)], [(22, 26), (113,114)], [(22, 26), (12,13)], [(22, 26), (12,18)], [(22, 26), (13,14)], [(22, 26), (13,16)], [(22, 26), (14,15)], [(22, 26), (15,17)], [(22, 26), (17,18)], [(22, 26), (18,19)], [(22, 26), (19,27)], [(22, 26), (20,21)], [(22, 26), (20,30)], [(22, 26), (21,22)], [(22, 26), (22,23)], [(22, 26), (23,24)], [(22, 26), (23,29)], [(22, 26), (24,25)], [(22, 26), (24,27)], [(22, 26), (25,26)], [(22, 26), (25,93)], [(22, 26), (26,28)], [(22, 26), (27,28)], [(22, 26), (28,29)], [(22, 26), (29,97)], [(22, 26), (31,95)], [(22, 26), (36,99)], [(22, 26), (5,114)], [(22, 26), (8,16)], [(22, 26), (87,113)], [(22, 26), (91,114)], [(22, 26), (93,100)], [(22, 26), (93,94)], [(22, 26), (94,102)], [(22, 26), (94,95)], [(22, 26), (95,96)], [(22, 26), (96,101)], [(22, 26), (96,97)], [(22, 26), (97,98)], [(22, 26), (98,102)], [(22, 26), (98,99)], [(22, 26), (99,100)], [(23, 24), (0,113)], [(23, 24), (100,101)], [(23, 24), (101,102)], [(23, 24), (11,12)], [(23, 24), (11,15)], [(23, 24), (113,114)], [(23, 24), (12,13)], [(23, 24), (12,18)], [(23, 24), (13,14)], [(23, 24), (13,16)], [(23, 24), (14,15)], [(23, 24), (15,17)], [(23, 24), (17,18)], [(23, 24), (18,19)], [(23, 24), (19,27)], [(23, 24), (20,21)], [(23, 24), (21,22)], [(23, 24), (24,25)], [(23, 24), (24,27)], [(23, 24), (25,26)], [(23, 24), (25,93)], [(23, 24), (28,29)], [(23, 24), (29,97)], [(23, 24), (31,95)], [(23, 24), (36,99)], [(23, 24), (5,114)], [(23, 24), (8,16)], [(23, 24), (87,113)], [(23, 24), (91,114)], [(23, 24), (93,94)], [(23, 24), (94,102)], [(23, 24), (96,101)], [(23, 24), (97,98)], [(23, 24), (98,102)], [(23, 24), (99,100)], [(23, 29), (0,113)], [(23, 29), (100,101)], [(23, 29), (101,102)], [(23, 29), (11,12)], [(23, 29), (11,15)], [(23, 29), (111,112)], [(23, 29), (113,114)], [(23, 29), (12,13)], [(23, 29), (12,18)], [(23, 29), (13,14)], [(23, 29), (13,16)], [(23, 29), (14,15)], [(23, 29), (15,17)], [(23, 29), (17,18)], [(23, 29), (18,19)], [(23, 29), (19,27)], [(23, 29), (20,21)], [(23, 29), (21,22)], [(23, 29), (22,23)], [(23, 29), (23,24)], [(23, 29), (24,25)], [(23, 29), (24,27)], [(23, 29), (25,26)], [(23, 29), (25,93)], [(23, 29), (27,28)], [(23, 29), (28,29)], [(23, 29), (29,97)], [(23, 29), (31,95)], [(23, 29), (36,99)], [(23, 29), (5,114)], [(23, 29), (8,16)], [(23, 29), (87,113)], [(23, 29), (91,114)], [(23, 29), (93,100)], [(23, 29), (93,94)], [(23, 29), (94,102)], [(23, 29), (94,95)], [(23, 29), (95,96)], [(23, 29), (96,101)], [(23, 29), (97,98)], [(23, 29), (98,102)], [(23, 29), (98,99)], [(23, 29), (99,100)], [(24, 25), (28,29)], [(24, 25), (29,97)], [(24, 25), (36,99)], [(24, 25), (5,114)], [(24, 25), (97,98)], [(24, 25), (99,100)], [(24, 27), (0,113)], [(24, 27), (100,101)], [(24, 27), (11,12)], [(24, 27), (11,15)], [(24, 27), (12,13)], [(24, 27), (13,14)], [(24, 27), (13,16)], [(24, 27), (17,18)], [(24, 27), (24,25)], [(24, 27), (25,26)], [(24, 27), (28,29)], [(24, 27), (29,97)], [(24, 27), (36,99)], [(24, 27), (5,114)], [(24, 27), (97,98)], [(24, 27), (99,100)], [(25, 26), (100,101)], [(25, 26), (11,12)], [(25, 26), (24,25)], [(25, 26), (28,29)], [(25, 26), (29,97)], [(25, 26), (36,99)], [(25, 26), (5,114)], [(25, 26), (97,98)], [(25, 26), (99,100)], [(25, 93), (0,113)], [(25, 93), (1,2)], [(25, 93), (100,101)], [(25, 93), (101,102)], [(25, 93), (105,106)], [(25, 93), (106,107)], [(25, 93), (11,12)], [(25, 93), (11,15)], [(25, 93), (113,114)], [(25, 93), (12,13)], [(25, 93), (13,14)], [(25, 93), (13,16)], [(25, 93), (17,18)], [(25, 93), (21,22)], [(25, 93), (24,25)], [(25, 93), (24,27)], [(25, 93), (25,26)], [(25, 93), (28,29)], [(25, 93), (29,97)], [(25, 93), (3,4)], [(25, 93), (30,115)], [(25, 93), (31,35)], [(25, 93), (31,95)], [(25, 93), (32,33)], [(25, 93), (32,38)], [(25, 93), (34,35)], [(25, 93), (36,99)], [(25, 93), (40,61)], [(25, 93), (41,42)], [(25, 93), (42,46)], [(25, 93), (43,44)], [(25, 93), (44,47)], [(25, 93), (45,52)], [(25, 93), (46,48)], [(25, 93), (5,114)], [(25, 93), (50,58)], [(25, 93), (51,52)], [(25, 93), (51,61)], [(25, 93), (52,53)], [(25, 93), (53,57)], [(25, 93), (55,58)], [(25, 93), (58,59)], [(25, 93), (6,7)], [(25, 93), (67,109)], [(25, 93), (72,73)], [(25, 93), (73,74)], [(25, 93), (74,75)], [(25, 93), (78,79)], [(25, 93), (79,80)], [(25, 93), (93,94)], [(25, 93), (97,98)], [(25, 93), (98,102)], [(25, 93), (99,100)], [(26, 28), (0,113)], [(26, 28), (100,101)], [(26, 28), (101,102)], [(26, 28), (11,12)], [(26, 28), (11,15)], [(26, 28), (111,112)], [(26, 28), (113,114)], [(26, 28), (12,13)], [(26, 28), (12,18)], [(26, 28), (13,14)], [(26, 28), (13,16)], [(26, 28), (14,15)], [(26, 28), (15,17)], [(26, 28), (17,18)], [(26, 28), (18,19)], [(26, 28), (19,27)], [(26, 28), (20,21)], [(26, 28), (20,30)], [(26, 28), (21,22)], [(26, 28), (22,23)], [(26, 28), (23,24)], [(26, 28), (23,29)], [(26, 28), (24,25)], [(26, 28), (24,27)], [(26, 28), (25,26)], [(26, 28), (25,93)], [(26, 28), (27,28)], [(26, 28), (28,29)], [(26, 28), (29,97)], [(26, 28), (31,95)], [(26, 28), (36,99)], [(26, 28), (5,114)], [(26, 28), (8,16)], [(26, 28), (87,113)], [(26, 28), (91,114)], [(26, 28), (93,100)], [(26, 28), (93,94)], [(26, 28), (94,102)], [(26, 28), (94,95)], [(26, 28), (95,96)], [(26, 28), (96,101)], [(26, 28), (96,97)], [(26, 28), (97,98)], [(26, 28), (98,102)], [(26, 28), (98,99)], [(26, 28), (99,100)], [(27, 28), (0,113)], [(27, 28), (100,101)], [(27, 28), (101,102)], [(27, 28), (11,12)], [(27, 28), (11,15)], [(27, 28), (113,114)], [(27, 28), (12,13)], [(27, 28), (12,18)], [(27, 28), (13,14)], [(27, 28), (13,16)], [(27, 28), (14,15)], [(27, 28), (15,17)], [(27, 28), (17,18)], [(27, 28), (18,19)], [(27, 28), (19,27)], [(27, 28), (20,21)], [(27, 28), (21,22)], [(27, 28), (23,24)], [(27, 28), (24,25)], [(27, 28), (24,27)], [(27, 28), (25,26)], [(27, 28), (25,93)], [(27, 28), (28,29)], [(27, 28), (29,97)], [(27, 28), (31,95)], [(27, 28), (36,99)], [(27, 28), (5,114)], [(27, 28), (8,16)], [(27, 28), (87,113)], [(27, 28), (91,114)], [(27, 28), (93,94)], [(27, 28), (94,102)], [(27, 28), (96,101)], [(27, 28), (97,98)], [(27, 28), (98,102)], [(27, 28), (99,100)], [(28, 29), (29,97)], [(28, 29), (36,99)], [(28, 29), (5,114)], [(28, 29), (97,98)], [(28, 29), (99,100)], [(29, 97), (105,106)], [(29, 97), (32,33)], [(29, 97), (32,38)], [(29, 97), (36,99)], [(29, 97), (43,44)], [(29, 97), (45,52)], [(29, 97), (46,48)], [(29, 97), (5,114)], [(29, 97), (72,73)], [(29, 97), (74,75)], [(29, 97), (97,98)], [(29, 97), (99,100)], [(3, 10), (0,113)], [(3, 10), (1,2)], [(3, 10), (100,101)], [(3, 10), (101,102)], [(3, 10), (11,12)], [(3, 10), (11,15)], [(3, 10), (113,114)], [(3, 10), (12,13)], [(3, 10), (12,18)], [(3, 10), (13,14)], [(3, 10), (13,16)], [(3, 10), (14,15)], [(3, 10), (15,17)], [(3, 10), (17,18)], [(3, 10), (18,19)], [(3, 10), (2,3)], [(3, 10), (2,5)], [(3, 10), (25,93)], [(3, 10), (29,97)], [(3, 10), (3,4)], [(3, 10), (31,95)], [(3, 10), (36,99)], [(3, 10), (4,6)], [(3, 10), (5,114)], [(3, 10), (6,7)], [(3, 10), (8,16)], [(3, 10), (8,9)], [(3, 10), (87,113)], [(3, 10), (9,10)], [(3, 10), (91,114)], [(3, 10), (93,94)], [(3, 10), (94,102)], [(3, 10), (95,96)], [(3, 10), (96,101)], [(3, 10), (97,98)], [(3, 10), (98,102)], [(3, 10), (99,100)], [(3, 4), (1,2)], [(3, 4), (100,101)], [(3, 4), (11,12)], [(3, 4), (17,18)], [(3, 4), (29,97)], [(3, 4), (36,99)], [(3, 4), (5,114)], [(3, 4), (6,7)], [(3, 4), (97,98)], [(3, 4), (99,100)], [(30, 115), (105,106)], [(30, 115), (29,97)], [(30, 115), (36,99)], [(30, 115), (42,46)], [(30, 115), (43,44)], [(30, 115), (45,52)], [(30, 115), (46,48)], [(30, 115), (5,114)], [(30, 115), (72,73)], [(30, 115), (74,75)], [(30, 115), (97,98)], [(30, 115), (99,100)], [(31, 32), (100,101)], [(31, 32), (101,102)], [(31, 32), (103,104)], [(31, 32), (103,110)], [(31, 32), (104,112)], [(31, 32), (105,106)], [(31, 32), (106,107)], [(31, 32), (106,111)], [(31, 32), (107,108)], [(31, 32), (110,111)], [(31, 32), (111,112)], [(31, 32), (113,114)], [(31, 32), (25,93)], [(31, 32), (29,97)], [(31, 32), (31,35)], [(31, 32), (31,95)], [(31, 32), (32,33)], [(31, 32), (32,38)], [(31, 32), (33,34)], [(31, 32), (34,35)], [(31, 32), (34,41)], [(31, 32), (35,37)], [(31, 32), (36,37)], [(31, 32), (36,99)], [(31, 32), (37,38)], [(31, 32), (38,39)], [(31, 32), (39,47)], [(31, 32), (40,41)], [(31, 32), (40,61)], [(31, 32), (41,42)], [(31, 32), (42,46)], [(31, 32), (43,44)], [(31, 32), (44,47)], [(31, 32), (45,52)], [(31, 32), (46,48)], [(31, 32), (48,49)], [(31, 32), (49,50)], [(31, 32), (60,107)], [(31, 32), (62,105)], [(31, 32), (67,109)], [(31, 32), (93,100)], [(31, 32), (93,94)], [(31, 32), (94,102)], [(31, 32), (94,95)], [(31, 32), (95,96)], [(31, 32), (96,101)], [(31, 32), (97,98)], [(31, 32), (98,102)], [(31, 32), (98,99)], [(31, 32), (99,100)], [(31, 35), (100,101)], [(31, 35), (105,106)], [(31, 35), (29,97)], [(31, 35), (32,33)], [(31, 35), (32,38)], [(31, 35), (34,35)], [(31, 35), (36,99)], [(31, 35), (40,61)], [(31, 35), (41,42)], [(31, 35), (42,46)], [(31, 35), (43,44)], [(31, 35), (45,52)], [(31, 35), (46,48)], [(31, 35), (97,98)], [(31, 35), (99,100)], [(31, 95), (0,113)], [(31, 95), (1,2)], [(31, 95), (100,101)], [(31, 95), (101,102)], [(31, 95), (105,106)], [(31, 95), (106,107)], [(31, 95), (11,12)], [(31, 95), (11,15)], [(31, 95), (113,114)], [(31, 95), (12,13)], [(31, 95), (13,14)], [(31, 95), (13,16)], [(31, 95), (17,18)], [(31, 95), (21,22)], [(31, 95), (24,25)], [(31, 95), (24,27)], [(31, 95), (25,26)], [(31, 95), (28,29)], [(31, 95), (29,97)], [(31, 95), (3,4)], [(31, 95), (30,115)], [(31, 95), (31,35)], [(31, 95), (32,33)], [(31, 95), (32,38)], [(31, 95), (34,35)], [(31, 95), (36,99)], [(31, 95), (40,61)], [(31, 95), (41,42)], [(31, 95), (42,46)], [(31, 95), (43,44)], [(31, 95), (44,47)], [(31, 95), (45,52)], [(31, 95), (46,48)], [(31, 95), (5,114)], [(31, 95), (50,58)], [(31, 95), (51,52)], [(31, 95), (51,61)], [(31, 95), (52,53)], [(31, 95), (53,57)], [(31, 95), (55,58)], [(31, 95), (58,59)], [(31, 95), (6,7)], [(31, 95), (67,109)], [(31, 95), (72,73)], [(31, 95), (73,74)], [(31, 95), (74,75)], [(31, 95), (78,79)], [(31, 95), (79,80)], [(31, 95), (93,94)], [(31, 95), (97,98)], [(31, 95), (98,102)], [(31, 95), (99,100)], [(32, 38), (105,106)], [(32, 38), (32,33)], [(32, 38), (36,99)], [(32, 38), (43,44)], [(32, 38), (46,48)], [(32, 38), (97,98)], [(32, 38), (99,100)], [(33, 34), (100,101)], [(33, 34), (101,102)], [(33, 34), (103,104)], [(33, 34), (103,110)], [(33, 34), (104,112)], [(33, 34), (105,106)], [(33, 34), (106,107)], [(33, 34), (107,108)], [(33, 34), (110,111)], [(33, 34), (113,114)], [(33, 34), (25,93)], [(33, 34), (29,97)], [(33, 34), (31,35)], [(33, 34), (31,95)], [(33, 34), (32,33)], [(33, 34), (32,38)], [(33, 34), (34,35)], [(33, 34), (35,37)], [(33, 34), (36,37)], [(33, 34), (36,99)], [(33, 34), (38,39)], [(33, 34), (39,47)], [(33, 34), (40,61)], [(33, 34), (41,42)], [(33, 34), (42,46)], [(33, 34), (43,44)], [(33, 34), (44,47)], [(33, 34), (45,52)], [(33, 34), (46,48)], [(33, 34), (48,49)], [(33, 34), (49,50)], [(33, 34), (60,107)], [(33, 34), (62,105)], [(33, 34), (67,109)], [(33, 34), (93,94)], [(33, 34), (94,102)], [(33, 34), (96,101)], [(33, 34), (97,98)], [(33, 34), (98,102)], [(33, 34), (99,100)], [(33, 36), (100,101)], [(33, 36), (101,102)], [(33, 36), (103,104)], [(33, 36), (103,110)], [(33, 36), (104,112)], [(33, 36), (105,106)], [(33, 36), (106,107)], [(33, 36), (106,111)], [(33, 36), (107,108)], [(33, 36), (109,110)], [(33, 36), (110,111)], [(33, 36), (111,112)], [(33, 36), (113,114)], [(33, 36), (25,93)], [(33, 36), (29,97)], [(33, 36), (31,32)], [(33, 36), (31,35)], [(33, 36), (31,95)], [(33, 36), (32,33)], [(33, 36), (32,38)], [(33, 36), (33,34)], [(33, 36), (34,35)], [(33, 36), (34,41)], [(33, 36), (35,37)], [(33, 36), (36,37)], [(33, 36), (36,99)], [(3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3W2JA.98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, 1, 2, 3, 4, 5, 6, 7, 8, 9, 10, 11, 12, 13, 14, 15, 16, 17, 18, 20, 22, 25, 27, 29, 31, 34, 36, 38, 40, 42, 45, 47, 49, 51, 53, 56, 58, 60, 62, 65, 67, 69, 71, 73, 74, 75, 76, 77, 78, 79, 80, 81, 82, 83, 84, 85, 86, 87, 88, 89, 90, 91, 93, 94, 95, 96, 97</text:p>
          </table:table-cell>
          <table:table-cell office:value-type="string" calcext:value-type="string">
            <text:p><text:s/></text:p>
          </table:table-cell>
          <table:table-cell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4" office:value-type="string" calcext:value-type="string">
            <text:p>3W2JQA.108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, 1, 2, 3, 4, 5, 6, 7, 8, 9, 10, 11, 12, 13, 14, 15, 16, 17, 18, 19, 20, 21, 22, 23, 24, 25, 26, 27, 28, 29, 31, 32, 33, 34, 35, 36, 37, 38, 39, 40, 41, 42, 43, 44, 45, 46, 47, 48, 49, 50, 51, 52, 53, 54, 55, 56, 57, 58, 59, 60, 62, 63, 64, 65, 66, 67, 68, 69, 70, 71, 72, 73, 74, 75, 76, 77, 78, 79, 80, 81, 82, 83, 84, 85, 86, 87, 88, 89, 90, 91, 93, 94, 95, 96, 97, 98, 99, 100, 101, 102, 103, 104, 105, 106, 107</text:p>
          </table:table-cell>
          <table:table-cell office:value-type="string" calcext:value-type="string">
            <text:p><text:s/></text:p>
          </table:table-cell>
          <table:table-cell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4" office:value-type="string" calcext:value-type="string">
            <text:p>3W2QA.114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, 1, 2, 3, 4, 5, 6, 7, 8, 9, 10, 11, 12, 13, 14, 15, 16, 17, 18, 20, 22, 25, 27, 29, 31, 34, 36, 38, 40, 42, 45, 47, 49, 51, 53, 56, 58, 60, 62, 65, 67, 69, 71, 73, 74, 75, 76, 77, 78, 79, 80, 81, 82, 83, 84, 85, 86, 87, 88, 89, 90, 91, 94, 96, 98, 100, 101, 102, 104, 106, 108, 110, 111, 112, 113</text:p>
          </table:table-cell>
          <table:table-cell office:value-type="string" calcext:value-type="string">
            <text:p><text:s/></text:p>
          </table:table-cell>
          <table:table-cell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3W3JA.10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, 1, 2, 3, 4, 5, 6, 7, 8, 9, 10, 11, 12, 13, 14, 15, 16, 17, 18, 19, 20, 21, 22, 23, 24, 25, 26, 27, 28, 29, 31, 32, 33, 34, 35, 36, 37, 38, 39, 40, 41, 42, 43, 44, 45, 46, 47, 48, 49, 50, 51, 52, 53, 54, 55, 56, 57, 58, 59, 60, 62, 63, 64, 65, 66, 67, 68, 69, 70, 71, 72, 73, 74, 75, 76, 77, 78, 79, 80, 81, 82, 83, 84, 85, 86, 87, 88, 89, 90, 91, 93, 94, 95, 96, 97, 98, 99</text:p>
          </table:table-cell>
          <table:table-cell office:value-type="string" calcext:value-type="string">
            <text:p><text:s/></text:p>
          </table:table-cell>
          <table:table-cell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3">
          <table:table-cell table:style-name="ce4" office:value-type="string" calcext:value-type="string">
            <text:p>3W3QA.124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, 1, 2, 3, 4, 5, 6, 7, 8, 9, 10, 11, 12, 13, 14, 15, 16, 17, 18, 19, 20, 21, 22, 23, 24, 25, 26, 27, 28, 29, 31, 32, 33, 34, 35, 36, 37, 38, 39, 40, 41, 42, 43, 44, 45, 46, 47, 48, 49, 50, 51, 52, 53, 54, 55, 56, 57, 58, 59, 60, 62, 63, 64, 65, 66, 67, 68, 69, 70, 71, 72, 73, 74, 75, 76, 77, 78, 79, 80, 81, 82, 83, 84, 85, 86, 87, 88, 89, 90, 91, 93, 94, 95, 96, 97, 98, 99, 100, 101, 102, 103, 104, 105, 106, 107, 108, 109, 110, 111, 112, 113, 114, 115, 116, 117, 118, 119, 120, 121, 122, 123</text:p>
          </table:table-cell>
          <table:table-cell office:value-type="string" calcext:value-type="string">
            <text:p><text:s/></text:p>
          </table:table-cell>
          <table:table-cell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gen-rem-wm.66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4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gen-rem-wm.68</text:p>
          </table:table-cell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4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gen-rem-wm.70</text:p>
          </table:table-cell>
          <table:table-cell table:style-name="ce4" office:value-type="float" office:value="229" calcext:value-type="float">
            <text:p>2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4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gen-rem-wm.72</text:p>
          </table:table-cell>
          <table:table-cell table:style-name="ce4" office:value-type="float" office:value="3304" calcext:value-type="float">
            <text:p>33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gen-rem-wm.74</text:p>
          </table:table-cell>
          <table:table-cell table:style-name="ce4" office:value-type="float" office:value="520" calcext:value-type="float">
            <text:p>5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gen-sub-wm.58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4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gen-sub-H34HW.66</text:p>
          </table:table-cell>
          <table:table-cell table:style-name="ce4"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4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gen-sub-SS4A.70</text:p>
          </table:table-cell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4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gen-sub-UQD0A.74</text:p>
          </table:table-cell>
          <table:table-cell table:style-name="ce4" office:value-type="float" office:value="25" calcext:value-type="float">
            <text:p>25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4"/>
          <table:table-cell table:style-name="ce19"/>
          <table:table-cell/>
          <table:table-cell table:style-name="ce1"/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gen-sub-SS5A.82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4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gen-sub-wm-h2.94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4"/>
          <table:table-cell table:style-name="ce19"/>
          <table:table-cell/>
          <table:table-cell table:style-name="ce1"/>
          <table:table-cell/>
          <table:table-cell table:style-name="ce28" office:value-type="string" calcext:value-type="string">
            <text:p>Y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gen-sub-H34HW-h2.102</text:p>
          </table:table-cell>
          <table:table-cell table:style-name="ce4"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4"/>
          <table:table-cell table:style-name="ce19"/>
          <table:table-cell/>
          <table:table-cell table:style-name="ce1"/>
          <table:table-cell/>
          <table:table-cell table:style-name="ce28" office:value-type="string" calcext:value-type="string">
            <text:p>Y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gen-sub-SS2-h2.106</text:p>
          </table:table-cell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4"/>
          <table:table-cell table:style-name="ce19"/>
          <table:table-cell/>
          <table:table-cell table:style-name="ce1"/>
          <table:table-cell/>
          <table:table-cell table:style-name="ce28" office:value-type="string" calcext:value-type="string">
            <text:p>Y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halin4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4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halin5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4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halin6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4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halin7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4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halin8</text:p>
          </table:table-cell>
          <table:table-cell table:style-name="ce4"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4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halin9</text:p>
          </table:table-cell>
          <table:table-cell table:style-name="ce4" office:value-type="float" office:value="44" calcext:value-type="float">
            <text:p>44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4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2W1JA.66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4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3W3JA.98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4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DHDBD.54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4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table:style-name="ce4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table:style-name="ce4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table:style-name="ce4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table:style-name="ce4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table:style-name="ce4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table:style-name="ce4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table:style-name="ce4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table:style-name="ce4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table:style-name="ce4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table:style-name="ce4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28"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7"/>
          <table:table-cell table:style-name="ce19"/>
          <table:table-cell/>
          <table:table-cell table:style-name="ce1" office:value-type="string" calcext:value-type="string">
            <text:p><text:s/></text:p>
          </table:table-cell>
          <table:table-cell table:number-columns-repeated="1010"/>
        </table:table-row>
        <table:table-row table:style-name="ro1" table:number-rows-repeated="26">
          <table:table-cell table:style-name="ce5" table:number-columns-repeated="2"/>
          <table:table-cell table:number-columns-repeated="7"/>
          <table:table-cell table:style-name="ce19"/>
          <table:table-cell table:number-columns-repeated="1012"/>
        </table:table-row>
        <table:table-row table:style-name="ro1" table:number-rows-repeated="148">
          <table:table-cell table:number-columns-repeated="9"/>
          <table:table-cell table:style-name="ce19"/>
          <table:table-cell table:number-columns-repeated="1012"/>
        </table:table-row>
        <table:table-row table:style-name="ro1" table:number-rows-repeated="1048051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13P0"/>
    </number:currency-style>
    <number:number-style style:name="N10108P0" style:volatile="true" number:language="sk" number:country="SK">
      <number:number number:decimal-places="0" loext:min-decimal-places="0" number:min-integer-digits="1" number:grouping="true"/>
      <number:text> Sk</number:text>
    </number:number-style>
    <number:number-style style:name="N10108" number:language="sk" number:country="SK">
      <number:text>-</number:text>
      <number:number number:decimal-places="0" loext:min-decimal-places="0" number:min-integer-digits="1" number:grouping="true"/>
      <number:text> Sk</number:text>
      <style:map style:condition="value()&gt;=0" style:apply-style-name="N10108P0"/>
    </number:number-style>
    <number:number-style style:name="N10109P0" style:volatile="true" number:language="sk" number:country="SK">
      <number:number number:decimal-places="0" loext:min-decimal-places="0" number:min-integer-digits="1" number:grouping="true"/>
      <number:text> Sk</number:text>
    </number:number-style>
    <number:number-style style:name="N10109" number:language="sk" number:country="SK">
      <style:text-properties fo:color="#ff0000"/>
      <number:text>-</number:text>
      <number:number number:decimal-places="0" loext:min-decimal-places="0" number:min-integer-digits="1" number:grouping="true"/>
      <number:text> Sk</number:text>
      <style:map style:condition="value()&gt;=0" style:apply-style-name="N10109P0"/>
    </number:number-style>
    <number:number-style style:name="N10111P0" style:volatile="true" number:language="sk" number:country="SK">
      <number:number number:decimal-places="2" loext:min-decimal-places="2" number:min-integer-digits="1" number:grouping="true"/>
      <number:text> Sk</number:text>
    </number:number-style>
    <number:number-style style:name="N10111" number:language="sk" number:country="SK">
      <number:text>-</number:text>
      <number:number number:decimal-places="2" loext:min-decimal-places="2" number:min-integer-digits="1" number:grouping="true"/>
      <number:text> Sk</number:text>
      <style:map style:condition="value()&gt;=0" style:apply-style-name="N10111P0"/>
    </number:number-style>
    <number:number-style style:name="N10112P0" style:volatile="true" number:language="sk" number:country="SK">
      <number:number number:decimal-places="2" loext:min-decimal-places="2" number:min-integer-digits="1" number:grouping="true"/>
      <number:text> Sk</number:text>
    </number:number-style>
    <number:number-style style:name="N10112" number:language="sk" number:country="SK">
      <style:text-properties fo:color="#ff0000"/>
      <number:text>-</number:text>
      <number:number number:decimal-places="2" loext:min-decimal-places="2" number:min-integer-digits="1" number:grouping="true"/>
      <number:text> Sk</number:text>
      <style:map style:condition="value()&gt;=0" style:apply-style-name="N10112P0"/>
    </number:number-style>
    <number:date-style style:name="N10113" number:language="sk" number:country="SK">
      <number:day/>
      <number:text>.</number:text>
      <number:month/>
      <number:text>.</number:text>
      <number:year number:style="long"/>
    </number:date-style>
    <number:date-style style:name="N10114" number:language="sk" number:country="SK">
      <number:day/>
      <number:text>.</number:text>
      <number:month number:textual="true"/>
      <number:text>.</number:text>
      <number:year/>
    </number:date-style>
    <number:date-style style:name="N10115" number:language="sk" number:country="SK">
      <number:day/>
      <number:text>.</number:text>
      <number:month number:textual="true"/>
    </number:date-style>
    <number:date-style style:name="N10116" number:language="sk" number:country="SK">
      <number:month number:textual="true"/>
      <number:text>.</number:text>
      <number:year/>
    </number:date-style>
    <number:time-style style:name="N10117" number:language="sk" number:country="SK">
      <number:hours/>
      <number:text>:</number:text>
      <number:minutes number:style="long"/>
      <number:text> </number:text>
      <number:am-pm/>
    </number:time-style>
    <number:time-style style:name="N10118" number:language="sk" number:country="SK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sk" number:country="SK">
      <number:hours/>
      <number:text>:</number:text>
      <number:minutes number:style="long"/>
    </number:time-style>
    <number:time-style style:name="N10120" number:language="sk" number:country="SK">
      <number:hours/>
      <number:text>:</number:text>
      <number:minutes number:style="long"/>
      <number:text>:</number:text>
      <number:seconds number:style="long"/>
    </number:time-style>
    <number:date-style style:name="N10121" number:language="sk" number:country="SK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sk" number:country="SK">
      <number:number number:decimal-places="0" loext:min-decimal-places="0" number:min-integer-digits="1" number:grouping="true"/>
      <number:text>     </number:text>
    </number:number-style>
    <number:number-style style:name="N10123" number:language="sk" number:country="SK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sk" number:country="SK">
      <number:number number:decimal-places="0" loext:min-decimal-places="0" number:min-integer-digits="1" number:grouping="true"/>
      <number:text>     </number:text>
    </number:number-style>
    <number:number-style style:name="N10124" number:language="sk" number:country="SK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sk" number:country="SK">
      <number:number number:decimal-places="2" loext:min-decimal-places="2" number:min-integer-digits="1" number:grouping="true"/>
      <number:text>     </number:text>
    </number:number-style>
    <number:number-style style:name="N10126" number:language="sk" number:country="SK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sk" number:country="SK">
      <number:number number:decimal-places="2" loext:min-decimal-places="2" number:min-integer-digits="1" number:grouping="true"/>
      <number:text>     </number:text>
    </number:number-style>
    <number:number-style style:name="N10127" number:language="sk" number:country="SK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0P0" style:volatile="true" number:language="sk" number:country="SK"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0P1" style:volatile="true" number:language="sk" number:country="SK"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0P2" style:volatile="true" number:language="sk" number:country="SK">
      <loext:fill-character> </loext:fill-character>
      <number:text>-      </number:text>
    </number:number-style>
    <number:text-style style:name="N10130" number:language="sk" number:country="SK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sk" number:country="SK">
      <loext:fill-character> </loext:fill-character>
      <number:number number:decimal-places="0" loext:min-decimal-places="0" number:min-integer-digits="1" number:grouping="true"/>
      <number:text> Sk </number:text>
    </number:number-style>
    <number:number-style style:name="N10133P1" style:volatile="true" number:language="sk" number:country="SK">
      <loext:fill-character> </loext:fill-character>
      <number:number number:decimal-places="0" loext:min-decimal-places="0" number:min-integer-digits="1" number:grouping="true"/>
      <number:text> Sk </number:text>
    </number:number-style>
    <number:number-style style:name="N10133P2" style:volatile="true" number:language="sk" number:country="SK">
      <loext:fill-character> </loext:fill-character>
      <number:text>- Sk </number:text>
    </number:number-style>
    <number:text-style style:name="N10133" number:language="sk" number:country="SK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sk" number:country="SK"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sk" number:country="SK"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sk" number:country="SK"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sk" number:country="SK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9P0" style:volatile="true" number:language="sk" number:country="SK">
      <loext:fill-character> </loext:fill-character>
      <number:number number:decimal-places="2" loext:min-decimal-places="2" number:min-integer-digits="1" number:grouping="true"/>
      <number:text> Sk </number:text>
    </number:number-style>
    <number:number-style style:name="N10139P1" style:volatile="true" number:language="sk" number:country="SK">
      <loext:fill-character> </loext:fill-character>
      <number:number number:decimal-places="2" loext:min-decimal-places="2" number:min-integer-digits="1" number:grouping="true"/>
      <number:text> Sk </number:text>
    </number:number-style>
    <number:number-style style:name="N10139P2" style:volatile="true" number:language="sk" number:country="SK">
      <loext:fill-character> </loext:fill-character>
      <number:text>-</number:text>
      <number:number number:decimal-places="0" loext:min-decimal-places="0" number:min-integer-digits="0"/>
      <number:text> Sk </number:text>
    </number:number-style>
    <number:text-style style:name="N10139" number:language="sk" number:country="SK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2">00.00.0000</text:date>, <text:time style:data-style-name="N2" text:time-value="22:41:41.051594272">00:00:00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2T16:16:11.484919904</meta:creation-date>
    <dc:date>2019-05-02T22:44:10.558371559</dc:date>
    <meta:editing-duration>P5DT21H57M52S</meta:editing-duration>
    <meta:editing-cycles>291</meta:editing-cycles>
    <meta:generator>LibreOffice/5.1.6.2$Linux_X86_64 LibreOffice_project/10m0$Build-2</meta:generator>
    <meta:document-statistic meta:table-count="1" meta:cell-count="2320" meta:object-count="0"/>
    <meta:user-defined meta:name="qrichtext">1</meta:user-defined>
  </office:meta>
</office:document-meta>
</file>